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325in" fo:margin-left="-0.075in" fo:margin-top="0in" fo:margin-bottom="0in" table:align="left" style:writing-mode="lr-tb"/>
    </style:style>
    <style:style style:name="Table1.A" style:family="table-column">
      <style:table-column-properties style:column-width="1.4424in"/>
    </style:style>
    <style:style style:name="Table1.B" style:family="table-column">
      <style:table-column-properties style:column-width="2.8819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22"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5.3819in" fo:margin-left="-0.075in" fo:margin-top="0in" fo:margin-bottom="0in" table:align="left" style:writing-mode="lr-tb"/>
    </style:style>
    <style:style style:name="Table2.A" style:family="table-column">
      <style:table-column-properties style:column-width="1.4424in"/>
    </style:style>
    <style:style style:name="Table2.B" style:family="table-column">
      <style:table-column-properties style:column-width="3.938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9757in" fo:margin-left="-0.075in" fo:margin-top="0in" fo:margin-bottom="0in" table:align="left" style:writing-mode="lr-tb"/>
    </style:style>
    <style:style style:name="Table3.A" style:family="table-column">
      <style:table-column-properties style:column-width="1.4424in"/>
    </style:style>
    <style:style style:name="Table3.B" style:family="table-column">
      <style:table-column-properties style:column-width="3.532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5.2326in" fo:margin-left="-0.075in" fo:margin-top="0in" fo:margin-bottom="0in" table:align="left" style:writing-mode="lr-tb"/>
    </style:style>
    <style:style style:name="Table4.A" style:family="table-column">
      <style:table-column-properties style:column-width="1.4424in"/>
    </style:style>
    <style:style style:name="Table4.B" style:family="table-column">
      <style:table-column-properties style:column-width="3.789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7514in" fo:margin-left="-0.075in" fo:margin-top="0in" fo:margin-bottom="0in" table:align="left" style:writing-mode="lr-tb"/>
    </style:style>
    <style:style style:name="Table5.A" style:family="table-column">
      <style:table-column-properties style:column-width="1.4424in"/>
    </style:style>
    <style:style style:name="Table5.B" style:family="table-column">
      <style:table-column-properties style:column-width="3.308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7.1493in" fo:margin-left="-0.075in" fo:margin-top="0in" fo:margin-bottom="0in" table:align="left" style:writing-mode="lr-tb"/>
    </style:style>
    <style:style style:name="Table6.A" style:family="table-column">
      <style:table-column-properties style:column-width="1.3014in"/>
    </style:style>
    <style:style style:name="Table6.B" style:family="table-column">
      <style:table-column-properties style:column-width="2.8757in"/>
    </style:style>
    <style:style style:name="Table6.C" style:family="table-column">
      <style:table-column-properties style:column-width="2.9722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3"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5.7563in" fo:margin-left="-0.075in" fo:margin-top="0in" fo:margin-bottom="0in" table:align="left" style:writing-mode="lr-tb"/>
    </style:style>
    <style:style style:name="Table7.A" style:family="table-column">
      <style:table-column-properties style:column-width="1.4424in"/>
    </style:style>
    <style:style style:name="Table7.B" style:family="table-column">
      <style:table-column-properties style:column-width="4.3132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22"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5.9313in" fo:margin-left="-0.075in" fo:margin-top="0in" fo:margin-bottom="0in" table:align="left" style:writing-mode="lr-tb"/>
    </style:style>
    <style:style style:name="Table8.A" style:family="table-column">
      <style:table-column-properties style:column-width="1.4424in"/>
    </style:style>
    <style:style style:name="Table8.B" style:family="table-column">
      <style:table-column-properties style:column-width="4.4882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22"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7.15in" fo:margin-left="-0.075in" fo:margin-top="0in" fo:margin-bottom="0in" table:align="left" style:writing-mode="lr-tb"/>
    </style:style>
    <style:style style:name="Table9.A" style:family="table-column">
      <style:table-column-properties style:column-width="1.1292in"/>
    </style:style>
    <style:style style:name="Table9.B" style:family="table-column">
      <style:table-column-properties style:column-width="3.0104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23"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5.7in" fo:margin-left="-0.075in" fo:margin-top="0in" fo:margin-bottom="0in" table:align="left" style:writing-mode="lr-tb"/>
    </style:style>
    <style:style style:name="Table10.A" style:family="table-column">
      <style:table-column-properties style:column-width="1.45in"/>
    </style:style>
    <style:style style:name="Table10.B" style:family="table-column">
      <style:table-column-properties style:column-width="4.2493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22"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5.3576in" fo:margin-left="-0.075in" fo:margin-top="0in" fo:margin-bottom="0in" table:align="left" style:writing-mode="lr-tb"/>
    </style:style>
    <style:style style:name="Table11.A" style:family="table-column">
      <style:table-column-properties style:column-width="1.4417in"/>
    </style:style>
    <style:style style:name="Table11.B" style:family="table-column">
      <style:table-column-properties style:column-width="3.9153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22"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5.8361in" fo:margin-left="-0.075in" fo:margin-top="0in" fo:margin-bottom="0in" table:align="left" style:writing-mode="lr-tb"/>
    </style:style>
    <style:style style:name="Table12.A" style:family="table-column">
      <style:table-column-properties style:column-width="1.4424in"/>
    </style:style>
    <style:style style:name="Table12.B" style:family="table-column">
      <style:table-column-properties style:column-width="4.3931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22"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5.075in" fo:margin-left="-0.075in" fo:margin-top="0in" fo:margin-bottom="0in" table:align="left" style:writing-mode="lr-tb"/>
    </style:style>
    <style:style style:name="Table13.A" style:family="table-column">
      <style:table-column-properties style:column-width="1.4417in"/>
    </style:style>
    <style:style style:name="Table13.B" style:family="table-column">
      <style:table-column-properties style:column-width="3.6326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22"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75in" fo:margin-left="-0.075in" fo:margin-top="0in" fo:margin-bottom="0in" table:align="left" style:writing-mode="lr-tb"/>
    </style:style>
    <style:style style:name="Table14.A" style:family="table-column">
      <style:table-column-properties style:column-width="1.4424in"/>
    </style:style>
    <style:style style:name="Table14.B" style:family="table-column">
      <style:table-column-properties style:column-width="3.3069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22"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6.0549in" fo:margin-left="-0.075in" fo:margin-top="0in" fo:margin-bottom="0in" table:align="left" style:writing-mode="lr-tb"/>
    </style:style>
    <style:style style:name="Table15.A" style:family="table-column">
      <style:table-column-properties style:column-width="1.4417in"/>
    </style:style>
    <style:style style:name="Table15.B" style:family="table-column">
      <style:table-column-properties style:column-width="4.6125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22"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7.15in" fo:margin-left="-0.075in" fo:margin-top="0in" fo:margin-bottom="0in" table:align="left" style:writing-mode="lr-tb"/>
    </style:style>
    <style:style style:name="Table16.A" style:family="table-column">
      <style:table-column-properties style:column-width="1.1882in"/>
    </style:style>
    <style:style style:name="Table16.B" style:family="table-column">
      <style:table-column-properties style:column-width="2.8896in"/>
    </style:style>
    <style:style style:name="Table16.C" style:family="table-column">
      <style:table-column-properties style:column-width="3.0722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23"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6.0528in" fo:margin-left="-0.075in" fo:margin-top="0in" fo:margin-bottom="0in" table:align="left" style:writing-mode="lr-tb"/>
    </style:style>
    <style:style style:name="Table17.A" style:family="table-column">
      <style:table-column-properties style:column-width="1.4424in"/>
    </style:style>
    <style:style style:name="Table17.B" style:family="table-column">
      <style:table-column-properties style:column-width="4.6097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3"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9in" fo:margin-left="-0.075in" fo:margin-top="0in" fo:margin-bottom="0in" table:align="left" style:writing-mode="lr-tb"/>
    </style:style>
    <style:style style:name="Table18.A" style:family="table-column">
      <style:table-column-properties style:column-width="1.4424in"/>
    </style:style>
    <style:style style:name="Table18.B" style:family="table-column">
      <style:table-column-properties style:column-width="3.4569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22"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8368in" fo:margin-left="-0.075in" fo:margin-top="0in" fo:margin-bottom="0in" table:align="left" style:writing-mode="lr-tb"/>
    </style:style>
    <style:style style:name="Table19.A" style:family="table-column">
      <style:table-column-properties style:column-width="1.4417in"/>
    </style:style>
    <style:style style:name="Table19.B" style:family="table-column">
      <style:table-column-properties style:column-width="3.3944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22"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716in" fo:margin-left="-0.075in" fo:margin-top="0in" fo:margin-bottom="0in" table:align="left" style:writing-mode="lr-tb"/>
    </style:style>
    <style:style style:name="Table20.A" style:family="table-column">
      <style:table-column-properties style:column-width="1.4424in"/>
    </style:style>
    <style:style style:name="Table20.B" style:family="table-column">
      <style:table-column-properties style:column-width="3.2729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22"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7.15in" fo:margin-left="-0.075in" fo:margin-top="0in" fo:margin-bottom="0in" table:align="left" style:writing-mode="lr-tb"/>
    </style:style>
    <style:style style:name="Table21.A" style:family="table-column">
      <style:table-column-properties style:column-width="1.1292in"/>
    </style:style>
    <style:style style:name="Table21.B" style:family="table-column">
      <style:table-column-properties style:column-width="3.0104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23"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2667in" fo:margin-left="-0.075in" fo:margin-top="0in" fo:margin-bottom="0in" table:align="left" style:writing-mode="lr-tb"/>
    </style:style>
    <style:style style:name="Table22.A" style:family="table-column">
      <style:table-column-properties style:column-width="1.4424in"/>
    </style:style>
    <style:style style:name="Table22.B" style:family="table-column">
      <style:table-column-properties style:column-width="2.8236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22"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4.5208in" fo:margin-left="-0.075in" fo:margin-top="0in" fo:margin-bottom="0in" table:align="left" style:writing-mode="lr-tb"/>
    </style:style>
    <style:style style:name="Table23.A" style:family="table-column">
      <style:table-column-properties style:column-width="1.4424in"/>
    </style:style>
    <style:style style:name="Table23.B" style:family="table-column">
      <style:table-column-properties style:column-width="3.0778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22"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4.5194in" fo:margin-left="-0.075in" fo:margin-top="0in" fo:margin-bottom="0in" table:align="left" style:writing-mode="lr-tb"/>
    </style:style>
    <style:style style:name="Table24.A" style:family="table-column">
      <style:table-column-properties style:column-width="1.4424in"/>
    </style:style>
    <style:style style:name="Table24.B" style:family="table-column">
      <style:table-column-properties style:column-width="3.0764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22"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4.75in" fo:margin-left="-0.075in" fo:margin-top="0in" fo:margin-bottom="0in" table:align="left" style:writing-mode="lr-tb"/>
    </style:style>
    <style:style style:name="Table25.A" style:family="table-column">
      <style:table-column-properties style:column-width="1.4424in"/>
    </style:style>
    <style:style style:name="Table25.B" style:family="table-column">
      <style:table-column-properties style:column-width="3.3069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22"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4.575in" fo:margin-left="-0.075in" fo:margin-top="0in" fo:margin-bottom="0in" table:align="left" style:writing-mode="lr-tb"/>
    </style:style>
    <style:style style:name="Table26.A" style:family="table-column">
      <style:table-column-properties style:column-width="1.4424in"/>
    </style:style>
    <style:style style:name="Table26.B" style:family="table-column">
      <style:table-column-properties style:column-width="3.1319in"/>
    </style:style>
    <style:style style:name="Table26.1" style:family="table-row">
      <style:table-row-properties fo:keep-together="auto"/>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tab-stops/>
      </style:paragraph-properties>
    </style:style>
    <style:style style:name="P3" style:family="paragraph" style:parent-style-name="Body_20_Text_20_2">
      <style:paragraph-properties fo:margin-left="0in" fo:margin-right="0in" fo:text-indent="0in" style:auto-text-indent="false"/>
    </style:style>
    <style:style style:name="P4" style:family="paragraph" style:parent-style-name="Body_20_Text_20_2">
      <style:paragraph-properties fo:margin-left="0in" fo:margin-right="0in" fo:orphans="2" fo:widows="2" fo:text-indent="0in" style:auto-text-indent="false"/>
    </style:style>
    <style:style style:name="P5" style:family="paragraph" style:parent-style-name="Preformatted">
      <style:paragraph-properties fo:margin-left="0in" fo:margin-right="0in" fo:orphans="2" fo:widows="2" fo:text-indent="0in" style:auto-text-indent="false"/>
    </style:style>
    <style:style style:name="P6" style:family="paragraph" style:parent-style-name="Preformatted" style:master-page-name="Standard">
      <style:paragraph-properties fo:margin-left="0in" fo:margin-right="0in" fo:orphans="2" fo:widows="2" fo:text-indent="0in" style:auto-text-indent="false" style:page-number="auto"/>
    </style:style>
    <style:style style:name="P7" style:family="paragraph" style:parent-style-name="Heading_20_1">
      <style:paragraph-properties fo:margin-left="0in" fo:margin-right="0in" fo:text-indent="0in" style:auto-text-indent="false"/>
    </style:style>
    <style:style style:name="P8" style:family="paragraph" style:parent-style-name="Standard">
      <style:paragraph-properties fo:margin-left="0in" fo:margin-right="0in" fo:text-indent="0in" style:auto-text-indent="false"/>
    </style:style>
    <style:style style:name="P9" style:family="paragraph" style:parent-style-name="Standard">
      <style:paragraph-properties fo:margin-left="0in" fo:margin-right="0in" fo:text-indent="0in" style:auto-text-indent="false"/>
      <style:text-properties style:font-name="Times New Roman"/>
    </style:style>
    <style:style style:name="P10" style:family="paragraph" style:parent-style-name="Standard">
      <style:paragraph-properties fo:margin-left="0in" fo:margin-right="0in" fo:text-indent="0in" style:auto-text-indent="false"/>
      <style:text-properties style:font-name="Times New Roman" fo:font-size="18pt" style:font-size-asian="18pt"/>
    </style:style>
    <style:style style:name="P11" style:family="paragraph" style:parent-style-name="Standard">
      <style:paragraph-properties fo:margin-left="0in" fo:margin-right="0in" fo:text-indent="0in" style:auto-text-indent="false"/>
      <style:text-properties style:font-name="Times New Roman" fo:font-size="11pt" style:font-size-asian="11pt"/>
    </style:style>
    <style:style style:name="P12" style:family="paragraph" style:parent-style-name="Standard">
      <style:paragraph-properties fo:margin-left="0in" fo:margin-right="0in" fo:text-indent="0in" style:auto-text-indent="false"/>
      <style:text-properties style:font-name="Times New Roman" fo:font-size="10pt" style:font-size-asian="10pt"/>
    </style:style>
    <style:style style:name="P13" style:family="paragraph" style:parent-style-name="Standard">
      <style:paragraph-properties fo:margin-left="0in" fo:margin-right="0in" fo:text-indent="0in" style:auto-text-indent="false">
        <style:tab-stops/>
      </style:paragraph-properties>
    </style:style>
    <style:style style:name="P14" style:family="paragraph" style:parent-style-name="Standard">
      <style:paragraph-properties fo:margin-left="0in" fo:margin-right="0in" fo:orphans="2" fo:widows="2" fo:text-indent="0in" style:auto-text-indent="false"/>
      <style:text-properties style:use-window-font-color="true" style:font-name="Times New Roman" fo:font-size="10pt" style:font-size-asian="10pt"/>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orphans="2" fo:widows="2" fo:text-indent="0in" style:auto-text-indent="false">
        <style:tab-stops/>
      </style:paragraph-properties>
    </style:style>
    <style:style style:name="P17" style:family="paragraph" style:parent-style-name="Normal_20__28_Web_29_">
      <style:paragraph-properties fo:margin-left="0in" fo:margin-right="0in" fo:margin-top="0in" fo:margin-bottom="0in" loext:contextual-spacing="false"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fo:font-weight="bold" style:font-size-asian="10pt" style:font-style-asian="italic" style:font-weight-asian="bold"/>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1pt" style:font-size-asian="11pt"/>
    </style:style>
    <style:style style:name="T8" style:family="text">
      <style:text-properties style:font-name="Times New Roman" fo:font-size="8.5pt" fo:font-weight="bold" style:font-size-asian="8.5pt" style:font-weight-asian="bold"/>
    </style:style>
    <style:style style:name="T9" style:family="text">
      <style:text-properties style:font-name="Times New Roman" fo:font-size="8.5pt" style:font-size-asian="8.5pt"/>
    </style:style>
    <style:style style:name="T10" style:family="text">
      <style:text-properties style:font-name="Times New Roman" style:font-name-asian="Times New Roman1" style:font-name-complex="Times New Roman1"/>
    </style:style>
    <style:style style:name="T11" style:family="text">
      <style:text-properties style:text-position="super 58%" style:font-name="Times New Roman" fo:font-size="10pt" style:font-size-asian="10pt"/>
    </style:style>
    <style:style style:name="T12" style:family="text">
      <style:text-properties style:use-window-font-color="true" style:font-name="Times New Roman" fo:font-size="10pt" fo:font-weight="bold" style:font-size-asian="10pt" style:font-weight-asian="bold"/>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style="italic" style:font-size-asian="10pt" style:font-style-asian="italic"/>
    </style:style>
    <style:style style:name="T15" style:family="text">
      <style:text-properties style:use-window-font-color="true" style:font-name="Times New Roman" fo:font-size="10pt" fo:font-style="italic" fo:font-weight="bold" style:font-size-asian="10pt"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his material is Open Game Content, and is licensed for public use under the terms of the Open Game License v1.0a.</text:span></text:p>
      <text:p text:style-name="P8"><text:span text:style-name="T2">MONSTERS (G)</text:span></text:p>
      <text:p text:style-name="P10"/>
      <text:p text:style-name="P8"><text:span text:style-name="T2">GARGOYLE</text:span></text:p>
      <table:table table:name="Table1" table:style-name="Table1">
        <table:table-column table:style-name="Table1.A"/>
        <table:table-column table:style-name="Table1.B"/>
        <table:table-row table:style-name="Table1.1">
          <table:table-cell table:style-name="Table1.A1" office:value-type="string">
            <text:p text:style-name="P13"><text:span text:style-name="T3"><text:s/></text:span></text:p>
          </table:table-cell>
          <table:table-cell table:style-name="Table1.A1" office:value-type="string">
            <text:p text:style-name="P13"><text:span text:style-name="T4">Medium Monstrous Humanoid (Earth)</text:span></text:p>
          </table:table-cell>
        </table:table-row>
        <table:table-row table:style-name="Table1.1">
          <table:table-cell table:style-name="Table1.A2" office:value-type="string">
            <text:p text:style-name="P13"><text:span text:style-name="T3">Hit Dice:</text:span></text:p>
          </table:table-cell>
          <table:table-cell table:style-name="Table1.A2" office:value-type="string">
            <text:p text:style-name="P13"><text:span text:style-name="T4">4d8+19 (37 hp)</text:span></text:p>
          </table:table-cell>
        </table:table-row>
        <table:table-row table:style-name="Table1.1">
          <table:table-cell table:style-name="Table1.A2" office:value-type="string">
            <text:p text:style-name="P8"><text:span text:style-name="T3">Initiative:</text:span></text:p>
          </table:table-cell>
          <table:table-cell table:style-name="Table1.A2" office:value-type="string">
            <text:p text:style-name="P8"><text:span text:style-name="T4">+2</text:span></text:p>
          </table:table-cell>
        </table:table-row>
        <table:table-row table:style-name="Table1.1">
          <table:table-cell table:style-name="Table1.A2" office:value-type="string">
            <text:p text:style-name="P8"><text:span text:style-name="T3">Speed:</text:span></text:p>
          </table:table-cell>
          <table:table-cell table:style-name="Table1.A2" office:value-type="string">
            <text:p text:style-name="P8"><text:span text:style-name="T4">40 ft. (8 squares), fly 60 ft. (average)</text:span></text:p>
          </table:table-cell>
        </table:table-row>
        <table:table-row table:style-name="Table1.1">
          <table:table-cell table:style-name="Table1.A2" office:value-type="string">
            <text:p text:style-name="P8"><text:span text:style-name="T3">Armor Class:</text:span></text:p>
          </table:table-cell>
          <table:table-cell table:style-name="Table1.A2" office:value-type="string">
            <text:p text:style-name="P8"><text:span text:style-name="T4">16 (+2 Dex, +4 natural), touch 12, flat-footed 14</text:span></text:p>
          </table:table-cell>
        </table:table-row>
        <table:table-row table:style-name="Table1.1">
          <table:table-cell table:style-name="Table1.A2" office:value-type="string">
            <text:p text:style-name="P8"><text:span text:style-name="T3">Base Attack/Grapple:</text:span></text:p>
          </table:table-cell>
          <table:table-cell table:style-name="Table1.A2" office:value-type="string">
            <text:p text:style-name="P8"><text:span text:style-name="T4">+4/+6</text:span></text:p>
          </table:table-cell>
        </table:table-row>
        <table:table-row table:style-name="Table1.1">
          <table:table-cell table:style-name="Table1.A2" office:value-type="string">
            <text:p text:style-name="P8"><text:span text:style-name="T3">Attack:</text:span></text:p>
          </table:table-cell>
          <table:table-cell table:style-name="Table1.A2" office:value-type="string">
            <text:p text:style-name="P8"><text:span text:style-name="T4">Claw +6 melee (1d4+2)</text:span></text:p>
          </table:table-cell>
        </table:table-row>
        <table:table-row table:style-name="Table1.1">
          <table:table-cell table:style-name="Table1.A2" office:value-type="string">
            <text:p text:style-name="P1"><text:span text:style-name="T3">Full Attack:</text:span></text:p>
          </table:table-cell>
          <table:table-cell table:style-name="Table1.A2" office:value-type="string">
            <text:p text:style-name="P1"><text:span text:style-name="T4">2 claws +6 melee (1d4+2) and bite +4 melee (1d6+1) and gore +4 melee (1d6+1)</text:span></text:p>
          </table:table-cell>
        </table:table-row>
        <table:table-row table:style-name="Table1.1">
          <table:table-cell table:style-name="Table1.A2" office:value-type="string">
            <text:p text:style-name="P8"><text:span text:style-name="T3">Space/Reach:</text:span></text:p>
          </table:table-cell>
          <table:table-cell table:style-name="Table1.A2" office:value-type="string">
            <text:p text:style-name="P8"><text:span text:style-name="T4">5 ft./5 ft.</text:span></text:p>
          </table:table-cell>
        </table:table-row>
        <table:table-row table:style-name="Table1.1">
          <table:table-cell table:style-name="Table1.A2" office:value-type="string">
            <text:p text:style-name="P8"><text:span text:style-name="T3">Special Attacks:</text:span></text:p>
          </table:table-cell>
          <table:table-cell table:style-name="Table1.A2" office:value-type="string">
            <text:p text:style-name="P8"><text:span text:style-name="T4">—</text:span></text:p>
          </table:table-cell>
        </table:table-row>
        <table:table-row table:style-name="Table1.1">
          <table:table-cell table:style-name="Table1.A2" office:value-type="string">
            <text:p text:style-name="P8"><text:span text:style-name="T3">Special Qualities:</text:span></text:p>
          </table:table-cell>
          <table:table-cell table:style-name="Table1.A2" office:value-type="string">
            <text:p text:style-name="P8"><text:span text:style-name="T4">Damage reduction 10/magic, darkvision 60 ft., freeze</text:span></text:p>
          </table:table-cell>
        </table:table-row>
        <table:table-row table:style-name="Table1.1">
          <table:table-cell table:style-name="Table1.A2" office:value-type="string">
            <text:p text:style-name="P8"><text:span text:style-name="T3">Saves:</text:span></text:p>
          </table:table-cell>
          <table:table-cell table:style-name="Table1.A2" office:value-type="string">
            <text:p text:style-name="P8"><text:span text:style-name="T4">Fort +5, Ref +6, Will +4</text:span></text:p>
          </table:table-cell>
        </table:table-row>
        <table:table-row table:style-name="Table1.1">
          <table:table-cell table:style-name="Table1.A2" office:value-type="string">
            <text:p text:style-name="P8"><text:span text:style-name="T3">Abilities:</text:span></text:p>
          </table:table-cell>
          <table:table-cell table:style-name="Table1.A2" office:value-type="string">
            <text:p text:style-name="P8"><text:span text:style-name="T4">Str 15, Dex 14, Con 18, Int 6, Wis 11, Cha 7</text:span></text:p>
          </table:table-cell>
        </table:table-row>
        <table:table-row table:style-name="Table1.1">
          <table:table-cell table:style-name="Table1.A2" office:value-type="string">
            <text:p text:style-name="P8"><text:span text:style-name="T3">Skills:</text:span></text:p>
          </table:table-cell>
          <table:table-cell table:style-name="Table1.A2" office:value-type="string">
            <text:p text:style-name="P8"><text:span text:style-name="T4">Hide +7*, Listen +4, Spot +4</text:span></text:p>
          </table:table-cell>
        </table:table-row>
        <table:table-row table:style-name="Table1.1">
          <table:table-cell table:style-name="Table1.A2" office:value-type="string">
            <text:p text:style-name="P8"><text:span text:style-name="T3">Feats:</text:span></text:p>
          </table:table-cell>
          <table:table-cell table:style-name="Table1.A2" office:value-type="string">
            <text:p text:style-name="P8"><text:span text:style-name="T4">Multiattack, Toughness</text:span></text:p>
          </table:table-cell>
        </table:table-row>
        <table:table-row table:style-name="Table1.1">
          <table:table-cell table:style-name="Table1.A2" office:value-type="string">
            <text:p text:style-name="P8"><text:span text:style-name="T3">Environment:</text:span></text:p>
          </table:table-cell>
          <table:table-cell table:style-name="Table1.A2" office:value-type="string">
            <text:p text:style-name="P8"><text:span text:style-name="T4">Any</text:span></text:p>
          </table:table-cell>
        </table:table-row>
        <table:table-row table:style-name="Table1.1">
          <table:table-cell table:style-name="Table1.A2" office:value-type="string">
            <text:p text:style-name="P8"><text:span text:style-name="T3">Organization:</text:span></text:p>
          </table:table-cell>
          <table:table-cell table:style-name="Table1.A2" office:value-type="string">
            <text:p text:style-name="P8"><text:span text:style-name="T4">Solitary, pair, or wing (5–16)</text:span></text:p>
          </table:table-cell>
        </table:table-row>
        <table:table-row table:style-name="Table1.1">
          <table:table-cell table:style-name="Table1.A2" office:value-type="string">
            <text:p text:style-name="P8"><text:span text:style-name="T3">Challenge Rating:</text:span></text:p>
          </table:table-cell>
          <table:table-cell table:style-name="Table1.A2" office:value-type="string">
            <text:p text:style-name="P8"><text:span text:style-name="T4">4</text:span></text:p>
          </table:table-cell>
        </table:table-row>
        <table:table-row table:style-name="Table1.1">
          <table:table-cell table:style-name="Table1.A2" office:value-type="string">
            <text:p text:style-name="P8"><text:span text:style-name="T3">Treasure:</text:span></text:p>
          </table:table-cell>
          <table:table-cell table:style-name="Table1.A2" office:value-type="string">
            <text:p text:style-name="P8"><text:span text:style-name="T4">Standard</text:span></text:p>
          </table:table-cell>
        </table:table-row>
        <table:table-row table:style-name="Table1.1">
          <table:table-cell table:style-name="Table1.A2" office:value-type="string">
            <text:p text:style-name="P8"><text:span text:style-name="T3">Alignment:</text:span></text:p>
          </table:table-cell>
          <table:table-cell table:style-name="Table1.A2" office:value-type="string">
            <text:p text:style-name="P8"><text:span text:style-name="T4">Usually chaotic evil</text:span></text:p>
          </table:table-cell>
        </table:table-row>
        <table:table-row table:style-name="Table1.1">
          <table:table-cell table:style-name="Table1.A2" office:value-type="string">
            <text:p text:style-name="P8"><text:span text:style-name="T3">Advancement:</text:span></text:p>
          </table:table-cell>
          <table:table-cell table:style-name="Table1.A2" office:value-type="string">
            <text:p text:style-name="P8"><text:span text:style-name="T4">5–6 HD (Medium); 7–12 HD (Large)</text:span></text:p>
          </table:table-cell>
        </table:table-row>
        <table:table-row table:style-name="Table1.1">
          <table:table-cell table:style-name="Table1.A22" office:value-type="string">
            <text:p text:style-name="P13"><text:span text:style-name="T3">Level Adjustment:</text:span></text:p>
          </table:table-cell>
          <table:table-cell table:style-name="Table1.A22" office:value-type="string">
            <text:p text:style-name="P13"><text:span text:style-name="T4">+5</text:span></text:p>
          </table:table-cell>
        </table:table-row>
      </table:table>
      <text:p text:style-name="P8"><text:span text:style-name="T4">Gargoyles often appear to be winged stone statues, for they can perch indefinitely without moving and use this disguise to surprise their foes. They require no food, water, or air, but often eat their fallen foes out of fondness for inflicting pain. </text:span></text:p>
      <text:p text:style-name="P8"><text:span text:style-name="T4">Gargoyles speak Common and Terran.</text:span></text:p>
      <text:p text:style-name="P8"><text:span text:style-name="T1">COMBAT</text:span></text:p>
      <text:p text:style-name="P8"><text:soft-page-break/><text:span text:style-name="T4">Gargoyles either remain still, then suddenly attack, or dive onto their prey.</text:span></text:p>
      <text:p text:style-name="P8"><text:span text:style-name="T4">A gargoyle’s natural weapons are treated as magic weapons for the purpose of overcoming damage reduction.</text:span></text:p>
      <text:p text:style-name="P8"><text:span text:style-name="T3">Freeze (Ex):</text:span><text:span text:style-name="T4"> A gargoyle can hold itself so still it appears to be a statue. An observer must succeed on a DC 20 Spot check to notice the gargoyle is really alive.</text:span></text:p>
      <text:p text:style-name="P8"><text:span text:style-name="T3">Skills:</text:span><text:span text:style-name="T4"> Gargoyles have a +2 racial bonus on Hide, Listen, and Spot checks. *The Hide bonus increases by +8 when a gargoyle is concealed against a background of stone.</text:span></text:p>
      <text:p text:style-name="P8"><text:span text:style-name="T1">KAPOACINTH</text:span></text:p>
      <text:p text:style-name="P8"><text:span text:style-name="T4">These cousins of the gargoyle have the aquatic subtype. They have a base land speed of 40 feet and a swim speed of 60 feet (no fly speed) and are found only in aquatic environments.</text:span></text:p>
      <text:p text:style-name="P8"><text:span text:style-name="T1">GARGOYLES AS CHARACTERS</text:span></text:p>
      <text:p text:style-name="P8"><text:span text:style-name="T4">Gargoyle characters possess the following racial traits.</text:span></text:p>
      <text:p text:style-name="P8"><text:span text:style-name="T4">— +4 Strength, +4 Dexterity, +8 Constitution, –4 Intelligence, –4 Charisma.</text:span></text:p>
      <text:p text:style-name="P8"><text:span text:style-name="T4">—Medium size.</text:span></text:p>
      <text:p text:style-name="P8"><text:span text:style-name="T4">—A gargoyle’s base land speed is 40 feet. It also has a fly speed of 60 feet (average).</text:span></text:p>
      <text:p text:style-name="P8"><text:span text:style-name="T4">—Darkvision out to 60 feet.</text:span></text:p>
      <text:p text:style-name="P8"><text:span text:style-name="T4">—Racial Hit Dice: A gargoyle begins with four levels of monstrous humanoid, which provide 4d8 Hit Dice, a base attack bonus of +4, and base saving throw bonuses of Fort +1, Ref +4, and Will +4.</text:span></text:p>
      <text:p text:style-name="P8"><text:span text:style-name="T4">—Racial Skills: A gargoyle’s monstrous humanoid levels give it skill points equal to 7 x (2 + Int modifier). Its class skills are Hide, Listen, and Spot. A gargoyle has a +2 racial bonus on Hide, Listen, and Spot checks, and an additional +8 bonus on Hide checks when it is concealed against a background of stone.</text:span></text:p>
      <text:p text:style-name="P8"><text:span text:style-name="T4">—Racial Feats: A gargoyle’s monstrous humanoid levels give it two feats.</text:span></text:p>
      <text:p text:style-name="P8"><text:span text:style-name="T4">— +4 natural armor bonus.</text:span></text:p>
      <text:p text:style-name="P8"><text:span text:style-name="T4">—Special Qualities (see above): Damage reduction 10/magic, freeze.</text:span></text:p>
      <text:p text:style-name="P8"><text:span text:style-name="T4">—Automatic Languages: Common. Bonus Languages: Auran, Dwarven, Elven, Gnome, Halfling, Giant, Terran.</text:span></text:p>
      <text:p text:style-name="P8"><text:span text:style-name="T4">—Favored Class: Fighter.</text:span></text:p>
      <text:p text:style-name="P8"><text:span text:style-name="T4">—Level adjustment +5.</text:span></text:p>
      <text:p text:style-name="P10"/>
      <text:p text:style-name="P8"><text:span text:style-name="T2">GENIE</text:span></text:p>
      <text:p text:style-name="P8"><text:span text:style-name="T4">Genies are humanlike beings who dwell on the elemental planes. They are famous for their strength, guile, and skill with illusion magic.</text:span></text:p>
      <text:p text:style-name="P8"><text:span text:style-name="T1">COMBAT</text:span></text:p>
      <text:p text:style-name="P8"><text:span text:style-name="T4">Genies prefer to outmaneuver and outthink their foes. They are not too proud to flee if it means they’ll live to fight another day. If trapped, they bargain, offering treasure or favors in return for their lives and freedom.</text:span></text:p>
      <text:p text:style-name="P8"><text:span text:style-name="T5">Plane Shift </text:span><text:span text:style-name="T3">(Sp): </text:span><text:span text:style-name="T4">A genie can enter any of the elemental planes, the Astral Plane, or the Material Plane. This ability transports the genie and up to eight other creatures, provided they all link hands with the genie. It is otherwise similar to the spell of the same name (caster level 13th).</text:span></text:p>
      <text:p text:style-name="P8"><text:span text:style-name="T1">DJINNI</text:span></text:p>
      <table:table table:name="Table2" table:style-name="Table2">
        <table:table-column table:style-name="Table2.A"/>
        <table:table-column table:style-name="Table2.B"/>
        <table:table-row table:style-name="Table2.1">
          <table:table-cell table:style-name="Table2.A1" office:value-type="string">
            <text:p text:style-name="P13"><text:span text:style-name="T3"><text:s/></text:span></text:p>
          </table:table-cell>
          <table:table-cell table:style-name="Table2.A1" office:value-type="string">
            <text:p text:style-name="P13"><text:span text:style-name="T4">Large Outsider (Air, Extraplanar)</text:span></text:p>
          </table:table-cell>
        </table:table-row>
        <table:table-row table:style-name="Table2.1">
          <table:table-cell table:style-name="Table2.A2" office:value-type="string">
            <text:p text:style-name="P13"><text:span text:style-name="T3">Hit Dice:</text:span></text:p>
          </table:table-cell>
          <table:table-cell table:style-name="Table2.A2" office:value-type="string">
            <text:p text:style-name="P13"><text:span text:style-name="T4">7d8+14 (45 hp)</text:span></text:p>
          </table:table-cell>
        </table:table-row>
        <table:table-row table:style-name="Table2.1">
          <table:table-cell table:style-name="Table2.A2" office:value-type="string">
            <text:p text:style-name="P8"><text:span text:style-name="T3">Initiative:</text:span></text:p>
          </table:table-cell>
          <table:table-cell table:style-name="Table2.A2" office:value-type="string">
            <text:p text:style-name="P8"><text:span text:style-name="T4">+8</text:span></text:p>
          </table:table-cell>
        </table:table-row>
        <table:table-row table:style-name="Table2.1">
          <table:table-cell table:style-name="Table2.A2" office:value-type="string">
            <text:p text:style-name="P8"><text:span text:style-name="T3">Speed:</text:span></text:p>
          </table:table-cell>
          <table:table-cell table:style-name="Table2.A2" office:value-type="string">
            <text:p text:style-name="P8"><text:span text:style-name="T4">20 ft. (4 squares), fly 60 ft. (perfect)</text:span></text:p>
          </table:table-cell>
        </table:table-row>
        <table:table-row table:style-name="Table2.1">
          <table:table-cell table:style-name="Table2.A2" office:value-type="string">
            <text:p text:style-name="P8"><text:span text:style-name="T3">Armor Class:</text:span></text:p>
          </table:table-cell>
          <table:table-cell table:style-name="Table2.A2" office:value-type="string">
            <text:p text:style-name="P8"><text:span text:style-name="T4">16 (–1 size, +4 Dex, +3 natural), touch 13, flat-footed 12</text:span></text:p>
          </table:table-cell>
        </table:table-row>
        <table:table-row table:style-name="Table2.1">
          <table:table-cell table:style-name="Table2.A2" office:value-type="string">
            <text:p text:style-name="P8"><text:span text:style-name="T3">Base Attack/Grapple:</text:span></text:p>
          </table:table-cell>
          <table:table-cell table:style-name="Table2.A2" office:value-type="string">
            <text:p text:style-name="P8"><text:span text:style-name="T4">+7/+15</text:span></text:p>
          </table:table-cell>
        </table:table-row>
        <table:table-row table:style-name="Table2.1">
          <table:table-cell table:style-name="Table2.A2" office:value-type="string">
            <text:p text:style-name="P8"><text:span text:style-name="T3">Attack:</text:span></text:p>
          </table:table-cell>
          <table:table-cell table:style-name="Table2.A2" office:value-type="string">
            <text:p text:style-name="P8"><text:span text:style-name="T4">Slam +10 melee (1d8+4)</text:span></text:p>
          </table:table-cell>
        </table:table-row>
        <table:table-row table:style-name="Table2.1">
          <table:table-cell table:style-name="Table2.A2" office:value-type="string">
            <text:p text:style-name="P8"><text:span text:style-name="T3">Full Attack:</text:span></text:p>
          </table:table-cell>
          <table:table-cell table:style-name="Table2.A2" office:value-type="string">
            <text:p text:style-name="P8"><text:span text:style-name="T4">2 slams +10 melee (1d8+4)</text:span></text:p>
          </table:table-cell>
        </table:table-row>
        <table:table-row table:style-name="Table2.1">
          <table:table-cell table:style-name="Table2.A2" office:value-type="string">
            <text:p text:style-name="P8"><text:span text:style-name="T3">Space/Reach:</text:span></text:p>
          </table:table-cell>
          <table:table-cell table:style-name="Table2.A2" office:value-type="string">
            <text:p text:style-name="P8"><text:span text:style-name="T4">10 ft./10 ft.</text:span></text:p>
          </table:table-cell>
        </table:table-row>
        <table:table-row table:style-name="Table2.1">
          <table:table-cell table:style-name="Table2.A2" office:value-type="string">
            <text:p text:style-name="P8"><text:span text:style-name="T3">Special Attacks:</text:span></text:p>
          </table:table-cell>
          <table:table-cell table:style-name="Table2.A2" office:value-type="string">
            <text:p text:style-name="P8"><text:span text:style-name="T4">Air mastery, spell-like abilities, whirlwind</text:span></text:p>
          </table:table-cell>
        </table:table-row>
        <table:table-row table:style-name="Table2.1">
          <table:table-cell table:style-name="Table2.A2" office:value-type="string">
            <text:p text:style-name="P8"><text:span text:style-name="T3">Special Qualities:</text:span></text:p>
          </table:table-cell>
          <table:table-cell table:style-name="Table2.A2" office:value-type="string">
            <text:p text:style-name="P8"><text:span text:style-name="T4">Darkvision 60 ft., immunity to acid, </text:span><text:span text:style-name="T6">plane shift</text:span><text:span text:style-name="T4">, telepathy 100 ft.</text:span></text:p>
          </table:table-cell>
        </table:table-row>
        <table:table-row table:style-name="Table2.1">
          <table:table-cell table:style-name="Table2.A2" office:value-type="string">
            <text:p text:style-name="P8"><text:span text:style-name="T3">Saves:</text:span></text:p>
          </table:table-cell>
          <table:table-cell table:style-name="Table2.A2" office:value-type="string">
            <text:p text:style-name="P8"><text:span text:style-name="T4">Fort +7, Ref +9, Will +7</text:span></text:p>
          </table:table-cell>
        </table:table-row>
        <table:table-row table:style-name="Table2.1">
          <table:table-cell table:style-name="Table2.A2" office:value-type="string">
            <text:p text:style-name="P8"><text:span text:style-name="T3">Abilities:</text:span></text:p>
          </table:table-cell>
          <table:table-cell table:style-name="Table2.A2" office:value-type="string">
            <text:p text:style-name="P8"><text:span text:style-name="T4">Str 18, Dex 19, Con 14, Int 14, Wis 15, Cha 15</text:span></text:p>
          </table:table-cell>
        </table:table-row>
        <table:table-row table:style-name="Table2.1">
          <table:table-cell table:style-name="Table2.A2" office:value-type="string">
            <text:p text:style-name="P8"><text:span text:style-name="T3">Skills:</text:span></text:p>
          </table:table-cell>
          <table:table-cell table:style-name="Table2.A2" office:value-type="string">
            <text:p text:style-name="P8"><text:span text:style-name="T4">Appraise +12, Concentration +12, Craft (any one) +12, Diplomacy +4, Escape Artist +14, Knowledge (any one) +12, Listen +12, Move Silently +14, Sense Motive +12, Spellcraft +12, Spot +12, Use Rope +4 (+6 with bindings)</text:span></text:p>
          </table:table-cell>
        </table:table-row>
        <text:soft-page-break/>
        <table:table-row table:style-name="Table2.1">
          <table:table-cell table:style-name="Table2.A2" office:value-type="string">
            <text:p text:style-name="P8"><text:span text:style-name="T3">Feats:</text:span></text:p>
          </table:table-cell>
          <table:table-cell table:style-name="Table2.A2" office:value-type="string">
            <text:p text:style-name="P8"><text:span text:style-name="T4">Combat Casting, Combat Reflexes, Dodge, Improved Initiative</text:span><text:span text:style-name="T11">B</text:span></text:p>
          </table:table-cell>
        </table:table-row>
        <table:table-row table:style-name="Table2.1">
          <table:table-cell table:style-name="Table2.A2" office:value-type="string">
            <text:p text:style-name="P8"><text:span text:style-name="T3">Environment:</text:span></text:p>
          </table:table-cell>
          <table:table-cell table:style-name="Table2.A2" office:value-type="string">
            <text:p text:style-name="P8"><text:span text:style-name="T4">Elemental Plane of Air</text:span></text:p>
          </table:table-cell>
        </table:table-row>
        <table:table-row table:style-name="Table2.1">
          <table:table-cell table:style-name="Table2.A2" office:value-type="string">
            <text:p text:style-name="P8"><text:span text:style-name="T3">Organization:</text:span></text:p>
          </table:table-cell>
          <table:table-cell table:style-name="Table2.A2" office:value-type="string">
            <text:p text:style-name="P8"><text:span text:style-name="T4">Solitary, company (2–4), or band (6–15)</text:span></text:p>
          </table:table-cell>
        </table:table-row>
        <table:table-row table:style-name="Table2.1">
          <table:table-cell table:style-name="Table2.A2" office:value-type="string">
            <text:p text:style-name="P8"><text:span text:style-name="T3">Challenge Rating:</text:span></text:p>
          </table:table-cell>
          <table:table-cell table:style-name="Table2.A2" office:value-type="string">
            <text:p text:style-name="P8"><text:span text:style-name="T4">5 (noble 8)</text:span></text:p>
          </table:table-cell>
        </table:table-row>
        <table:table-row table:style-name="Table2.1">
          <table:table-cell table:style-name="Table2.A2" office:value-type="string">
            <text:p text:style-name="P8"><text:span text:style-name="T3">Treasure:</text:span></text:p>
          </table:table-cell>
          <table:table-cell table:style-name="Table2.A2" office:value-type="string">
            <text:p text:style-name="P8"><text:span text:style-name="T4">Standard</text:span></text:p>
          </table:table-cell>
        </table:table-row>
        <table:table-row table:style-name="Table2.1">
          <table:table-cell table:style-name="Table2.A2" office:value-type="string">
            <text:p text:style-name="P8"><text:span text:style-name="T3">Alignment:</text:span></text:p>
          </table:table-cell>
          <table:table-cell table:style-name="Table2.A2" office:value-type="string">
            <text:p text:style-name="P8"><text:span text:style-name="T4">Always chaotic good</text:span></text:p>
          </table:table-cell>
        </table:table-row>
        <table:table-row table:style-name="Table2.1">
          <table:table-cell table:style-name="Table2.A2" office:value-type="string">
            <text:p text:style-name="P8"><text:span text:style-name="T3">Advancement:</text:span></text:p>
          </table:table-cell>
          <table:table-cell table:style-name="Table2.A2" office:value-type="string">
            <text:p text:style-name="P8"><text:span text:style-name="T4">8–10 HD (Large); 11–21 (Huge)</text:span></text:p>
          </table:table-cell>
        </table:table-row>
        <table:table-row table:style-name="Table2.1">
          <table:table-cell table:style-name="Table2.A22" office:value-type="string">
            <text:p text:style-name="P13"><text:span text:style-name="T3">Level Adjustment:</text:span></text:p>
          </table:table-cell>
          <table:table-cell table:style-name="Table2.A22" office:value-type="string">
            <text:p text:style-name="P13"><text:span text:style-name="T4">+6</text:span></text:p>
          </table:table-cell>
        </table:table-row>
      </table:table>
      <text:p text:style-name="P3"><text:span text:style-name="T4">The djinn (singular djinni) are genies from the Elemental Plane of Air. </text:span></text:p>
      <text:p text:style-name="P8"><text:span text:style-name="T4">A djinni is about 10-1/2 feet tall and weighs about 1,000 pounds.</text:span></text:p>
      <text:p text:style-name="P8"><text:span text:style-name="T4">Djinn speak Auran, Celestial, Common, and Ignan.</text:span></text:p>
      <text:p text:style-name="P8"><text:span text:style-name="T7">Combat</text:span></text:p>
      <text:p text:style-name="P8"><text:span text:style-name="T4">Djinn disdain physical combat, preferring to use their magical powers and aerial abilities against foes. A djinni overmatched in combat usually takes flight and becomes a whirlwind to harass those who follow.</text:span></text:p>
      <text:p text:style-name="P8"><text:span text:style-name="T3">Air Mastery (Ex):</text:span><text:span text:style-name="T4"> Airborne creatures take a –1 penalty on attack and damage rolls against a djinni.</text:span></text:p>
      <text:p text:style-name="P8"><text:span text:style-name="T3">Spell-Like Abilities: </text:span><text:span text:style-name="T4">At will—</text:span><text:span text:style-name="T6">invisibility </text:span><text:span text:style-name="T4">(self only); 1/day— </text:span><text:span text:style-name="T6">create food and water, create wine </text:span><text:span text:style-name="T4">(as </text:span><text:span text:style-name="T6">create water, </text:span><text:span text:style-name="T4">but wine instead), </text:span><text:span text:style-name="T6">major creation </text:span><text:span text:style-name="T4">(created vegetable matter is permanent), </text:span><text:span text:style-name="T6">persistent image </text:span><text:span text:style-name="T4">(DC 17), </text:span><text:span text:style-name="T6">wind walk. </text:span><text:span text:style-name="T4">Once per day, a djinni can assume </text:span><text:span text:style-name="T6">gaseous form </text:span><text:span text:style-name="T4">(as the spell) for up to 1 hour. Caster level 20th. The save DCs are Charisma-based.</text:span></text:p>
      <text:p text:style-name="P8"><text:span text:style-name="T3">Whirlwind (Su): </text:span><text:span text:style-name="T4">A djinni can transform itself into a whirlwind once every 10 minutes and remain in that form for up to 7 rounds. In this form, it can move through the air or along a surface at its fly speed.</text:span></text:p>
      <text:p text:style-name="P8"><text:span text:style-name="T4">The whirlwind is 5 feet wide at the base, up to 30 feet wide at the top and up to 50 feet tall. The djinni controls the exact height, but it must be at least 10 feet.</text:span></text:p>
      <text:p text:style-name="P8"><text:span text:style-name="T4">A djinni’s movement while in whirlwind form does not provoke attacks of opportunity, even if the djinni enters the space another creature occupies. Another creature might be caught in the whirlwind if it touches or enters the whirlwind, or if the djinni moves into or through the creature’s space.</text:span></text:p>
      <text:p text:style-name="P8"><text:span text:style-name="T4">Creatures one or more size categories smaller than the djinni might take damage when caught in the whirlwind and be lifted into the air. An affected creature must succeed on a DC 20 Reflex save when it comes into contact with the whirlwind or take 3d6 points of damage. It must also succeed on a second DC 20 Reflex save or be picked up bodily and held suspended in the powerful winds, automatically taking 1d8 points of damage each round. A creature with a fly speed is allowed a DC 20 Reflex save each round to escape the whirlwind. The creature still takes damage but can leave if the save is successful. The save DC is Strength-based and includes a +3 racial adjustment.</text:span></text:p>
      <text:p text:style-name="P8"><text:span text:style-name="T4">Creatures trapped in the whirlwind cannot move except to go where the djinni carries them or to escape the whirlwind. Creatures caught in the whirlwind can otherwise act normally, but must make a Concentration check (DC 15 + spell level) to cast a spell. Creatures caught in the whirlwind take a –4 penalty to Dexterity and a –2 penalty on attack rolls. The djinni can have only as many trapped inside a whirlwind at one time as will fit inside the whirlwind’s volume.</text:span></text:p>
      <text:p text:style-name="P8"><text:span text:style-name="T4">The djinni can eject any carried creatures whenever it wishes, depositing them wherever the whirlwind happens to be. </text:span></text:p>
      <text:p text:style-name="P8"><text:span text:style-name="T4">If the whirlwind’s base touches the ground, it creates a swirling cloud of debris. This cloud is centered on the djinni and has a diameter equal to half the whirlwind’s height. The cloud obscures all vision, including darkvision, beyond 5 feet. Creatures 5 feet away have concealment, while those farther away have total concealment.</text:span></text:p>
      <text:p text:style-name="P8"><text:span text:style-name="T4">Those caught in the cloud must succeed on a Concentration check (DC 15 + spell level) to cast a spell.</text:span></text:p>
      <text:p text:style-name="P8"><text:span text:style-name="T4">A djinni in whirlwind form cannot make melee attacks and does not threaten the area around it.</text:span></text:p>
      <text:h text:style-name="P7" text:outline-level="1"><text:span text:style-name="T7">Noble Djinn</text:span></text:h>
      <text:p text:style-name="P8"><text:span text:style-name="T4">Some djinn (1% of the total population) are noble. A noble djinni can grant three </text:span><text:span text:style-name="T6">wishes </text:span><text:span text:style-name="T4">to any being (nongenies only) who captures it. Noble djinn perform no other services and, upon granting the third </text:span><text:span text:style-name="T6">wish, </text:span><text:span text:style-name="T4">are free of their servitude. Noble djinn are as strong as efreet (see below), with 10 Hit Dice.</text:span></text:p>
      <text:p text:style-name="P8"><text:span text:style-name="T1">EFREETI</text:span></text:p>
      <table:table table:name="Table3" table:style-name="Table3">
        <table:table-column table:style-name="Table3.A"/>
        <table:table-column table:style-name="Table3.B"/>
        <table:table-row table:style-name="Table3.1">
          <table:table-cell table:style-name="Table3.A1" office:value-type="string">
            <text:p text:style-name="P2"><text:span text:style-name="T3"><text:s/></text:span></text:p>
          </table:table-cell>
          <table:table-cell table:style-name="Table3.A1" office:value-type="string">
            <text:p text:style-name="P2"><text:span text:style-name="T4">Large Outsider (Extraplanar, Fire)</text:span></text:p>
          </table:table-cell>
        </table:table-row>
        <table:table-row table:style-name="Table3.1">
          <table:table-cell table:style-name="Table3.A2" office:value-type="string">
            <text:p text:style-name="P13"><text:span text:style-name="T3">Hit Dice:</text:span></text:p>
          </table:table-cell>
          <table:table-cell table:style-name="Table3.A2" office:value-type="string">
            <text:p text:style-name="P13"><text:span text:style-name="T4">10d8+20 (65 hp)</text:span></text:p>
          </table:table-cell>
        </table:table-row>
        <table:table-row table:style-name="Table3.1">
          <table:table-cell table:style-name="Table3.A2" office:value-type="string">
            <text:p text:style-name="P8"><text:span text:style-name="T3">Initiative:</text:span></text:p>
          </table:table-cell>
          <table:table-cell table:style-name="Table3.A2" office:value-type="string">
            <text:p text:style-name="P8"><text:span text:style-name="T4">+7</text:span></text:p>
          </table:table-cell>
        </table:table-row>
        <table:table-row table:style-name="Table3.1">
          <table:table-cell table:style-name="Table3.A2" office:value-type="string">
            <text:p text:style-name="P8"><text:span text:style-name="T3">Speed:</text:span></text:p>
          </table:table-cell>
          <table:table-cell table:style-name="Table3.A2" office:value-type="string">
            <text:p text:style-name="P8"><text:span text:style-name="T4">20 ft. (4 squares), fly 40 ft. (perfect)</text:span></text:p>
          </table:table-cell>
        </table:table-row>
        <table:table-row table:style-name="Table3.1">
          <table:table-cell table:style-name="Table3.A2" office:value-type="string">
            <text:p text:style-name="P8"><text:span text:style-name="T3">Armor Class:</text:span></text:p>
          </table:table-cell>
          <table:table-cell table:style-name="Table3.A2" office:value-type="string">
            <text:p text:style-name="P8"><text:span text:style-name="T4">18 (–1 size, +3 Dex, +6 natural), touch 12, flat-footed 15</text:span></text:p>
          </table:table-cell>
        </table:table-row>
        <table:table-row table:style-name="Table3.1">
          <table:table-cell table:style-name="Table3.A2" office:value-type="string">
            <text:p text:style-name="P8"><text:span text:style-name="T3">Base Attack/Grapple:</text:span></text:p>
          </table:table-cell>
          <table:table-cell table:style-name="Table3.A2" office:value-type="string">
            <text:p text:style-name="P8"><text:span text:style-name="T4">+10/+20</text:span></text:p>
          </table:table-cell>
        </table:table-row>
        <table:table-row table:style-name="Table3.1">
          <table:table-cell table:style-name="Table3.A2" office:value-type="string">
            <text:p text:style-name="P8"><text:span text:style-name="T3">Attack:</text:span></text:p>
          </table:table-cell>
          <table:table-cell table:style-name="Table3.A2" office:value-type="string">
            <text:p text:style-name="P8"><text:span text:style-name="T4">Slam +15 melee (1d8+6 plus 1d6 fire)</text:span></text:p>
          </table:table-cell>
        </table:table-row>
        <table:table-row table:style-name="Table3.1">
          <table:table-cell table:style-name="Table3.A2" office:value-type="string">
            <text:p text:style-name="P8"><text:span text:style-name="T3">Full Attack:</text:span></text:p>
          </table:table-cell>
          <table:table-cell table:style-name="Table3.A2" office:value-type="string">
            <text:p text:style-name="P8"><text:span text:style-name="T4">2 slams +15 melee (1d8+6 plus 1d6 fire)</text:span></text:p>
          </table:table-cell>
        </table:table-row>
        <table:table-row table:style-name="Table3.1">
          <table:table-cell table:style-name="Table3.A2" office:value-type="string">
            <text:p text:style-name="P8"><text:span text:style-name="T3">Space/Reach:</text:span></text:p>
          </table:table-cell>
          <table:table-cell table:style-name="Table3.A2" office:value-type="string">
            <text:p text:style-name="P8"><text:span text:style-name="T4">10 ft./ 10 ft.</text:span></text:p>
          </table:table-cell>
        </table:table-row>
        <table:table-row table:style-name="Table3.1">
          <table:table-cell table:style-name="Table3.A2" office:value-type="string">
            <text:p text:style-name="P8"><text:span text:style-name="T3">Special Attacks:</text:span></text:p>
          </table:table-cell>
          <table:table-cell table:style-name="Table3.A2" office:value-type="string">
            <text:p text:style-name="P8"><text:span text:style-name="T6">Change size</text:span><text:span text:style-name="T4">, heat, spell-like abilities</text:span></text:p>
          </table:table-cell>
        </table:table-row>
        <table:table-row table:style-name="Table3.1">
          <table:table-cell table:style-name="Table3.A2" office:value-type="string">
            <text:p text:style-name="P8"><text:span text:style-name="T3">Special Qualities:</text:span></text:p>
          </table:table-cell>
          <table:table-cell table:style-name="Table3.A2" office:value-type="string">
            <text:p text:style-name="P8"><text:span text:style-name="T4">Darkvision 60 ft., immunity to fire, </text:span><text:span text:style-name="T6">plane shift</text:span><text:span text:style-name="T4">, telepathy 100 ft., vulnerability to cold </text:span></text:p>
          </table:table-cell>
        </table:table-row>
        <table:table-row table:style-name="Table3.1">
          <table:table-cell table:style-name="Table3.A2" office:value-type="string">
            <text:p text:style-name="P8"><text:span text:style-name="T3">Saves:</text:span></text:p>
          </table:table-cell>
          <table:table-cell table:style-name="Table3.A2" office:value-type="string">
            <text:p text:style-name="P8"><text:span text:style-name="T4">Fort +9, Ref +10, Will +9</text:span></text:p>
          </table:table-cell>
        </table:table-row>
        <table:table-row table:style-name="Table3.1">
          <table:table-cell table:style-name="Table3.A2" office:value-type="string">
            <text:p text:style-name="P8"><text:span text:style-name="T3">Abilities:</text:span></text:p>
          </table:table-cell>
          <table:table-cell table:style-name="Table3.A2" office:value-type="string">
            <text:p text:style-name="P8"><text:span text:style-name="T4">Str 23, Dex 17, Con 14, Int 12, Wis 15, Cha 15</text:span></text:p>
          </table:table-cell>
        </table:table-row>
        <table:table-row table:style-name="Table3.1">
          <table:table-cell table:style-name="Table3.A2" office:value-type="string">
            <text:p text:style-name="P8"><text:span text:style-name="T3">Skills:</text:span></text:p>
          </table:table-cell>
          <table:table-cell table:style-name="Table3.A2" office:value-type="string">
            <text:p text:style-name="P8"><text:span text:style-name="T4">Bluff +15, Craft (any one) +14, Concentration +15, Diplomacy +6, Disguise +2 (+4 acting), Intimidate +17, Listen +15, Move Silently +16, Sense Motive +15, Spellcraft +14, Spot +15</text:span></text:p>
          </table:table-cell>
        </table:table-row>
        <text:soft-page-break/>
        <table:table-row table:style-name="Table3.1">
          <table:table-cell table:style-name="Table3.A2" office:value-type="string">
            <text:p text:style-name="P8"><text:span text:style-name="T3">Feats:</text:span></text:p>
          </table:table-cell>
          <table:table-cell table:style-name="Table3.A2" office:value-type="string">
            <text:p text:style-name="P8"><text:span text:style-name="T4">Combat Casting, Combat Reflexes, Dodge, Improved Initiative</text:span><text:span text:style-name="T11">B</text:span><text:span text:style-name="T4">, Quicken Spell-Like Ability (</text:span><text:span text:style-name="T6">scorching ray</text:span><text:span text:style-name="T4">)</text:span></text:p>
          </table:table-cell>
        </table:table-row>
        <table:table-row table:style-name="Table3.1">
          <table:table-cell table:style-name="Table3.A2" office:value-type="string">
            <text:p text:style-name="P8"><text:span text:style-name="T3">Environment:</text:span></text:p>
          </table:table-cell>
          <table:table-cell table:style-name="Table3.A2" office:value-type="string">
            <text:p text:style-name="P8"><text:span text:style-name="T4">Elemental Plane of Fire</text:span></text:p>
          </table:table-cell>
        </table:table-row>
        <table:table-row table:style-name="Table3.1">
          <table:table-cell table:style-name="Table3.A2" office:value-type="string">
            <text:p text:style-name="P8"><text:span text:style-name="T3">Organization:</text:span></text:p>
          </table:table-cell>
          <table:table-cell table:style-name="Table3.A2" office:value-type="string">
            <text:p text:style-name="P8"><text:span text:style-name="T4">Solitary, company (2–4), or band (6–15)</text:span></text:p>
          </table:table-cell>
        </table:table-row>
        <table:table-row table:style-name="Table3.1">
          <table:table-cell table:style-name="Table3.A2" office:value-type="string">
            <text:p text:style-name="P8"><text:span text:style-name="T3">Challenge Rating:</text:span></text:p>
          </table:table-cell>
          <table:table-cell table:style-name="Table3.A2" office:value-type="string">
            <text:p text:style-name="P8"><text:span text:style-name="T4">8</text:span></text:p>
          </table:table-cell>
        </table:table-row>
        <table:table-row table:style-name="Table3.1">
          <table:table-cell table:style-name="Table3.A2" office:value-type="string">
            <text:p text:style-name="P8"><text:span text:style-name="T3">Treasure:</text:span></text:p>
          </table:table-cell>
          <table:table-cell table:style-name="Table3.A2" office:value-type="string">
            <text:p text:style-name="P8"><text:span text:style-name="T4">Standard coins; double goods; standard items</text:span></text:p>
          </table:table-cell>
        </table:table-row>
        <table:table-row table:style-name="Table3.1">
          <table:table-cell table:style-name="Table3.A2" office:value-type="string">
            <text:p text:style-name="P8"><text:span text:style-name="T3">Alignment:</text:span></text:p>
          </table:table-cell>
          <table:table-cell table:style-name="Table3.A2" office:value-type="string">
            <text:p text:style-name="P8"><text:span text:style-name="T4">Always lawful evil</text:span></text:p>
          </table:table-cell>
        </table:table-row>
        <table:table-row table:style-name="Table3.1">
          <table:table-cell table:style-name="Table3.A2" office:value-type="string">
            <text:p text:style-name="P8"><text:span text:style-name="T3">Advancement:</text:span></text:p>
          </table:table-cell>
          <table:table-cell table:style-name="Table3.A2" office:value-type="string">
            <text:p text:style-name="P8"><text:span text:style-name="T4">11–15 HD (Large); 16–30 HD (Huge)</text:span></text:p>
          </table:table-cell>
        </table:table-row>
        <table:table-row table:style-name="Table3.1">
          <table:table-cell table:style-name="Table3.A22" office:value-type="string">
            <text:p text:style-name="P13"><text:span text:style-name="T3">Level Adjustment:</text:span></text:p>
          </table:table-cell>
          <table:table-cell table:style-name="Table3.A22" office:value-type="string">
            <text:p text:style-name="P13"><text:span text:style-name="T4">—</text:span></text:p>
          </table:table-cell>
        </table:table-row>
      </table:table>
      <text:p text:style-name="P8"><text:span text:style-name="T4">The efreet (singular efreeti) are genies from the Elemental Plane of Fire. </text:span></text:p>
      <text:p text:style-name="P8"><text:span text:style-name="T4">An efreeti stands about 12 feet tall and weighs about 2,000 pounds.</text:span></text:p>
      <text:p text:style-name="P8"><text:span text:style-name="T4">Efreet speak Auran, Common, Ignan, and Infernal.</text:span></text:p>
      <text:p text:style-name="P8"><text:span text:style-name="T7">Combat</text:span></text:p>
      <text:p text:style-name="P8"><text:span text:style-name="T4">Efreet love to mislead, befuddle, and confuse their foes. They do so for enjoyment as well as a battle tactic.</text:span></text:p>
      <text:p text:style-name="P8"><text:span text:style-name="T5">Change Size </text:span><text:span text:style-name="T3">(Sp): </text:span><text:span text:style-name="T4">Twice per day, an efreeti can magically change a creature’s size. This works just like an </text:span><text:span text:style-name="T6">enlarge person </text:span><text:span text:style-name="T4">or </text:span><text:span text:style-name="T6">reduce person </text:span><text:span text:style-name="T4">spell (the efreeti chooses when using the ability), except that the ability can work on the efreeti. A DC 13 Fortitude save negates the effect. The save DC is Charisma-based. This is the equivalent of a 2nd-level spell.</text:span></text:p>
      <text:p text:style-name="P8"><text:span text:style-name="T3">Heat (Ex):</text:span><text:span text:style-name="T4"> An efreeti’s red-hot body deals 1d6 points of extra fire damage whenever it hits in melee, or in each round it maintains a hold when grappling.</text:span></text:p>
      <text:p text:style-name="P8"><text:span text:style-name="T3">Spell-Like Abilities: </text:span><text:span text:style-name="T4">At will—</text:span><text:span text:style-name="T6">detect magic, produce flame, pyrotechnics </text:span><text:span text:style-name="T4">(DC 14), </text:span><text:span text:style-name="T6">scorching ray </text:span><text:span text:style-name="T4">(1 ray only); 3/day—</text:span><text:span text:style-name="T6">invisibility, wall of fire </text:span><text:span text:style-name="T4">(DC 16); 1/day—grant up to three </text:span><text:span text:style-name="T6">wishes </text:span><text:span text:style-name="T4">(to nongenies only), </text:span><text:span text:style-name="T6">gaseous form, permanent image </text:span><text:span text:style-name="T4">(DC 18), </text:span><text:span text:style-name="T6">polymorph </text:span><text:span text:style-name="T4">(self only). Caster level 12th. The save DCs are Charisma-based.</text:span></text:p>
      <text:p text:style-name="P8"><text:span text:style-name="T1">JANNI</text:span></text:p>
      <table:table table:name="Table4" table:style-name="Table4">
        <table:table-column table:style-name="Table4.A"/>
        <table:table-column table:style-name="Table4.B"/>
        <text:soft-page-break/>
        <table:table-row table:style-name="Table4.1">
          <table:table-cell table:style-name="Table4.A1" office:value-type="string">
            <text:p text:style-name="P13"><text:span text:style-name="T3"><text:s/></text:span></text:p>
          </table:table-cell>
          <table:table-cell table:style-name="Table4.A1" office:value-type="string">
            <text:p text:style-name="P13"><text:span text:style-name="T4">Medium Outsider (Native)</text:span></text:p>
          </table:table-cell>
        </table:table-row>
        <table:table-row table:style-name="Table4.1">
          <table:table-cell table:style-name="Table4.A2" office:value-type="string">
            <text:p text:style-name="P13"><text:span text:style-name="T3">Hit Dice:</text:span></text:p>
          </table:table-cell>
          <table:table-cell table:style-name="Table4.A2" office:value-type="string">
            <text:p text:style-name="P13"><text:span text:style-name="T4">6d8+6 (33 hp)</text:span></text:p>
          </table:table-cell>
        </table:table-row>
        <table:table-row table:style-name="Table4.1">
          <table:table-cell table:style-name="Table4.A2" office:value-type="string">
            <text:p text:style-name="P8"><text:span text:style-name="T3">Initiative:</text:span></text:p>
          </table:table-cell>
          <table:table-cell table:style-name="Table4.A2" office:value-type="string">
            <text:p text:style-name="P8"><text:span text:style-name="T4">+6</text:span></text:p>
          </table:table-cell>
        </table:table-row>
        <table:table-row table:style-name="Table4.1">
          <table:table-cell table:style-name="Table4.A2" office:value-type="string">
            <text:p text:style-name="P8"><text:span text:style-name="T3">Speed:</text:span></text:p>
          </table:table-cell>
          <table:table-cell table:style-name="Table4.A2" office:value-type="string">
            <text:p text:style-name="P8"><text:span text:style-name="T4">20 ft. (4 squares), fly 15 ft. (perfect) in chainmail; base land speed 30 ft., base fly speed 20 ft. (perfect)</text:span></text:p>
          </table:table-cell>
        </table:table-row>
        <table:table-row table:style-name="Table4.1">
          <table:table-cell table:style-name="Table4.A2" office:value-type="string">
            <text:p text:style-name="P8"><text:span text:style-name="T3">Armor Class:</text:span></text:p>
          </table:table-cell>
          <table:table-cell table:style-name="Table4.A2" office:value-type="string">
            <text:p text:style-name="P8"><text:span text:style-name="T4">18 (+2 Dex, +1 natural, +5 chainmail), touch 12, flat-footed 16</text:span></text:p>
          </table:table-cell>
        </table:table-row>
        <table:table-row table:style-name="Table4.1">
          <table:table-cell table:style-name="Table4.A2" office:value-type="string">
            <text:p text:style-name="P8"><text:span text:style-name="T3">Base Attack/Grapple:</text:span></text:p>
          </table:table-cell>
          <table:table-cell table:style-name="Table4.A2" office:value-type="string">
            <text:p text:style-name="P8"><text:span text:style-name="T4">+6/+9</text:span></text:p>
          </table:table-cell>
        </table:table-row>
        <table:table-row table:style-name="Table4.1">
          <table:table-cell table:style-name="Table4.A2" office:value-type="string">
            <text:p text:style-name="P8"><text:span text:style-name="T3">Attack:</text:span></text:p>
          </table:table-cell>
          <table:table-cell table:style-name="Table4.A2" office:value-type="string">
            <text:p text:style-name="P8"><text:span text:style-name="T4">Scimitar +9 melee (1d6+4/18–20) or longbow +8 ranged (1d8/x3)</text:span></text:p>
          </table:table-cell>
        </table:table-row>
        <table:table-row table:style-name="Table4.1">
          <table:table-cell table:style-name="Table4.A2" office:value-type="string">
            <text:p text:style-name="P8"><text:span text:style-name="T3">Full Attack:</text:span></text:p>
          </table:table-cell>
          <table:table-cell table:style-name="Table4.A2" office:value-type="string">
            <text:p text:style-name="P8"><text:span text:style-name="T4">Scimitar +9/+4 melee (1d6+4/18–20) or longbow +8/+3 ranged (1d8/x3)</text:span></text:p>
          </table:table-cell>
        </table:table-row>
        <table:table-row table:style-name="Table4.1">
          <table:table-cell table:style-name="Table4.A2" office:value-type="string">
            <text:p text:style-name="P8"><text:span text:style-name="T3">Space/Reach:</text:span></text:p>
          </table:table-cell>
          <table:table-cell table:style-name="Table4.A2" office:value-type="string">
            <text:p text:style-name="P8"><text:span text:style-name="T4">5 ft./5 ft.</text:span></text:p>
          </table:table-cell>
        </table:table-row>
        <table:table-row table:style-name="Table4.1">
          <table:table-cell table:style-name="Table4.A2" office:value-type="string">
            <text:p text:style-name="P8"><text:span text:style-name="T3">Special Attacks:</text:span></text:p>
          </table:table-cell>
          <table:table-cell table:style-name="Table4.A2" office:value-type="string">
            <text:p text:style-name="P8"><text:span text:style-name="T6">Change size</text:span><text:span text:style-name="T4">, spell-like abilities</text:span></text:p>
          </table:table-cell>
        </table:table-row>
        <table:table-row table:style-name="Table4.1">
          <table:table-cell table:style-name="Table4.A2" office:value-type="string">
            <text:p text:style-name="P8"><text:span text:style-name="T3">Special Qualities:</text:span></text:p>
          </table:table-cell>
          <table:table-cell table:style-name="Table4.A2" office:value-type="string">
            <text:p text:style-name="P8"><text:span text:style-name="T4">Darkvision 60 ft., elemental endurance, </text:span><text:span text:style-name="T6">plane shift, </text:span><text:span text:style-name="T4">resistance to fire 10, telepathy 100 ft.</text:span></text:p>
          </table:table-cell>
        </table:table-row>
        <table:table-row table:style-name="Table4.1">
          <table:table-cell table:style-name="Table4.A2" office:value-type="string">
            <text:p text:style-name="P8"><text:span text:style-name="T3">Saves:</text:span></text:p>
          </table:table-cell>
          <table:table-cell table:style-name="Table4.A2" office:value-type="string">
            <text:p text:style-name="P8"><text:span text:style-name="T4">Fort +6, Ref +7, Will +7</text:span></text:p>
          </table:table-cell>
        </table:table-row>
        <table:table-row table:style-name="Table4.1">
          <table:table-cell table:style-name="Table4.A2" office:value-type="string">
            <text:p text:style-name="P8"><text:span text:style-name="T3">Abilities:</text:span></text:p>
          </table:table-cell>
          <table:table-cell table:style-name="Table4.A2" office:value-type="string">
            <text:p text:style-name="P8"><text:span text:style-name="T4">Str 16, Dex 15, Con 12, Int 14, Wis 15, Cha 13</text:span></text:p>
          </table:table-cell>
        </table:table-row>
        <table:table-row table:style-name="Table4.1">
          <table:table-cell table:style-name="Table4.A2" office:value-type="string">
            <text:p text:style-name="P8"><text:span text:style-name="T3">Skills:</text:span></text:p>
          </table:table-cell>
          <table:table-cell table:style-name="Table4.A2" office:value-type="string">
            <text:p text:style-name="P8"><text:span text:style-name="T4">Appraise +11, Concentration +10, Craft (any two) +11, Diplomacy +3, Escape Artist +6, Listen +11, Move Silently +6, Ride +11, Sense Motive +11, Spot +11, Use Rope +2 (+4 with bindings)</text:span></text:p>
          </table:table-cell>
        </table:table-row>
        <table:table-row table:style-name="Table4.1">
          <table:table-cell table:style-name="Table4.A2" office:value-type="string">
            <text:p text:style-name="P8"><text:span text:style-name="T3">Feats:</text:span></text:p>
          </table:table-cell>
          <table:table-cell table:style-name="Table4.A2" office:value-type="string">
            <text:p text:style-name="P8"><text:span text:style-name="T4">Combat Reflexes, Dodge, Improved Initiative</text:span><text:span text:style-name="T11">B</text:span><text:span text:style-name="T4">, Mobility</text:span></text:p>
          </table:table-cell>
        </table:table-row>
        <table:table-row table:style-name="Table4.1">
          <table:table-cell table:style-name="Table4.A2" office:value-type="string">
            <text:p text:style-name="P8"><text:span text:style-name="T3">Environment:</text:span></text:p>
          </table:table-cell>
          <table:table-cell table:style-name="Table4.A2" office:value-type="string">
            <text:p text:style-name="P8"><text:span text:style-name="T4">Warm deserts</text:span></text:p>
          </table:table-cell>
        </table:table-row>
        <table:table-row table:style-name="Table4.1">
          <table:table-cell table:style-name="Table4.A2" office:value-type="string">
            <text:p text:style-name="P8"><text:span text:style-name="T3">Organization:</text:span></text:p>
          </table:table-cell>
          <table:table-cell table:style-name="Table4.A2" office:value-type="string">
            <text:p text:style-name="P8"><text:span text:style-name="T4">Solitary, company (2–4), or band (6–15)</text:span></text:p>
          </table:table-cell>
        </table:table-row>
        <table:table-row table:style-name="Table4.1">
          <table:table-cell table:style-name="Table4.A2" office:value-type="string">
            <text:p text:style-name="P8"><text:span text:style-name="T3">Challenge Rating:</text:span></text:p>
          </table:table-cell>
          <table:table-cell table:style-name="Table4.A2" office:value-type="string">
            <text:p text:style-name="P8"><text:span text:style-name="T4">4</text:span></text:p>
          </table:table-cell>
        </table:table-row>
        <table:table-row table:style-name="Table4.1">
          <table:table-cell table:style-name="Table4.A2" office:value-type="string">
            <text:p text:style-name="P8"><text:span text:style-name="T3">Treasure:</text:span></text:p>
          </table:table-cell>
          <table:table-cell table:style-name="Table4.A2" office:value-type="string">
            <text:p text:style-name="P8"><text:span text:style-name="T4">Standard</text:span></text:p>
          </table:table-cell>
        </table:table-row>
        <table:table-row table:style-name="Table4.1">
          <table:table-cell table:style-name="Table4.A2" office:value-type="string">
            <text:p text:style-name="P8"><text:span text:style-name="T3">Alignment:</text:span></text:p>
          </table:table-cell>
          <table:table-cell table:style-name="Table4.A2" office:value-type="string">
            <text:p text:style-name="P8"><text:span text:style-name="T4">Usually neutral</text:span></text:p>
          </table:table-cell>
        </table:table-row>
        <table:table-row table:style-name="Table4.1">
          <table:table-cell table:style-name="Table4.A2" office:value-type="string">
            <text:p text:style-name="P8"><text:span text:style-name="T3">Advancement:</text:span></text:p>
          </table:table-cell>
          <table:table-cell table:style-name="Table4.A2" office:value-type="string">
            <text:p text:style-name="P8"><text:span text:style-name="T4">7–9 HD (Medium); 10–18 HD (Large)</text:span></text:p>
          </table:table-cell>
        </table:table-row>
        <table:table-row table:style-name="Table4.1">
          <table:table-cell table:style-name="Table4.A22" office:value-type="string">
            <text:p text:style-name="P13"><text:span text:style-name="T3">Level Adjustment:</text:span></text:p>
          </table:table-cell>
          <table:table-cell table:style-name="Table4.A22" office:value-type="string">
            <text:p text:style-name="P13"><text:span text:style-name="T4">+5</text:span></text:p>
          </table:table-cell>
        </table:table-row>
      </table:table>
      <text:p text:style-name="P8"><text:span text:style-name="T4">The jann (singular janni) are the weakest of the genies. Jann are formed out of all four elements and must therefore spend most of their time on the Material Plane. </text:span></text:p>
      <text:p text:style-name="P8"><text:span text:style-name="T4">Jann speak Common, one elemental language (Aquan, Auran, Ignan, or Terran) and one alignment language (Abyssal, Celestial, or Infernal).</text:span></text:p>
      <text:p text:style-name="P8"><text:span text:style-name="T7">Combat</text:span></text:p>
      <text:p text:style-name="P8"><text:span text:style-name="T4">Jann are physically strong and courageous, and do not take kindly to insult or injury. If they meet a foe they cannot defeat in a standup fight, they use flight and </text:span><text:span text:style-name="T6">invisibility </text:span><text:span text:style-name="T4">to regroup and maneuver to a more advantageous position.</text:span></text:p>
      <text:p text:style-name="P8"><text:span text:style-name="T5">Change Size </text:span><text:span text:style-name="T3">(Sp): </text:span><text:span text:style-name="T4">Twice per day, a janni can magically change a creature’s size. This works just like an </text:span><text:span text:style-name="T6">enlarge person </text:span><text:span text:style-name="T4">or </text:span><text:span text:style-name="T6">reduce person </text:span><text:span text:style-name="T4">spell (the janni chooses when using the ability), except that the ability can work on the janni. A DC 13 Fortitude save negates the effect. The save DC is Charisma-based. This is the equivalent of a 2nd-level spell.</text:span></text:p>
      <text:p text:style-name="P8"><text:span text:style-name="T3">Spell-Like Abilities:</text:span><text:span text:style-name="T4"> 3/day—</text:span><text:span text:style-name="T6">invisibility </text:span><text:span text:style-name="T4">(self only), </text:span><text:span text:style-name="T6">speak with animals. </text:span><text:span text:style-name="T4">Caster level 12th. Once per day a janni can </text:span><text:span text:style-name="T6">create food and water </text:span><text:span text:style-name="T4">(caster level 7th) and can use </text:span><text:span text:style-name="T6">ethereal jaunt </text:span><text:span text:style-name="T4">(caster level 12th) for 1 hour. The save DCs are Charisma-based.</text:span></text:p>
      <text:p text:style-name="P8"><text:span text:style-name="T3">Elemental Endurance (Ex):</text:span><text:span text:style-name="T4"> Jann can survive on the Elemental Planes of Air, Earth, Fire, or Water for up to 48 hours. Failure to return to the Material Plane before that time expires causes a janni to take 1 point of damage per additional hour spent on the elemental plane, until it dies or returns to the Material Plane.</text:span></text:p>
      <text:h text:style-name="P7" text:outline-level="1"><text:span text:style-name="T7">Jann as Characters</text:span></text:h>
      <text:p text:style-name="P8"><text:span text:style-name="T4">Janni characters possess the following racial traits.</text:span></text:p>
      <text:p text:style-name="P8"><text:span text:style-name="T4">— +6 Strength, +4 Dexterity, +2 Constitution, +4 Intelligence, +4 Wisdom, +2 Charisma.</text:span></text:p>
      <text:p text:style-name="P8"><text:span text:style-name="T4">—Medium size.</text:span></text:p>
      <text:p text:style-name="P8"><text:span text:style-name="T4">—A janni’s base land speed is 30 feet. It also has a fly speed of 20 feet (perfect).</text:span></text:p>
      <text:p text:style-name="P8"><text:span text:style-name="T4">—Darkvision out to 60 feet.</text:span></text:p>
      <text:p text:style-name="P8"><text:span text:style-name="T4">—Racial Hit Dice: A janni begins with six levels of outsider, which provide 6d8 Hit Dice, a base attack bonus of +6, and base saving throw bonuses of Fort +5, Ref +5, and Will +5.</text:span></text:p>
      <text:p text:style-name="P8"><text:span text:style-name="T4">—Racial Skills: A janni’s outsider levels give it skill points equal to 9 x (8 + Int modifier). Its class skills are Appraise, Concentration, Craft (any), Escape Artist, Listen, Move Silently, Ride, Sense Motive, and Spot.</text:span></text:p>
      <text:p text:style-name="P8"><text:span text:style-name="T4">—Racial Feats: A janni’s outsider levels give it three feats. A janni receives Improved Initiative as a bonus feat.</text:span></text:p>
      <text:p text:style-name="P8"><text:span text:style-name="T4">— +1 natural armor bonus.</text:span></text:p>
      <text:p text:style-name="P8"><text:span text:style-name="T4">—Special Attacks (see above): </text:span><text:span text:style-name="T6">Change size, </text:span><text:span text:style-name="T4">spell-like abilities.</text:span></text:p>
      <text:p text:style-name="P8"><text:span text:style-name="T4">—Special Qualities (see above): Elemental endurance, </text:span><text:span text:style-name="T6">plane shift, </text:span><text:span text:style-name="T4">resistance to fire 10, telepathy. 100 ft.</text:span></text:p>
      <text:p text:style-name="P8"><text:span text:style-name="T4">—Automatic Languages: Common. Bonus Languages: Abyssal, Aquan, Auran, Celestial, Ignan, Infernal, Terran.</text:span></text:p>
      <text:p text:style-name="P8"><text:span text:style-name="T4">—Favored Class: Rogue.</text:span></text:p>
      <text:p text:style-name="P8"><text:span text:style-name="T4">—Level adjustment +5.</text:span></text:p>
      <text:p text:style-name="P10"/>
      <text:p text:style-name="P8"><text:span text:style-name="T2">GHAELE</text:span></text:p>
      <table:table table:name="Table5" table:style-name="Table5">
        <table:table-column table:style-name="Table5.A"/>
        <table:table-column table:style-name="Table5.B"/>
        <table:table-row table:style-name="Table5.1">
          <table:table-cell table:style-name="Table5.A1" office:value-type="string">
            <text:p text:style-name="P2"><text:span text:style-name="T3"><text:s/></text:span></text:p>
          </table:table-cell>
          <table:table-cell table:style-name="Table5.A1" office:value-type="string">
            <text:p text:style-name="P2"><text:span text:style-name="T4">Medium Outsider (Chaotic, Extraplanar, Good)</text:span></text:p>
          </table:table-cell>
        </table:table-row>
        <table:table-row table:style-name="Table5.1">
          <table:table-cell table:style-name="Table5.A2" office:value-type="string">
            <text:p text:style-name="P13"><text:span text:style-name="T3">Hit Dice:</text:span></text:p>
          </table:table-cell>
          <table:table-cell table:style-name="Table5.A2" office:value-type="string">
            <text:p text:style-name="P13"><text:span text:style-name="T4">10d8+20 (65 hp)</text:span></text:p>
          </table:table-cell>
        </table:table-row>
        <table:table-row table:style-name="Table5.1">
          <table:table-cell table:style-name="Table5.A2" office:value-type="string">
            <text:p text:style-name="P8"><text:span text:style-name="T3">Initiative:</text:span></text:p>
          </table:table-cell>
          <table:table-cell table:style-name="Table5.A2" office:value-type="string">
            <text:p text:style-name="P8"><text:span text:style-name="T4">+5</text:span></text:p>
          </table:table-cell>
        </table:table-row>
        <table:table-row table:style-name="Table5.1">
          <table:table-cell table:style-name="Table5.A2" office:value-type="string">
            <text:p text:style-name="P8"><text:span text:style-name="T3">Speed:</text:span></text:p>
          </table:table-cell>
          <table:table-cell table:style-name="Table5.A2" office:value-type="string">
            <text:p text:style-name="P8"><text:span text:style-name="T4">50 ft. (10 squares), fly 150 ft. (perfect)</text:span></text:p>
          </table:table-cell>
        </table:table-row>
        <table:table-row table:style-name="Table5.1">
          <table:table-cell table:style-name="Table5.A2" office:value-type="string">
            <text:p text:style-name="P8"><text:span text:style-name="T3">Armor Class:</text:span></text:p>
          </table:table-cell>
          <table:table-cell table:style-name="Table5.A2" office:value-type="string">
            <text:p text:style-name="P8"><text:span text:style-name="T4">25 (+1 Dex, +14 natural), touch 11, flat-footed 24,or</text:span></text:p>
            <text:p text:style-name="P8"><text:span text:style-name="T4">14 (+1 Dex, +3 deflection), touch 14, flat-footed 13</text:span></text:p>
          </table:table-cell>
        </table:table-row>
        <table:table-row table:style-name="Table5.1">
          <table:table-cell table:style-name="Table5.A2" office:value-type="string">
            <text:p text:style-name="P8"><text:span text:style-name="T3">Base Attack/Grapple:</text:span></text:p>
          </table:table-cell>
          <table:table-cell table:style-name="Table5.A2" office:value-type="string">
            <text:p text:style-name="P8"><text:span text:style-name="T4">+10/+17</text:span></text:p>
          </table:table-cell>
        </table:table-row>
        <table:table-row table:style-name="Table5.1">
          <table:table-cell table:style-name="Table5.A2" office:value-type="string">
            <text:p text:style-name="P8"><text:span text:style-name="T3">Attack:</text:span></text:p>
          </table:table-cell>
          <table:table-cell table:style-name="Table5.A2" office:value-type="string">
            <text:p text:style-name="P8"><text:span text:style-name="T6">+4 holy greatsword </text:span><text:span text:style-name="T4">+21 melee (2d6+14/19–20) or light ray +11 ranged touch (2d12)</text:span></text:p>
          </table:table-cell>
        </table:table-row>
        <table:table-row table:style-name="Table5.1">
          <table:table-cell table:style-name="Table5.A2" office:value-type="string">
            <text:p text:style-name="P8"><text:span text:style-name="T3">Full Attack:</text:span></text:p>
          </table:table-cell>
          <table:table-cell table:style-name="Table5.A2" office:value-type="string">
            <text:p text:style-name="P8"><text:span text:style-name="T6">+4 holy greatsword </text:span><text:span text:style-name="T4">+21/+16 melee (2d6+14/19–20) or 2 light rays +11 ranged touch (2d12)</text:span></text:p>
          </table:table-cell>
        </table:table-row>
        <table:table-row table:style-name="Table5.1">
          <table:table-cell table:style-name="Table5.A2" office:value-type="string">
            <text:p text:style-name="P8"><text:span text:style-name="T3">Space/Reach:</text:span></text:p>
          </table:table-cell>
          <table:table-cell table:style-name="Table5.A2" office:value-type="string">
            <text:p text:style-name="P8"><text:span text:style-name="T4">5 ft./5 ft.</text:span></text:p>
          </table:table-cell>
        </table:table-row>
        <table:table-row table:style-name="Table5.1">
          <table:table-cell table:style-name="Table5.A2" office:value-type="string">
            <text:p text:style-name="P8"><text:span text:style-name="T3">Special Attacks:</text:span></text:p>
          </table:table-cell>
          <table:table-cell table:style-name="Table5.A2" office:value-type="string">
            <text:p text:style-name="P8"><text:span text:style-name="T4">Spell-like abilities, spells, gaze</text:span></text:p>
          </table:table-cell>
        </table:table-row>
        <table:table-row table:style-name="Table5.1">
          <table:table-cell table:style-name="Table5.A2" office:value-type="string">
            <text:p text:style-name="P8"><text:span text:style-name="T3">Special Qualities:</text:span></text:p>
          </table:table-cell>
          <table:table-cell table:style-name="Table5.A2" office:value-type="string">
            <text:p text:style-name="P8"><text:span text:style-name="T4">Alternate form, damage reduction 10/evil and cold iron, darkvision 60 ft., immunity to electricity and petrification, lowlight vision, protective aura, resistance to cold 10 and fire 10 spell resistance 28, tongues</text:span></text:p>
          </table:table-cell>
        </table:table-row>
        <table:table-row table:style-name="Table5.1">
          <table:table-cell table:style-name="Table5.A2" office:value-type="string">
            <text:p text:style-name="P8"><text:span text:style-name="T3">Saves:</text:span></text:p>
          </table:table-cell>
          <table:table-cell table:style-name="Table5.A2" office:value-type="string">
            <text:p text:style-name="P8"><text:span text:style-name="T4">Fort +9, Ref +8, Will +10</text:span></text:p>
          </table:table-cell>
        </table:table-row>
        <table:table-row table:style-name="Table5.1">
          <table:table-cell table:style-name="Table5.A2" office:value-type="string">
            <text:p text:style-name="P8"><text:span text:style-name="T3">Abilities:</text:span></text:p>
          </table:table-cell>
          <table:table-cell table:style-name="Table5.A2" office:value-type="string">
            <text:p text:style-name="P8"><text:span text:style-name="T4">Str 25, Dex 12, Con 15, Int 16, Wis 17, Cha 16</text:span></text:p>
          </table:table-cell>
        </table:table-row>
        <table:table-row table:style-name="Table5.1">
          <table:table-cell table:style-name="Table5.A2" office:value-type="string">
            <text:p text:style-name="P8"><text:span text:style-name="T3">Skills:</text:span></text:p>
          </table:table-cell>
          <table:table-cell table:style-name="Table5.A2" office:value-type="string">
            <text:p text:style-name="P8"><text:span text:style-name="T4">Concentration +15, Diplomacy +5, Escape Artist +14, Handle Animal +16, Hide +14, Knowledge (any two) +16, Listen +16, Move Silently +14, Ride +16, Sense Motive +16, Spot +16, Use Rope +1 (+3 with bindings)</text:span></text:p>
          </table:table-cell>
        </table:table-row>
        <text:soft-page-break/>
        <table:table-row table:style-name="Table5.1">
          <table:table-cell table:style-name="Table5.A2" office:value-type="string">
            <text:p text:style-name="P8"><text:span text:style-name="T3">Feats:</text:span></text:p>
          </table:table-cell>
          <table:table-cell table:style-name="Table5.A2" office:value-type="string">
            <text:p text:style-name="P8"><text:span text:style-name="T4">Combat Expertise, Improved Disarm, Improved Initiative, Improved Trip</text:span></text:p>
          </table:table-cell>
        </table:table-row>
        <table:table-row table:style-name="Table5.1">
          <table:table-cell table:style-name="Table5.A2" office:value-type="string">
            <text:p text:style-name="P8"><text:span text:style-name="T12">Environment:</text:span></text:p>
          </table:table-cell>
          <table:table-cell table:style-name="Table5.A2" office:value-type="string">
            <text:p text:style-name="P8"><text:span text:style-name="T13">A chaotic good-aligned plane</text:span></text:p>
          </table:table-cell>
        </table:table-row>
        <table:table-row table:style-name="Table5.1">
          <table:table-cell table:style-name="Table5.A2" office:value-type="string">
            <text:p text:style-name="P8"><text:span text:style-name="T3">Organization:</text:span></text:p>
          </table:table-cell>
          <table:table-cell table:style-name="Table5.A2" office:value-type="string">
            <text:p text:style-name="P8"><text:span text:style-name="T4">Solitary, pair, or squad (3–5)</text:span></text:p>
          </table:table-cell>
        </table:table-row>
        <table:table-row table:style-name="Table5.1">
          <table:table-cell table:style-name="Table5.A2" office:value-type="string">
            <text:p text:style-name="P8"><text:span text:style-name="T3">Challenge Rating:</text:span></text:p>
          </table:table-cell>
          <table:table-cell table:style-name="Table5.A2" office:value-type="string">
            <text:p text:style-name="P8"><text:span text:style-name="T4">13</text:span></text:p>
          </table:table-cell>
        </table:table-row>
        <table:table-row table:style-name="Table5.1">
          <table:table-cell table:style-name="Table5.A2" office:value-type="string">
            <text:p text:style-name="P8"><text:span text:style-name="T3">Treasure:</text:span></text:p>
          </table:table-cell>
          <table:table-cell table:style-name="Table5.A2" office:value-type="string">
            <text:p text:style-name="P8"><text:span text:style-name="T4">No coins; double goods; standard items</text:span></text:p>
          </table:table-cell>
        </table:table-row>
        <table:table-row table:style-name="Table5.1">
          <table:table-cell table:style-name="Table5.A2" office:value-type="string">
            <text:p text:style-name="P8"><text:span text:style-name="T3">Alignment:</text:span></text:p>
          </table:table-cell>
          <table:table-cell table:style-name="Table5.A2" office:value-type="string">
            <text:p text:style-name="P8"><text:span text:style-name="T4">Always chaotic good</text:span></text:p>
          </table:table-cell>
        </table:table-row>
        <table:table-row table:style-name="Table5.1">
          <table:table-cell table:style-name="Table5.A2" office:value-type="string">
            <text:p text:style-name="P8"><text:span text:style-name="T3">Advancement:</text:span></text:p>
          </table:table-cell>
          <table:table-cell table:style-name="Table5.A2" office:value-type="string">
            <text:p text:style-name="P8"><text:span text:style-name="T4">11–15 HD (Medium); 16–30 HD (Large)</text:span></text:p>
          </table:table-cell>
        </table:table-row>
        <table:table-row table:style-name="Table5.1">
          <table:table-cell table:style-name="Table5.A22" office:value-type="string">
            <text:p text:style-name="P13"><text:span text:style-name="T3">Level Adjustment:</text:span></text:p>
          </table:table-cell>
          <table:table-cell table:style-name="Table5.A22" office:value-type="string">
            <text:p text:style-name="P13"><text:span text:style-name="T4">—</text:span></text:p>
          </table:table-cell>
        </table:table-row>
      </table:table>
      <text:p text:style-name="P8"><text:span text:style-name="T4">A ghaele can take the form of an incorporeal globe of eldritch colors, 5 feet in diameter. A ghaele is about 6 feet tall and weighs about 170 pounds.</text:span></text:p>
      <text:p text:style-name="P8"><text:span text:style-name="T4">Ghaeles speak Celestial, Infernal, and Draconic, but can communicate with almost any creature, thanks to their </text:span><text:span text:style-name="T6">tongues </text:span><text:span text:style-name="T4">ability.</text:span></text:p>
      <text:p text:style-name="P8"><text:span text:style-name="T7">Combat</text:span></text:p>
      <text:p text:style-name="P8"><text:span text:style-name="T4">Ghaeles who enter combat prefer direct confrontation and damaging attacks to more subtle or insidious methods. They usually fight in their humanoid form, wielding incandescent </text:span><text:span text:style-name="T6">+4 holy greatswords. </text:span><text:span text:style-name="T4">If a ghaele desires mobility, it assumes its globe form and blasts the enemy with light rays.</text:span></text:p>
      <text:p text:style-name="P8"><text:span text:style-name="T4">A ghaele’s natural weapons, as well as any weapons it wields, are treated as chaotic-aligned and good-aligned for the purpose of overcoming damage reduction.</text:span></text:p>
      <text:p text:style-name="P8"><text:span text:style-name="T3">Spell-Like Abilities:</text:span><text:span text:style-name="T4"> At will—</text:span><text:span text:style-name="T6">aid, charm monster </text:span><text:span text:style-name="T4">(DC 17), </text:span><text:span text:style-name="T6">color spray </text:span><text:span text:style-name="T4">(DC 14), </text:span><text:span text:style-name="T6">comprehend languages, continual flame, cure light wounds </text:span><text:span text:style-name="T4">(DC 14), </text:span><text:span text:style-name="T6">dancing lights, detect evil, detect thoughts </text:span><text:span text:style-name="T4">(DC 15), </text:span><text:span text:style-name="T6">disguise self, dispel magic, hold monster </text:span><text:span text:style-name="T4">(DC 18), </text:span><text:span text:style-name="T6">greater invisibility </text:span><text:span text:style-name="T4">(self only), </text:span><text:span text:style-name="T6">major image </text:span><text:span text:style-name="T4">(DC 16), </text:span><text:span text:style-name="T6">see invisibility, greater teleport </text:span><text:span text:style-name="T4">(self plus 50 pounds of objects only); 1/day—</text:span><text:span text:style-name="T6">chain lightning </text:span><text:span text:style-name="T4">(DC 19), </text:span><text:span text:style-name="T6">prismatic spray </text:span><text:span text:style-name="T4">(DC 20), </text:span><text:span text:style-name="T6">wall of force. </text:span><text:span text:style-name="T4">Caster level 12th. The save DCs are Charisma-based.</text:span></text:p>
      <text:p text:style-name="P8"><text:span text:style-name="T3">Spells:</text:span><text:span text:style-name="T4"> Ghaeles in humanoid form can cast divine spells as 14th-level clerics. A ghaele has access to two of the following domains: Air, Animal, Chaos, Good, or Plant (plus any others from its deity). The save DCs are Wisdom-based.</text:span></text:p>
      <text:p text:style-name="P8"><text:span text:style-name="T6">Typical Cleric Spells Prepared </text:span><text:span text:style-name="T4">(6/7/7/6/5/4/4/3; save DC 13 + spell level): 0—</text:span><text:span text:style-name="T6">cure minor wounds, detect magic, guidance, light, resistance, virtue; </text:span><text:span text:style-name="T4">1st—</text:span><text:span text:style-name="T6">bless, calm animals*, command, divine favor, obscuring mist, sanctuary, shield of faith; </text:span><text:span text:style-name="T4">2nd—</text:span><text:span text:style-name="T6">aid, align weapon, bear ’s endurance, hold animal*, lesser restoration, remove paralysis, zone of truth; </text:span><text:span text:style-name="T4">3rd—</text:span><text:span text:style-name="T6">daylight, gaseous form*, prayer, remove curse, searing light, water breathing; </text:span><text:span text:style-name="T4">4th—</text:span><text:span text:style-name="T6">death ward, dismissal, divine power, restoration, summon nature’s ally IV (animal)*; </text:span><text:span text:style-name="T4">5th—</text:span><text:span text:style-name="T6">control winds*, flame strike, raise dead, true seeing; </text:span><text:span text:style-name="T4">6th—</text:span><text:span text:style-name="T6">banishment, blade barrier, chain lightning*, heal; </text:span><text:span text:style-name="T4">7th—</text:span><text:span text:style-name="T6">animal shapes*, holy word, summon monster VII.</text:span></text:p>
      <text:p text:style-name="P8"><text:span text:style-name="T4">*Domain spell. Domains: Air and Animal.</text:span></text:p>
      <text:p text:style-name="P8"><text:span text:style-name="T3">Gaze (Su): </text:span><text:span text:style-name="T4">In humanoid form—slay evil creatures of 5 or less HD, range 60 feet, Will DC 18 negates. Even if the save succeeds, the creature is affected as though by a </text:span><text:span text:style-name="T6">fear </text:span><text:span text:style-name="T4">spell for 2d10 rounds. Nonevil creatures, and evil creatures with more than 5 HD, must succeed on a DC 18 Will save or suffer the </text:span><text:span text:style-name="T6">fear </text:span><text:span text:style-name="T4">effect. The save DCs are Charisma-based.</text:span></text:p>
      <text:p text:style-name="P8"><text:span text:style-name="T3">Light Ray (Ex): </text:span><text:span text:style-name="T4">A ghaele in globe form can project light rays with a range of 300 feet. This attack overcomes damage reduction of any type.</text:span></text:p>
      <text:p text:style-name="P8"><text:span text:style-name="T3">Alternate Form (Su):</text:span><text:span text:style-name="T4"> A ghaele can shift between its humanoid and globe forms as a standard action. In humanoid form, it cannot fly or use its light rays, but it can use its gaze attack and spell-like abilities, make physical attacks, and cast spells. In globe form, it can fly, use its light rays, and use spell-like abilities, but it cannot cast spells or use its gaze attack. The globe form is incorporeal, and the ghaele has no Strength score while in that form.</text:span></text:p>
      <text:p text:style-name="P8"><text:span text:style-name="T4">A ghaele remains in one form until it chooses to assume a new one. A change in form cannot be dispelled, nor does the ghaele revert to any particular form when killed. A </text:span><text:span text:style-name="T6">true seeing </text:span><text:span text:style-name="T4">spell or ability, however, reveals both forms simultaneously.</text:span></text:p>
      <text:p text:style-name="P8"><text:span text:style-name="T3">Protective Aura (Su):</text:span><text:span text:style-name="T4"> Against attacks made or effects created by evil creatures, </text:span><text:span text:style-name="T6">t</text:span><text:span text:style-name="T4">his ability provides a +4 deflection bonus to AC and a +4 resistance bonus on saving throws to anyone within 20 feet of the ghaele. Otherwise, it functions as a </text:span><text:span text:style-name="T6">magic circle against evil </text:span><text:span text:style-name="T4">effect and a </text:span><text:span text:style-name="T6">lesser globe of invulnerability, </text:span><text:span text:style-name="T4">both with a radius of 20 feet (caster level equals ghaele’s HD). (The defensive benefits from the circle are not included in a ghaele’s statistics block.)</text:span></text:p>
      <text:p text:style-name="P8"><text:span text:style-name="T3">Tongues (Su):</text:span><text:span text:style-name="T4"> Ghaeles can speak with any creature that has a language, as though using a </text:span><text:span text:style-name="T6">tongues </text:span><text:span text:style-name="T4">spell (caster level 14th). This ability is always active.</text:span></text:p>
      <text:p text:style-name="P10"/>
      <text:p text:style-name="P8"><text:span text:style-name="T2">GHOST</text:span></text:p>
      <text:p text:style-name="P8"><text:span text:style-name="T4">Ghosts are the spectral remnants of intelligent beings who, for one reason or another, cannot rest easily in their graves.</text:span></text:p>
      <text:p text:style-name="P8"><text:span text:style-name="T4">A ghost greatly resembles its corporeal form in life, but in some cases the spiritual form is somewhat altered. </text:span></text:p>
      <text:p text:style-name="P9"/>
      <text:p text:style-name="P8"><text:span text:style-name="T1">CREATING A GHOST</text:span></text:p>
      <text:p text:style-name="P1"><text:span text:style-name="T4">“Ghost” is an acquired template that can be added to any aberration, animal, dragon, giant, humanoid, magical beast, monstrous humanoid, or plant. The creature (referred to hereafter as the base creature) must have a Charisma score of at least 6.</text:span></text:p>
      <text:p text:style-name="P8"><text:span text:style-name="T4">A ghost uses all the base creature’s statistics and special abilities except as noted here.</text:span></text:p>
      <text:p text:style-name="P8"><text:span text:style-name="T3">Size and Type:</text:span><text:span text:style-name="T4"> The creature’s type changes to undead. Do not recalculate the creature’s base attack bonus, saves, or skill points. It gains the incorporeal subtype. Size is unchanged.</text:span></text:p>
      <text:p text:style-name="P8"><text:span text:style-name="T3">Hit Dice:</text:span><text:span text:style-name="T4"> All current and future Hit Dice become d12s.</text:span></text:p>
      <text:p text:style-name="P8"><text:span text:style-name="T3">Speed:</text:span><text:span text:style-name="T4"> Ghosts have a fly speed of 30 feet, unless the base creature has a higher fly speed, with perfect maneuverability. </text:span></text:p>
      <text:p text:style-name="P8"><text:span text:style-name="T3">Armor Class:</text:span><text:span text:style-name="T4"> Natural armor is the same as the base creature’s but applies only to ethereal encounters. When the ghost manifests (see below), its natural armor bonus is +0, but it gains a deflection bonus equal to its Charisma modifier or +1, whichever is higher.</text:span></text:p>
      <text:p text:style-name="P8"><text:span text:style-name="T3">Attack:</text:span><text:span text:style-name="T4"> A ghost retains all the attacks of the base creature, although those relying on physical contact do not affect creatures that are not ethereal.</text:span></text:p>
      <text:p text:style-name="P8"><text:span text:style-name="T3">Full Attack:</text:span><text:span text:style-name="T4"> A ghost retains all the attacks of the base creature, although those relying on physical contact do not affect creatures that are not ethereal.</text:span></text:p>
      <text:p text:style-name="P8"><text:soft-page-break/><text:span text:style-name="T3">Damage:</text:span><text:span text:style-name="T4"> Against ethereal creatures, a ghost uses the base creature’s damage values. Against nonethereal creatures, the ghost usually cannot deal physical damage at all but can use its special attacks, if any, when it manifests (see below).</text:span></text:p>
      <text:p text:style-name="P8"><text:span text:style-name="T3">Special Attacks:</text:span><text:span text:style-name="T4"> A ghost retains all the special attacks of the base creature, although those relying on physical contact do not affect nonethereal creatures. The ghost also gains a manifestation ability plus one to three other special attacks as described below. The save DC against a special attack is equal to 10 + 1/2 ghost’s HD + ghost’s Cha modifier unless otherwise noted.</text:span></text:p>
      <text:p text:style-name="P8"><text:span text:style-name="T6">Corrupting Gaze (Su): </text:span><text:span text:style-name="T4">A ghost can blast living beings with a glance, at a range of up to 30 feet. Creatures that meet the ghost’s gaze must succeed on a Fortitude save or take 2d10 points of damage and 1d4 points of Charisma damage.</text:span></text:p>
      <text:p text:style-name="P8"><text:span text:style-name="T6">Corrupting Touch (Su): </text:span><text:span text:style-name="T4">A ghost that hits a living target with its incorporeal touch attack deals 1d6 points of damage. Against ethereal opponents, it adds its Strength modifier to attack and damage rolls. Against nonethereal opponents, it adds its Dexterity modifier to attack rolls only.</text:span></text:p>
      <text:p text:style-name="P8"><text:span text:style-name="T6">Draining Touch (Su): </text:span><text:span text:style-name="T4">A ghost that hits a living target with its incorporeal touch attack drains 1d4 points from any one ability score it selects. On each such successful attack, the ghost heals 5 points of damage to itself. Against ethereal opponents, it adds its Strength modifier to attack rolls only. Against nonethereal opponents, it adds its Dexterity modifier to attack rolls only.</text:span></text:p>
      <text:p text:style-name="P8"><text:span text:style-name="T6">Frightful Moan (Su): </text:span><text:span text:style-name="T4">A ghost can emit a frightful moan as a standard action. All living creatures within a 30-foot spread must succeed on a Will save or become panicked for 2d4 rounds. This is a sonic necromantic mind-affecting fear effect. A creature that successfully saves against the moan cannot be affected by the same ghost’s moan for 24 hours.</text:span></text:p>
      <text:p text:style-name="P8"><text:span text:style-name="T6">Horrific Appearance (Su): </text:span><text:span text:style-name="T4">Any living creature within 60 feet that views a ghost must succeed on a Fortitude save or immediately take 1d4 points of Strength damage, 1d4 points of Dexterity damage, and 1d4 points of Constitution damage. A creature that successfully saves against this effect cannot be affected by the same ghost’s horrific appearance for 24 hours.</text:span></text:p>
      <text:p text:style-name="P8"><text:span text:style-name="T6">Malevolence (Su): </text:span><text:span text:style-name="T4">Once per round, an ethereal ghost can merge its body with a creature on the Material Plane. This ability is similar to a </text:span><text:span text:style-name="T6">magic jar </text:span><text:span text:style-name="T4">spell (caster level 10th or the ghost’s Hit Dice, whichever is higher), except that it does not require a receptacle. To use this ability, the ghost must be manifested and it must try move into the target’s space; moving into the target’s space to use the malevolence ability does not provoke attacks of opportunity. The target can resist the attack with a successful Will save (DC 15 + ghost’s Cha modifier). A creature that successfully saves is immune to that same ghost’s malevolence for 24 hours, and the ghost cannot enter the target’s space. If the save fails, the ghost vanishes into the target’s body.</text:span></text:p>
      <text:p text:style-name="P8"><text:span text:style-name="T6">Manifestation (Su): </text:span><text:span text:style-name="T4">Every ghost has this ability. A ghost dwells on the Ethereal Plane and, as an ethereal creature, it cannot affect or be affected by anything in the material world. When a ghost manifests, it partly enters the Material Plane and becomes visible but incorporeal on the Material Plane. A manifested ghost can be harmed only by other incorporeal creatures, magic weapons, or spells, with a 50% chance to ignore any damage from a corporeal source. A manifested ghost can pass through solid objects at will, and its own attacks pass through armor. A manifested ghost always moves silently. A manifested ghost can strike with its touch attack or with a ghost touch weapon (see Ghostly Equipment, below). A manifested ghost remains partially on the Ethereal Plane, where is it not incorporeal. A manifested ghost can be attacked by opponents on either the Material Plane or the Ethereal Plane. The ghost’s incorporeality helps protect it from foes on the Material Plane, but not from foes on the Ethereal Plane.</text:span></text:p>
      <text:p text:style-name="P8"><text:span text:style-name="T4">When a spellcasting ghost is not manifested and is on the Ethereal Plane, its spells cannot affect targets on the Material Plane, but they work normally against ethereal targets. When a spellcasting ghost manifests, its spells continue to affect ethereal targets and can affect targets on the Material Plane normally unless the spells rely on touch. A manifested ghost’s touch spells don’t work on nonethereal targets.</text:span></text:p>
      <text:p text:style-name="P8"><text:span text:style-name="T4">A ghost has two home planes, the Material Plane and the Ethereal Plane. It is not considered extraplanar when on either of these planes.</text:span></text:p>
      <text:p text:style-name="P8"><text:span text:style-name="T6">Telekinesis (Su): </text:span><text:span text:style-name="T4">A ghost can use </text:span><text:span text:style-name="T6">telekinesis </text:span><text:span text:style-name="T4">as a standard action (caster level 12th or equal to the ghost’s HD, whichever is higher). When a ghost uses this power, it must wait 1d4 rounds before using it again.</text:span></text:p>
      <text:p text:style-name="P8"><text:span text:style-name="T3">Special Qualities:</text:span><text:span text:style-name="T4"> A ghost has all the special qualities of the base creature as well as those described below.</text:span></text:p>
      <text:p text:style-name="P8"><text:span text:style-name="T6">Rejuvenation (Su): </text:span><text:span text:style-name="T4">In most cases, it’s difficult to destroy a ghost through simple combat: The “destroyed” spirit will often restore itself in 2d4 days. Even the most powerful spells are usually only temporary solutions. A ghost that would otherwise be destroyed returns to its old haunts with a successful level check (1d20 + ghost’s HD) against DC 16. As a rule, the only way to get rid of a ghost for sure is to determine the reason for its existence and set right whatever prevents it from resting in peace. The exact means varies with each spirit and may require a good deal of research.</text:span></text:p>
      <text:p text:style-name="P8"><text:span text:style-name="T6">Turn Resistance (Ex): </text:span><text:span text:style-name="T4">A ghost has +4 turn resistance.</text:span></text:p>
      <text:p text:style-name="P8"><text:span text:style-name="T3">Abilities:</text:span><text:span text:style-name="T4"> Same as the base creature, except that the ghost has no Constitution score, and its Charisma score increases by +4. </text:span></text:p>
      <text:p text:style-name="P8"><text:span text:style-name="T3">Skills:</text:span><text:span text:style-name="T4"> Ghosts have a +8 racial bonus on Hide, Listen, Search, and Spot checks. Otherwise same as the base creature.</text:span></text:p>
      <text:p text:style-name="P8"><text:span text:style-name="T3">Environment: </text:span><text:span text:style-name="T4">Any, often as base creature.</text:span></text:p>
      <text:p text:style-name="P8"><text:span text:style-name="T3">Organization:</text:span><text:span text:style-name="T4"> Solitary, gang (2–4), or mob (7–12).</text:span></text:p>
      <text:p text:style-name="P8"><text:span text:style-name="T3">Challenge Rating: </text:span><text:span text:style-name="T4">Same as the base creature +2.</text:span></text:p>
      <text:p text:style-name="P8"><text:span text:style-name="T3">Treasure: </text:span><text:span text:style-name="T4">None.</text:span></text:p>
      <text:p text:style-name="P8"><text:span text:style-name="T3">Alignment: </text:span><text:span text:style-name="T4">Any.</text:span></text:p>
      <text:p text:style-name="P8"><text:span text:style-name="T3">Level Adjustment: </text:span><text:span text:style-name="T4">Same as the base creature +5.</text:span></text:p>
      <text:p text:style-name="P11"/>
      <text:p text:style-name="P8"><text:span text:style-name="T7">Ghostly Equipment</text:span></text:p>
      <text:p text:style-name="P8"><text:span text:style-name="T4">When a ghost forms, all its equipment and carried items usually become ethereal along with it. In addition, the ghost retains 2d4 items that it particularly valued in life (provided they are not in another creature’s possession). The equipment works normally on the Ethereal Plane but passes harmlessly through material objects or creatures. A weapon of +1 or better magical enhancement, however, can harm material creatures when the ghost manifests, but any such attack has a 50% chance to fail unless the weapon is a ghost touch weapon (just as magic weapons can fail to harm the ghost).</text:span></text:p>
      <text:p text:style-name="P8"><text:span text:style-name="T4">The original material items remain behind, just as the ghost’s physical remains do. If another creature seizes the original, the ethereal copy fades away. This loss invariably angers the ghost, who stops at nothing to return the item to its original resting place.</text:span></text:p>
      <text:p text:style-name="P10"/>
      <text:p text:style-name="P8"><text:span text:style-name="T2">GHOUL</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text:span text:style-name="T3"><text:s/></text:span></text:p>
          </table:table-cell>
          <table:table-cell table:style-name="Table6.A1" office:value-type="string">
            <text:p text:style-name="P13"><text:span text:style-name="T3">Ghoul</text:span></text:p>
          </table:table-cell>
          <table:table-cell table:style-name="Table6.A1" office:value-type="string">
            <text:p text:style-name="P13"><text:span text:style-name="T3">Ghast</text:span></text:p>
          </table:table-cell>
        </table:table-row>
        <table:table-row table:style-name="Table6.1">
          <table:table-cell table:style-name="Table6.A2" office:value-type="string">
            <text:p text:style-name="P13"><text:span text:style-name="T3"><text:s/></text:span></text:p>
          </table:table-cell>
          <table:table-cell table:style-name="Table6.A2" office:value-type="string">
            <text:p text:style-name="P13"><text:span text:style-name="T4">Medium Undead</text:span></text:p>
          </table:table-cell>
          <table:table-cell table:style-name="Table6.A2" office:value-type="string">
            <text:p text:style-name="P13"><text:span text:style-name="T4">Medium Undead</text:span></text:p>
          </table:table-cell>
        </table:table-row>
        <table:table-row table:style-name="Table6.1">
          <table:table-cell table:style-name="Table6.A2" office:value-type="string">
            <text:p text:style-name="P8"><text:span text:style-name="T3">Hit Dice:</text:span></text:p>
          </table:table-cell>
          <table:table-cell table:style-name="Table6.A2" office:value-type="string">
            <text:p text:style-name="P8"><text:span text:style-name="T4">2d12 (13 hp)</text:span></text:p>
          </table:table-cell>
          <table:table-cell table:style-name="Table6.A2" office:value-type="string">
            <text:p text:style-name="P8"><text:span text:style-name="T4">4d12+3 (29 hp)</text:span></text:p>
          </table:table-cell>
        </table:table-row>
        <table:table-row table:style-name="Table6.1">
          <table:table-cell table:style-name="Table6.A2" office:value-type="string">
            <text:p text:style-name="P8"><text:span text:style-name="T3">Initiative:</text:span></text:p>
          </table:table-cell>
          <table:table-cell table:style-name="Table6.A2" office:value-type="string">
            <text:p text:style-name="P8"><text:span text:style-name="T4">+2</text:span></text:p>
          </table:table-cell>
          <table:table-cell table:style-name="Table6.A2" office:value-type="string">
            <text:p text:style-name="P8"><text:span text:style-name="T4">+3</text:span></text:p>
          </table:table-cell>
        </table:table-row>
        <table:table-row table:style-name="Table6.1">
          <table:table-cell table:style-name="Table6.A2" office:value-type="string">
            <text:p text:style-name="P8"><text:span text:style-name="T3">Speed:</text:span></text:p>
          </table:table-cell>
          <table:table-cell table:style-name="Table6.A2" office:value-type="string">
            <text:p text:style-name="P8"><text:span text:style-name="T4">30 ft. (6 squares)</text:span></text:p>
          </table:table-cell>
          <table:table-cell table:style-name="Table6.A2" office:value-type="string">
            <text:p text:style-name="P8"><text:span text:style-name="T4">30 ft. (6 squares)</text:span></text:p>
          </table:table-cell>
        </table:table-row>
        <table:table-row table:style-name="Table6.1">
          <table:table-cell table:style-name="Table6.A2" office:value-type="string">
            <text:p text:style-name="P8"><text:span text:style-name="T3">Armor Class:</text:span></text:p>
          </table:table-cell>
          <table:table-cell table:style-name="Table6.A2" office:value-type="string">
            <text:p text:style-name="P8"><text:span text:style-name="T4">14 (+2 Dex, +2 natural), touch 12, flat-footed 12</text:span></text:p>
          </table:table-cell>
          <table:table-cell table:style-name="Table6.A2" office:value-type="string">
            <text:p text:style-name="P8"><text:span text:style-name="T4">17 (+3 Dex, +4 natural), touch 12, flat-footed 14</text:span></text:p>
          </table:table-cell>
        </table:table-row>
        <table:table-row table:style-name="Table6.1">
          <table:table-cell table:style-name="Table6.A2" office:value-type="string">
            <text:p text:style-name="P8"><text:span text:style-name="T3">Base Attack/Grapple:</text:span></text:p>
          </table:table-cell>
          <table:table-cell table:style-name="Table6.A2" office:value-type="string">
            <text:p text:style-name="P8"><text:span text:style-name="T4">+1/+2</text:span></text:p>
          </table:table-cell>
          <table:table-cell table:style-name="Table6.A2" office:value-type="string">
            <text:p text:style-name="P8"><text:span text:style-name="T4">+2/+5</text:span></text:p>
          </table:table-cell>
        </table:table-row>
        <table:table-row table:style-name="Table6.1">
          <table:table-cell table:style-name="Table6.A2" office:value-type="string">
            <text:p text:style-name="P8"><text:span text:style-name="T3">Attack:</text:span></text:p>
          </table:table-cell>
          <table:table-cell table:style-name="Table6.A2" office:value-type="string">
            <text:p text:style-name="P8"><text:span text:style-name="T4">Bite +2 melee (1d6+1 plus paralysis)</text:span></text:p>
          </table:table-cell>
          <table:table-cell table:style-name="Table6.A2" office:value-type="string">
            <text:p text:style-name="P8"><text:span text:style-name="T4">Bite +5 melee (1d8+3 plus paralysis)</text:span></text:p>
          </table:table-cell>
        </table:table-row>
        <table:table-row table:style-name="Table6.1">
          <table:table-cell table:style-name="Table6.A2" office:value-type="string">
            <text:p text:style-name="P8"><text:span text:style-name="T3">Full Attack:</text:span></text:p>
          </table:table-cell>
          <table:table-cell table:style-name="Table6.A2" office:value-type="string">
            <text:p text:style-name="P8"><text:span text:style-name="T4">Bite +2 melee (1d6+1 plus paralysis) and 2 claws +0 melee (1d3 plus paralysis)</text:span></text:p>
          </table:table-cell>
          <table:table-cell table:style-name="Table6.A2" office:value-type="string">
            <text:p text:style-name="P8"><text:span text:style-name="T4">Bite +5 melee (1d8+3 plus paralysis) and 2 claws +3 melee (1d4+1 plus paralysis)</text:span></text:p>
          </table:table-cell>
        </table:table-row>
        <text:soft-page-break/>
        <table:table-row table:style-name="Table6.1">
          <table:table-cell table:style-name="Table6.A2" office:value-type="string">
            <text:p text:style-name="P8"><text:span text:style-name="T3">Space/Reach:</text:span></text:p>
          </table:table-cell>
          <table:table-cell table:style-name="Table6.A2" office:value-type="string">
            <text:p text:style-name="P8"><text:span text:style-name="T4">5 ft./5 ft.</text:span></text:p>
          </table:table-cell>
          <table:table-cell table:style-name="Table6.A2" office:value-type="string">
            <text:p text:style-name="P8"><text:span text:style-name="T4">5 ft./5 ft.</text:span></text:p>
          </table:table-cell>
        </table:table-row>
        <table:table-row table:style-name="Table6.1">
          <table:table-cell table:style-name="Table6.A2" office:value-type="string">
            <text:p text:style-name="P8"><text:span text:style-name="T3">Special Attacks:</text:span></text:p>
          </table:table-cell>
          <table:table-cell table:style-name="Table6.A2" office:value-type="string">
            <text:p text:style-name="P8"><text:span text:style-name="T4">Ghoul fever, paralysis</text:span></text:p>
          </table:table-cell>
          <table:table-cell table:style-name="Table6.A2" office:value-type="string">
            <text:p text:style-name="P8"><text:span text:style-name="T4">Ghoul fever, paralyis, stench</text:span></text:p>
          </table:table-cell>
        </table:table-row>
        <table:table-row table:style-name="Table6.1">
          <table:table-cell table:style-name="Table6.A2" office:value-type="string">
            <text:p text:style-name="P8"><text:span text:style-name="T3">Special Qualities:</text:span></text:p>
          </table:table-cell>
          <table:table-cell table:style-name="Table6.A2" office:value-type="string">
            <text:p text:style-name="P8"><text:span text:style-name="T4">Darkvision 60 ft., undead traits, +2 turn resistance</text:span></text:p>
          </table:table-cell>
          <table:table-cell table:style-name="Table6.A2" office:value-type="string">
            <text:p text:style-name="P8"><text:span text:style-name="T4">Darkvision 60 ft., undead traits, +2 turn resistance</text:span></text:p>
          </table:table-cell>
        </table:table-row>
        <table:table-row table:style-name="Table6.1">
          <table:table-cell table:style-name="Table6.A2" office:value-type="string">
            <text:p text:style-name="P8"><text:span text:style-name="T3">Saves:</text:span></text:p>
          </table:table-cell>
          <table:table-cell table:style-name="Table6.A2" office:value-type="string">
            <text:p text:style-name="P8"><text:span text:style-name="T4">Fort +0, Ref +2, Will +5</text:span></text:p>
          </table:table-cell>
          <table:table-cell table:style-name="Table6.A2" office:value-type="string">
            <text:p text:style-name="P8"><text:span text:style-name="T4">Fort +1, Ref +4, Will +6</text:span></text:p>
          </table:table-cell>
        </table:table-row>
        <table:table-row table:style-name="Table6.1">
          <table:table-cell table:style-name="Table6.A2" office:value-type="string">
            <text:p text:style-name="P8"><text:span text:style-name="T3">Abilities:</text:span></text:p>
          </table:table-cell>
          <table:table-cell table:style-name="Table6.A2" office:value-type="string">
            <text:p text:style-name="P8"><text:span text:style-name="T4">Str 13, Dex 15, Con —, Int 13, Wis 14, Cha 12</text:span></text:p>
          </table:table-cell>
          <table:table-cell table:style-name="Table6.A2" office:value-type="string">
            <text:p text:style-name="P8"><text:span text:style-name="T4">Str 17, Dex 17, Con —, Int 13, Wis 14, Cha 16</text:span></text:p>
          </table:table-cell>
        </table:table-row>
        <table:table-row table:style-name="Table6.1">
          <table:table-cell table:style-name="Table6.A2" office:value-type="string">
            <text:p text:style-name="P8"><text:span text:style-name="T3">Skills:</text:span></text:p>
          </table:table-cell>
          <table:table-cell table:style-name="Table6.A2" office:value-type="string">
            <text:p text:style-name="P8"><text:span text:style-name="T4">Balance +6, Climb +5, Hide +6, Jump +5, Move Silently +6, Spot +7</text:span></text:p>
          </table:table-cell>
          <table:table-cell table:style-name="Table6.A2" office:value-type="string">
            <text:p text:style-name="P8"><text:span text:style-name="T4">Balance +7, Climb +9, Hide +8, Jump +9, Move Silently +8, Spot +8</text:span></text:p>
          </table:table-cell>
        </table:table-row>
        <table:table-row table:style-name="Table6.1">
          <table:table-cell table:style-name="Table6.A2" office:value-type="string">
            <text:p text:style-name="P8"><text:span text:style-name="T3">Feats:</text:span></text:p>
          </table:table-cell>
          <table:table-cell table:style-name="Table6.A2" office:value-type="string">
            <text:p text:style-name="P8"><text:span text:style-name="T4">Multiattack</text:span></text:p>
          </table:table-cell>
          <table:table-cell table:style-name="Table6.A2" office:value-type="string">
            <text:p text:style-name="P8"><text:span text:style-name="T4">Multiattack, Toughness</text:span></text:p>
          </table:table-cell>
        </table:table-row>
        <table:table-row table:style-name="Table6.1">
          <table:table-cell table:style-name="Table6.A2" office:value-type="string">
            <text:p text:style-name="P8"><text:span text:style-name="T3">Environment:</text:span></text:p>
          </table:table-cell>
          <table:table-cell table:style-name="Table6.A2" office:value-type="string">
            <text:p text:style-name="P8"><text:span text:style-name="T4">Any</text:span></text:p>
            <text:p text:style-name="P8"><text:span text:style-name="T4">(Lacedon: Any aquatic)</text:span></text:p>
          </table:table-cell>
          <table:table-cell table:style-name="Table6.A2" office:value-type="string">
            <text:p text:style-name="P8"><text:span text:style-name="T4">Any</text:span></text:p>
          </table:table-cell>
        </table:table-row>
        <table:table-row table:style-name="Table6.1">
          <table:table-cell table:style-name="Table6.A2" office:value-type="string">
            <text:p text:style-name="P8"><text:span text:style-name="T3">Organization:</text:span></text:p>
          </table:table-cell>
          <table:table-cell table:style-name="Table6.A2" office:value-type="string">
            <text:p text:style-name="P8"><text:span text:style-name="T4">Solitary, gang (2–4), or pack (7–12)</text:span></text:p>
          </table:table-cell>
          <table:table-cell table:style-name="Table6.A2" office:value-type="string">
            <text:p text:style-name="P8"><text:span text:style-name="T4">Solitary, gang (2–4), or pack (2–4 plus 7–12 ghouls)</text:span></text:p>
          </table:table-cell>
        </table:table-row>
        <text:soft-page-break/>
        <table:table-row table:style-name="Table6.1">
          <table:table-cell table:style-name="Table6.A2" office:value-type="string">
            <text:p text:style-name="P8"><text:span text:style-name="T8">Challenge Rating:</text:span></text:p>
          </table:table-cell>
          <table:table-cell table:style-name="Table6.A2" office:value-type="string">
            <text:p text:style-name="P8"><text:span text:style-name="T9">1</text:span></text:p>
          </table:table-cell>
          <table:table-cell table:style-name="Table6.A2" office:value-type="string">
            <text:p text:style-name="P8"><text:span text:style-name="T9">3</text:span></text:p>
          </table:table-cell>
        </table:table-row>
        <table:table-row table:style-name="Table6.1">
          <table:table-cell table:style-name="Table6.A2" office:value-type="string">
            <text:p text:style-name="P8"><text:span text:style-name="T3">Treasure:</text:span></text:p>
          </table:table-cell>
          <table:table-cell table:style-name="Table6.A2" office:value-type="string">
            <text:p text:style-name="P8"><text:span text:style-name="T4">None</text:span></text:p>
          </table:table-cell>
          <table:table-cell table:style-name="Table6.A2" office:value-type="string">
            <text:p text:style-name="P8"><text:span text:style-name="T4">Standard</text:span></text:p>
          </table:table-cell>
        </table:table-row>
        <table:table-row table:style-name="Table6.1">
          <table:table-cell table:style-name="Table6.A2" office:value-type="string">
            <text:p text:style-name="P8"><text:span text:style-name="T3">Alignment:</text:span></text:p>
          </table:table-cell>
          <table:table-cell table:style-name="Table6.A2" office:value-type="string">
            <text:p text:style-name="P8"><text:span text:style-name="T4">Always chaotic evil</text:span></text:p>
          </table:table-cell>
          <table:table-cell table:style-name="Table6.A2" office:value-type="string">
            <text:p text:style-name="P8"><text:span text:style-name="T4">Always chaotic evil</text:span></text:p>
          </table:table-cell>
        </table:table-row>
        <table:table-row table:style-name="Table6.1">
          <table:table-cell table:style-name="Table6.A2" office:value-type="string">
            <text:p text:style-name="P8"><text:span text:style-name="T3">Advancement:</text:span></text:p>
          </table:table-cell>
          <table:table-cell table:style-name="Table6.A2" office:value-type="string">
            <text:p text:style-name="P8"><text:span text:style-name="T4">3 HD (Medium)</text:span></text:p>
          </table:table-cell>
          <table:table-cell table:style-name="Table6.A2" office:value-type="string">
            <text:p text:style-name="P8"><text:span text:style-name="T4">5–8 HD (Medium)</text:span></text:p>
          </table:table-cell>
        </table:table-row>
        <table:table-row table:style-name="Table6.1">
          <table:table-cell table:style-name="Table6.A23" office:value-type="string">
            <text:p text:style-name="P13"><text:span text:style-name="T3">Level Adjustment:</text:span></text:p>
          </table:table-cell>
          <table:table-cell table:style-name="Table6.A23" office:value-type="string">
            <text:p text:style-name="P13"><text:span text:style-name="T4">—</text:span></text:p>
          </table:table-cell>
          <table:table-cell table:style-name="Table6.A23" office:value-type="string">
            <text:p text:style-name="P13"><text:span text:style-name="T4">—</text:span></text:p>
          </table:table-cell>
        </table:table-row>
      </table:table>
      <text:p text:style-name="P8"><text:span text:style-name="T4">Ghouls speak the languages they spoke in life (usually Common).</text:span></text:p>
      <text:p text:style-name="P8"><text:span text:style-name="T1">COMBAT</text:span></text:p>
      <text:p text:style-name="P8"><text:span text:style-name="T4">Ghouls try to attack with surprise whenever possible. They strike from behind tombstones and burst from shallow graves.</text:span></text:p>
      <text:p text:style-name="P8"><text:span text:style-name="T3">Ghoul Fever (Su):</text:span><text:span text:style-name="T4"> Disease—bite, Fortitude DC 12, incubation period 1 day, damage 1d3 Con and 1d3 Dex. The save DC is Charisma-based.</text:span></text:p>
      <text:p text:style-name="P8"><text:span text:style-name="T4">An afflicted humanoid who dies of ghoul fever rises as a ghoul at the next midnight. A humanoid who becomes a ghoul in this way retains none of the abilities it possessed in life. It is not under the control of any other ghouls, but it hungers for the flesh of the living and behaves like a normal ghoul in all respects. A humanoid of 4 Hit Dice or more rises as a ghast, not a ghoul.</text:span></text:p>
      <text:p text:style-name="P8"><text:span text:style-name="T3">Paralysis (Ex):</text:span><text:span text:style-name="T4"> Those hit by a ghoul’s bite or claw attack must succeed on a DC 12 Fortitude save or be paralyzed for 1d4+1 rounds. Elves have immunity to this paralysis. The save DC is Charisma-based.</text:span></text:p>
      <text:p text:style-name="P8"><text:span text:style-name="T1">LACEDON</text:span></text:p>
      <text:p text:style-name="P8"><text:span text:style-name="T4">These cousins of the ghoul have the aquatic subtype. They lurk near hidden reefs or other places where ships are likely to meet their end. They have a base land speed of 30 feet and a swim speed of 30 feet and are found only in aquatic environments.</text:span></text:p>
      <text:p text:style-name="P8"><text:span text:style-name="T1">GHAST</text:span></text:p>
      <text:p text:style-name="P8"><text:span text:style-name="T4">Although these creatures look just like their lesser kin, they are far more deadly and cunning.</text:span></text:p>
      <text:p text:style-name="P8"><text:span text:style-name="T7">Combat</text:span></text:p>
      <text:p text:style-name="P8"><text:span text:style-name="T3">Ghoul Fever (Su):</text:span><text:span text:style-name="T4"> Disease—bite, Fortitude DC 15, incubation period 1 day, damage 1d3 Con and 1d3 Dex. The save DC is Charisma-based.</text:span></text:p>
      <text:p text:style-name="P8"><text:span text:style-name="T3">Paralysis (Ex): </text:span><text:span text:style-name="T4">Those hit by a ghast’s bite or claw attack must succeed on a DC 15 Fortitude save or be paralyzed for 1d4+1 rounds. Even elves can be affected by this paralysis. The save DC is Charisma-based.</text:span></text:p>
      <text:p text:style-name="P8"><text:span text:style-name="T3">Stench (Ex):</text:span><text:span text:style-name="T4"> The stink of death and corruption surrounding these creatures is overwhelming. Living creatures</text:span></text:p>
      <text:p text:style-name="P8"><text:span text:style-name="T4">within 10 feet must succeed on a DC 15 Fortitude save or be sickened for 1d6+4 minutes. A creature that successfully saves cannot be affected again by the same ghast’s stench for 24 hours. A </text:span><text:span text:style-name="T6">delay poison </text:span><text:span text:style-name="T4">or </text:span><text:span text:style-name="T6">neutralize poison </text:span><text:span text:style-name="T4">spell removes the effect from a sickened creature. Creatures with immunity to poison are unaffected, and creatures resistant to poison receive their normal bonus on their saving throws. The save DC is Charisma-based.</text:span></text:p>
      <text:p text:style-name="P10"/>
      <text:p text:style-name="P8"><text:span text:style-name="T2">GIANT</text:span></text:p>
      <text:p text:style-name="P8"><text:span text:style-name="T4">All giants speak Giant. Those with Intelligence scores of 10 or higher also speak Common.</text:span></text:p>
      <text:p text:style-name="P8"><text:span text:style-name="T1">COMBAT</text:span></text:p>
      <text:p text:style-name="P8"><text:span text:style-name="T4">Giants relish melee combat. They favor massive two-handed weapons and wield them with impressive skill. They have enough cunning to soften up a foe with ranged attacks first, if they can. A giant’s favorite ranged weapon is a big rock.</text:span></text:p>
      <text:p text:style-name="P8"><text:span text:style-name="T3">Rock Throwing (Ex): </text:span><text:span text:style-name="T4">Adult giants are accomplished rock throwers and receive a +1 racial bonus on attack rolls when throwing rocks. A giant of at least Large size can hurl rocks weighing 40 to 50 pounds each (Small objects) up to five range increments. The size of the range increment varies with the giant’s variety. A Huge giant can</text:span></text:p>
      <text:p text:style-name="P8"><text:span text:style-name="T4">hurl rocks of 60 to 80 pounds (Medium objects). </text:span></text:p>
      <text:p text:style-name="P8"><text:span text:style-name="T3">Rock Catching (Ex):</text:span><text:span text:style-name="T4"> A giant of at least Large size can catch Small, Medium, or Large rocks (or projectiles of similar shape).</text:span></text:p>
      <text:p text:style-name="P8"><text:span text:style-name="T4">Once per round, a giant that would normally be hit by a rock can make a Reflex save to catch it as a free action. The DC is 15 for a Small rock, 20 for a Medium one, and 25 for a Large one. (If the projectile provides a magical bonus on attack rolls, the DC increases by that amount.) The giant must be ready for and aware of the attack in order to make a rock catching attempt.</text:span></text:p>
      <text:p text:style-name="P12"/>
      <text:p text:style-name="P8"><text:span text:style-name="T1">CLOUD GIANT</text:span></text:p>
      <table:table table:name="Table7" table:style-name="Table7">
        <table:table-column table:style-name="Table7.A"/>
        <table:table-column table:style-name="Table7.B"/>
        <table:table-row table:style-name="Table7.1">
          <table:table-cell table:style-name="Table7.A1" office:value-type="string">
            <text:p text:style-name="P13"><text:span text:style-name="T3"><text:s/></text:span></text:p>
          </table:table-cell>
          <table:table-cell table:style-name="Table7.A1" office:value-type="string">
            <text:p text:style-name="P13"><text:span text:style-name="T4">Huge Giant (Air)</text:span></text:p>
          </table:table-cell>
        </table:table-row>
        <table:table-row table:style-name="Table7.1">
          <table:table-cell table:style-name="Table7.A2" office:value-type="string">
            <text:p text:style-name="P13"><text:span text:style-name="T3">Hit Dice:</text:span></text:p>
          </table:table-cell>
          <table:table-cell table:style-name="Table7.A2" office:value-type="string">
            <text:p text:style-name="P13"><text:span text:style-name="T4">17d8+102 (178 hp)</text:span></text:p>
          </table:table-cell>
        </table:table-row>
        <table:table-row table:style-name="Table7.1">
          <table:table-cell table:style-name="Table7.A2" office:value-type="string">
            <text:p text:style-name="P8"><text:span text:style-name="T3">Initiative:</text:span></text:p>
          </table:table-cell>
          <table:table-cell table:style-name="Table7.A2" office:value-type="string">
            <text:p text:style-name="P8"><text:span text:style-name="T4">+1</text:span></text:p>
          </table:table-cell>
        </table:table-row>
        <table:table-row table:style-name="Table7.1">
          <table:table-cell table:style-name="Table7.A2" office:value-type="string">
            <text:p text:style-name="P8"><text:span text:style-name="T3">Speed:</text:span></text:p>
          </table:table-cell>
          <table:table-cell table:style-name="Table7.A2" office:value-type="string">
            <text:p text:style-name="P8"><text:span text:style-name="T4">50 ft. (10 squares)</text:span></text:p>
          </table:table-cell>
        </table:table-row>
        <table:table-row table:style-name="Table7.1">
          <table:table-cell table:style-name="Table7.A2" office:value-type="string">
            <text:p text:style-name="P8"><text:span text:style-name="T3">Armor Class:</text:span></text:p>
          </table:table-cell>
          <table:table-cell table:style-name="Table7.A2" office:value-type="string">
            <text:p text:style-name="P8"><text:span text:style-name="T4">25 (–2 size, +1 Dex, +12 natural, +4 chain shirt), touch 9, flat-footed 24</text:span></text:p>
          </table:table-cell>
        </table:table-row>
        <table:table-row table:style-name="Table7.1">
          <table:table-cell table:style-name="Table7.A2" office:value-type="string">
            <text:p text:style-name="P8"><text:span text:style-name="T3">Base Attack/Grapple:</text:span></text:p>
          </table:table-cell>
          <table:table-cell table:style-name="Table7.A2" office:value-type="string">
            <text:p text:style-name="P8"><text:span text:style-name="T4">+12/+32</text:span></text:p>
          </table:table-cell>
        </table:table-row>
        <table:table-row table:style-name="Table7.1">
          <table:table-cell table:style-name="Table7.A2" office:value-type="string">
            <text:p text:style-name="P8"><text:span text:style-name="T3">Attack:</text:span></text:p>
          </table:table-cell>
          <table:table-cell table:style-name="Table7.A2" office:value-type="string">
            <text:p text:style-name="P8"><text:span text:style-name="T4">Gargantuan morningstar +22 melee (4d6+18) or slam +22 melee (1d6+12) or rock +12 ranged (2d8+12)</text:span></text:p>
          </table:table-cell>
        </table:table-row>
        <table:table-row table:style-name="Table7.1">
          <table:table-cell table:style-name="Table7.A2" office:value-type="string">
            <text:p text:style-name="P8"><text:span text:style-name="T3">Full Attack:</text:span></text:p>
          </table:table-cell>
          <table:table-cell table:style-name="Table7.A2" office:value-type="string">
            <text:p text:style-name="P8"><text:span text:style-name="T4">Gargantuan morningstar +22/+17/+12 melee (4d6+18) or 2 slams +22 melee (1d6+12) or rock +12 ranged (2d8+12)</text:span></text:p>
          </table:table-cell>
        </table:table-row>
        <table:table-row table:style-name="Table7.1">
          <table:table-cell table:style-name="Table7.A2" office:value-type="string">
            <text:p text:style-name="P8"><text:span text:style-name="T3">Space/Reach:</text:span></text:p>
          </table:table-cell>
          <table:table-cell table:style-name="Table7.A2" office:value-type="string">
            <text:p text:style-name="P8"><text:span text:style-name="T4">15 ft./15 ft.</text:span></text:p>
          </table:table-cell>
        </table:table-row>
        <table:table-row table:style-name="Table7.1">
          <table:table-cell table:style-name="Table7.A2" office:value-type="string">
            <text:p text:style-name="P8"><text:span text:style-name="T3">Special Attacks:</text:span></text:p>
          </table:table-cell>
          <table:table-cell table:style-name="Table7.A2" office:value-type="string">
            <text:p text:style-name="P8"><text:span text:style-name="T4">Rock throwing, spell-like abilities</text:span></text:p>
          </table:table-cell>
        </table:table-row>
        <table:table-row table:style-name="Table7.1">
          <table:table-cell table:style-name="Table7.A2" office:value-type="string">
            <text:p text:style-name="P8"><text:span text:style-name="T3">Special Qualities:</text:span></text:p>
          </table:table-cell>
          <table:table-cell table:style-name="Table7.A2" office:value-type="string">
            <text:p text:style-name="P8"><text:span text:style-name="T4">Low-light vision, oversized weapon, rock catching, scent</text:span></text:p>
          </table:table-cell>
        </table:table-row>
        <table:table-row table:style-name="Table7.1">
          <table:table-cell table:style-name="Table7.A2" office:value-type="string">
            <text:p text:style-name="P8"><text:span text:style-name="T3">Saves:</text:span></text:p>
          </table:table-cell>
          <table:table-cell table:style-name="Table7.A2" office:value-type="string">
            <text:p text:style-name="P8"><text:span text:style-name="T4">Fort +16, Ref +6, Will +10</text:span></text:p>
          </table:table-cell>
        </table:table-row>
        <table:table-row table:style-name="Table7.1">
          <table:table-cell table:style-name="Table7.A2" office:value-type="string">
            <text:p text:style-name="P8"><text:span text:style-name="T3">Abilities:</text:span></text:p>
          </table:table-cell>
          <table:table-cell table:style-name="Table7.A2" office:value-type="string">
            <text:p text:style-name="P8"><text:span text:style-name="T4">Str 35, Dex 13, Con 23, Int 12, Wis 16, Cha 13</text:span></text:p>
          </table:table-cell>
        </table:table-row>
        <table:table-row table:style-name="Table7.1">
          <table:table-cell table:style-name="Table7.A2" office:value-type="string">
            <text:p text:style-name="P8"><text:span text:style-name="T3">Skills:</text:span></text:p>
          </table:table-cell>
          <table:table-cell table:style-name="Table7.A2" office:value-type="string">
            <text:p text:style-name="P8"><text:span text:style-name="T4">Climb +19, Craft (any one) +11, Diplomacy +3, Intimidate +11, Listen +15, Perform (stringed instruments) +2, Sense Motive +9, Spot +15 </text:span></text:p>
          </table:table-cell>
        </table:table-row>
        <text:soft-page-break/>
        <table:table-row table:style-name="Table7.1">
          <table:table-cell table:style-name="Table7.A2" office:value-type="string">
            <text:p text:style-name="P8"><text:span text:style-name="T3">Feats:</text:span></text:p>
          </table:table-cell>
          <table:table-cell table:style-name="Table7.A2" office:value-type="string">
            <text:p text:style-name="P8"><text:span text:style-name="T4">Awesome Blow, Cleave, Improved Bull Rush, Improved Overrun, Iron Will, Power Attack</text:span></text:p>
          </table:table-cell>
        </table:table-row>
        <table:table-row table:style-name="Table7.1">
          <table:table-cell table:style-name="Table7.A2" office:value-type="string">
            <text:p text:style-name="P8"><text:span text:style-name="T3">Environment:</text:span></text:p>
          </table:table-cell>
          <table:table-cell table:style-name="Table7.A2" office:value-type="string">
            <text:p text:style-name="P8"><text:span text:style-name="T4">Temperate mountains</text:span></text:p>
          </table:table-cell>
        </table:table-row>
        <table:table-row table:style-name="Table7.1">
          <table:table-cell table:style-name="Table7.A2" office:value-type="string">
            <text:p text:style-name="P8"><text:span text:style-name="T3">Organization:</text:span></text:p>
          </table:table-cell>
          <table:table-cell table:style-name="Table7.A2" office:value-type="string">
            <text:p text:style-name="P8"><text:span text:style-name="T4">Solitary, gang (2–4), family (2–4 plus 35% noncombatants plus 1 sorcerer or cleric of 4th–7th level plus 2–5 griffons or 2–8 dire lions), or band (6–9 plus 1 sorcerer or cleric of 4th–7th level plus 2–5 griffons or 2–8 dire lions) </text:span></text:p>
          </table:table-cell>
        </table:table-row>
        <table:table-row table:style-name="Table7.1">
          <table:table-cell table:style-name="Table7.A2" office:value-type="string">
            <text:p text:style-name="P8"><text:span text:style-name="T3">Challenge Rating:</text:span></text:p>
          </table:table-cell>
          <table:table-cell table:style-name="Table7.A2" office:value-type="string">
            <text:p text:style-name="P8"><text:span text:style-name="T4">11</text:span></text:p>
          </table:table-cell>
        </table:table-row>
        <table:table-row table:style-name="Table7.1">
          <table:table-cell table:style-name="Table7.A2" office:value-type="string">
            <text:p text:style-name="P8"><text:span text:style-name="T3">Treasure:</text:span></text:p>
          </table:table-cell>
          <table:table-cell table:style-name="Table7.A2" office:value-type="string">
            <text:p text:style-name="P8"><text:span text:style-name="T4">Standard coins; double goods; standard items</text:span></text:p>
          </table:table-cell>
        </table:table-row>
        <table:table-row table:style-name="Table7.1">
          <table:table-cell table:style-name="Table7.A2" office:value-type="string">
            <text:p text:style-name="P8"><text:span text:style-name="T3">Alignment:</text:span></text:p>
          </table:table-cell>
          <table:table-cell table:style-name="Table7.A2" office:value-type="string">
            <text:p text:style-name="P8"><text:span text:style-name="T4">Usually neutral good or neutral evil</text:span></text:p>
          </table:table-cell>
        </table:table-row>
        <table:table-row table:style-name="Table7.1">
          <table:table-cell table:style-name="Table7.A2" office:value-type="string">
            <text:p text:style-name="P8"><text:span text:style-name="T3">Advancement:</text:span></text:p>
          </table:table-cell>
          <table:table-cell table:style-name="Table7.A2" office:value-type="string">
            <text:p text:style-name="P8"><text:span text:style-name="T4">By character class</text:span></text:p>
          </table:table-cell>
        </table:table-row>
        <table:table-row table:style-name="Table7.1">
          <table:table-cell table:style-name="Table7.A22" office:value-type="string">
            <text:p text:style-name="P13"><text:span text:style-name="T3">Level Adjustment:</text:span></text:p>
          </table:table-cell>
          <table:table-cell table:style-name="Table7.A22" office:value-type="string">
            <text:p text:style-name="P13"><text:span text:style-name="T4">—</text:span></text:p>
          </table:table-cell>
        </table:table-row>
      </table:table>
      <text:p text:style-name="P8"><text:span text:style-name="T4">Cloud giants’ skin ranges in color from milky white to light sky blue. Their hair is silvery white or brass, and their eyes are iridescent blue. Adult males are about 18 feet tall and weigh about 5,000 pounds. Females are slightly shorter and lighter. Cloud giants can live to be 400 years old.</text:span></text:p>
      <text:p text:style-name="P8"><text:span text:style-name="T4">Cloud giants dress in the finest clothing available and wear jewelry. To many, appearance indicates station: The better the clothes and the finer the jewelry, the more important the wearer. They also appreciate music, and most can play one or more instruments (the harp is a favorite).</text:span></text:p>
      <text:p text:style-name="P8"><text:span text:style-name="T1">COMBAT</text:span></text:p>
      <text:p text:style-name="P8"><text:span text:style-name="T4">Cloud giants fight in well-organized units, using carefully developed battle plans. They prefer to fight from a position above their opponents. A favorite tactic is to circle the enemies, barraging them with rocks while the giants with magical abilities confound them with spells.</text:span></text:p>
      <text:p text:style-name="P8"><text:span text:style-name="T3">Rock Throwing (Ex):</text:span><text:span text:style-name="T4"> The range increment is 140 feet for a cloud giant’s thrown rocks.</text:span></text:p>
      <text:p text:style-name="P8"><text:span text:style-name="T3">Oversized Weapon (Ex):</text:span><text:span text:style-name="T4"> A cloud giant wields a great, two-handed morningstar (big enough for Gargantuan creatures) without penalty.</text:span></text:p>
      <text:p text:style-name="P8"><text:span text:style-name="T3">Spell-Like Abilities:</text:span><text:span text:style-name="T4"> 3/day—</text:span><text:span text:style-name="T6">levitate </text:span><text:span text:style-name="T4">(self plus 2,000 pounds), </text:span><text:span text:style-name="T6">obscuring mist</text:span><text:span text:style-name="T4">; 1/day—</text:span><text:span text:style-name="T6">fog cloud</text:span><text:span text:style-name="T4">. Caster level 15th.</text:span></text:p>
      <text:p text:style-name="P9"/>
      <text:p text:style-name="P8"><text:span text:style-name="T1">CLOUD GIANT CHARACTERS</text:span></text:p>
      <text:p text:style-name="P8"><text:span text:style-name="T4">Most cloud giant groups include a sorcerer or a cleric.</text:span></text:p>
      <text:p text:style-name="P8"><text:span text:style-name="T4">Good-aligned clerics have access to two of the following domains: Good, Healing, Strength, or Sun. Evil-aligned clerics have access to two of the following domains: Death, Evil, or Trickery.</text:span></text:p>
      <text:p text:style-name="P9"/>
      <text:p text:style-name="P8"><text:span text:style-name="T1">FIRE GIANT</text:span></text:p>
      <table:table table:name="Table8" table:style-name="Table8">
        <table:table-column table:style-name="Table8.A"/>
        <table:table-column table:style-name="Table8.B"/>
        <text:soft-page-break/>
        <table:table-row table:style-name="Table8.1">
          <table:table-cell table:style-name="Table8.A1" office:value-type="string">
            <text:p text:style-name="P13"><text:span text:style-name="T3"><text:s/></text:span></text:p>
          </table:table-cell>
          <table:table-cell table:style-name="Table8.A1" office:value-type="string">
            <text:p text:style-name="P13"><text:span text:style-name="T4">Large Giant (Fire)</text:span></text:p>
          </table:table-cell>
        </table:table-row>
        <table:table-row table:style-name="Table8.1">
          <table:table-cell table:style-name="Table8.A2" office:value-type="string">
            <text:p text:style-name="P13"><text:span text:style-name="T3">Hit Dice:</text:span></text:p>
          </table:table-cell>
          <table:table-cell table:style-name="Table8.A2" office:value-type="string">
            <text:p text:style-name="P13"><text:span text:style-name="T4">15d8+75 (142 hp)</text:span></text:p>
          </table:table-cell>
        </table:table-row>
        <table:table-row table:style-name="Table8.1">
          <table:table-cell table:style-name="Table8.A2" office:value-type="string">
            <text:p text:style-name="P8"><text:span text:style-name="T3">Initiative:</text:span></text:p>
          </table:table-cell>
          <table:table-cell table:style-name="Table8.A2" office:value-type="string">
            <text:p text:style-name="P8"><text:span text:style-name="T4">–1</text:span></text:p>
          </table:table-cell>
        </table:table-row>
        <table:table-row table:style-name="Table8.1">
          <table:table-cell table:style-name="Table8.A2" office:value-type="string">
            <text:p text:style-name="P8"><text:span text:style-name="T3">Speed:</text:span></text:p>
          </table:table-cell>
          <table:table-cell table:style-name="Table8.A2" office:value-type="string">
            <text:p text:style-name="P8"><text:span text:style-name="T4">30 ft. in half-plate armor (6 squares); base speed 40 ft.</text:span></text:p>
          </table:table-cell>
        </table:table-row>
        <table:table-row table:style-name="Table8.1">
          <table:table-cell table:style-name="Table8.A2" office:value-type="string">
            <text:p text:style-name="P8"><text:span text:style-name="T3">Armor Class:</text:span></text:p>
          </table:table-cell>
          <table:table-cell table:style-name="Table8.A2" office:value-type="string">
            <text:p text:style-name="P8"><text:span text:style-name="T4">23 (–1 size, –1 Dex, +8 natural, +7 half-plate armor) touch 8, flat-footed 23</text:span></text:p>
          </table:table-cell>
        </table:table-row>
        <table:table-row table:style-name="Table8.1">
          <table:table-cell table:style-name="Table8.A2" office:value-type="string">
            <text:p text:style-name="P8"><text:span text:style-name="T3">Base Attack/Grapple:</text:span></text:p>
          </table:table-cell>
          <table:table-cell table:style-name="Table8.A2" office:value-type="string">
            <text:p text:style-name="P8"><text:span text:style-name="T4">+11/+25</text:span></text:p>
          </table:table-cell>
        </table:table-row>
        <table:table-row table:style-name="Table8.1">
          <table:table-cell table:style-name="Table8.A2" office:value-type="string">
            <text:p text:style-name="P8"><text:span text:style-name="T3">Attack:</text:span></text:p>
          </table:table-cell>
          <table:table-cell table:style-name="Table8.A2" office:value-type="string">
            <text:p text:style-name="P8"><text:span text:style-name="T4">Greatsword +20 melee (3d6+15) or slam +20 melee (1d4+10) or rock +10 ranged (2d6+10 plus 2d6 fire)</text:span></text:p>
          </table:table-cell>
        </table:table-row>
        <table:table-row table:style-name="Table8.1">
          <table:table-cell table:style-name="Table8.A2" office:value-type="string">
            <text:p text:style-name="P8"><text:span text:style-name="T3">Full Attack:</text:span></text:p>
          </table:table-cell>
          <table:table-cell table:style-name="Table8.A2" office:value-type="string">
            <text:p text:style-name="P8"><text:span text:style-name="T4">Greatsword +20/+15/+10 melee (3d6+15) or 2 slams +20 melee (1d4+10) or rock +10 ranged (2d6+10 plus 2d6 fire)</text:span></text:p>
          </table:table-cell>
        </table:table-row>
        <table:table-row table:style-name="Table8.1">
          <table:table-cell table:style-name="Table8.A2" office:value-type="string">
            <text:p text:style-name="P8"><text:span text:style-name="T3">Space/Reach:</text:span></text:p>
          </table:table-cell>
          <table:table-cell table:style-name="Table8.A2" office:value-type="string">
            <text:p text:style-name="P8"><text:span text:style-name="T4">10 ft./10 ft.</text:span></text:p>
          </table:table-cell>
        </table:table-row>
        <table:table-row table:style-name="Table8.1">
          <table:table-cell table:style-name="Table8.A2" office:value-type="string">
            <text:p text:style-name="P8"><text:span text:style-name="T3">Special Attacks:</text:span></text:p>
          </table:table-cell>
          <table:table-cell table:style-name="Table8.A2" office:value-type="string">
            <text:p text:style-name="P8"><text:span text:style-name="T4">Rock throwing</text:span></text:p>
          </table:table-cell>
        </table:table-row>
        <table:table-row table:style-name="Table8.1">
          <table:table-cell table:style-name="Table8.A2" office:value-type="string">
            <text:p text:style-name="P8"><text:span text:style-name="T3">Special Qualities:</text:span></text:p>
          </table:table-cell>
          <table:table-cell table:style-name="Table8.A2" office:value-type="string">
            <text:p text:style-name="P8"><text:span text:style-name="T4">Immunity to fire, low-light vision, rock catching, vulnerability to cold</text:span></text:p>
          </table:table-cell>
        </table:table-row>
        <table:table-row table:style-name="Table8.1">
          <table:table-cell table:style-name="Table8.A2" office:value-type="string">
            <text:p text:style-name="P8"><text:span text:style-name="T3">Saves:</text:span></text:p>
          </table:table-cell>
          <table:table-cell table:style-name="Table8.A2" office:value-type="string">
            <text:p text:style-name="P8"><text:span text:style-name="T4">Fort +14, Ref +4, Will +9</text:span></text:p>
          </table:table-cell>
        </table:table-row>
        <table:table-row table:style-name="Table8.1">
          <table:table-cell table:style-name="Table8.A2" office:value-type="string">
            <text:p text:style-name="P8"><text:span text:style-name="T3">Abilities:</text:span></text:p>
          </table:table-cell>
          <table:table-cell table:style-name="Table8.A2" office:value-type="string">
            <text:p text:style-name="P8"><text:span text:style-name="T4">Str 31, Dex 9, Con 21, Int 10, Wis 14, Cha 11</text:span></text:p>
          </table:table-cell>
        </table:table-row>
        <table:table-row table:style-name="Table8.1">
          <table:table-cell table:style-name="Table8.A2" office:value-type="string">
            <text:p text:style-name="P8"><text:span text:style-name="T3">Skills:</text:span></text:p>
          </table:table-cell>
          <table:table-cell table:style-name="Table8.A2" office:value-type="string">
            <text:p text:style-name="P8"><text:span text:style-name="T4">Climb +9, Craft (any one) +6, Intimidate +6, Jump +9, Spot +14</text:span></text:p>
          </table:table-cell>
        </table:table-row>
        <table:table-row table:style-name="Table8.1">
          <table:table-cell table:style-name="Table8.A2" office:value-type="string">
            <text:p text:style-name="P8"><text:span text:style-name="T3">Feats:</text:span></text:p>
          </table:table-cell>
          <table:table-cell table:style-name="Table8.A2" office:value-type="string">
            <text:p text:style-name="P8"><text:span text:style-name="T4">Cleave, Great Cleave, Improved Overrun, Improved Sunder, Iron Will, Power Attack</text:span></text:p>
          </table:table-cell>
        </table:table-row>
        <table:table-row table:style-name="Table8.1">
          <table:table-cell table:style-name="Table8.A2" office:value-type="string">
            <text:p text:style-name="P8"><text:span text:style-name="T3">Environment:</text:span></text:p>
          </table:table-cell>
          <table:table-cell table:style-name="Table8.A2" office:value-type="string">
            <text:p text:style-name="P8"><text:span text:style-name="T4">Warm mountains</text:span></text:p>
          </table:table-cell>
        </table:table-row>
        <table:table-row table:style-name="Table8.1">
          <table:table-cell table:style-name="Table8.A2" office:value-type="string">
            <text:p text:style-name="P8"><text:span text:style-name="T3">Organization:</text:span></text:p>
          </table:table-cell>
          <table:table-cell table:style-name="Table8.A2" office:value-type="string">
            <text:p text:style-name="P8"><text:span text:style-name="T4">Solitary, gang (2–5), band (6–9 plus 35% noncombatants plus 1 adept or cleric of 1st or 2nd level), hunting/raiding party (6–9 plus 1 adept or sorcerer of 3rd–5th level plus 2–4 hell hounds and 2–3 trolls or ettins), or tribe (21–30 plus 1 adept, cleric, or sorcerer of 6th or 7th level plus 12–30 hell hounds, 12–22 trolls, 5–12 ettins, and 1–2 young red dragons)</text:span></text:p>
          </table:table-cell>
        </table:table-row>
        <table:table-row table:style-name="Table8.1">
          <table:table-cell table:style-name="Table8.A2" office:value-type="string">
            <text:p text:style-name="P8"><text:span text:style-name="T3">Challenge Rating:</text:span></text:p>
          </table:table-cell>
          <table:table-cell table:style-name="Table8.A2" office:value-type="string">
            <text:p text:style-name="P8"><text:span text:style-name="T4">10</text:span></text:p>
          </table:table-cell>
        </table:table-row>
        <table:table-row table:style-name="Table8.1">
          <table:table-cell table:style-name="Table8.A2" office:value-type="string">
            <text:p text:style-name="P8"><text:span text:style-name="T3">Treasure:</text:span></text:p>
          </table:table-cell>
          <table:table-cell table:style-name="Table8.A2" office:value-type="string">
            <text:p text:style-name="P8"><text:span text:style-name="T4">Standard</text:span></text:p>
          </table:table-cell>
        </table:table-row>
        <table:table-row table:style-name="Table8.1">
          <table:table-cell table:style-name="Table8.A2" office:value-type="string">
            <text:p text:style-name="P8"><text:span text:style-name="T3">Alignment:</text:span></text:p>
          </table:table-cell>
          <table:table-cell table:style-name="Table8.A2" office:value-type="string">
            <text:p text:style-name="P8"><text:span text:style-name="T4">Often lawful evil</text:span></text:p>
          </table:table-cell>
        </table:table-row>
        <table:table-row table:style-name="Table8.1">
          <table:table-cell table:style-name="Table8.A2" office:value-type="string">
            <text:p text:style-name="P8"><text:span text:style-name="T3">Advancement:</text:span></text:p>
          </table:table-cell>
          <table:table-cell table:style-name="Table8.A2" office:value-type="string">
            <text:p text:style-name="P8"><text:span text:style-name="T4">By character class</text:span></text:p>
          </table:table-cell>
        </table:table-row>
        <table:table-row table:style-name="Table8.1">
          <table:table-cell table:style-name="Table8.A22" office:value-type="string">
            <text:p text:style-name="P13"><text:span text:style-name="T3">Level Adjustment:</text:span></text:p>
          </table:table-cell>
          <table:table-cell table:style-name="Table8.A22" office:value-type="string">
            <text:p text:style-name="P13"><text:span text:style-name="T4">+4</text:span></text:p>
          </table:table-cell>
        </table:table-row>
      </table:table>
      <text:p text:style-name="P8"><text:span text:style-name="T4">Some fire giants have bright orange hair.. An adult male is 12 feet tall, has a chest that measures 9 feet</text:span></text:p>
      <text:p text:style-name="P8"><text:span text:style-name="T4">around, and weighs about 7,000 pounds. Females are slightly shorter and lighter. Fire giants can live to be 350 years old.</text:span></text:p>
      <text:p text:style-name="P8"><text:span text:style-name="T4">Fire giants wear sturdy cloth or leather garments colored red, orange, yellow, or black. Warriors wear helmets</text:span></text:p>
      <text:p text:style-name="P8"><text:span text:style-name="T4">and half-plate armor of blackened steel.</text:span></text:p>
      <text:p text:style-name="P8"><text:span text:style-name="T1">COMBAT</text:span></text:p>
      <text:p text:style-name="P8"><text:span text:style-name="T4">Fire giants heat their rocks in a nearby fire, geyser, or lava pools, so that they deal extra fire damage. They favor magic flaming swords in melee (when they can get them). They are also fond of grabbing smaller opponents and tossing them somewhere very hot.</text:span></text:p>
      <text:p text:style-name="P8"><text:span text:style-name="T3">Rock Throwing (Ex):</text:span><text:span text:style-name="T4"> The range increment is 120 feet for a fire giant’s thrown rocks.</text:span></text:p>
      <text:p text:style-name="P8"><text:span text:style-name="T7">Fire Giant Characters</text:span></text:p>
      <text:p text:style-name="P8"><text:span text:style-name="T4">Most groups of fire giants include clerics. A fire giant cleric has access to two of the following domains: Evil, Law, Trickery, or War (most choose Trickery or War, some choose both).</text:span></text:p>
      <text:p text:style-name="P9"/>
      <text:p text:style-name="P8"><text:span text:style-name="T1">FROST GIANT</text:span></text:p>
      <table:table table:name="Table9" table:style-name="Table9">
        <table:table-column table:style-name="Table9.A"/>
        <table:table-column table:style-name="Table9.B" table:number-columns-repeated="2"/>
        <text:soft-page-break/>
        <table:table-row table:style-name="Table9.1">
          <table:table-cell table:style-name="Table9.A1" office:value-type="string">
            <text:p text:style-name="P13"><text:span text:style-name="T3"><text:s/></text:span></text:p>
          </table:table-cell>
          <table:table-cell table:style-name="Table9.A1" office:value-type="string">
            <text:p text:style-name="P13"><text:span text:style-name="T3">Frost Giant</text:span></text:p>
          </table:table-cell>
          <table:table-cell table:style-name="Table9.A1" office:value-type="string">
            <text:p text:style-name="P13"><text:span text:style-name="T12">Frost Giant Jarl, 8th-Level Blackguard</text:span></text:p>
          </table:table-cell>
        </table:table-row>
        <table:table-row table:style-name="Table9.1">
          <table:table-cell table:style-name="Table9.A2" office:value-type="string">
            <text:p text:style-name="P13"><text:span text:style-name="T3"><text:s/></text:span></text:p>
          </table:table-cell>
          <table:table-cell table:style-name="Table9.A2" office:value-type="string">
            <text:p text:style-name="P13"><text:span text:style-name="T4">Large Giant (Cold)</text:span></text:p>
          </table:table-cell>
          <table:table-cell table:style-name="Table9.A2" office:value-type="string">
            <text:p text:style-name="P13"><text:span text:style-name="T13">Large Giant (Cold)</text:span></text:p>
          </table:table-cell>
        </table:table-row>
        <table:table-row table:style-name="Table9.1">
          <table:table-cell table:style-name="Table9.A2" office:value-type="string">
            <text:p text:style-name="P8"><text:span text:style-name="T3">Hit Dice:</text:span></text:p>
          </table:table-cell>
          <table:table-cell table:style-name="Table9.A2" office:value-type="string">
            <text:p text:style-name="P8"><text:span text:style-name="T4">14d8+70 (133 hp)</text:span></text:p>
          </table:table-cell>
          <table:table-cell table:style-name="Table9.A2" office:value-type="string">
            <text:p text:style-name="P8"><text:span text:style-name="T13">14d8+84 plus 8d10+48 (231 hp)</text:span></text:p>
          </table:table-cell>
        </table:table-row>
        <table:table-row table:style-name="Table9.1">
          <table:table-cell table:style-name="Table9.A2" office:value-type="string">
            <text:p text:style-name="P8"><text:span text:style-name="T3">Initiative:</text:span></text:p>
          </table:table-cell>
          <table:table-cell table:style-name="Table9.A2" office:value-type="string">
            <text:p text:style-name="P8"><text:span text:style-name="T4">–1</text:span></text:p>
          </table:table-cell>
          <table:table-cell table:style-name="Table9.A2" office:value-type="string">
            <text:p text:style-name="P8"><text:span text:style-name="T13">+5</text:span></text:p>
          </table:table-cell>
        </table:table-row>
        <table:table-row table:style-name="Table9.1">
          <table:table-cell table:style-name="Table9.A2" office:value-type="string">
            <text:p text:style-name="P8"><text:span text:style-name="T3">Speed:</text:span></text:p>
          </table:table-cell>
          <table:table-cell table:style-name="Table9.A2" office:value-type="string">
            <text:p text:style-name="P8"><text:span text:style-name="T4">40 ft. (8 squares)</text:span></text:p>
          </table:table-cell>
          <table:table-cell table:style-name="Table9.A2" office:value-type="string">
            <text:p text:style-name="P8"><text:span text:style-name="T13">30 ft. in </text:span><text:span text:style-name="T14">+2 full plate armor </text:span><text:span text:style-name="T13">(6 squares); base speed 40 ft.</text:span></text:p>
          </table:table-cell>
        </table:table-row>
        <table:table-row table:style-name="Table9.1">
          <table:table-cell table:style-name="Table9.A2" office:value-type="string">
            <text:p text:style-name="P8"><text:span text:style-name="T3">Armor Class:</text:span></text:p>
          </table:table-cell>
          <table:table-cell table:style-name="Table9.A2" office:value-type="string">
            <text:p text:style-name="P8"><text:span text:style-name="T4">21 (–1 size, –1 Dex, +9 natural, +4 chain shirt) touch 8, flat-footed 21</text:span></text:p>
          </table:table-cell>
          <table:table-cell table:style-name="Table9.A2" office:value-type="string">
            <text:p text:style-name="P8"><text:span text:style-name="T13">29 (–1 size, +1 Dex, +9 natural, +10 </text:span><text:span text:style-name="T14">+2 full plate armor</text:span><text:span text:style-name="T13">) touch 10, flat-footed 28</text:span></text:p>
          </table:table-cell>
        </table:table-row>
        <table:table-row table:style-name="Table9.1">
          <table:table-cell table:style-name="Table9.A2" office:value-type="string">
            <text:p text:style-name="P8"><text:span text:style-name="T3">Base Attack/Grapple:</text:span></text:p>
          </table:table-cell>
          <table:table-cell table:style-name="Table9.A2" office:value-type="string">
            <text:p text:style-name="P8"><text:span text:style-name="T4">+10/+23</text:span></text:p>
          </table:table-cell>
          <table:table-cell table:style-name="Table9.A2" office:value-type="string">
            <text:p text:style-name="P8"><text:span text:style-name="T13">+18/+33</text:span></text:p>
          </table:table-cell>
        </table:table-row>
        <table:table-row table:style-name="Table9.1">
          <table:table-cell table:style-name="Table9.A2" office:value-type="string">
            <text:p text:style-name="P8"><text:span text:style-name="T3">Attack:</text:span></text:p>
          </table:table-cell>
          <table:table-cell table:style-name="Table9.A2" office:value-type="string">
            <text:p text:style-name="P8"><text:span text:style-name="T4">Greataxe +18 melee (3d6+13/x3) or slam +18 melee (1d4+9) or rock +9 ranged (2d6+9)</text:span></text:p>
          </table:table-cell>
          <table:table-cell table:style-name="Table9.A2" office:value-type="string">
            <text:p text:style-name="P8"><text:span text:style-name="T14">+2 frost greataxe </text:span><text:span text:style-name="T13">+30 melee (3d6+18/×3 plus 1d6 cold) or slam +28 melee (1d4+11) or rock +18 ranged (2d6+11)</text:span></text:p>
          </table:table-cell>
        </table:table-row>
        <table:table-row table:style-name="Table9.1">
          <table:table-cell table:style-name="Table9.A2" office:value-type="string">
            <text:p text:style-name="P8"><text:span text:style-name="T3">Full Attack:</text:span></text:p>
          </table:table-cell>
          <table:table-cell table:style-name="Table9.A2" office:value-type="string">
            <text:p text:style-name="P8"><text:span text:style-name="T4">Huge greataxe +18/+13 melee (3d6+13/x3) or 2 slams +18 melee (1d4+9) or rock +9 ranged (2d6+9)</text:span></text:p>
          </table:table-cell>
          <table:table-cell table:style-name="Table9.A2" office:value-type="string">
            <text:p text:style-name="P8"><text:span text:style-name="T14">+2 frost greataxe </text:span><text:span text:style-name="T13">+30/+25/+20/+15 melee (3d6+18/×3 plus 1d6 cold) or 2 slams +28 melee (1d4+11) or rock +18 ranged (2d6+11)</text:span></text:p>
          </table:table-cell>
        </table:table-row>
        <table:table-row table:style-name="Table9.1">
          <table:table-cell table:style-name="Table9.A2" office:value-type="string">
            <text:p text:style-name="P8"><text:span text:style-name="T3">Space/Reach: </text:span></text:p>
          </table:table-cell>
          <table:table-cell table:style-name="Table9.A2" office:value-type="string">
            <text:p text:style-name="P8"><text:span text:style-name="T4">10 ft./10 ft.</text:span></text:p>
          </table:table-cell>
          <table:table-cell table:style-name="Table9.A2" office:value-type="string">
            <text:p text:style-name="P8"><text:span text:style-name="T13">10 ft./10 ft.</text:span></text:p>
          </table:table-cell>
        </table:table-row>
        <table:table-row table:style-name="Table9.1">
          <table:table-cell table:style-name="Table9.A2" office:value-type="string">
            <text:p text:style-name="P8"><text:span text:style-name="T3">Special Attacks:</text:span></text:p>
          </table:table-cell>
          <table:table-cell table:style-name="Table9.A2" office:value-type="string">
            <text:p text:style-name="P8"><text:span text:style-name="T4">Rock throwing</text:span></text:p>
          </table:table-cell>
          <table:table-cell table:style-name="Table9.A2" office:value-type="string">
            <text:p text:style-name="P8"><text:span text:style-name="T13">Rock throwing, smite good, sneak attack +2d6 </text:span></text:p>
          </table:table-cell>
        </table:table-row>
        <table:table-row table:style-name="Table9.1">
          <table:table-cell table:style-name="Table9.A2" office:value-type="string">
            <text:p text:style-name="P8"><text:span text:style-name="T3">Special Qualities:</text:span></text:p>
          </table:table-cell>
          <table:table-cell table:style-name="Table9.A2" office:value-type="string">
            <text:p text:style-name="P8"><text:span text:style-name="T4">Immunity to cold, low-light vision, rock catching, vulnerability to fire</text:span></text:p>
          </table:table-cell>
          <table:table-cell table:style-name="Table9.A2" office:value-type="string">
            <text:p text:style-name="P8"><text:span text:style-name="T13">Aura of despair, aura of evil, command undead, dark blessing, </text:span><text:span text:style-name="T14">detect good, </text:span><text:span text:style-name="T13">immunity to cold, low-light vision, poison use, resistance to fire 10, rock catching, vulnerability to fire </text:span></text:p>
          </table:table-cell>
        </table:table-row>
        <table:table-row table:style-name="Table9.1">
          <table:table-cell table:style-name="Table9.A2" office:value-type="string">
            <text:p text:style-name="P8"><text:span text:style-name="T3">Saves:</text:span></text:p>
          </table:table-cell>
          <table:table-cell table:style-name="Table9.A2" office:value-type="string">
            <text:p text:style-name="P8"><text:span text:style-name="T4">Fort +14, Ref +3, Will +6</text:span></text:p>
          </table:table-cell>
          <table:table-cell table:style-name="Table9.A2" office:value-type="string">
            <text:p text:style-name="P8"><text:span text:style-name="T13">Fort +25, Ref +13, Will +13</text:span></text:p>
          </table:table-cell>
        </table:table-row>
        <table:table-row table:style-name="Table9.1">
          <table:table-cell table:style-name="Table9.A2" office:value-type="string">
            <text:p text:style-name="P8"><text:span text:style-name="T3">Abilities:</text:span></text:p>
          </table:table-cell>
          <table:table-cell table:style-name="Table9.A2" office:value-type="string">
            <text:p text:style-name="P8"><text:span text:style-name="T4">Str 29, Dex 9, Con 21, Int 10, Wis 14, Cha 11</text:span></text:p>
          </table:table-cell>
          <table:table-cell table:style-name="Table9.A2" office:value-type="string">
            <text:p text:style-name="P8"><text:span text:style-name="T13">Str 32, Dex 12, Con 22, Int 10, Wis 12, Cha 18</text:span></text:p>
          </table:table-cell>
        </table:table-row>
        <table:table-row table:style-name="Table9.1">
          <table:table-cell table:style-name="Table9.A2" office:value-type="string">
            <text:p text:style-name="P8"><text:span text:style-name="T3">Skills:</text:span></text:p>
          </table:table-cell>
          <table:table-cell table:style-name="Table9.A2" office:value-type="string">
            <text:p text:style-name="P8"><text:span text:style-name="T4">Climb +13, Craft (any one) +6, Intimidate +6, Jump +17, Spot +12</text:span></text:p>
          </table:table-cell>
          <table:table-cell table:style-name="Table9.A2" office:value-type="string">
            <text:p text:style-name="P8"><text:span text:style-name="T13">Climb +17, Hide +2, Jump +17, Knowledge (religion) +2, Ride +11, Spot +5</text:span></text:p>
          </table:table-cell>
        </table:table-row>
        <table:table-row table:style-name="Table9.1">
          <table:table-cell table:style-name="Table9.A2" office:value-type="string">
            <text:p text:style-name="P8"><text:span text:style-name="T3">Feats:</text:span></text:p>
          </table:table-cell>
          <table:table-cell table:style-name="Table9.A2" office:value-type="string">
            <text:p text:style-name="P8"><text:span text:style-name="T4">Cleave, Great Cleave, Improved Overrun, Improved Sunder, Power Attack</text:span></text:p>
          </table:table-cell>
          <table:table-cell table:style-name="Table9.A2" office:value-type="string">
            <text:p text:style-name="P8"><text:span text:style-name="T13">Cleave, Great Cleave, Improved Initiative, Improved Sunder, Iron Will, Lightning Reflexes, Power Attack, Quick Draw</text:span></text:p>
          </table:table-cell>
        </table:table-row>
        <table:table-row table:style-name="Table9.1">
          <table:table-cell table:style-name="Table9.A2" office:value-type="string">
            <text:p text:style-name="P8"><text:span text:style-name="T3">Environment:</text:span></text:p>
          </table:table-cell>
          <table:table-cell table:style-name="Table9.A2" office:value-type="string">
            <text:p text:style-name="P8"><text:span text:style-name="T4">Cold mountains</text:span></text:p>
          </table:table-cell>
          <table:table-cell table:style-name="Table9.A2" office:value-type="string">
            <text:p text:style-name="P8"><text:span text:style-name="T13">Cold mountains</text:span></text:p>
          </table:table-cell>
        </table:table-row>
        <table:table-row table:style-name="Table9.1">
          <table:table-cell table:style-name="Table9.A2" office:value-type="string">
            <text:p text:style-name="P8"><text:span text:style-name="T3">Organization:</text:span></text:p>
          </table:table-cell>
          <table:table-cell table:style-name="Table9.A2" office:value-type="string">
            <text:p text:style-name="P8"><text:span text:style-name="T4">Solitary, gang (2–5), band (6–9 plus 35% noncombatants plus 1 adept or cleric of 1st or 2nd level), hunting/raiding party (6–9 plus 35% noncombatants plus 1 adept or sorcerer of 3rd–5th level plus 2–4 winter wolves and 2–3 ogres), or tribe (21–30 plus 1 adept, cleric, or sorcerer of 6th or 7th level plus 12–30 winter wolves, 12–22 ogres, and 1–2 young white dragons)</text:span></text:p>
          </table:table-cell>
          <table:table-cell table:style-name="Table9.A2" office:value-type="string">
            <text:p text:style-name="P8"><text:span text:style-name="T13">Solitary or with tribe</text:span></text:p>
          </table:table-cell>
        </table:table-row>
        <table:table-row table:style-name="Table9.1">
          <table:table-cell table:style-name="Table9.A2" office:value-type="string">
            <text:p text:style-name="P8"><text:span text:style-name="T3">Challenge Rating:</text:span></text:p>
          </table:table-cell>
          <table:table-cell table:style-name="Table9.A2" office:value-type="string">
            <text:p text:style-name="P8"><text:span text:style-name="T4">9</text:span></text:p>
          </table:table-cell>
          <table:table-cell table:style-name="Table9.A2" office:value-type="string">
            <text:p text:style-name="P8"><text:span text:style-name="T13">17</text:span></text:p>
          </table:table-cell>
        </table:table-row>
        <table:table-row table:style-name="Table9.1">
          <table:table-cell table:style-name="Table9.A2" office:value-type="string">
            <text:p text:style-name="P8"><text:span text:style-name="T3">Treasure:</text:span></text:p>
          </table:table-cell>
          <table:table-cell table:style-name="Table9.A2" office:value-type="string">
            <text:p text:style-name="P8"><text:span text:style-name="T4">Standard</text:span></text:p>
          </table:table-cell>
          <table:table-cell table:style-name="Table9.A2" office:value-type="string">
            <text:p text:style-name="P8"><text:span text:style-name="T13">Standard</text:span></text:p>
          </table:table-cell>
        </table:table-row>
        <table:table-row table:style-name="Table9.1">
          <table:table-cell table:style-name="Table9.A2" office:value-type="string">
            <text:p text:style-name="P8"><text:span text:style-name="T3">Alignment:</text:span></text:p>
          </table:table-cell>
          <table:table-cell table:style-name="Table9.A2" office:value-type="string">
            <text:p text:style-name="P8"><text:span text:style-name="T4">Often chaotic evil</text:span></text:p>
          </table:table-cell>
          <table:table-cell table:style-name="Table9.A2" office:value-type="string">
            <text:p text:style-name="P8"><text:span text:style-name="T13">Always chaotic evil</text:span></text:p>
          </table:table-cell>
        </table:table-row>
        <table:table-row table:style-name="Table9.1">
          <table:table-cell table:style-name="Table9.A2" office:value-type="string">
            <text:p text:style-name="P8"><text:span text:style-name="T3">Advancement:</text:span></text:p>
          </table:table-cell>
          <table:table-cell table:style-name="Table9.A2" office:value-type="string">
            <text:p text:style-name="P8"><text:span text:style-name="T4">By character class</text:span></text:p>
          </table:table-cell>
          <table:table-cell table:style-name="Table9.A2" office:value-type="string">
            <text:p text:style-name="P8"><text:span text:style-name="T13">By character class</text:span></text:p>
          </table:table-cell>
        </table:table-row>
        <table:table-row table:style-name="Table9.1">
          <table:table-cell table:style-name="Table9.A23" office:value-type="string">
            <text:p text:style-name="P13"><text:span text:style-name="T3">Level Adjustment:</text:span></text:p>
          </table:table-cell>
          <table:table-cell table:style-name="Table9.A23" office:value-type="string">
            <text:p text:style-name="P13"><text:span text:style-name="T4">+4</text:span></text:p>
          </table:table-cell>
          <table:table-cell table:style-name="Table9.A23" office:value-type="string">
            <text:p text:style-name="P13"><text:span text:style-name="T13">—</text:span></text:p>
          </table:table-cell>
        </table:table-row>
      </table:table>
      <text:p text:style-name="P8"><text:span text:style-name="T4">A frost giant’s hair can be light blue or dirty yellow, and its eyes usually match its hair color. Frost giants dress in skins and pelts, along with any jewelry they own. Frost giant warriors add chain shirts and metal helmets decorated with horns or feathers.</text:span></text:p>
      <text:p text:style-name="P8"><text:span text:style-name="T4">An adult male is about 15 feet tall and weighs about 2,800 pounds. Females are slightly shorter and lighter, but otherwise identical with males. Frost giants can live to be 250 years old.</text:span></text:p>
      <text:p text:style-name="P8"><text:span text:style-name="T1">COMBAT</text:span></text:p>
      <text:p text:style-name="P8"><text:span text:style-name="T4">Frost giants usually start combat at a distance, throwing rocks until they run out of ammunition or the opponent closes, then wading in with their enormous battleaxes.</text:span></text:p>
      <text:p text:style-name="P8"><text:span text:style-name="T13">A favorite tactic is to lay an ambush by hiding buried in the snow at the top of an icy or snowy slope, where opponents will have difficulty reaching them.</text:span></text:p>
      <text:p text:style-name="P8"><text:span text:style-name="T12">Rock Throwing (Ex): </text:span><text:span text:style-name="T13">The range increment is 120 feet for a frost giant’s thrown rocks.</text:span></text:p>
      <text:p text:style-name="P14"/>
      <text:p text:style-name="P17"><text:span text:style-name="T10">FROST GIANT JARL</text:span></text:p>
      <text:p text:style-name="P5"><text:span text:style-name="T1">A frost giant leader is often a barbarian, cleric, fighter, or sorcerer, but some of the most evil and ruthless frost giants become blackguards.</text:span></text:p>
      <text:p text:style-name="P15"><text:span text:style-name="T13">The frost giant jarl described here has all the qualities and abilities of a typical frost giant, as well as other abilities (see the statistics block) from being a blackguard. Details on some of these abilities follow.</text:span></text:p>
      <text:p text:style-name="P15"><text:span text:style-name="T12">Aura of Despair (Su):</text:span><text:span text:style-name="T13"> This jarl radiates a malign aura that causes enemies within 10 feet of him to take a –2 penalty on all saving throws.</text:span></text:p>
      <text:p text:style-name="P15"><text:span text:style-name="T12">Aura of Evil (Ex):</text:span><text:span text:style-name="T13"> This jarl radiates a strong aura of evil (see the </text:span><text:span text:style-name="T14">detect evil </text:span><text:span text:style-name="T13">spell) as an 8th-level cleric of an evil deity.</text:span></text:p>
      <text:p text:style-name="P15"><text:span text:style-name="T12">Command Undead (Su):</text:span><text:span text:style-name="T13"> This jarl can command and rebuke undead as a 6th-level cleric. </text:span></text:p>
      <text:p text:style-name="P15"><text:span text:style-name="T12">Dark Blessing (Su):</text:span><text:span text:style-name="T13"> This jarl applies his Charisma modifier as a bonus on all saving throws.</text:span></text:p>
      <text:p text:style-name="P15"><text:span text:style-name="T15">Detect Good </text:span><text:span text:style-name="T12">(Sp):</text:span><text:span text:style-name="T13"> At will, this jarl can use </text:span><text:span text:style-name="T14">detect good </text:span><text:span text:style-name="T13">as a spell-like ability, duplicating the effect of the </text:span><text:span text:style-name="T14">detect good </text:span><text:span text:style-name="T13">spell.</text:span></text:p>
      <text:p text:style-name="P15"><text:span text:style-name="T12">Poison Use:</text:span><text:span text:style-name="T13"> Blackguards are skilled in the use of poison and never risk accidentally poisoning themselves when applying poison to a blade.</text:span></text:p>
      <text:p text:style-name="P15"><text:span text:style-name="T12">Smite Good (Su):</text:span><text:span text:style-name="T13"> Twice per day, this jarl may attempt to smite good with one normal melee attack. He adds his +4 Charisma modifier to his attack roll and deals 8 points of extra damage (1 per blackguard level) if the attack hits. If he accidentally smites a creature that is not good, the smite has no effect but it is still used up for that day.</text:span></text:p>
      <text:p text:style-name="P15"><text:span text:style-name="T14">Typical Blackguard Spells Prepared </text:span><text:span text:style-name="T13">(3/1; save DC 11 + spell level): 1st—</text:span><text:span text:style-name="T14">cause fear, doom, magic weapon; </text:span><text:span text:style-name="T13">2nd—</text:span><text:span text:style-name="T14">bull’s strength.</text:span></text:p>
      <text:p text:style-name="P15"><text:span text:style-name="T14">Possessions: +2 frost greataxe, +2 full plate armor, cloak of Charisma +2, ring of minor energy resistance (fire), </text:span><text:span text:style-name="T13">2 doses of bloodroot poison. (Benefits of these items are included in the statistics block.)</text:span></text:p>
      <text:p text:style-name="P9"/>
      <text:p text:style-name="P8"><text:span text:style-name="T1">FROST GIANT CHARACTERS</text:span></text:p>
      <text:p text:style-name="P8"><text:span text:style-name="T4">Many groups of frost giants include clerics. A frost giant cleric has access to two of the following domains: Chaos, Destruction, Evil, or War (most choose Destruction or War, some choose both).</text:span></text:p>
      <text:p text:style-name="P9"/>
      <text:p text:style-name="P8"><text:span text:style-name="T1">HILL GIANT</text:span></text:p>
      <table:table table:name="Table10" table:style-name="Table10">
        <table:table-column table:style-name="Table10.A"/>
        <table:table-column table:style-name="Table10.B"/>
        <table:table-row table:style-name="Table10.1">
          <table:table-cell table:style-name="Table10.A1" office:value-type="string">
            <text:p text:style-name="P13"><text:span text:style-name="T3"><text:s/></text:span></text:p>
          </table:table-cell>
          <table:table-cell table:style-name="Table10.A1" office:value-type="string">
            <text:p text:style-name="P13"><text:span text:style-name="T4">Large Giant</text:span></text:p>
          </table:table-cell>
        </table:table-row>
        <table:table-row table:style-name="Table10.1">
          <table:table-cell table:style-name="Table10.A2" office:value-type="string">
            <text:p text:style-name="P13"><text:span text:style-name="T3">Hit Dice:</text:span></text:p>
          </table:table-cell>
          <table:table-cell table:style-name="Table10.A2" office:value-type="string">
            <text:p text:style-name="P13"><text:span text:style-name="T4">12d8+48 (102 hp)</text:span></text:p>
          </table:table-cell>
        </table:table-row>
        <table:table-row table:style-name="Table10.1">
          <table:table-cell table:style-name="Table10.A2" office:value-type="string">
            <text:p text:style-name="P8"><text:span text:style-name="T3">Initiative:</text:span></text:p>
          </table:table-cell>
          <table:table-cell table:style-name="Table10.A2" office:value-type="string">
            <text:p text:style-name="P8"><text:span text:style-name="T4">–1</text:span></text:p>
          </table:table-cell>
        </table:table-row>
        <table:table-row table:style-name="Table10.1">
          <table:table-cell table:style-name="Table10.A2" office:value-type="string">
            <text:p text:style-name="P8"><text:span text:style-name="T3">Speed:</text:span></text:p>
          </table:table-cell>
          <table:table-cell table:style-name="Table10.A2" office:value-type="string">
            <text:p text:style-name="P8"><text:span text:style-name="T4">30 ft. in hide armor (6 squares); base speed 40 ft.</text:span></text:p>
          </table:table-cell>
        </table:table-row>
        <table:table-row table:style-name="Table10.1">
          <table:table-cell table:style-name="Table10.A2" office:value-type="string">
            <text:p text:style-name="P8"><text:span text:style-name="T3">Armor Class:</text:span></text:p>
          </table:table-cell>
          <table:table-cell table:style-name="Table10.A2" office:value-type="string">
            <text:p text:style-name="P8"><text:span text:style-name="T4">20 (–1 size, –1 Dex, +9 natural, +3 hide armor), touch 8, flat-footed 20</text:span></text:p>
          </table:table-cell>
        </table:table-row>
        <table:table-row table:style-name="Table10.1">
          <table:table-cell table:style-name="Table10.A2" office:value-type="string">
            <text:p text:style-name="P8"><text:span text:style-name="T3">Base Attack/Grapple:</text:span></text:p>
          </table:table-cell>
          <table:table-cell table:style-name="Table10.A2" office:value-type="string">
            <text:p text:style-name="P8"><text:span text:style-name="T4">+9/+20</text:span></text:p>
          </table:table-cell>
        </table:table-row>
        <table:table-row table:style-name="Table10.1">
          <table:table-cell table:style-name="Table10.A2" office:value-type="string">
            <text:p text:style-name="P8"><text:span text:style-name="T3">Attack:</text:span></text:p>
          </table:table-cell>
          <table:table-cell table:style-name="Table10.A2" office:value-type="string">
            <text:p text:style-name="P8"><text:span text:style-name="T4">Greatclub +16 melee (2d8+10) or slam +15 melee (1d4+7) or rock +8 ranged (2d6+7)</text:span></text:p>
          </table:table-cell>
        </table:table-row>
        <table:table-row table:style-name="Table10.1">
          <table:table-cell table:style-name="Table10.A2" office:value-type="string">
            <text:p text:style-name="P8"><text:span text:style-name="T3">Full Attack:</text:span></text:p>
          </table:table-cell>
          <table:table-cell table:style-name="Table10.A2" office:value-type="string">
            <text:p text:style-name="P8"><text:span text:style-name="T4">Greatclub +16/+11 melee (2d8+10) or 2 slams +15 melee (1d4+7) or rock +8 ranged (2d6+7)</text:span></text:p>
          </table:table-cell>
        </table:table-row>
        <table:table-row table:style-name="Table10.1">
          <table:table-cell table:style-name="Table10.A2" office:value-type="string">
            <text:p text:style-name="P8"><text:span text:style-name="T3">Space/Reach:</text:span></text:p>
          </table:table-cell>
          <table:table-cell table:style-name="Table10.A2" office:value-type="string">
            <text:p text:style-name="P8"><text:span text:style-name="T4">10 ft./10 ft.</text:span></text:p>
          </table:table-cell>
        </table:table-row>
        <table:table-row table:style-name="Table10.1">
          <table:table-cell table:style-name="Table10.A2" office:value-type="string">
            <text:p text:style-name="P8"><text:span text:style-name="T3">Special Attacks:</text:span></text:p>
          </table:table-cell>
          <table:table-cell table:style-name="Table10.A2" office:value-type="string">
            <text:p text:style-name="P8"><text:span text:style-name="T4">Rock throwing</text:span></text:p>
          </table:table-cell>
        </table:table-row>
        <table:table-row table:style-name="Table10.1">
          <table:table-cell table:style-name="Table10.A2" office:value-type="string">
            <text:p text:style-name="P8"><text:span text:style-name="T3">Special Qualities:</text:span></text:p>
          </table:table-cell>
          <table:table-cell table:style-name="Table10.A2" office:value-type="string">
            <text:p text:style-name="P8"><text:span text:style-name="T4">Low-light vision, rock catching</text:span></text:p>
          </table:table-cell>
        </table:table-row>
        <table:table-row table:style-name="Table10.1">
          <table:table-cell table:style-name="Table10.A2" office:value-type="string">
            <text:p text:style-name="P8"><text:span text:style-name="T3">Saves:</text:span></text:p>
          </table:table-cell>
          <table:table-cell table:style-name="Table10.A2" office:value-type="string">
            <text:p text:style-name="P8"><text:span text:style-name="T4">Fort +12, Ref +3, Will +4</text:span></text:p>
          </table:table-cell>
        </table:table-row>
        <table:table-row table:style-name="Table10.1">
          <table:table-cell table:style-name="Table10.A2" office:value-type="string">
            <text:p text:style-name="P8"><text:span text:style-name="T3">Abilities:</text:span></text:p>
          </table:table-cell>
          <table:table-cell table:style-name="Table10.A2" office:value-type="string">
            <text:p text:style-name="P8"><text:span text:style-name="T4">Str 25, Dex 8, Con 19, Int 6, Wis 10, Cha 7</text:span></text:p>
          </table:table-cell>
        </table:table-row>
        <table:table-row table:style-name="Table10.1">
          <table:table-cell table:style-name="Table10.A2" office:value-type="string">
            <text:p text:style-name="P8"><text:span text:style-name="T3">Skills:</text:span></text:p>
          </table:table-cell>
          <table:table-cell table:style-name="Table10.A2" office:value-type="string">
            <text:p text:style-name="P8"><text:span text:style-name="T4">Climb +7, Jump +7, Listen +3, Spot +6</text:span></text:p>
          </table:table-cell>
        </table:table-row>
        <text:soft-page-break/>
        <table:table-row table:style-name="Table10.1">
          <table:table-cell table:style-name="Table10.A2" office:value-type="string">
            <text:p text:style-name="P8"><text:span text:style-name="T3">Feats:</text:span></text:p>
          </table:table-cell>
          <table:table-cell table:style-name="Table10.A2" office:value-type="string">
            <text:p text:style-name="P8"><text:span text:style-name="T4">Cleave, Improved Bull Rush, Power Attack, Improved Sunder, Weapon Focus (greatclub)</text:span></text:p>
          </table:table-cell>
        </table:table-row>
        <table:table-row table:style-name="Table10.1">
          <table:table-cell table:style-name="Table10.A2" office:value-type="string">
            <text:p text:style-name="P8"><text:span text:style-name="T3">Environment:</text:span></text:p>
          </table:table-cell>
          <table:table-cell table:style-name="Table10.A2" office:value-type="string">
            <text:p text:style-name="P8"><text:span text:style-name="T4">Temperate hills</text:span></text:p>
          </table:table-cell>
        </table:table-row>
        <table:table-row table:style-name="Table10.1">
          <table:table-cell table:style-name="Table10.A2" office:value-type="string">
            <text:p text:style-name="P8"><text:span text:style-name="T3">Organization:</text:span></text:p>
          </table:table-cell>
          <table:table-cell table:style-name="Table10.A2" office:value-type="string">
            <text:p text:style-name="P8"><text:span text:style-name="T4">Solitary, gang (2–5), band (6–9 plus 35% noncombatants), hunting/raiding party (6–9 plus 2–4 dire wolves), or tribe (21–30 plus 35% noncombatants plus 12–30 dire wolves, 2–4 ogres, and 12–22 orcs)</text:span></text:p>
          </table:table-cell>
        </table:table-row>
        <table:table-row table:style-name="Table10.1">
          <table:table-cell table:style-name="Table10.A2" office:value-type="string">
            <text:p text:style-name="P8"><text:span text:style-name="T3">Challenge Rating:</text:span></text:p>
          </table:table-cell>
          <table:table-cell table:style-name="Table10.A2" office:value-type="string">
            <text:p text:style-name="P8"><text:span text:style-name="T4">7</text:span></text:p>
          </table:table-cell>
        </table:table-row>
        <table:table-row table:style-name="Table10.1">
          <table:table-cell table:style-name="Table10.A2" office:value-type="string">
            <text:p text:style-name="P8"><text:span text:style-name="T3">Treasure:</text:span></text:p>
          </table:table-cell>
          <table:table-cell table:style-name="Table10.A2" office:value-type="string">
            <text:p text:style-name="P8"><text:span text:style-name="T4">Standard</text:span></text:p>
          </table:table-cell>
        </table:table-row>
        <table:table-row table:style-name="Table10.1">
          <table:table-cell table:style-name="Table10.A2" office:value-type="string">
            <text:p text:style-name="P8"><text:span text:style-name="T3">Alignment:</text:span></text:p>
          </table:table-cell>
          <table:table-cell table:style-name="Table10.A2" office:value-type="string">
            <text:p text:style-name="P8"><text:span text:style-name="T4">Often chaotic evil</text:span></text:p>
          </table:table-cell>
        </table:table-row>
        <table:table-row table:style-name="Table10.1">
          <table:table-cell table:style-name="Table10.A2" office:value-type="string">
            <text:p text:style-name="P8"><text:span text:style-name="T3">Advancement:</text:span></text:p>
          </table:table-cell>
          <table:table-cell table:style-name="Table10.A2" office:value-type="string">
            <text:p text:style-name="P8"><text:span text:style-name="T4">By character class</text:span></text:p>
          </table:table-cell>
        </table:table-row>
        <table:table-row table:style-name="Table10.1">
          <table:table-cell table:style-name="Table10.A22" office:value-type="string">
            <text:p text:style-name="P13"><text:span text:style-name="T3">Level Adjustment:</text:span></text:p>
          </table:table-cell>
          <table:table-cell table:style-name="Table10.A22" office:value-type="string">
            <text:p text:style-name="P13"><text:span text:style-name="T4">+4</text:span></text:p>
          </table:table-cell>
        </table:table-row>
      </table:table>
      <text:p text:style-name="P8"><text:span text:style-name="T4">Skin color among hill giants ranges from light tan to deep ruddy brown. Their hair is brown or black, with eyes the same color. Hill giants wear layers of crudely prepared hides with the fur left on. They seldom wash or repair their garments, preferring to simply add more hides as their old ones wear out.</text:span></text:p>
      <text:p text:style-name="P8"><text:span text:style-name="T4">Adults are about 10-1/2 feet tall and weigh about 1,100 pounds. Hill giants can live to be 200 years old.</text:span></text:p>
      <text:p text:style-name="P8"><text:span text:style-name="T1">COMBAT</text:span></text:p>
      <text:p text:style-name="P8"><text:span text:style-name="T4">Hill giants prefer to fight from high, rocky outcroppings, where they can pelt opponents with rocks and boulders while limiting the risk to themselves.</text:span></text:p>
      <text:p text:style-name="P8"><text:span text:style-name="T4">Hill giants love to make overrun attacks against smaller creatures when they first join battle. Thereafter, they stand fast and swing away with their massive clubs.</text:span></text:p>
      <text:p text:style-name="P8"><text:span text:style-name="T3">Rock Throwing (Ex):</text:span><text:span text:style-name="T4"> The range increment is 120 feet for a hill giant’s thrown rocks.</text:span></text:p>
      <text:p text:style-name="P11"/>
      <text:p text:style-name="P8"><text:span text:style-name="T1">HILL GIANTS AS CHARACTERS</text:span></text:p>
      <text:p text:style-name="P8"><text:span text:style-name="T4">Reckless brutes of incredible strength but little wit, hill giant characters are never truly accepted into society. Yet they do well on its edges and frontiers, forging a strong and profitable existence.</text:span></text:p>
      <text:p text:style-name="P8"><text:span text:style-name="T4">Despite their rugged appearance and great size, their basically humanoid shape makes it easy for them to relate with more civilized folk.</text:span></text:p>
      <text:p text:style-name="P8"><text:span text:style-name="T4">Hill giant characters possess the following racial traits.</text:span></text:p>
      <text:p text:style-name="P8"><text:span text:style-name="T4">— +14 Strength, –2 Dexterity, +8 Constitution, –4 Intelligence, –4 Charisma.</text:span></text:p>
      <text:p text:style-name="P8"><text:span text:style-name="T4">—Large size. –1 penalty to Armor Class, –1 penalty on attack rolls, –4 penalty on Hide checks, +4 bonus on grapple checks, lifting and carrying limits double those of Medium characters.</text:span></text:p>
      <text:p text:style-name="P8"><text:span text:style-name="T4">—Space/Reach: 10 feet/10 feet.</text:span></text:p>
      <text:p text:style-name="P8"><text:span text:style-name="T4">—A hill giant’s base land speed is 40 feet.</text:span></text:p>
      <text:p text:style-name="P8"><text:span text:style-name="T4">—Low-light vision.</text:span></text:p>
      <text:p text:style-name="P8"><text:span text:style-name="T4">—Racial Hit Dice: A hill giant begins with twelve levels of giant, which provide 12d8 Hit Dice, a base attack bonus of +8, and base saving throw bonuses of Fort +8, Ref +4, and Will +4.</text:span></text:p>
      <text:p text:style-name="P8"><text:span text:style-name="T4">—Racial Skills: A hill giant’s giant levels give it skill points</text:span></text:p>
      <text:p text:style-name="P8"><text:span text:style-name="T4">equal to 15 x (2 + Int modifier). Its class skills are Climb, Jump, Listen, and Spot.</text:span></text:p>
      <text:p text:style-name="P8"><text:span text:style-name="T4">—Racial Feats: A hill giant’s giant levels give it five feats.</text:span></text:p>
      <text:p text:style-name="P8"><text:span text:style-name="T4">— +9 natural armor bonus.</text:span></text:p>
      <text:p text:style-name="P8"><text:span text:style-name="T4">—Special Attacks (see above): Rock throwing.</text:span></text:p>
      <text:p text:style-name="P8"><text:span text:style-name="T4">—Special Qualities (see above): Rock catching.</text:span></text:p>
      <text:p text:style-name="P8"><text:span text:style-name="T4">—Weapon and Armor Proficiency: A hill giant is automatically proficient with simple weapons, martial weapons, light and medium armor, and shields.</text:span></text:p>
      <text:p text:style-name="P8"><text:span text:style-name="T4">—Automatic Languages: Giant. Bonus Languages: Common, Draconic, Elven, Goblin, Orc.</text:span></text:p>
      <text:p text:style-name="P8"><text:span text:style-name="T4">—Favored Class: Barbarian.</text:span></text:p>
      <text:p text:style-name="P8"><text:span text:style-name="T4">—Level adjustment +4.</text:span></text:p>
      <text:p text:style-name="P9"/>
      <text:p text:style-name="P8"><text:span text:style-name="T1">STONE GIANT</text:span></text:p>
      <table:table table:name="Table11" table:style-name="Table11">
        <table:table-column table:style-name="Table11.A"/>
        <table:table-column table:style-name="Table11.B"/>
        <table:table-row table:style-name="Table11.1">
          <table:table-cell table:style-name="Table11.A1" office:value-type="string">
            <text:p text:style-name="P13"><text:span text:style-name="T3"><text:s/></text:span></text:p>
          </table:table-cell>
          <table:table-cell table:style-name="Table11.A1" office:value-type="string">
            <text:p text:style-name="P13"><text:span text:style-name="T4">Large Giant (Earth)</text:span></text:p>
          </table:table-cell>
        </table:table-row>
        <table:table-row table:style-name="Table11.1">
          <table:table-cell table:style-name="Table11.A2" office:value-type="string">
            <text:p text:style-name="P13"><text:span text:style-name="T3">Hit Dice:</text:span></text:p>
          </table:table-cell>
          <table:table-cell table:style-name="Table11.A2" office:value-type="string">
            <text:p text:style-name="P13"><text:span text:style-name="T4">14d8+56 (119 hp)</text:span></text:p>
          </table:table-cell>
        </table:table-row>
        <table:table-row table:style-name="Table11.1">
          <table:table-cell table:style-name="Table11.A2" office:value-type="string">
            <text:p text:style-name="P8"><text:span text:style-name="T3">Initiative:</text:span></text:p>
          </table:table-cell>
          <table:table-cell table:style-name="Table11.A2" office:value-type="string">
            <text:p text:style-name="P8"><text:span text:style-name="T4">+2</text:span></text:p>
          </table:table-cell>
        </table:table-row>
        <table:table-row table:style-name="Table11.1">
          <table:table-cell table:style-name="Table11.A2" office:value-type="string">
            <text:p text:style-name="P8"><text:span text:style-name="T3">Speed:</text:span></text:p>
          </table:table-cell>
          <table:table-cell table:style-name="Table11.A2" office:value-type="string">
            <text:p text:style-name="P8"><text:span text:style-name="T4">30 ft. in hide armor (6 squares); base speed 40 ft.</text:span></text:p>
          </table:table-cell>
        </table:table-row>
        <table:table-row table:style-name="Table11.1">
          <table:table-cell table:style-name="Table11.A2" office:value-type="string">
            <text:p text:style-name="P8"><text:span text:style-name="T3">Armor Class:</text:span></text:p>
          </table:table-cell>
          <table:table-cell table:style-name="Table11.A2" office:value-type="string">
            <text:p text:style-name="P8"><text:span text:style-name="T4">25 (–1 size, +2 Dex, +11 natural, +3 hide), touch 11, flat-footed 23</text:span></text:p>
          </table:table-cell>
        </table:table-row>
        <table:table-row table:style-name="Table11.1">
          <table:table-cell table:style-name="Table11.A2" office:value-type="string">
            <text:p text:style-name="P8"><text:span text:style-name="T3">Base Attack/Grapple:</text:span></text:p>
          </table:table-cell>
          <table:table-cell table:style-name="Table11.A2" office:value-type="string">
            <text:p text:style-name="P8"><text:span text:style-name="T4">+10/+22</text:span></text:p>
          </table:table-cell>
        </table:table-row>
        <table:table-row table:style-name="Table11.1">
          <table:table-cell table:style-name="Table11.A2" office:value-type="string">
            <text:p text:style-name="P8"><text:span text:style-name="T3">Attack:</text:span></text:p>
          </table:table-cell>
          <table:table-cell table:style-name="Table11.A2" office:value-type="string">
            <text:p text:style-name="P8"><text:span text:style-name="T4">Greatclub +17 melee (2d8+12) or slam +17 melee (1d4+8) or rock +11 ranged (2d8+12)</text:span></text:p>
          </table:table-cell>
        </table:table-row>
        <table:table-row table:style-name="Table11.1">
          <table:table-cell table:style-name="Table11.A2" office:value-type="string">
            <text:p text:style-name="P8"><text:span text:style-name="T3">Full Attack:</text:span></text:p>
          </table:table-cell>
          <table:table-cell table:style-name="Table11.A2" office:value-type="string">
            <text:p text:style-name="P8"><text:span text:style-name="T4">Greatclub +17/+12 melee (2d8+12) or 2 slams +17 melee (1d4+8) or rock +11 ranged (2d8+12)</text:span></text:p>
          </table:table-cell>
        </table:table-row>
        <table:table-row table:style-name="Table11.1">
          <table:table-cell table:style-name="Table11.A2" office:value-type="string">
            <text:p text:style-name="P8"><text:span text:style-name="T3">Space/Reach:</text:span></text:p>
          </table:table-cell>
          <table:table-cell table:style-name="Table11.A2" office:value-type="string">
            <text:p text:style-name="P8"><text:span text:style-name="T4">10 ft./10 ft.</text:span></text:p>
          </table:table-cell>
        </table:table-row>
        <table:table-row table:style-name="Table11.1">
          <table:table-cell table:style-name="Table11.A2" office:value-type="string">
            <text:p text:style-name="P8"><text:span text:style-name="T3">Special Attacks:</text:span></text:p>
          </table:table-cell>
          <table:table-cell table:style-name="Table11.A2" office:value-type="string">
            <text:p text:style-name="P8"><text:span text:style-name="T4">Rock throwing</text:span></text:p>
          </table:table-cell>
        </table:table-row>
        <table:table-row table:style-name="Table11.1">
          <table:table-cell table:style-name="Table11.A2" office:value-type="string">
            <text:p text:style-name="P8"><text:span text:style-name="T3">Special Qualities:</text:span></text:p>
          </table:table-cell>
          <table:table-cell table:style-name="Table11.A2" office:value-type="string">
            <text:p text:style-name="P8"><text:span text:style-name="T4">Darkvision 60 ft., low-light vision, rock catching</text:span></text:p>
          </table:table-cell>
        </table:table-row>
        <table:table-row table:style-name="Table11.1">
          <table:table-cell table:style-name="Table11.A2" office:value-type="string">
            <text:p text:style-name="P8"><text:span text:style-name="T3">Saves:</text:span></text:p>
          </table:table-cell>
          <table:table-cell table:style-name="Table11.A2" office:value-type="string">
            <text:p text:style-name="P8"><text:span text:style-name="T4">Fort +13, Ref +6, Will +7</text:span></text:p>
          </table:table-cell>
        </table:table-row>
        <table:table-row table:style-name="Table11.1">
          <table:table-cell table:style-name="Table11.A2" office:value-type="string">
            <text:p text:style-name="P8"><text:span text:style-name="T3">Abilities:</text:span></text:p>
          </table:table-cell>
          <table:table-cell table:style-name="Table11.A2" office:value-type="string">
            <text:p text:style-name="P8"><text:span text:style-name="T4">Str 27, Dex 15, Con 19, Int 10, Wis 12, Cha 11</text:span></text:p>
          </table:table-cell>
        </table:table-row>
        <table:table-row table:style-name="Table11.1">
          <table:table-cell table:style-name="Table11.A2" office:value-type="string">
            <text:p text:style-name="P8"><text:span text:style-name="T3">Skills:</text:span></text:p>
          </table:table-cell>
          <table:table-cell table:style-name="Table11.A2" office:value-type="string">
            <text:p text:style-name="P8"><text:span text:style-name="T4">Climb +11, Hide +6*, Jump +11, Spot +12</text:span></text:p>
          </table:table-cell>
        </table:table-row>
        <text:soft-page-break/>
        <table:table-row table:style-name="Table11.1">
          <table:table-cell table:style-name="Table11.A2" office:value-type="string">
            <text:p text:style-name="P8"><text:span text:style-name="T3">Feats:</text:span></text:p>
          </table:table-cell>
          <table:table-cell table:style-name="Table11.A2" office:value-type="string">
            <text:p text:style-name="P8"><text:span text:style-name="T4">Combat Reflexes, Iron Will, Point Blank Shot, Power Attack, Precise Shot</text:span></text:p>
          </table:table-cell>
        </table:table-row>
        <table:table-row table:style-name="Table11.1">
          <table:table-cell table:style-name="Table11.A2" office:value-type="string">
            <text:p text:style-name="P8"><text:span text:style-name="T3">Environment:</text:span></text:p>
          </table:table-cell>
          <table:table-cell table:style-name="Table11.A2" office:value-type="string">
            <text:p text:style-name="P8"><text:span text:style-name="T4">Temperate mountains</text:span></text:p>
          </table:table-cell>
        </table:table-row>
        <table:table-row table:style-name="Table11.1">
          <table:table-cell table:style-name="Table11.A2" office:value-type="string">
            <text:p text:style-name="P8"><text:span text:style-name="T3">Organization:</text:span></text:p>
          </table:table-cell>
          <table:table-cell table:style-name="Table11.A2" office:value-type="string">
            <text:p text:style-name="P8"><text:span text:style-name="T4">Solitary, gang (2–5), band (6–9 plus 35% noncombatants), hunting/raiding/trading party (6–9 plus 1 elder), or tribe (21–30 plus 35% noncombatants plus 1–3 elders and 3–6 dire bears)</text:span></text:p>
          </table:table-cell>
        </table:table-row>
        <table:table-row table:style-name="Table11.1">
          <table:table-cell table:style-name="Table11.A2" office:value-type="string">
            <text:p text:style-name="P8"><text:span text:style-name="T3">Challenge Rating:</text:span></text:p>
          </table:table-cell>
          <table:table-cell table:style-name="Table11.A2" office:value-type="string">
            <text:p text:style-name="P8"><text:span text:style-name="T4">8 (elder 9)</text:span></text:p>
          </table:table-cell>
        </table:table-row>
        <table:table-row table:style-name="Table11.1">
          <table:table-cell table:style-name="Table11.A2" office:value-type="string">
            <text:p text:style-name="P8"><text:span text:style-name="T3">Treasure:</text:span></text:p>
          </table:table-cell>
          <table:table-cell table:style-name="Table11.A2" office:value-type="string">
            <text:p text:style-name="P8"><text:span text:style-name="T4">Standard</text:span></text:p>
          </table:table-cell>
        </table:table-row>
        <table:table-row table:style-name="Table11.1">
          <table:table-cell table:style-name="Table11.A2" office:value-type="string">
            <text:p text:style-name="P8"><text:span text:style-name="T3">Alignment:</text:span></text:p>
          </table:table-cell>
          <table:table-cell table:style-name="Table11.A2" office:value-type="string">
            <text:p text:style-name="P8"><text:span text:style-name="T4">Usually neutral</text:span></text:p>
          </table:table-cell>
        </table:table-row>
        <table:table-row table:style-name="Table11.1">
          <table:table-cell table:style-name="Table11.A2" office:value-type="string">
            <text:p text:style-name="P8"><text:span text:style-name="T3">Advancement:</text:span></text:p>
          </table:table-cell>
          <table:table-cell table:style-name="Table11.A2" office:value-type="string">
            <text:p text:style-name="P8"><text:span text:style-name="T4">By character class</text:span></text:p>
          </table:table-cell>
        </table:table-row>
        <table:table-row table:style-name="Table11.1">
          <table:table-cell table:style-name="Table11.A22" office:value-type="string">
            <text:p text:style-name="P13"><text:span text:style-name="T3">Level Adjustment:</text:span></text:p>
          </table:table-cell>
          <table:table-cell table:style-name="Table11.A22" office:value-type="string">
            <text:p text:style-name="P13"><text:span text:style-name="T4">+4 (elder +6)</text:span></text:p>
          </table:table-cell>
        </table:table-row>
      </table:table>
      <text:p text:style-name="P8"><text:span text:style-name="T4">Stone giants prefer thick leather garments, dyed in shades of brown and gray to match the stone around them. Adults are about 12 feet tall and weigh about 1,500 pounds. Stone giants can live to be 800 years old.</text:span></text:p>
      <text:p text:style-name="P8"><text:span text:style-name="T1">COMBAT</text:span></text:p>
      <text:p text:style-name="P8"><text:span text:style-name="T4">Stone giants fight from a distance whenever possible, but if they can’t avoid melee, they use gigantic clubs chiseled out of stone. A favorite tactic of stone giants is to stand nearly motionless, blending in with the background, then move forward to throw rocks and surprise their foes.</text:span></text:p>
      <text:p text:style-name="P8"><text:span text:style-name="T3">Rock Throwing (Ex):</text:span><text:span text:style-name="T4"> The range increment is 180 feet for a stone giant’s thrown rocks. It uses both hands when throwing a rock.</text:span></text:p>
      <text:p text:style-name="P8"><text:span text:style-name="T3">Rock Catching (Ex):</text:span><text:span text:style-name="T4"> A stone giant gains a +4 racial bonus on its Reflex save when attempting to catch a thrown rock.</text:span></text:p>
      <text:p text:style-name="P8"><text:span text:style-name="T3">Skills:</text:span><text:span text:style-name="T4"> *A stone giant gains a +8 racial bonus on Hide checks in rocky terrain.</text:span></text:p>
      <text:p text:style-name="P9"/>
      <text:p text:style-name="P8"><text:span text:style-name="T1">STONE GIANT ELDERS</text:span></text:p>
      <text:p text:style-name="P8"><text:span text:style-name="T4">Some stone giants develop special abilities related to their environment. These giant elders have Charisma scores of at least 15 and spell-like abilities, which they use as 10th-level sorcerers. Once per day they can use </text:span><text:span text:style-name="T6">stone shape, stone tell, </text:span><text:span text:style-name="T4">and either </text:span><text:span text:style-name="T6">transmute rock to mud </text:span><text:span text:style-name="T4">or </text:span><text:span text:style-name="T6">transmute mud to rock </text:span><text:span text:style-name="T4">(DC 17). The save DC is Charisma-based. One in ten elders is a sorcerer, usually of 3rd to 6th level.</text:span></text:p>
      <text:p text:style-name="P11"/>
      <text:p text:style-name="P8"><text:span text:style-name="T1">STONE GIANTS AS CHARACTERS</text:span></text:p>
      <text:p text:style-name="P8"><text:span text:style-name="T4">Strong, silent loners, stone giant characters are a rare sight in human lands.</text:span></text:p>
      <text:p text:style-name="P8"><text:span text:style-name="T4">Stone giant characters possess the following racial traits.</text:span></text:p>
      <text:p text:style-name="P8"><text:span text:style-name="T4">— +16 Strength, +4 Dexterity, +8 Constitution, +2 Wisdom.</text:span></text:p>
      <text:p text:style-name="P8"><text:span text:style-name="T4">—Large size. –1 penalty to Armor Class, –1 penalty on attack rolls, –4 penalty on Hide checks, +4 bonus on grapple checks, lifting and carrying limits double those of Medium characters.</text:span></text:p>
      <text:p text:style-name="P8"><text:span text:style-name="T4">—Space/Reach: 10 feet/10 feet.</text:span></text:p>
      <text:p text:style-name="P8"><text:span text:style-name="T4">—A stone giant’s base land speed is 40 feet.</text:span></text:p>
      <text:p text:style-name="P8"><text:span text:style-name="T4">—Darkvision out to 60 feet and low-light vision.</text:span></text:p>
      <text:p text:style-name="P8"><text:span text:style-name="T4">—Racial Hit Dice: A stone giant begins with fourteen levels of giant, which provide 14d8 Hit Dice, a base attack bonus of +10, and base saving throw bonuses of Fort +9, Ref +4, and Will +4.</text:span></text:p>
      <text:p text:style-name="P8"><text:span text:style-name="T4">—Racial Skills: A stone giant’s giant levels give it skill points equal to 17 x(2 + Int modifier). Its class skills are Climb, Hide, Listen, and Spot. A stone giant has a +8 racial bonus on Hide checks in rocky terrain.</text:span></text:p>
      <text:p text:style-name="P8"><text:span text:style-name="T4">—Racial Feats: A stone giant’s giant levels give it five feats.</text:span></text:p>
      <text:p text:style-name="P8"><text:span text:style-name="T4">— +11 natural armor bonus.</text:span></text:p>
      <text:p text:style-name="P8"><text:span text:style-name="T4">—Special Attacks (see above): Rock throwing.</text:span></text:p>
      <text:p text:style-name="P8"><text:span text:style-name="T4">—Special Qualities (see above): Rock catching.</text:span></text:p>
      <text:p text:style-name="P8"><text:span text:style-name="T4">—Automatic Languages: Giant. Bonus Languages: Common, Draconic, Elven, Goblin, Orc.</text:span></text:p>
      <text:p text:style-name="P8"><text:span text:style-name="T4">—Favored Class: Barbarian.</text:span></text:p>
      <text:p text:style-name="P8"><text:span text:style-name="T4">—Level adjustment +4.</text:span></text:p>
      <text:p text:style-name="P9"/>
      <text:p text:style-name="P8"><text:span text:style-name="T1">STORM GIANT</text:span></text:p>
      <table:table table:name="Table12" table:style-name="Table12">
        <table:table-column table:style-name="Table12.A"/>
        <table:table-column table:style-name="Table12.B"/>
        <table:table-row table:style-name="Table12.1">
          <table:table-cell table:style-name="Table12.A1" office:value-type="string">
            <text:p text:style-name="P13"><text:span text:style-name="T3"><text:s/></text:span></text:p>
          </table:table-cell>
          <table:table-cell table:style-name="Table12.A1" office:value-type="string">
            <text:p text:style-name="P13"><text:span text:style-name="T4">Huge Giant</text:span></text:p>
          </table:table-cell>
        </table:table-row>
        <table:table-row table:style-name="Table12.1">
          <table:table-cell table:style-name="Table12.A2" office:value-type="string">
            <text:p text:style-name="P13"><text:span text:style-name="T3">Hit Dice:</text:span></text:p>
          </table:table-cell>
          <table:table-cell table:style-name="Table12.A2" office:value-type="string">
            <text:p text:style-name="P13"><text:span text:style-name="T4">19d8+114 (199 hp)</text:span></text:p>
          </table:table-cell>
        </table:table-row>
        <table:table-row table:style-name="Table12.1">
          <table:table-cell table:style-name="Table12.A2" office:value-type="string">
            <text:p text:style-name="P8"><text:span text:style-name="T3">Initiative:</text:span></text:p>
          </table:table-cell>
          <table:table-cell table:style-name="Table12.A2" office:value-type="string">
            <text:p text:style-name="P8"><text:span text:style-name="T4">+2</text:span></text:p>
          </table:table-cell>
        </table:table-row>
        <table:table-row table:style-name="Table12.1">
          <table:table-cell table:style-name="Table12.A2" office:value-type="string">
            <text:p text:style-name="P8"><text:span text:style-name="T3">Speed:</text:span></text:p>
          </table:table-cell>
          <table:table-cell table:style-name="Table12.A2" office:value-type="string">
            <text:p text:style-name="P8"><text:span text:style-name="T4">35 ft. (7 squares), swim 30 ft. (6 squares) in breastplate; base speed 50 ft., swim 40 ft.</text:span></text:p>
          </table:table-cell>
        </table:table-row>
        <table:table-row table:style-name="Table12.1">
          <table:table-cell table:style-name="Table12.A2" office:value-type="string">
            <text:p text:style-name="P8"><text:span text:style-name="T3">Armor Class:</text:span></text:p>
          </table:table-cell>
          <table:table-cell table:style-name="Table12.A2" office:value-type="string">
            <text:p text:style-name="P8"><text:span text:style-name="T4">27 (–2 size, +2 Dex, +12 natural, +5 breastplate) touch 10, flat-footed 25</text:span></text:p>
          </table:table-cell>
        </table:table-row>
        <table:table-row table:style-name="Table12.1">
          <table:table-cell table:style-name="Table12.A2" office:value-type="string">
            <text:p text:style-name="P8"><text:span text:style-name="T3">Base Attack/Grapple:</text:span></text:p>
          </table:table-cell>
          <table:table-cell table:style-name="Table12.A2" office:value-type="string">
            <text:p text:style-name="P8"><text:span text:style-name="T4">+14/+36</text:span></text:p>
          </table:table-cell>
        </table:table-row>
        <table:table-row table:style-name="Table12.1">
          <table:table-cell table:style-name="Table12.A2" office:value-type="string">
            <text:p text:style-name="P8"><text:span text:style-name="T3">Attack:</text:span></text:p>
          </table:table-cell>
          <table:table-cell table:style-name="Table12.A2" office:value-type="string">
            <text:p text:style-name="P8"><text:span text:style-name="T4">Greatsword +26 melee (4d6+21/19–20) or slam +26 melee (1d6+14) or composite longbow (+14 Str bonus) +14 ranged (3d6+14/x3)</text:span></text:p>
          </table:table-cell>
        </table:table-row>
        <table:table-row table:style-name="Table12.1">
          <table:table-cell table:style-name="Table12.A2" office:value-type="string">
            <text:p text:style-name="P8"><text:span text:style-name="T3">Full Attack:</text:span></text:p>
          </table:table-cell>
          <table:table-cell table:style-name="Table12.A2" office:value-type="string">
            <text:p text:style-name="P8"><text:span text:style-name="T4">Greatsword +26/+21/+16 melee (4d6+21/19–20) or 2 slams +26 melee (1d6+14) or composite longbow (+14 Str bonus) +14/+9/+4 ranged (3d6+14/x3)</text:span></text:p>
          </table:table-cell>
        </table:table-row>
        <table:table-row table:style-name="Table12.1">
          <table:table-cell table:style-name="Table12.A2" office:value-type="string">
            <text:p text:style-name="P8"><text:span text:style-name="T3">Space/Reach:</text:span></text:p>
          </table:table-cell>
          <table:table-cell table:style-name="Table12.A2" office:value-type="string">
            <text:p text:style-name="P8"><text:span text:style-name="T4">15 ft./15 ft.</text:span></text:p>
          </table:table-cell>
        </table:table-row>
        <table:table-row table:style-name="Table12.1">
          <table:table-cell table:style-name="Table12.A2" office:value-type="string">
            <text:p text:style-name="P8"><text:span text:style-name="T3">Special Attacks:</text:span></text:p>
          </table:table-cell>
          <table:table-cell table:style-name="Table12.A2" office:value-type="string">
            <text:p text:style-name="P8"><text:span text:style-name="T4">Spell-like abilities</text:span></text:p>
          </table:table-cell>
        </table:table-row>
        <table:table-row table:style-name="Table12.1">
          <table:table-cell table:style-name="Table12.A2" office:value-type="string">
            <text:p text:style-name="P8"><text:span text:style-name="T3">Special Qualities:</text:span></text:p>
          </table:table-cell>
          <table:table-cell table:style-name="Table12.A2" office:value-type="string">
            <text:p text:style-name="P8"><text:span text:style-name="T4">Freedom of movement, immunity to electricity, low-light vision, rock catching, water breathing</text:span></text:p>
          </table:table-cell>
        </table:table-row>
        <table:table-row table:style-name="Table12.1">
          <table:table-cell table:style-name="Table12.A2" office:value-type="string">
            <text:p text:style-name="P8"><text:span text:style-name="T3">Saves:</text:span></text:p>
          </table:table-cell>
          <table:table-cell table:style-name="Table12.A2" office:value-type="string">
            <text:p text:style-name="P8"><text:span text:style-name="T4">Fort +17, Ref +8, Will +13</text:span></text:p>
          </table:table-cell>
        </table:table-row>
        <table:table-row table:style-name="Table12.1">
          <table:table-cell table:style-name="Table12.A2" office:value-type="string">
            <text:p text:style-name="P8"><text:span text:style-name="T3">Abilities:</text:span></text:p>
          </table:table-cell>
          <table:table-cell table:style-name="Table12.A2" office:value-type="string">
            <text:p text:style-name="P8"><text:span text:style-name="T4">Str 39, Dex 14, Con 23, Int 16, Wis 20, Cha 15</text:span></text:p>
          </table:table-cell>
        </table:table-row>
        <table:table-row table:style-name="Table12.1">
          <table:table-cell table:style-name="Table12.A2" office:value-type="string">
            <text:p text:style-name="P8"><text:span text:style-name="T3">Skills:</text:span></text:p>
          </table:table-cell>
          <table:table-cell table:style-name="Table12.A2" office:value-type="string">
            <text:p text:style-name="P8"><text:span text:style-name="T4">Climb +20, Concentration +26, Craft (any one) +13, Diplomacy +4, Intimidate +12, Jump +24, Listen +15, Perform (sing) +12, Sense Motive +15, Spot +25, Swim +18*</text:span></text:p>
          </table:table-cell>
        </table:table-row>
        <text:soft-page-break/>
        <table:table-row table:style-name="Table12.1">
          <table:table-cell table:style-name="Table12.A2" office:value-type="string">
            <text:p text:style-name="P8"><text:span text:style-name="T3">Feats:</text:span></text:p>
          </table:table-cell>
          <table:table-cell table:style-name="Table12.A2" office:value-type="string">
            <text:p text:style-name="P8"><text:span text:style-name="T4">Awesome Blow, Cleave, Combat Reflexes, Improved Bull Rush, Improved Sunder, Iron Will, Power Attack</text:span></text:p>
          </table:table-cell>
        </table:table-row>
        <table:table-row table:style-name="Table12.1">
          <table:table-cell table:style-name="Table12.A2" office:value-type="string">
            <text:p text:style-name="P8"><text:span text:style-name="T3">Environment:</text:span></text:p>
          </table:table-cell>
          <table:table-cell table:style-name="Table12.A2" office:value-type="string">
            <text:p text:style-name="P8"><text:span text:style-name="T4">Warm mountains</text:span></text:p>
          </table:table-cell>
        </table:table-row>
        <table:table-row table:style-name="Table12.1">
          <table:table-cell table:style-name="Table12.A2" office:value-type="string">
            <text:p text:style-name="P8"><text:span text:style-name="T3">Organization:</text:span></text:p>
          </table:table-cell>
          <table:table-cell table:style-name="Table12.A2" office:value-type="string">
            <text:p text:style-name="P8"><text:span text:style-name="T4">Solitary or family (2–4 plus 35% noncombatants plus 1 sorcerer or cleric of 7th–10th level plus 1–2 rocs, 2–5 griffons, or 2–8 sea cats)</text:span></text:p>
          </table:table-cell>
        </table:table-row>
        <table:table-row table:style-name="Table12.1">
          <table:table-cell table:style-name="Table12.A2" office:value-type="string">
            <text:p text:style-name="P8"><text:span text:style-name="T3">Challenge Rating:</text:span></text:p>
          </table:table-cell>
          <table:table-cell table:style-name="Table12.A2" office:value-type="string">
            <text:p text:style-name="P8"><text:span text:style-name="T4">13</text:span></text:p>
          </table:table-cell>
        </table:table-row>
        <table:table-row table:style-name="Table12.1">
          <table:table-cell table:style-name="Table12.A2" office:value-type="string">
            <text:p text:style-name="P8"><text:span text:style-name="T3">Treasure:</text:span></text:p>
          </table:table-cell>
          <table:table-cell table:style-name="Table12.A2" office:value-type="string">
            <text:p text:style-name="P8"><text:span text:style-name="T4">Standard coins; double goods; standard items</text:span></text:p>
          </table:table-cell>
        </table:table-row>
        <table:table-row table:style-name="Table12.1">
          <table:table-cell table:style-name="Table12.A2" office:value-type="string">
            <text:p text:style-name="P8"><text:span text:style-name="T3">Alignment:</text:span></text:p>
          </table:table-cell>
          <table:table-cell table:style-name="Table12.A2" office:value-type="string">
            <text:p text:style-name="P8"><text:span text:style-name="T4">Often chaotic good</text:span></text:p>
          </table:table-cell>
        </table:table-row>
        <table:table-row table:style-name="Table12.1">
          <table:table-cell table:style-name="Table12.A2" office:value-type="string">
            <text:p text:style-name="P8"><text:span text:style-name="T3">Advancement:</text:span></text:p>
          </table:table-cell>
          <table:table-cell table:style-name="Table12.A2" office:value-type="string">
            <text:p text:style-name="P8"><text:span text:style-name="T4">By character class</text:span></text:p>
          </table:table-cell>
        </table:table-row>
        <table:table-row table:style-name="Table12.1">
          <table:table-cell table:style-name="Table12.A22" office:value-type="string">
            <text:p text:style-name="P13"><text:span text:style-name="T3">Level Adjustment:</text:span></text:p>
          </table:table-cell>
          <table:table-cell table:style-name="Table12.A22" office:value-type="string">
            <text:p text:style-name="P13"><text:span text:style-name="T4">—</text:span></text:p>
          </table:table-cell>
        </table:table-row>
      </table:table>
      <text:p text:style-name="P8"><text:span text:style-name="T4">Very rarely, storm giants have violet skin. Violet-skinned storm giants have deep violet or blue-black hair with silvery gray or purple eyes. Adults are about 21 feet tall and weigh about 12,000 pounds. Storm giants can live to be 600 years old. Storm giants’ garb is usually a short, loose tunic belted at the waist, sandals or bare feet, and a headband. They wear a few pieces of simple but finely crafted jewelry, anklets (favored by barefoot giants), rings, or circlets being most common. They live quiet, reflective lives and spend their time musing about the world, composing and playing music, and tilling their land or gathering food.</text:span></text:p>
      <text:p text:style-name="P8"><text:span text:style-name="T7">Combat</text:span></text:p>
      <text:p text:style-name="P8"><text:span text:style-name="T4">Storm giants use weapons and spell-like abilities instead of throwing rocks. Their composite longbows have a range increment of 180 feet.</text:span></text:p>
      <text:p text:style-name="P8"><text:span text:style-name="T3">Spell-Like Abilities:</text:span><text:span text:style-name="T4"> 1/day—</text:span><text:span text:style-name="T6">call lightning </text:span><text:span text:style-name="T4">(DC 15), </text:span><text:span text:style-name="T6">chain lightning </text:span><text:span text:style-name="T4">(DC 18). Caster level 15th. 2/day—</text:span><text:span text:style-name="T6">control weather</text:span><text:span text:style-name="T4">, </text:span><text:span text:style-name="T6">levitate. </text:span><text:span text:style-name="T4">Caster level 20th. The save DCs are Charisma-based.</text:span></text:p>
      <text:p text:style-name="P8"><text:span text:style-name="T3">Freedom of Movement (Su):</text:span><text:span text:style-name="T4"> Storm giants have a continuous freedom of movement ability as the spell (caster level 20th). The effect can be dispelled, but the storm giant can create it again on its next turn as a free action.</text:span></text:p>
      <text:p text:style-name="P8"><text:span text:style-name="T3">Water Breathing (Ex):</text:span><text:span text:style-name="T4"> Storm giants can breathe underwater indefinitely and can freely use their spell-like abilities while submerged.</text:span></text:p>
      <text:p text:style-name="P8"><text:span text:style-name="T3">Skills:</text:span><text:span text:style-name="T4"> A storm giant has a +8 racial bonus on any Swim check to perform some special action or avoid a hazard. It can always choose to take 10 on a Swim check, even if distracted or endangered. It can use the run action while swimming, provided it swims in a straight line. *Storm giants ignore all weight penalties for gear carried when swimming.</text:span></text:p>
      <text:p text:style-name="P8"><text:span text:style-name="T7">Storm Giant Characters</text:span></text:p>
      <text:p text:style-name="P8"><text:span text:style-name="T4">About 20% of adult storm giants are sorcerers or clerics. A storm giant cleric has access to two of the following domains: Chaos, Good, Protection, or War.</text:span></text:p>
      <text:p text:style-name="P10"/>
      <text:p text:style-name="P8"><text:span text:style-name="T2">GIBBERING MOUTHER</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3"><text:span text:style-name="T3"><text:s/></text:span></text:p>
          </table:table-cell>
          <table:table-cell table:style-name="Table13.A1" office:value-type="string">
            <text:p text:style-name="P13"><text:span text:style-name="T4">Medium Aberration</text:span></text:p>
          </table:table-cell>
        </table:table-row>
        <table:table-row table:style-name="Table13.1">
          <table:table-cell table:style-name="Table13.A2" office:value-type="string">
            <text:p text:style-name="P13"><text:span text:style-name="T3">Hit Dice:</text:span></text:p>
          </table:table-cell>
          <table:table-cell table:style-name="Table13.A2" office:value-type="string">
            <text:p text:style-name="P13"><text:span text:style-name="T4">4d8+24 (42 hp)</text:span></text:p>
          </table:table-cell>
        </table:table-row>
        <table:table-row table:style-name="Table13.1">
          <table:table-cell table:style-name="Table13.A2" office:value-type="string">
            <text:p text:style-name="P8"><text:span text:style-name="T3">Initiative:</text:span></text:p>
          </table:table-cell>
          <table:table-cell table:style-name="Table13.A2" office:value-type="string">
            <text:p text:style-name="P8"><text:span text:style-name="T4">+1</text:span></text:p>
          </table:table-cell>
        </table:table-row>
        <table:table-row table:style-name="Table13.1">
          <table:table-cell table:style-name="Table13.A2" office:value-type="string">
            <text:p text:style-name="P8"><text:span text:style-name="T3">Speed:</text:span></text:p>
          </table:table-cell>
          <table:table-cell table:style-name="Table13.A2" office:value-type="string">
            <text:p text:style-name="P8"><text:span text:style-name="T4">10 ft. (2 squares), swim 20 ft.</text:span></text:p>
          </table:table-cell>
        </table:table-row>
        <table:table-row table:style-name="Table13.1">
          <table:table-cell table:style-name="Table13.A2" office:value-type="string">
            <text:p text:style-name="P8"><text:span text:style-name="T3">Armor Class:</text:span></text:p>
          </table:table-cell>
          <table:table-cell table:style-name="Table13.A2" office:value-type="string">
            <text:p text:style-name="P8"><text:span text:style-name="T4">19 (+1 Dex, +8 natural), touch 11, flat-footed 18</text:span></text:p>
          </table:table-cell>
        </table:table-row>
        <table:table-row table:style-name="Table13.1">
          <table:table-cell table:style-name="Table13.A2" office:value-type="string">
            <text:p text:style-name="P8"><text:span text:style-name="T3">Base Attack/Grapple:</text:span></text:p>
          </table:table-cell>
          <table:table-cell table:style-name="Table13.A2" office:value-type="string">
            <text:p text:style-name="P8"><text:span text:style-name="T4">+3/+3</text:span></text:p>
          </table:table-cell>
        </table:table-row>
        <table:table-row table:style-name="Table13.1">
          <table:table-cell table:style-name="Table13.A2" office:value-type="string">
            <text:p text:style-name="P8"><text:span text:style-name="T3">Attack:</text:span></text:p>
          </table:table-cell>
          <table:table-cell table:style-name="Table13.A2" office:value-type="string">
            <text:p text:style-name="P8"><text:span text:style-name="T4">Bite +4 melee (1) or spittle +4 ranged touch (1d4 acid plus blindness)</text:span></text:p>
          </table:table-cell>
        </table:table-row>
        <table:table-row table:style-name="Table13.1">
          <table:table-cell table:style-name="Table13.A2" office:value-type="string">
            <text:p text:style-name="P8"><text:span text:style-name="T3">Full Attack:</text:span></text:p>
          </table:table-cell>
          <table:table-cell table:style-name="Table13.A2" office:value-type="string">
            <text:p text:style-name="P8"><text:span text:style-name="T4">6 bites +4 melee (1) and spittle +4 ranged touch (1d4 acid plus blindness)</text:span></text:p>
          </table:table-cell>
        </table:table-row>
        <table:table-row table:style-name="Table13.1">
          <table:table-cell table:style-name="Table13.A2" office:value-type="string">
            <text:p text:style-name="P8"><text:span text:style-name="T3">Space/Reach:</text:span></text:p>
          </table:table-cell>
          <table:table-cell table:style-name="Table13.A2" office:value-type="string">
            <text:p text:style-name="P8"><text:span text:style-name="T4">5 ft./5 ft.</text:span></text:p>
          </table:table-cell>
        </table:table-row>
        <table:table-row table:style-name="Table13.1">
          <table:table-cell table:style-name="Table13.A2" office:value-type="string">
            <text:p text:style-name="P8"><text:span text:style-name="T3">Special Attacks:</text:span></text:p>
          </table:table-cell>
          <table:table-cell table:style-name="Table13.A2" office:value-type="string">
            <text:p text:style-name="P8"><text:span text:style-name="T4">Gibbering, spittle, improved grab, blood drain, engulf, ground manipulation</text:span></text:p>
          </table:table-cell>
        </table:table-row>
        <table:table-row table:style-name="Table13.1">
          <table:table-cell table:style-name="Table13.A2" office:value-type="string">
            <text:p text:style-name="P8"><text:span text:style-name="T3">Special Qualities:</text:span></text:p>
          </table:table-cell>
          <table:table-cell table:style-name="Table13.A2" office:value-type="string">
            <text:p text:style-name="P8"><text:span text:style-name="T4">Amorphous, damage reduction 5/bludgeoning, darkvision 60 ft.</text:span></text:p>
          </table:table-cell>
        </table:table-row>
        <table:table-row table:style-name="Table13.1">
          <table:table-cell table:style-name="Table13.A2" office:value-type="string">
            <text:p text:style-name="P8"><text:span text:style-name="T3">Saves:</text:span></text:p>
          </table:table-cell>
          <table:table-cell table:style-name="Table13.A2" office:value-type="string">
            <text:p text:style-name="P8"><text:span text:style-name="T4">Fort +7, Ref +4, Will +5</text:span></text:p>
          </table:table-cell>
        </table:table-row>
        <table:table-row table:style-name="Table13.1">
          <table:table-cell table:style-name="Table13.A2" office:value-type="string">
            <text:p text:style-name="P8"><text:span text:style-name="T3">Abilities:</text:span></text:p>
          </table:table-cell>
          <table:table-cell table:style-name="Table13.A2" office:value-type="string">
            <text:p text:style-name="P8"><text:span text:style-name="T4">Str 10, Dex 13, Con 22, Int 4, Wis 13, Cha 13</text:span></text:p>
          </table:table-cell>
        </table:table-row>
        <table:table-row table:style-name="Table13.1">
          <table:table-cell table:style-name="Table13.A2" office:value-type="string">
            <text:p text:style-name="P8"><text:span text:style-name="T3">Skills:</text:span></text:p>
          </table:table-cell>
          <table:table-cell table:style-name="Table13.A2" office:value-type="string">
            <text:p text:style-name="P8"><text:span text:style-name="T4">Listen +4, Spot +9, Swim +8</text:span></text:p>
          </table:table-cell>
        </table:table-row>
        <table:table-row table:style-name="Table13.1">
          <table:table-cell table:style-name="Table13.A2" office:value-type="string">
            <text:p text:style-name="P8"><text:span text:style-name="T3">Feats:</text:span></text:p>
          </table:table-cell>
          <table:table-cell table:style-name="Table13.A2" office:value-type="string">
            <text:p text:style-name="P8"><text:span text:style-name="T4">Lightning Reflexes, Weapon Finesse</text:span></text:p>
          </table:table-cell>
        </table:table-row>
        <table:table-row table:style-name="Table13.1">
          <table:table-cell table:style-name="Table13.A2" office:value-type="string">
            <text:p text:style-name="P8"><text:span text:style-name="T3">Environment:</text:span></text:p>
          </table:table-cell>
          <table:table-cell table:style-name="Table13.A2" office:value-type="string">
            <text:p text:style-name="P8"><text:span text:style-name="T4">Underground</text:span></text:p>
          </table:table-cell>
        </table:table-row>
        <table:table-row table:style-name="Table13.1">
          <table:table-cell table:style-name="Table13.A2" office:value-type="string">
            <text:p text:style-name="P8"><text:span text:style-name="T3">Organization:</text:span></text:p>
          </table:table-cell>
          <table:table-cell table:style-name="Table13.A2" office:value-type="string">
            <text:p text:style-name="P8"><text:span text:style-name="T4">Solitary</text:span></text:p>
          </table:table-cell>
        </table:table-row>
        <table:table-row table:style-name="Table13.1">
          <table:table-cell table:style-name="Table13.A2" office:value-type="string">
            <text:p text:style-name="P8"><text:span text:style-name="T3">Challenge Rating:</text:span></text:p>
          </table:table-cell>
          <table:table-cell table:style-name="Table13.A2" office:value-type="string">
            <text:p text:style-name="P8"><text:span text:style-name="T4">5</text:span></text:p>
          </table:table-cell>
        </table:table-row>
        <table:table-row table:style-name="Table13.1">
          <table:table-cell table:style-name="Table13.A2" office:value-type="string">
            <text:p text:style-name="P8"><text:span text:style-name="T3">Treasure:</text:span></text:p>
          </table:table-cell>
          <table:table-cell table:style-name="Table13.A2" office:value-type="string">
            <text:p text:style-name="P8"><text:span text:style-name="T4">None</text:span></text:p>
          </table:table-cell>
        </table:table-row>
        <table:table-row table:style-name="Table13.1">
          <table:table-cell table:style-name="Table13.A2" office:value-type="string">
            <text:p text:style-name="P8"><text:span text:style-name="T3">Alignment:</text:span></text:p>
          </table:table-cell>
          <table:table-cell table:style-name="Table13.A2" office:value-type="string">
            <text:p text:style-name="P8"><text:span text:style-name="T4">Usually neutral</text:span></text:p>
          </table:table-cell>
        </table:table-row>
        <table:table-row table:style-name="Table13.1">
          <table:table-cell table:style-name="Table13.A2" office:value-type="string">
            <text:p text:style-name="P8"><text:span text:style-name="T3">Advancement:</text:span></text:p>
          </table:table-cell>
          <table:table-cell table:style-name="Table13.A2" office:value-type="string">
            <text:p text:style-name="P8"><text:span text:style-name="T4">5–12 HD (Large)</text:span></text:p>
          </table:table-cell>
        </table:table-row>
        <table:table-row table:style-name="Table13.1">
          <table:table-cell table:style-name="Table13.A22" office:value-type="string">
            <text:p text:style-name="P13"><text:span text:style-name="T3">Level Adjustment:</text:span></text:p>
          </table:table-cell>
          <table:table-cell table:style-name="Table13.A22" office:value-type="string">
            <text:p text:style-name="P13"><text:span text:style-name="T4">—</text:span></text:p>
          </table:table-cell>
        </table:table-row>
      </table:table>
      <text:p text:style-name="P8"><text:span text:style-name="T4">A gibbering mouther is a horrible creature seemingly drawn from a lunatic’s nightmares. Although not evil, it thirsts after bodily fluids and seems to prefer the blood of intelligent creatures.</text:span></text:p>
      <text:p text:style-name="P8"><text:span text:style-name="T4">A gibbering mouther is about 3 feet across and 3 to 4 feet high. It weighs about 200 pounds.</text:span></text:p>
      <text:p text:style-name="P8"><text:span text:style-name="T4">Gibbering mouthers can speak Common, but seldom say anything other than gibberish.</text:span></text:p>
      <text:p text:style-name="P8"><text:span text:style-name="T1">COMBAT</text:span></text:p>
      <text:p text:style-name="P8"><text:span text:style-name="T4">A gibbering mouther attacks by shooting out strings of protoplasmic flesh, each ending in one or more eyes and a mouth that bites at the enemy. A mouther can send out a total of six such members in any round.</text:span></text:p>
      <text:p text:style-name="P8"><text:span text:style-name="T3">Gibbering (Su):</text:span><text:span text:style-name="T4"> As soon as a mouther spots something edible, it begins a constant gibbering as a free action. All creatures (other than mouthers) within a 60-foot spread must succeed on a DC 13 Will save or be affected as though by a </text:span><text:span text:style-name="T6">confusion </text:span><text:span text:style-name="T4">spell for 1d2 rounds. This is a sonic mind-affecting compulsion effect. A creature that successfully saves cannot be affected by the same gibbering mouther’s gibbering for 24 hours. The save DC is Charisma-based.</text:span></text:p>
      <text:p text:style-name="P8"><text:span text:style-name="T3">Spittle (Ex):</text:span><text:span text:style-name="T4"> As a free action every round, a gibbering mouther fires a stream of spittle at one opponent within 30 feet. The mouther makes a ranged touch attack; if it hits, it deals 1d4 points of acid damage, and the target must succeed on a DC 18 Fortitude save or be blinded for 1d4 rounds. Eyeless creatures are immune to the blinding effect, but are still subject to the acid damage. The save DC is Constitution-based.</text:span></text:p>
      <text:p text:style-name="P8"><text:span text:style-name="T3">Improved Grab (Ex):</text:span><text:span text:style-name="T4"> To use this ability, a gibbering mouther must hit with a bite attack. It can then attempt to start a grapple as a free action without provoking an attack of opportunity. </text:span></text:p>
      <text:p text:style-name="P8"><text:span text:style-name="T3">Blood Drain (Ex):</text:span><text:span text:style-name="T4"> On a successful grapple check after grabbing, that mouth attaches to the opponent. It automatically deals bite damage and drains blood, dealing 1 point of Constitution damage each round. A mouth can be ripped off (dealing 1 point of damage) with a DC 12 Strength check or severed by a successful sunder attempt (the mouth has 2 hit points). </text:span></text:p>
      <text:p text:style-name="P8"><text:span text:style-name="T4">A severed mouth continues to bite and drain blood for 1d4 rounds after such an attack. A creature whose Constitution is reduced to 0 is killed.</text:span></text:p>
      <text:p text:style-name="P8"><text:span text:style-name="T3">Engulf (Ex): </text:span><text:span text:style-name="T4">A gibbering mouther can try to engulf a Medium or smaller opponent grabbed by three or more mouths. </text:span></text:p>
      <text:p text:style-name="P8"><text:span text:style-name="T4">The opponent must succeed on a DC 14 Reflex save or fall and be engulfed. In the next round, the mouther makes twelve bite attacks instead of six (each with a +4 attack bonus). An engulfed creature cannot attack the mouther from within. The previously attached mouths are now free to attack others. The save DC is Strength-based and includes a +2 racial bonus. </text:span></text:p>
      <text:p text:style-name="P8"><text:span text:style-name="T3">Ground Manipulation (Su):</text:span><text:span text:style-name="T4"> At will, as a standard action, a gibbering mouther can cause stone and earth in all adjacent squares to become a morass akin to quicksand. Softening earth, sand, or the like takes 1 round, while stone takes 2 rounds. Anyone other than the mouther in that area must take a move-equivalent action to avoid becoming mired (treat as being pinned).</text:span></text:p>
      <text:p text:style-name="P8"><text:span text:style-name="T3">Amorphous (Ex):</text:span><text:span text:style-name="T4"> A gibbering mouther is not subject to critical hits. It cannot be flanked.</text:span></text:p>
      <text:p text:style-name="P8"><text:span text:style-name="T3">Skills: </text:span><text:span text:style-name="T4">Thanks to their multiple eyes, gibbering mouthers have a +4 racial bonus on Spot checks.</text:span></text:p>
      <text:p text:style-name="P8"><text:span text:style-name="T4">A gibbering mouther has a +8 racial bonus on any Swim check to perform some special action or avoid a hazard. It always can choose to take 10 on a Swim check, even if distracted or endangered. It can use the run action while swimming, provided it swims in a straight line.</text:span></text:p>
      <text:p text:style-name="P10"/>
      <text:p text:style-name="P8"><text:span text:style-name="T2">GIRALLON</text:span></text:p>
      <table:table table:name="Table14" table:style-name="Table14">
        <table:table-column table:style-name="Table14.A"/>
        <table:table-column table:style-name="Table14.B"/>
        <table:table-row table:style-name="Table14.1">
          <table:table-cell table:style-name="Table14.A1" office:value-type="string">
            <text:p text:style-name="P13"><text:span text:style-name="T3"><text:s/></text:span></text:p>
          </table:table-cell>
          <table:table-cell table:style-name="Table14.A1" office:value-type="string">
            <text:p text:style-name="P13"><text:span text:style-name="T4">Large Magical Beast</text:span></text:p>
          </table:table-cell>
        </table:table-row>
        <table:table-row table:style-name="Table14.1">
          <table:table-cell table:style-name="Table14.A2" office:value-type="string">
            <text:p text:style-name="P13"><text:span text:style-name="T3">Hit Dice:</text:span></text:p>
          </table:table-cell>
          <table:table-cell table:style-name="Table14.A2" office:value-type="string">
            <text:p text:style-name="P13"><text:span text:style-name="T4">7d10+20 (58 hp)</text:span></text:p>
          </table:table-cell>
        </table:table-row>
        <table:table-row table:style-name="Table14.1">
          <table:table-cell table:style-name="Table14.A2" office:value-type="string">
            <text:p text:style-name="P8"><text:span text:style-name="T3">Initiative:</text:span></text:p>
          </table:table-cell>
          <table:table-cell table:style-name="Table14.A2" office:value-type="string">
            <text:p text:style-name="P8"><text:span text:style-name="T4">+3</text:span></text:p>
          </table:table-cell>
        </table:table-row>
        <table:table-row table:style-name="Table14.1">
          <table:table-cell table:style-name="Table14.A2" office:value-type="string">
            <text:p text:style-name="P8"><text:span text:style-name="T3">Speed:</text:span></text:p>
          </table:table-cell>
          <table:table-cell table:style-name="Table14.A2" office:value-type="string">
            <text:p text:style-name="P8"><text:span text:style-name="T4">40 ft. (8 squares), climb 40 ft.</text:span></text:p>
          </table:table-cell>
        </table:table-row>
        <table:table-row table:style-name="Table14.1">
          <table:table-cell table:style-name="Table14.A2" office:value-type="string">
            <text:p text:style-name="P8"><text:span text:style-name="T3">Armor Class:</text:span></text:p>
          </table:table-cell>
          <table:table-cell table:style-name="Table14.A2" office:value-type="string">
            <text:p text:style-name="P8"><text:span text:style-name="T4">16 (–1 size, +3 Dex, +4 natural), touch 12, flat-footed 15</text:span></text:p>
          </table:table-cell>
        </table:table-row>
        <table:table-row table:style-name="Table14.1">
          <table:table-cell table:style-name="Table14.A2" office:value-type="string">
            <text:p text:style-name="P8"><text:span text:style-name="T3">Base Attack/Grapple:</text:span></text:p>
          </table:table-cell>
          <table:table-cell table:style-name="Table14.A2" office:value-type="string">
            <text:p text:style-name="P8"><text:span text:style-name="T4">+7/+17</text:span></text:p>
          </table:table-cell>
        </table:table-row>
        <table:table-row table:style-name="Table14.1">
          <table:table-cell table:style-name="Table14.A2" office:value-type="string">
            <text:p text:style-name="P8"><text:span text:style-name="T3">Attack:</text:span></text:p>
          </table:table-cell>
          <table:table-cell table:style-name="Table14.A2" office:value-type="string">
            <text:p text:style-name="P8"><text:span text:style-name="T4">Claw +12 melee (1d4+6)</text:span></text:p>
          </table:table-cell>
        </table:table-row>
        <table:table-row table:style-name="Table14.1">
          <table:table-cell table:style-name="Table14.A2" office:value-type="string">
            <text:p text:style-name="P8"><text:span text:style-name="T3">Full Attack:</text:span></text:p>
          </table:table-cell>
          <table:table-cell table:style-name="Table14.A2" office:value-type="string">
            <text:p text:style-name="P8"><text:span text:style-name="T4">4 claws +12 melee (1d4+6) and bite +7 melee (1d8+3)</text:span></text:p>
          </table:table-cell>
        </table:table-row>
        <table:table-row table:style-name="Table14.1">
          <table:table-cell table:style-name="Table14.A2" office:value-type="string">
            <text:p text:style-name="P8"><text:span text:style-name="T3">Space/Reach:</text:span></text:p>
          </table:table-cell>
          <table:table-cell table:style-name="Table14.A2" office:value-type="string">
            <text:p text:style-name="P8"><text:span text:style-name="T4">10 ft./10 ft.</text:span></text:p>
          </table:table-cell>
        </table:table-row>
        <table:table-row table:style-name="Table14.1">
          <table:table-cell table:style-name="Table14.A2" office:value-type="string">
            <text:p text:style-name="P8"><text:span text:style-name="T3">Special Attacks:</text:span></text:p>
          </table:table-cell>
          <table:table-cell table:style-name="Table14.A2" office:value-type="string">
            <text:p text:style-name="P8"><text:span text:style-name="T4">Rend 2d4+9</text:span></text:p>
          </table:table-cell>
        </table:table-row>
        <table:table-row table:style-name="Table14.1">
          <table:table-cell table:style-name="Table14.A2" office:value-type="string">
            <text:p text:style-name="P8"><text:span text:style-name="T3">Special Qualities:</text:span></text:p>
          </table:table-cell>
          <table:table-cell table:style-name="Table14.A2" office:value-type="string">
            <text:p text:style-name="P8"><text:span text:style-name="T4">Darkvision 60 ft., low-light vision, scent</text:span></text:p>
          </table:table-cell>
        </table:table-row>
        <table:table-row table:style-name="Table14.1">
          <table:table-cell table:style-name="Table14.A2" office:value-type="string">
            <text:p text:style-name="P8"><text:span text:style-name="T3">Saves:</text:span></text:p>
          </table:table-cell>
          <table:table-cell table:style-name="Table14.A2" office:value-type="string">
            <text:p text:style-name="P8"><text:span text:style-name="T4">Fort +7, Ref +8, Will +5</text:span></text:p>
          </table:table-cell>
        </table:table-row>
        <table:table-row table:style-name="Table14.1">
          <table:table-cell table:style-name="Table14.A2" office:value-type="string">
            <text:p text:style-name="P8"><text:span text:style-name="T3">Abilities:</text:span></text:p>
          </table:table-cell>
          <table:table-cell table:style-name="Table14.A2" office:value-type="string">
            <text:p text:style-name="P8"><text:span text:style-name="T4">Str 22, Dex 17, Con 14, Int 2, Wis 12, Cha 7</text:span></text:p>
          </table:table-cell>
        </table:table-row>
        <table:table-row table:style-name="Table14.1">
          <table:table-cell table:style-name="Table14.A2" office:value-type="string">
            <text:p text:style-name="P8"><text:span text:style-name="T3">Skills:</text:span></text:p>
          </table:table-cell>
          <table:table-cell table:style-name="Table14.A2" office:value-type="string">
            <text:p text:style-name="P8"><text:span text:style-name="T4">Climb +14, Move Silently +8, Spot +6</text:span></text:p>
          </table:table-cell>
        </table:table-row>
        <text:soft-page-break/>
        <table:table-row table:style-name="Table14.1">
          <table:table-cell table:style-name="Table14.A2" office:value-type="string">
            <text:p text:style-name="P8"><text:span text:style-name="T3">Feats:</text:span></text:p>
          </table:table-cell>
          <table:table-cell table:style-name="Table14.A2" office:value-type="string">
            <text:p text:style-name="P8"><text:span text:style-name="T4">Iron Will, Toughness (2)</text:span></text:p>
          </table:table-cell>
        </table:table-row>
        <table:table-row table:style-name="Table14.1">
          <table:table-cell table:style-name="Table14.A2" office:value-type="string">
            <text:p text:style-name="P8"><text:span text:style-name="T3">Environment:</text:span></text:p>
          </table:table-cell>
          <table:table-cell table:style-name="Table14.A2" office:value-type="string">
            <text:p text:style-name="P8"><text:span text:style-name="T4">Warm forests</text:span></text:p>
          </table:table-cell>
        </table:table-row>
        <table:table-row table:style-name="Table14.1">
          <table:table-cell table:style-name="Table14.A2" office:value-type="string">
            <text:p text:style-name="P8"><text:span text:style-name="T3">Organization:</text:span></text:p>
          </table:table-cell>
          <table:table-cell table:style-name="Table14.A2" office:value-type="string">
            <text:p text:style-name="P8"><text:span text:style-name="T4">Solitary or company (5–8)</text:span></text:p>
          </table:table-cell>
        </table:table-row>
        <table:table-row table:style-name="Table14.1">
          <table:table-cell table:style-name="Table14.A2" office:value-type="string">
            <text:p text:style-name="P8"><text:span text:style-name="T3">Challenge Rating:</text:span></text:p>
          </table:table-cell>
          <table:table-cell table:style-name="Table14.A2" office:value-type="string">
            <text:p text:style-name="P8"><text:span text:style-name="T4">6</text:span></text:p>
          </table:table-cell>
        </table:table-row>
        <table:table-row table:style-name="Table14.1">
          <table:table-cell table:style-name="Table14.A2" office:value-type="string">
            <text:p text:style-name="P8"><text:span text:style-name="T3">Treasure:</text:span></text:p>
          </table:table-cell>
          <table:table-cell table:style-name="Table14.A2" office:value-type="string">
            <text:p text:style-name="P8"><text:span text:style-name="T4">None</text:span></text:p>
          </table:table-cell>
        </table:table-row>
        <table:table-row table:style-name="Table14.1">
          <table:table-cell table:style-name="Table14.A2" office:value-type="string">
            <text:p text:style-name="P8"><text:span text:style-name="T3">Alignment:</text:span></text:p>
          </table:table-cell>
          <table:table-cell table:style-name="Table14.A2" office:value-type="string">
            <text:p text:style-name="P8"><text:span text:style-name="T4">Always neutral</text:span></text:p>
          </table:table-cell>
        </table:table-row>
        <table:table-row table:style-name="Table14.1">
          <table:table-cell table:style-name="Table14.A2" office:value-type="string">
            <text:p text:style-name="P8"><text:span text:style-name="T3">Advancement:</text:span></text:p>
          </table:table-cell>
          <table:table-cell table:style-name="Table14.A2" office:value-type="string">
            <text:p text:style-name="P8"><text:span text:style-name="T4">8–10 HD (Large); 11–21 HD (Huge)</text:span></text:p>
          </table:table-cell>
        </table:table-row>
        <table:table-row table:style-name="Table14.1">
          <table:table-cell table:style-name="Table14.A22" office:value-type="string">
            <text:p text:style-name="P13"><text:span text:style-name="T3">Level Adjustment:</text:span></text:p>
          </table:table-cell>
          <table:table-cell table:style-name="Table14.A22" office:value-type="string">
            <text:p text:style-name="P13"><text:span text:style-name="T4">—</text:span></text:p>
          </table:table-cell>
        </table:table-row>
      </table:table>
      <text:p text:style-name="P8"><text:span text:style-name="T4">Girallons are savage, magical cousins of the gorilla. When moving on the ground, a girallon walks on its legs and lower arms. An adult girallon is about 8 feet tall, broad-chested, and covered in thick, pure white fur. It weighs about 800 pounds.</text:span></text:p>
      <text:p text:style-name="P8"><text:span text:style-name="T1">COMBAT</text:span></text:p>
      <text:p text:style-name="P8"><text:span text:style-name="T4">A solitary girallon usually conceals itself in the branches of a tree or under a pile of leaves and brush, with only its nose showing. When it spots or scents prey, it charges to the attack. A girallon picks up prey that is small enough to carry and withdraws, often vanishing into the trees before the victim’s companions can do anything to retaliate. Against larger foes, a girallon seeks to tear a single opponent to bits as quickly as it can.</text:span></text:p>
      <text:p text:style-name="P8"><text:span text:style-name="T3">Rend (Ex):</text:span><text:span text:style-name="T4"> A girallon that hits with two or more claw attacks latches onto the opponent’s body and tears the flesh. This attack automatically deals an extra 2d4+12 points of damage.</text:span></text:p>
      <text:p text:style-name="P8"><text:span text:style-name="T3">Skills:</text:span><text:span text:style-name="T4"> A girallon has a +8 racial bonus on Climb checks and can always choose to take 10 on a Climb check, even if rushed or threatened.</text:span></text:p>
      <text:p text:style-name="P10"/>
      <text:p text:style-name="P8"><text:span text:style-name="T2">GNOLL</text:span></text:p>
      <table:table table:name="Table15" table:style-name="Table15">
        <table:table-column table:style-name="Table15.A"/>
        <table:table-column table:style-name="Table15.B"/>
        <table:table-row table:style-name="Table15.1">
          <table:table-cell table:style-name="Table15.A1" office:value-type="string">
            <text:p text:style-name="P13"><text:span text:style-name="T3"><text:s/></text:span></text:p>
          </table:table-cell>
          <table:table-cell table:style-name="Table15.A1" office:value-type="string">
            <text:p text:style-name="P13"><text:span text:style-name="T4">Medium Humanoid (Gnoll)</text:span></text:p>
          </table:table-cell>
        </table:table-row>
        <table:table-row table:style-name="Table15.1">
          <table:table-cell table:style-name="Table15.A2" office:value-type="string">
            <text:p text:style-name="P13"><text:span text:style-name="T3">Hit Dice:</text:span></text:p>
          </table:table-cell>
          <table:table-cell table:style-name="Table15.A2" office:value-type="string">
            <text:p text:style-name="P13"><text:span text:style-name="T4">2d8+2 (11 hp)</text:span></text:p>
          </table:table-cell>
        </table:table-row>
        <table:table-row table:style-name="Table15.1">
          <table:table-cell table:style-name="Table15.A2" office:value-type="string">
            <text:p text:style-name="P8"><text:span text:style-name="T3">Initiative:</text:span></text:p>
          </table:table-cell>
          <table:table-cell table:style-name="Table15.A2" office:value-type="string">
            <text:p text:style-name="P8"><text:span text:style-name="T4">+0</text:span></text:p>
          </table:table-cell>
        </table:table-row>
        <table:table-row table:style-name="Table15.1">
          <table:table-cell table:style-name="Table15.A2" office:value-type="string">
            <text:p text:style-name="P8"><text:span text:style-name="T3">Speed:</text:span></text:p>
          </table:table-cell>
          <table:table-cell table:style-name="Table15.A2" office:value-type="string">
            <text:p text:style-name="P8"><text:span text:style-name="T4">30 ft. (6 squares)</text:span></text:p>
          </table:table-cell>
        </table:table-row>
        <table:table-row table:style-name="Table15.1">
          <table:table-cell table:style-name="Table15.A2" office:value-type="string">
            <text:p text:style-name="P8"><text:span text:style-name="T3">Armor Class:</text:span></text:p>
          </table:table-cell>
          <table:table-cell table:style-name="Table15.A2" office:value-type="string">
            <text:p text:style-name="P8"><text:span text:style-name="T4">15 (+1 natural, +2 leather armor, +2 heavy steel shield), touch 10, flat-footed 15</text:span></text:p>
          </table:table-cell>
        </table:table-row>
        <table:table-row table:style-name="Table15.1">
          <table:table-cell table:style-name="Table15.A2" office:value-type="string">
            <text:p text:style-name="P8"><text:span text:style-name="T3">Base Attack/Grapple:</text:span></text:p>
          </table:table-cell>
          <table:table-cell table:style-name="Table15.A2" office:value-type="string">
            <text:p text:style-name="P8"><text:span text:style-name="T4">+1/+3</text:span></text:p>
          </table:table-cell>
        </table:table-row>
        <table:table-row table:style-name="Table15.1">
          <table:table-cell table:style-name="Table15.A2" office:value-type="string">
            <text:p text:style-name="P8"><text:span text:style-name="T3">Attack:</text:span></text:p>
          </table:table-cell>
          <table:table-cell table:style-name="Table15.A2" office:value-type="string">
            <text:p text:style-name="P8"><text:span text:style-name="T4">Battleaxe +3 melee (1d8+2/x3) or shortbow +1 ranged (1d6/x3)</text:span></text:p>
          </table:table-cell>
        </table:table-row>
        <table:table-row table:style-name="Table15.1">
          <table:table-cell table:style-name="Table15.A2" office:value-type="string">
            <text:p text:style-name="P8"><text:span text:style-name="T3">Full Attack:</text:span></text:p>
          </table:table-cell>
          <table:table-cell table:style-name="Table15.A2" office:value-type="string">
            <text:p text:style-name="P8"><text:span text:style-name="T4">Battleaxe +3 melee (1d8+2/x3) or shortbow +1 ranged (1d6/x3)</text:span></text:p>
          </table:table-cell>
        </table:table-row>
        <table:table-row table:style-name="Table15.1">
          <table:table-cell table:style-name="Table15.A2" office:value-type="string">
            <text:p text:style-name="P8"><text:span text:style-name="T3">Space/Reach:</text:span></text:p>
          </table:table-cell>
          <table:table-cell table:style-name="Table15.A2" office:value-type="string">
            <text:p text:style-name="P8"><text:span text:style-name="T4">5 ft./5 ft.</text:span></text:p>
          </table:table-cell>
        </table:table-row>
        <table:table-row table:style-name="Table15.1">
          <table:table-cell table:style-name="Table15.A2" office:value-type="string">
            <text:p text:style-name="P8"><text:span text:style-name="T3">Special Attacks:</text:span></text:p>
          </table:table-cell>
          <table:table-cell table:style-name="Table15.A2" office:value-type="string">
            <text:p text:style-name="P8"><text:span text:style-name="T4">—</text:span></text:p>
          </table:table-cell>
        </table:table-row>
        <table:table-row table:style-name="Table15.1">
          <table:table-cell table:style-name="Table15.A2" office:value-type="string">
            <text:p text:style-name="P8"><text:span text:style-name="T3">Special Qualities:</text:span></text:p>
          </table:table-cell>
          <table:table-cell table:style-name="Table15.A2" office:value-type="string">
            <text:p text:style-name="P8"><text:span text:style-name="T4">Darkvision 60 ft.</text:span></text:p>
          </table:table-cell>
        </table:table-row>
        <table:table-row table:style-name="Table15.1">
          <table:table-cell table:style-name="Table15.A2" office:value-type="string">
            <text:p text:style-name="P8"><text:span text:style-name="T3">Saves:</text:span></text:p>
          </table:table-cell>
          <table:table-cell table:style-name="Table15.A2" office:value-type="string">
            <text:p text:style-name="P8"><text:span text:style-name="T4">Fort +4, Ref +0, Will +0</text:span></text:p>
          </table:table-cell>
        </table:table-row>
        <table:table-row table:style-name="Table15.1">
          <table:table-cell table:style-name="Table15.A2" office:value-type="string">
            <text:p text:style-name="P8"><text:span text:style-name="T3">Abilities:</text:span></text:p>
          </table:table-cell>
          <table:table-cell table:style-name="Table15.A2" office:value-type="string">
            <text:p text:style-name="P8"><text:span text:style-name="T4">Str 15, Dex 10, Con 13, Int 8, Wis 11, Cha 8</text:span></text:p>
          </table:table-cell>
        </table:table-row>
        <table:table-row table:style-name="Table15.1">
          <table:table-cell table:style-name="Table15.A2" office:value-type="string">
            <text:p text:style-name="P8"><text:span text:style-name="T3">Skills:</text:span></text:p>
          </table:table-cell>
          <table:table-cell table:style-name="Table15.A2" office:value-type="string">
            <text:p text:style-name="P8"><text:span text:style-name="T4">Listen +2, Spot +3</text:span></text:p>
          </table:table-cell>
        </table:table-row>
        <table:table-row table:style-name="Table15.1">
          <table:table-cell table:style-name="Table15.A2" office:value-type="string">
            <text:p text:style-name="P8"><text:span text:style-name="T3">Feats:</text:span></text:p>
          </table:table-cell>
          <table:table-cell table:style-name="Table15.A2" office:value-type="string">
            <text:p text:style-name="P8"><text:span text:style-name="T4">Power Attack</text:span></text:p>
          </table:table-cell>
        </table:table-row>
        <table:table-row table:style-name="Table15.1">
          <table:table-cell table:style-name="Table15.A2" office:value-type="string">
            <text:p text:style-name="P8"><text:span text:style-name="T3">Environment:</text:span></text:p>
          </table:table-cell>
          <table:table-cell table:style-name="Table15.A2" office:value-type="string">
            <text:p text:style-name="P8"><text:span text:style-name="T4">Warm plains</text:span></text:p>
          </table:table-cell>
        </table:table-row>
        <table:table-row table:style-name="Table15.1">
          <table:table-cell table:style-name="Table15.A2" office:value-type="string">
            <text:p text:style-name="P8"><text:span text:style-name="T3">Organization:</text:span></text:p>
          </table:table-cell>
          <table:table-cell table:style-name="Table15.A2" office:value-type="string">
            <text:p text:style-name="P8"><text:span text:style-name="T4">Solitary, pair, hunting party (2–5 and 1–2 hyenas), band (10–100 plus 50% noncombatants plus 1 3rd-level sergeant per 20 adults and 1 leader of 4th–6th level and 5–8 hyenas), or tribe (20–200 plus 1 3rd-level sergeant per 20 adults, 1 or 2 lieutenants of 4th or 5th level, 1 leader of 6th–8th level, and 7–12 hyenas; underground lairs also have 1–3 trolls)</text:span></text:p>
          </table:table-cell>
        </table:table-row>
        <table:table-row table:style-name="Table15.1">
          <table:table-cell table:style-name="Table15.A2" office:value-type="string">
            <text:p text:style-name="P8"><text:span text:style-name="T3">Challenge Rating:</text:span></text:p>
          </table:table-cell>
          <table:table-cell table:style-name="Table15.A2" office:value-type="string">
            <text:p text:style-name="P8"><text:span text:style-name="T4">1</text:span></text:p>
          </table:table-cell>
        </table:table-row>
        <table:table-row table:style-name="Table15.1">
          <table:table-cell table:style-name="Table15.A2" office:value-type="string">
            <text:p text:style-name="P8"><text:span text:style-name="T3">Treasure:</text:span></text:p>
          </table:table-cell>
          <table:table-cell table:style-name="Table15.A2" office:value-type="string">
            <text:p text:style-name="P8"><text:span text:style-name="T4">Standard</text:span></text:p>
          </table:table-cell>
        </table:table-row>
        <table:table-row table:style-name="Table15.1">
          <table:table-cell table:style-name="Table15.A2" office:value-type="string">
            <text:p text:style-name="P8"><text:span text:style-name="T3">Alignment:</text:span></text:p>
          </table:table-cell>
          <table:table-cell table:style-name="Table15.A2" office:value-type="string">
            <text:p text:style-name="P8"><text:span text:style-name="T4">Usually chaotic evil</text:span></text:p>
          </table:table-cell>
        </table:table-row>
        <table:table-row table:style-name="Table15.1">
          <table:table-cell table:style-name="Table15.A2" office:value-type="string">
            <text:p text:style-name="P8"><text:span text:style-name="T3">Advancement:</text:span></text:p>
          </table:table-cell>
          <table:table-cell table:style-name="Table15.A2" office:value-type="string">
            <text:p text:style-name="P8"><text:span text:style-name="T4">By character class</text:span></text:p>
          </table:table-cell>
        </table:table-row>
        <table:table-row table:style-name="Table15.1">
          <table:table-cell table:style-name="Table15.A22" office:value-type="string">
            <text:p text:style-name="P13"><text:span text:style-name="T3">Level Adjustment:</text:span></text:p>
          </table:table-cell>
          <table:table-cell table:style-name="Table15.A22" office:value-type="string">
            <text:p text:style-name="P13"><text:span text:style-name="T4">+1</text:span></text:p>
          </table:table-cell>
        </table:table-row>
      </table:table>
      <text:p text:style-name="P8"><text:soft-page-break/><text:span text:style-name="T4">Gnolls are hyena-headed, evil humanoids that wander in loose tribes. Most gnolls have dirty yellow or reddish-brown fur. A gnoll is a nocturnal carnivore, preferring intelligent creatures for food because they scream more. A gnoll is about 7-1/2 feet tall and weighs 300 pounds. Gnolls speak Gnoll.</text:span></text:p>
      <text:p text:style-name="P8"><text:span text:style-name="T1">COMBAT</text:span></text:p>
      <text:p text:style-name="P8"><text:span text:style-name="T4">Gnolls like to attack when they have the advantage of numbers, using horde tactics and their physical strength to overwhelm and knock down their opponents. They show little discipline when fighting unless they have a strong leader; at such times, they can maintain ranks and fight as a unit. While they do not usually prepare traps, they do use ambushes and try to attack from a flanking position. Because of its shield, a gnoll’s modifier on Hide checks (untrained) is –2, which means gnolls always take special care to seek favorable conditions when laying ambushes (such as darkness, cover, or some other form of advantageous terrain).</text:span></text:p>
      <text:p text:style-name="P8"><text:span text:style-name="T1">GNOLLS AS CHARACTERS</text:span></text:p>
      <text:p text:style-name="P8"><text:span text:style-name="T4">Gnoll characters possess the following racial traits.</text:span></text:p>
      <text:p text:style-name="P8"><text:span text:style-name="T4">—Strength +4, Constitution +2, Intelligence –2, Charisma –2.</text:span></text:p>
      <text:p text:style-name="P8"><text:span text:style-name="T4">—Size Medium.</text:span></text:p>
      <text:p text:style-name="P8"><text:span text:style-name="T4">—A gnoll’s base land speed is 30 feet.</text:span></text:p>
      <text:p text:style-name="P8"><text:span text:style-name="T4">—Darkvision out to 60 feet.</text:span></text:p>
      <text:p text:style-name="P8"><text:span text:style-name="T4">—Racial Hit Dice: A gnoll begins with two levels of humanoid, which provide 2d8 Hit Dice, a base attack bonus of +1, and base saving throw bonuses of Fort +3, Ref +0, and Will +0.</text:span></text:p>
      <text:p text:style-name="P8"><text:span text:style-name="T4">—Racial Skills: A gnoll’s humanoid levels give it skill points equal to 5 x(2 + Int modifier). Its class skills are Listen and Spot.</text:span></text:p>
      <text:p text:style-name="P8"><text:span text:style-name="T4">—Racial Feats: A gnoll’s humanoid levels give it one feat.</text:span></text:p>
      <text:p text:style-name="P8"><text:span text:style-name="T4">— +1 natural armor bonus.</text:span></text:p>
      <text:p text:style-name="P8"><text:span text:style-name="T4">—Automatic Languages: Gnoll. Bonus Languages: Common, Draconic, Elven, Goblin, Orc.</text:span></text:p>
      <text:p text:style-name="P8"><text:span text:style-name="T4">—Favored Class: Ranger.</text:span></text:p>
      <text:p text:style-name="P8"><text:span text:style-name="T4">—Level adjustment +1.</text:span></text:p>
      <text:p text:style-name="P10"/>
      <text:p text:style-name="P8"><text:span text:style-name="T2">GNOME</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text:span text:style-name="T3"><text:s/></text:span></text:p>
          </table:table-cell>
          <table:table-cell table:style-name="Table16.A1" office:value-type="string">
            <text:p text:style-name="P13"><text:span text:style-name="T3">Gnome, 1st-Level Warrior</text:span></text:p>
          </table:table-cell>
          <table:table-cell table:style-name="Table16.A1" office:value-type="string">
            <text:p text:style-name="P13"><text:span text:style-name="T3">Svirfneblin, 1st-Level Warrior</text:span></text:p>
          </table:table-cell>
        </table:table-row>
        <table:table-row table:style-name="Table16.1">
          <table:table-cell table:style-name="Table16.A2" office:value-type="string">
            <text:p text:style-name="P13"><text:span text:style-name="T3"><text:s/></text:span></text:p>
          </table:table-cell>
          <table:table-cell table:style-name="Table16.A2" office:value-type="string">
            <text:p text:style-name="P13"><text:span text:style-name="T4">Small Humanoid (Gnome)</text:span></text:p>
          </table:table-cell>
          <table:table-cell table:style-name="Table16.A2" office:value-type="string">
            <text:p text:style-name="P13"><text:span text:style-name="T4">Small Humanoid (Gnome)</text:span></text:p>
          </table:table-cell>
        </table:table-row>
        <table:table-row table:style-name="Table16.1">
          <table:table-cell table:style-name="Table16.A2" office:value-type="string">
            <text:p text:style-name="P8"><text:span text:style-name="T3">Hit Dice:</text:span></text:p>
          </table:table-cell>
          <table:table-cell table:style-name="Table16.A2" office:value-type="string">
            <text:p text:style-name="P8"><text:span text:style-name="T4">1d8+2 (6 hp)</text:span></text:p>
          </table:table-cell>
          <table:table-cell table:style-name="Table16.A2" office:value-type="string">
            <text:p text:style-name="P8"><text:span text:style-name="T4">1d8+4 (8 hp)</text:span></text:p>
          </table:table-cell>
        </table:table-row>
        <table:table-row table:style-name="Table16.1">
          <table:table-cell table:style-name="Table16.A2" office:value-type="string">
            <text:p text:style-name="P8"><text:span text:style-name="T3">Initiative:</text:span></text:p>
          </table:table-cell>
          <table:table-cell table:style-name="Table16.A2" office:value-type="string">
            <text:p text:style-name="P8"><text:span text:style-name="T4">+0</text:span></text:p>
          </table:table-cell>
          <table:table-cell table:style-name="Table16.A2" office:value-type="string">
            <text:p text:style-name="P8"><text:span text:style-name="T4">+1</text:span></text:p>
          </table:table-cell>
        </table:table-row>
        <table:table-row table:style-name="Table16.1">
          <table:table-cell table:style-name="Table16.A2" office:value-type="string">
            <text:p text:style-name="P8"><text:span text:style-name="T3">Speed:</text:span></text:p>
          </table:table-cell>
          <table:table-cell table:style-name="Table16.A2" office:value-type="string">
            <text:p text:style-name="P8"><text:span text:style-name="T4">20 ft. (4 squares)</text:span></text:p>
          </table:table-cell>
          <table:table-cell table:style-name="Table16.A2" office:value-type="string">
            <text:p text:style-name="P8"><text:span text:style-name="T4">15 ft. in banded mail armor (3 squares); base speed 20 ft.</text:span></text:p>
          </table:table-cell>
        </table:table-row>
        <table:table-row table:style-name="Table16.1">
          <table:table-cell table:style-name="Table16.A2" office:value-type="string">
            <text:p text:style-name="P8"><text:span text:style-name="T3">Armor Class:</text:span></text:p>
          </table:table-cell>
          <table:table-cell table:style-name="Table16.A2" office:value-type="string">
            <text:p text:style-name="P8"><text:span text:style-name="T4">16 (+1 size, +4 chain shirt, +1 light shield), touch 11, flat-footed 16</text:span></text:p>
          </table:table-cell>
          <table:table-cell table:style-name="Table16.A2" office:value-type="string">
            <text:p text:style-name="P8"><text:span text:style-name="T4">23 (+1 size, +1 Dex, +4 dodge, +6 banded mail, +1 buckler), touch 16, flat-footed 18</text:span></text:p>
          </table:table-cell>
        </table:table-row>
        <table:table-row table:style-name="Table16.1">
          <table:table-cell table:style-name="Table16.A2" office:value-type="string">
            <text:p text:style-name="P8"><text:span text:style-name="T3">Base Attack/Grapple:</text:span></text:p>
          </table:table-cell>
          <table:table-cell table:style-name="Table16.A2" office:value-type="string">
            <text:p text:style-name="P8"><text:span text:style-name="T4">+1/–3</text:span></text:p>
          </table:table-cell>
          <table:table-cell table:style-name="Table16.A2" office:value-type="string">
            <text:p text:style-name="P8"><text:span text:style-name="T4">+1/–3</text:span></text:p>
          </table:table-cell>
        </table:table-row>
        <table:table-row table:style-name="Table16.1">
          <table:table-cell table:style-name="Table16.A2" office:value-type="string">
            <text:p text:style-name="P8"><text:span text:style-name="T3">Attack:</text:span></text:p>
          </table:table-cell>
          <table:table-cell table:style-name="Table16.A2" office:value-type="string">
            <text:p text:style-name="P8"><text:span text:style-name="T4">Longsword +2 melee (1d6/19–20) or light crossbow +3 ranged (1d6/19–20)</text:span></text:p>
          </table:table-cell>
          <table:table-cell table:style-name="Table16.A2" office:value-type="string">
            <text:p text:style-name="P8"><text:span text:style-name="T4">Heavy pick +2 melee (1d4/x4) or light crossbow +3 ranged (1d6/19–20)</text:span></text:p>
          </table:table-cell>
        </table:table-row>
        <table:table-row table:style-name="Table16.1">
          <table:table-cell table:style-name="Table16.A2" office:value-type="string">
            <text:p text:style-name="P8"><text:span text:style-name="T3">Full Attack: </text:span></text:p>
          </table:table-cell>
          <table:table-cell table:style-name="Table16.A2" office:value-type="string">
            <text:p text:style-name="P8"><text:span text:style-name="T4">Longsword +2 melee (1d6/19–20) or light crossbow +3 ranged (1d6/19–20)</text:span></text:p>
          </table:table-cell>
          <table:table-cell table:style-name="Table16.A2" office:value-type="string">
            <text:p text:style-name="P8"><text:span text:style-name="T4">Heavy pick +2 melee (1d4/x4) or light crossbow +3 ranged (1d6/19–20)</text:span></text:p>
          </table:table-cell>
        </table:table-row>
        <text:soft-page-break/>
        <table:table-row table:style-name="Table16.1">
          <table:table-cell table:style-name="Table16.A2" office:value-type="string">
            <text:p text:style-name="P8"><text:span text:style-name="T3">Space/Reach:</text:span></text:p>
          </table:table-cell>
          <table:table-cell table:style-name="Table16.A2" office:value-type="string">
            <text:p text:style-name="P8"><text:span text:style-name="T4">5 ft./5 ft.</text:span></text:p>
          </table:table-cell>
          <table:table-cell table:style-name="Table16.A2" office:value-type="string">
            <text:p text:style-name="P8"><text:span text:style-name="T4">5 ft./5 ft.</text:span></text:p>
          </table:table-cell>
        </table:table-row>
        <table:table-row table:style-name="Table16.1">
          <table:table-cell table:style-name="Table16.A2" office:value-type="string">
            <text:p text:style-name="P8"><text:span text:style-name="T3">Special Attacks:</text:span></text:p>
          </table:table-cell>
          <table:table-cell table:style-name="Table16.A2" office:value-type="string">
            <text:p text:style-name="P8"><text:span text:style-name="T4">—</text:span></text:p>
          </table:table-cell>
          <table:table-cell table:style-name="Table16.A2" office:value-type="string">
            <text:p text:style-name="P8"><text:span text:style-name="T4">Spell-like abilities</text:span></text:p>
          </table:table-cell>
        </table:table-row>
        <table:table-row table:style-name="Table16.1">
          <table:table-cell table:style-name="Table16.A2" office:value-type="string">
            <text:p text:style-name="P8"><text:span text:style-name="T3">Special Qualities:</text:span></text:p>
          </table:table-cell>
          <table:table-cell table:style-name="Table16.A2" office:value-type="string">
            <text:p text:style-name="P8"><text:span text:style-name="T4">Gnome traits</text:span></text:p>
          </table:table-cell>
          <table:table-cell table:style-name="Table16.A2" office:value-type="string">
            <text:p text:style-name="P8"><text:span text:style-name="T4">Gnome traits, svirfneblin traits, spell resistance 12</text:span></text:p>
          </table:table-cell>
        </table:table-row>
        <table:table-row table:style-name="Table16.1">
          <table:table-cell table:style-name="Table16.A2" office:value-type="string">
            <text:p text:style-name="P8"><text:span text:style-name="T3">Saves:</text:span></text:p>
          </table:table-cell>
          <table:table-cell table:style-name="Table16.A2" office:value-type="string">
            <text:p text:style-name="P8"><text:span text:style-name="T4">Fort +4, Ref +0, Will –1</text:span></text:p>
          </table:table-cell>
          <table:table-cell table:style-name="Table16.A2" office:value-type="string">
            <text:p text:style-name="P8"><text:span text:style-name="T4">Fort +5, Ref +3, Will +2</text:span></text:p>
          </table:table-cell>
        </table:table-row>
        <table:table-row table:style-name="Table16.1">
          <table:table-cell table:style-name="Table16.A2" office:value-type="string">
            <text:p text:style-name="P8"><text:span text:style-name="T3">Abilities:</text:span></text:p>
          </table:table-cell>
          <table:table-cell table:style-name="Table16.A2" office:value-type="string">
            <text:p text:style-name="P8"><text:span text:style-name="T4">Str 11, Dex 11, Con 14, Int 10, Wis 9, Cha 8</text:span></text:p>
          </table:table-cell>
          <table:table-cell table:style-name="Table16.A2" office:value-type="string">
            <text:p text:style-name="P8"><text:span text:style-name="T4">Str 11, Dex 13, Con 12, Int 10, Wis 11, Cha 4</text:span></text:p>
          </table:table-cell>
        </table:table-row>
        <table:table-row table:style-name="Table16.1">
          <table:table-cell table:style-name="Table16.A2" office:value-type="string">
            <text:p text:style-name="P8"><text:span text:style-name="T3">Skills:</text:span></text:p>
          </table:table-cell>
          <table:table-cell table:style-name="Table16.A2" office:value-type="string">
            <text:p text:style-name="P8"><text:span text:style-name="T4">Hide +3, Listen +1, Spot +1</text:span></text:p>
          </table:table-cell>
          <table:table-cell table:style-name="Table16.A2" office:value-type="string">
            <text:p text:style-name="P8"><text:span text:style-name="T4">Hide +2, Listen +2, Spot +2</text:span></text:p>
          </table:table-cell>
        </table:table-row>
        <table:table-row table:style-name="Table16.1">
          <table:table-cell table:style-name="Table16.A2" office:value-type="string">
            <text:p text:style-name="P8"><text:span text:style-name="T3">Feats:</text:span></text:p>
          </table:table-cell>
          <table:table-cell table:style-name="Table16.A2" office:value-type="string">
            <text:p text:style-name="P8"><text:span text:style-name="T4">Weapon Focus (light crossbow)</text:span></text:p>
          </table:table-cell>
          <table:table-cell table:style-name="Table16.A2" office:value-type="string">
            <text:p text:style-name="P8"><text:span text:style-name="T4">Toughness</text:span></text:p>
          </table:table-cell>
        </table:table-row>
        <table:table-row table:style-name="Table16.1">
          <table:table-cell table:style-name="Table16.A2" office:value-type="string">
            <text:p text:style-name="P8"><text:span text:style-name="T3">Environment:</text:span></text:p>
          </table:table-cell>
          <table:table-cell table:style-name="Table16.A2" office:value-type="string">
            <text:p text:style-name="P8"><text:span text:style-name="T4">Temperate hills (Forest gnomes: Temperate forests)</text:span></text:p>
          </table:table-cell>
          <table:table-cell table:style-name="Table16.A2" office:value-type="string">
            <text:p text:style-name="P8"><text:span text:style-name="T4">Underground</text:span></text:p>
          </table:table-cell>
        </table:table-row>
        <table:table-row table:style-name="Table16.1">
          <table:table-cell table:style-name="Table16.A2" office:value-type="string">
            <text:p text:style-name="P8"><text:span text:style-name="T3">Organization:</text:span></text:p>
          </table:table-cell>
          <table:table-cell table:style-name="Table16.A2" office:value-type="string">
            <text:p text:style-name="P8"><text:span text:style-name="T4">Company (2–4), squad (11–20 plus 1 leader of 3rd–6th level and 2 3rd-level lieutenants), or band (30–50 plus 1 3rd-level sergeant per 20 adults, 5 5th-level lieutenants, 3 7th-level captains, and 2–5 dire badgers)</text:span></text:p>
          </table:table-cell>
          <table:table-cell table:style-name="Table16.A2" office:value-type="string">
            <text:p text:style-name="P8"><text:span text:style-name="T4">Company (2–4), squad (11–20 plus 1 leader of 3rd–6th level and 2 3rd-level lieutenants), or band (30–50 plus 1 3rd-level sergeant per 20 adults, 5 5th-level lieutenants, 3 7th-level captains, and 2–5 Medium earth elementals)</text:span></text:p>
          </table:table-cell>
        </table:table-row>
        <text:soft-page-break/>
        <table:table-row table:style-name="Table16.1">
          <table:table-cell table:style-name="Table16.A2" office:value-type="string">
            <text:p text:style-name="P8"><text:span text:style-name="T8">Challenge Rating:</text:span></text:p>
          </table:table-cell>
          <table:table-cell table:style-name="Table16.A2" office:value-type="string">
            <text:p text:style-name="P8"><text:span text:style-name="T9">1/2</text:span></text:p>
          </table:table-cell>
          <table:table-cell table:style-name="Table16.A2" office:value-type="string">
            <text:p text:style-name="P8"><text:span text:style-name="T9">1</text:span></text:p>
          </table:table-cell>
        </table:table-row>
        <table:table-row table:style-name="Table16.1">
          <table:table-cell table:style-name="Table16.A2" office:value-type="string">
            <text:p text:style-name="P8"><text:span text:style-name="T3">Treasure:</text:span></text:p>
          </table:table-cell>
          <table:table-cell table:style-name="Table16.A2" office:value-type="string">
            <text:p text:style-name="P8"><text:span text:style-name="T4">Standard</text:span></text:p>
          </table:table-cell>
          <table:table-cell table:style-name="Table16.A2" office:value-type="string">
            <text:p text:style-name="P8"><text:span text:style-name="T4">Standard</text:span></text:p>
          </table:table-cell>
        </table:table-row>
        <table:table-row table:style-name="Table16.1">
          <table:table-cell table:style-name="Table16.A2" office:value-type="string">
            <text:p text:style-name="P8"><text:span text:style-name="T3">Alignment:</text:span></text:p>
          </table:table-cell>
          <table:table-cell table:style-name="Table16.A2" office:value-type="string">
            <text:p text:style-name="P8"><text:span text:style-name="T4">Usually neutral good</text:span></text:p>
          </table:table-cell>
          <table:table-cell table:style-name="Table16.A2" office:value-type="string">
            <text:p text:style-name="P8"><text:span text:style-name="T4">Usually neutral</text:span></text:p>
          </table:table-cell>
        </table:table-row>
        <table:table-row table:style-name="Table16.1">
          <table:table-cell table:style-name="Table16.A2" office:value-type="string">
            <text:p text:style-name="P8"><text:span text:style-name="T3">Advancement:</text:span></text:p>
          </table:table-cell>
          <table:table-cell table:style-name="Table16.A2" office:value-type="string">
            <text:p text:style-name="P8"><text:span text:style-name="T4">By character class</text:span></text:p>
          </table:table-cell>
          <table:table-cell table:style-name="Table16.A2" office:value-type="string">
            <text:p text:style-name="P8"><text:span text:style-name="T4">By character class</text:span></text:p>
          </table:table-cell>
        </table:table-row>
        <table:table-row table:style-name="Table16.1">
          <table:table-cell table:style-name="Table16.A23" office:value-type="string">
            <text:p text:style-name="P13"><text:span text:style-name="T8">Level Adjustment:</text:span></text:p>
          </table:table-cell>
          <table:table-cell table:style-name="Table16.A23" office:value-type="string">
            <text:p text:style-name="P13"><text:span text:style-name="T9">+0</text:span></text:p>
          </table:table-cell>
          <table:table-cell table:style-name="Table16.A23" office:value-type="string">
            <text:p text:style-name="P13"><text:span text:style-name="T9">+3</text:span></text:p>
          </table:table-cell>
        </table:table-row>
      </table:table>
      <text:p text:style-name="P8"><text:span text:style-name="T4">Gnomes stand 3 to 3-1/2 feet tall and weigh 40 to 45 pounds. Their skin color ranges from dark tan to woody brown, their hair is fair, and their eyes can be any shade of blue. Gnome males prefer short, carefully trimmed beards. Gnomes generally wear leather or earth tones, though they decorate their clothes with intricate stitching or fine jewelry. Gnomes reach adulthood at about age 40, and they live about 350 years, though some can live almost 500 years.</text:span></text:p>
      <text:p text:style-name="P8"><text:span text:style-name="T4">Gnomes speak their own language, Gnome. Most gnomes who travel outside gnome lands (as traders, tinkers, or adventurers) know Common, while warriors in gnome settlements usually learn Goblin.</text:span></text:p>
      <text:p text:style-name="P8"><text:span text:style-name="T4">Most gnomes encountered outside their home are warriors; the information in the statistics block is for one of 1st level.</text:span></text:p>
      <text:p text:style-name="P8"><text:span text:style-name="T1">COMBAT</text:span></text:p>
      <text:p text:style-name="P8"><text:span text:style-name="T4">Gnomes prefer misdirection and deception over direct confrontation.</text:span></text:p>
      <text:p text:style-name="P8"><text:span text:style-name="T4">They would rather befuddle or embarrass foes (other than goblinoids or kobolds) than kill them.</text:span></text:p>
      <text:p text:style-name="P8"><text:span text:style-name="T4">Gnomes make heavy use of illusion magic and carefully prepared ambushes and traps whenever they can.</text:span></text:p>
      <text:p text:style-name="P8"><text:span text:style-name="T3">Gnome Traits (Ex):</text:span><text:span text:style-name="T4"> Gnomes possess the following racial traits.</text:span></text:p>
      <text:p text:style-name="P8"><text:span text:style-name="T4">— +2 Constitution, –2 Strength.</text:span></text:p>
      <text:p text:style-name="P1"><text:span text:style-name="T4">—Small size. +1 bonus to Armor Class, +1 bonus on attack rolls, +4 bonus on Hide checks, –4 penalty on grapple checks, lifting and carrying limits 3/4 those of Medium characters.</text:span></text:p>
      <text:p text:style-name="P8"><text:span text:style-name="T4">—A gnome’s base land speed is 20 feet.</text:span></text:p>
      <text:p text:style-name="P8"><text:span text:style-name="T4">—Low-light vision.</text:span></text:p>
      <text:p text:style-name="P8"><text:span text:style-name="T4">—Weapon Familiarity: Gnomes may treat gnome hooked hammers as martial weapons rather than exotic weapons.</text:span></text:p>
      <text:p text:style-name="P8"><text:span text:style-name="T4">— +2 racial bonus on saving throws against illusions.</text:span></text:p>
      <text:p text:style-name="P8"><text:span text:style-name="T4">—Add +1 to the Difficulty Class for all saving throws against illusion spells cast by gnomes. This adjustment stacks with those from similar effects, such as the Spell Focus feat.</text:span></text:p>
      <text:p text:style-name="P8"><text:span text:style-name="T4">— +1 racial bonus on attack rolls against kobolds and goblinoids (including goblins, hobgoblins, and bugbears).</text:span></text:p>
      <text:p text:style-name="P8"><text:span text:style-name="T4">— +4 dodge bonus to Armor Class against creatures of the giant type (such as ogres, trolls, and hill giants).</text:span></text:p>
      <text:p text:style-name="P8"><text:span text:style-name="T4">— +2 racial bonus on Listen checks.</text:span></text:p>
      <text:p text:style-name="P8"><text:span text:style-name="T4">— +2 racial bonus on Craft (alchemy) checks.</text:span></text:p>
      <text:p text:style-name="P8"><text:span text:style-name="T4">—Automatic Languages: Common, Gnome. Bonus Languages: Draconic, Dwarven, Elven, Giant, Goblin, Orc.</text:span></text:p>
      <text:p text:style-name="P8"><text:span text:style-name="T4">—Spell-Like Abilities: 1/day—</text:span><text:span text:style-name="T6">speak with animals </text:span><text:span text:style-name="T4">(burrowing mammal only, duration 1 minute). A gnome with a Charisma score of at least 10 also has the following spell-like abilities: 1/day—</text:span><text:span text:style-name="T6">dancing lights, ghost sound, prestidigitation. </text:span><text:span text:style-name="T4">Caster level 1st; save DC 10 + gnome’s Cha modifier + spell level.</text:span></text:p>
      <text:p text:style-name="P8"><text:span text:style-name="T4">—Favored Class: Bard.</text:span></text:p>
      <text:p text:style-name="P8"><text:span text:style-name="T4">The gnome warrior presented here had the following ability scores before racial adjustments: Str 13, Dex 11, Con 12, Int 10, Wis 9, Cha 8.</text:span></text:p>
      <text:p text:style-name="P8"><text:span text:style-name="T1">SUBRACES</text:span></text:p>
      <text:p text:style-name="P8"><text:span text:style-name="T4">The information above is for rock gnomes, the most common variety.</text:span></text:p>
      <text:p text:style-name="P8"><text:span text:style-name="T4">There are two other major gnome subraces, which differ from rock gnomes as follows.</text:span></text:p>
      <text:p text:style-name="P8"><text:span text:style-name="T7">Svirfneblin</text:span></text:p>
      <text:p text:style-name="P8"><text:span text:style-name="T4">Also called deep gnomes, svirfneblin are said to dwell in great cities deep underground.</text:span></text:p>
      <text:p text:style-name="P8"><text:span text:style-name="T4">A svirfneblin has wiry, rock-colored skin usually medium brown to brownish gray. Only males are bald; females have stringy gray hair. The average svirfneblin lifespan is 250 years.</text:span></text:p>
      <text:p text:style-name="P8"><text:soft-page-break/><text:span text:style-name="T4">Svirfneblin speak Gnome, Common, and Undercommon.</text:span></text:p>
      <text:p text:style-name="P8"><text:span text:style-name="T3">Svirfneblin Traits (Ex):</text:span><text:span text:style-name="T4"> These traits are in addition to the rock gnome traits, except where noted.</text:span></text:p>
      <text:p text:style-name="P3"><text:span text:style-name="T4">— –2 Strength, +2 Dexterity, +2 Wisdom, –4 Charisma. These adjustments replace the rock gnome’s ability score adjustments.</text:span></text:p>
      <text:p text:style-name="P8"><text:span text:style-name="T4">—Stonecunning: This ability grants deep gnomes a +2 racial bonus on Search checks to notice unusual stonework. A deep gnome who merely comes within 10 feet of unusual stonework can make a Search check as though actively searching, and can use the Search skill to find stonework traps as a rogue can. A svirfneblin can also intuit depth, sensing the approximate distance underground as naturally as a human can sense which way is up.</text:span></text:p>
      <text:p text:style-name="P8"><text:span text:style-name="T4">—Darkvision out to 120 feet and low-light vision.</text:span></text:p>
      <text:p text:style-name="P8"><text:span text:style-name="T4">—Spell resistance equal to 11 + class levels.</text:span></text:p>
      <text:p text:style-name="P8"><text:span text:style-name="T4">— +2 racial bonus on all saving throws (figured into the statistics for the character presented here). This trait replaces the rock gnome’s racial bonus on saving throws against illusions.</text:span></text:p>
      <text:p text:style-name="P8"><text:span text:style-name="T4">—Add +1 to the Difficulty Class for all saving throws against illusion spells cast by svirfneblin. This adjustment stacks with those from similar effects, such as the Spell Focus feat.</text:span></text:p>
      <text:p text:style-name="P8"><text:span text:style-name="T4">— +1 racial bonus on attack rolls against kobolds and goblinoids. </text:span></text:p>
      <text:p text:style-name="P8"><text:span text:style-name="T4">— +4 dodge bonus to Armor Class against all creatures (figured into the statistics for the character presented here). This trait replaces the rock gnome’s dodge bonus against giants.</text:span></text:p>
      <text:p text:style-name="P8"><text:span text:style-name="T4">—Automatic Languages: Undercommon, Gnome, Common. Bonus Languages: Dwarven, Elven, Giant, Goblin, Orc, Terran. This trait replaces the rock gnome’s automatic and bonus languages.</text:span></text:p>
      <text:p text:style-name="P8"><text:span text:style-name="T4">—Spell-Like Abilities: 1/day—</text:span><text:span text:style-name="T6">blindness/deafness </text:span><text:span text:style-name="T4">(typical save DC 13), </text:span><text:span text:style-name="T6">blur, disguise self</text:span><text:span text:style-name="T4">. Caster level equals the svirfneblin’s class levels. The save DC is Charisma-based and include a +4 racial modifier. This trait replaces the rock gnome’s spell-like abilities.</text:span></text:p>
      <text:p text:style-name="P8"><text:span text:style-name="T4">—Nondetection (Su): A svirfneblin has a continuous nondetection ability as the spell (caster level equal to class levels).</text:span></text:p>
      <text:p text:style-name="P8"><text:span text:style-name="T4">— +2 racial bonus on Craft (alchemy) and Listen checks.</text:span></text:p>
      <text:p text:style-name="P8"><text:span text:style-name="T4">— +2 racial bonus on Hide checks, which improves to +4 underground.</text:span></text:p>
      <text:p text:style-name="P8"><text:span text:style-name="T4">—Favored Class: Rogue.</text:span></text:p>
      <text:p text:style-name="P8"><text:span text:style-name="T4">—Level adjustment +3.</text:span></text:p>
      <text:p text:style-name="P8"><text:span text:style-name="T4">The svirfneblin warrior presented here had the following ability scores before racial adjustments: Str 13, Dex 11, Con 12, Int 10, Wis 9, Cha 8.</text:span></text:p>
      <text:p text:style-name="P8"><text:span text:style-name="T4">Challenge Rating: Svirfneblin with levels in NPC classes have a CR equal to their character level. Svirfneblin with levels in PC classes have a CR equal to their character level +1.</text:span></text:p>
      <text:p text:style-name="P8"><text:span text:style-name="T7">Forest Gnome</text:span></text:p>
      <text:p text:style-name="P8"><text:span text:style-name="T4">They are the smallest of all the gnomes, averaging 2 to 2-1/2 feet in height, but look just like regular gnomes except with bark-colored or gray-green skin, and eyes that can be brown or green as well as blue. A very long-lived people, forest gnomes have an average life expectancy of 500 years.</text:span></text:p>
      <text:p text:style-name="P8"><text:span text:style-name="T3">Forest Gnome Traits (Ex):</text:span><text:span text:style-name="T4"> These traits are in addition to the rock gnome traits, except where noted.</text:span></text:p>
      <text:p text:style-name="P8"><text:span text:style-name="T4">—</text:span><text:span text:style-name="T6">Pass without Trace </text:span><text:span text:style-name="T4">(Su): A forest gnome has the innate ability to use </text:span><text:span text:style-name="T6">pass without trace </text:span><text:span text:style-name="T4">(self only, as a free action) as the spell cast by a druid of the forest gnome’s class levels.</text:span></text:p>
      <text:p text:style-name="P8"><text:span text:style-name="T4">— +1 racial bonus on attack rolls against kobolds, goblinoids, orcs, and reptilian humanoids.</text:span></text:p>
      <text:p text:style-name="P8"><text:span text:style-name="T4">—Automatic Languages: Gnome, Elven, Sylvan, and a simple language that enables them to communicate on a very basic level with forest animals (this replaces the rock gnome’s </text:span><text:span text:style-name="T6">speak with animals </text:span><text:span text:style-name="T4">ability). Bonus Languages: Common, Draconic, Dwarven, Giant, Goblin, Orc. This trait replaces the rock gnome’s automatic and bonus languages.</text:span></text:p>
      <text:p text:style-name="P8"><text:span text:style-name="T4">— +4 racial bonus on Hide checks, which improves to +8 in a wooded area.</text:span></text:p>
      <text:p text:style-name="P10"/>
      <text:p text:style-name="P8"><text:span text:style-name="T2">GOBLIN</text:span></text:p>
      <table:table table:name="Table17" table:style-name="Table17">
        <table:table-column table:style-name="Table17.A"/>
        <table:table-column table:style-name="Table17.B"/>
        <table:table-row table:style-name="Table17.1">
          <table:table-cell table:style-name="Table17.A1" office:value-type="string">
            <text:p text:style-name="P13"><text:span text:style-name="T3"><text:s/></text:span></text:p>
          </table:table-cell>
          <table:table-cell table:style-name="Table17.A1" office:value-type="string">
            <text:p text:style-name="P13"><text:span text:style-name="T4">Goblin, 1st-Level Warrior</text:span></text:p>
          </table:table-cell>
        </table:table-row>
        <table:table-row table:style-name="Table17.1">
          <table:table-cell table:style-name="Table17.A2" office:value-type="string">
            <text:p text:style-name="P13"><text:span text:style-name="T3"><text:s/></text:span></text:p>
          </table:table-cell>
          <table:table-cell table:style-name="Table17.A2" office:value-type="string">
            <text:p text:style-name="P13"><text:span text:style-name="T4">Small Humanoid (Goblinoid)</text:span></text:p>
          </table:table-cell>
        </table:table-row>
        <table:table-row table:style-name="Table17.1">
          <table:table-cell table:style-name="Table17.A2" office:value-type="string">
            <text:p text:style-name="P8"><text:span text:style-name="T3">Hit Dice:</text:span></text:p>
          </table:table-cell>
          <table:table-cell table:style-name="Table17.A2" office:value-type="string">
            <text:p text:style-name="P8"><text:span text:style-name="T4">1d8+1 (5 hp)</text:span></text:p>
          </table:table-cell>
        </table:table-row>
        <table:table-row table:style-name="Table17.1">
          <table:table-cell table:style-name="Table17.A2" office:value-type="string">
            <text:p text:style-name="P8"><text:span text:style-name="T3">Initiative:</text:span></text:p>
          </table:table-cell>
          <table:table-cell table:style-name="Table17.A2" office:value-type="string">
            <text:p text:style-name="P8"><text:span text:style-name="T4">+1</text:span></text:p>
          </table:table-cell>
        </table:table-row>
        <table:table-row table:style-name="Table17.1">
          <table:table-cell table:style-name="Table17.A2" office:value-type="string">
            <text:p text:style-name="P8"><text:span text:style-name="T3">Speed:</text:span></text:p>
          </table:table-cell>
          <table:table-cell table:style-name="Table17.A2" office:value-type="string">
            <text:p text:style-name="P8"><text:span text:style-name="T4">30 ft. (6 squares)</text:span></text:p>
          </table:table-cell>
        </table:table-row>
        <table:table-row table:style-name="Table17.1">
          <table:table-cell table:style-name="Table17.A2" office:value-type="string">
            <text:p text:style-name="P8"><text:span text:style-name="T3">Armor Class:</text:span></text:p>
          </table:table-cell>
          <table:table-cell table:style-name="Table17.A2" office:value-type="string">
            <text:p text:style-name="P8"><text:span text:style-name="T4">15 (+1 size, +1 Dex, +2 leather armor, +1 light shield), touch 12, flat-footed 14</text:span></text:p>
          </table:table-cell>
        </table:table-row>
        <table:table-row table:style-name="Table17.1">
          <table:table-cell table:style-name="Table17.A2" office:value-type="string">
            <text:p text:style-name="P8"><text:span text:style-name="T3">Base Attack/Grapple:</text:span></text:p>
          </table:table-cell>
          <table:table-cell table:style-name="Table17.A2" office:value-type="string">
            <text:p text:style-name="P8"><text:span text:style-name="T4">+1/–3</text:span></text:p>
          </table:table-cell>
        </table:table-row>
        <table:table-row table:style-name="Table17.1">
          <table:table-cell table:style-name="Table17.A2" office:value-type="string">
            <text:p text:style-name="P8"><text:span text:style-name="T3">Attack:</text:span></text:p>
          </table:table-cell>
          <table:table-cell table:style-name="Table17.A2" office:value-type="string">
            <text:p text:style-name="P8"><text:span text:style-name="T4">Morningstar +2 melee (1d6) or javelin +3 ranged (1d4)</text:span></text:p>
          </table:table-cell>
        </table:table-row>
        <table:table-row table:style-name="Table17.1">
          <table:table-cell table:style-name="Table17.A2" office:value-type="string">
            <text:p text:style-name="P8"><text:span text:style-name="T3">Full Attack:</text:span></text:p>
          </table:table-cell>
          <table:table-cell table:style-name="Table17.A2" office:value-type="string">
            <text:p text:style-name="P8"><text:span text:style-name="T4">Morningstar +2 melee (1d6) or javelin +3 ranged (1d4)</text:span></text:p>
          </table:table-cell>
        </table:table-row>
        <table:table-row table:style-name="Table17.1">
          <table:table-cell table:style-name="Table17.A2" office:value-type="string">
            <text:p text:style-name="P8"><text:span text:style-name="T3">Space/Reach:</text:span></text:p>
          </table:table-cell>
          <table:table-cell table:style-name="Table17.A2" office:value-type="string">
            <text:p text:style-name="P8"><text:span text:style-name="T4">5 ft./5 ft.</text:span></text:p>
          </table:table-cell>
        </table:table-row>
        <table:table-row table:style-name="Table17.1">
          <table:table-cell table:style-name="Table17.A2" office:value-type="string">
            <text:p text:style-name="P8"><text:span text:style-name="T3">Special Attacks:</text:span></text:p>
          </table:table-cell>
          <table:table-cell table:style-name="Table17.A2" office:value-type="string">
            <text:p text:style-name="P8"><text:span text:style-name="T4">—</text:span></text:p>
          </table:table-cell>
        </table:table-row>
        <table:table-row table:style-name="Table17.1">
          <table:table-cell table:style-name="Table17.A2" office:value-type="string">
            <text:p text:style-name="P8"><text:span text:style-name="T3">Special Qualities:</text:span></text:p>
          </table:table-cell>
          <table:table-cell table:style-name="Table17.A2" office:value-type="string">
            <text:p text:style-name="P8"><text:span text:style-name="T4">Darkvision 60 ft.</text:span></text:p>
          </table:table-cell>
        </table:table-row>
        <table:table-row table:style-name="Table17.1">
          <table:table-cell table:style-name="Table17.A2" office:value-type="string">
            <text:p text:style-name="P8"><text:span text:style-name="T3">Saves:</text:span></text:p>
          </table:table-cell>
          <table:table-cell table:style-name="Table17.A2" office:value-type="string">
            <text:p text:style-name="P8"><text:span text:style-name="T4">Fort +3, Ref +1, Will –1</text:span></text:p>
          </table:table-cell>
        </table:table-row>
        <table:table-row table:style-name="Table17.1">
          <table:table-cell table:style-name="Table17.A2" office:value-type="string">
            <text:p text:style-name="P8"><text:span text:style-name="T3">Abilities:</text:span></text:p>
          </table:table-cell>
          <table:table-cell table:style-name="Table17.A2" office:value-type="string">
            <text:p text:style-name="P8"><text:span text:style-name="T4">Str 11, Dex 13, Con 12, Int 10, Wis 9, Cha 6</text:span></text:p>
          </table:table-cell>
        </table:table-row>
        <text:soft-page-break/>
        <table:table-row table:style-name="Table17.1">
          <table:table-cell table:style-name="Table17.A2" office:value-type="string">
            <text:p text:style-name="P8"><text:span text:style-name="T3">Skills:</text:span></text:p>
          </table:table-cell>
          <table:table-cell table:style-name="Table17.A2" office:value-type="string">
            <text:p text:style-name="P8"><text:span text:style-name="T4">Hide +5, Listen +2, Move Silently +5, Ride +4, Spot +2</text:span></text:p>
          </table:table-cell>
        </table:table-row>
        <table:table-row table:style-name="Table17.1">
          <table:table-cell table:style-name="Table17.A2" office:value-type="string">
            <text:p text:style-name="P8"><text:span text:style-name="T3">Feats:</text:span></text:p>
          </table:table-cell>
          <table:table-cell table:style-name="Table17.A2" office:value-type="string">
            <text:p text:style-name="P8"><text:span text:style-name="T4">Alertness</text:span></text:p>
          </table:table-cell>
        </table:table-row>
        <table:table-row table:style-name="Table17.1">
          <table:table-cell table:style-name="Table17.A2" office:value-type="string">
            <text:p text:style-name="P8"><text:span text:style-name="T3">Environment:</text:span></text:p>
          </table:table-cell>
          <table:table-cell table:style-name="Table17.A2" office:value-type="string">
            <text:p text:style-name="P8"><text:span text:style-name="T4">Temperate plains</text:span></text:p>
          </table:table-cell>
        </table:table-row>
        <table:table-row table:style-name="Table17.1">
          <table:table-cell table:style-name="Table17.A2" office:value-type="string">
            <text:p text:style-name="P8"><text:span text:style-name="T3">Organization:</text:span></text:p>
          </table:table-cell>
          <table:table-cell table:style-name="Table17.A2" office:value-type="string">
            <text:p text:style-name="P8"><text:span text:style-name="T4">Gang (4–9), band (10–100 plus 100% noncombatants plus 1 3rd-level sergeant per 20 adults and 1 leader of 4th–6th level), warband (10–24 with worg mounts), or tribe (40–400 plus 100% noncombatants plus 1 3rd-level sergeant per 20 adults, 1 or 2 lieutenants of 4th or 5th level, 1 leader of 6th–8th level, 10–24 worgs, and 2–4 dire wolves)</text:span></text:p>
          </table:table-cell>
        </table:table-row>
        <table:table-row table:style-name="Table17.1">
          <table:table-cell table:style-name="Table17.A2" office:value-type="string">
            <text:p text:style-name="P8"><text:span text:style-name="T3">Challenge Rating:</text:span></text:p>
          </table:table-cell>
          <table:table-cell table:style-name="Table17.A2" office:value-type="string">
            <text:p text:style-name="P8"><text:span text:style-name="T4">1/3</text:span></text:p>
          </table:table-cell>
        </table:table-row>
        <table:table-row table:style-name="Table17.1">
          <table:table-cell table:style-name="Table17.A2" office:value-type="string">
            <text:p text:style-name="P8"><text:span text:style-name="T3">Treasure:</text:span></text:p>
          </table:table-cell>
          <table:table-cell table:style-name="Table17.A2" office:value-type="string">
            <text:p text:style-name="P8"><text:span text:style-name="T4">Standard</text:span></text:p>
          </table:table-cell>
        </table:table-row>
        <table:table-row table:style-name="Table17.1">
          <table:table-cell table:style-name="Table17.A2" office:value-type="string">
            <text:p text:style-name="P8"><text:span text:style-name="T3">Alignment:</text:span></text:p>
          </table:table-cell>
          <table:table-cell table:style-name="Table17.A2" office:value-type="string">
            <text:p text:style-name="P8"><text:span text:style-name="T4">Usually neutral evil</text:span></text:p>
          </table:table-cell>
        </table:table-row>
        <table:table-row table:style-name="Table17.1">
          <table:table-cell table:style-name="Table17.A2" office:value-type="string">
            <text:p text:style-name="P8"><text:span text:style-name="T3">Advancement:</text:span></text:p>
          </table:table-cell>
          <table:table-cell table:style-name="Table17.A2" office:value-type="string">
            <text:p text:style-name="P8"><text:span text:style-name="T4">By character class</text:span></text:p>
          </table:table-cell>
        </table:table-row>
        <table:table-row table:style-name="Table17.1">
          <table:table-cell table:style-name="Table17.A23" office:value-type="string">
            <text:p text:style-name="P13"><text:span text:style-name="T3">Level Adjustment:</text:span></text:p>
          </table:table-cell>
          <table:table-cell table:style-name="Table17.A23" office:value-type="string">
            <text:p text:style-name="P13"><text:span text:style-name="T4">+0</text:span></text:p>
          </table:table-cell>
        </table:table-row>
      </table:table>
      <text:p text:style-name="P8"><text:span text:style-name="T4">A goblin stands 3 to 3-1/2 feet tall and weigh 40 to 45 pounds. Its eyes are usually dull and glazed, varying in color from red to yellow. A goblin’s skin color ranges from yellow through any shade of orange to a deep red; usually all members of a single tribe are about the same color. Goblins wear clothing of dark leather, tending toward drab, soiled-looking colors. Goblins speak Goblin; those with Intelligence scores of 12 or higher also speak Common.</text:span></text:p>
      <text:p text:style-name="P8"><text:span text:style-name="T4">Most goblins encountered outside their homes are warriors; the information in the statistics block is for one of 1st level.</text:span></text:p>
      <text:p text:style-name="P8"><text:span text:style-name="T1">COMBAT</text:span></text:p>
      <text:p text:style-name="P8"><text:span text:style-name="T4">Being bullied by bigger, stronger creatures has taught goblins to exploit what few advantages they have: sheer numbers and malicious ingenuity. The concept of a fair fight is meaningless in their society. They favor ambushes, overwhelming odds, dirty tricks, and any other edge they can devise. </text:span></text:p>
      <text:p text:style-name="P8"><text:span text:style-name="T4">Goblins have a poor grasp of strategy and are cowardly by nature, tending to flee the field if a battle turns against them. With proper supervision, though, they can implement reasonably complex plans, and in such circumstances their numbers can be a deadly advantage.</text:span></text:p>
      <text:p text:style-name="P8"><text:span text:style-name="T3">Skills:</text:span><text:span text:style-name="T4"> Goblins have a +4 racial bonus on Move Silently and Ride checks. Goblin cavalry (mounted on worgs) usually select the Mounted Combat feat in place of the Alertness feat, which reduces their Spot and Listen check modifiers from +3 to +1.</text:span></text:p>
      <text:p text:style-name="P8"><text:span text:style-name="T3">Challenge Rating:</text:span><text:span text:style-name="T4"> Goblins with levels in NPC classes have a CR equal to their character level –2.</text:span></text:p>
      <text:p text:style-name="P8"><text:span text:style-name="T1">GOBLINS AS CHARACTERS</text:span></text:p>
      <text:p text:style-name="P8"><text:span text:style-name="T4">Goblin characters possess the following racial traits.</text:span></text:p>
      <text:p text:style-name="P8"><text:span text:style-name="T4">— –2 Strength, +2 Dexterity, –2 Charisma.</text:span></text:p>
      <text:p text:style-name="P8"><text:span text:style-name="T4">—Small size: +1 bonus to Armor Class, +1 bonus on attack rolls, +4 bonus on Hide checks, –4 penalty on grapple checks, lifting and carrying limits 3/4 those of Medium characters.</text:span></text:p>
      <text:p text:style-name="P8"><text:span text:style-name="T4">—A goblin’s base land speed is 30 feet.</text:span></text:p>
      <text:p text:style-name="P8"><text:span text:style-name="T4">—Darkvision out to 60 feet.</text:span></text:p>
      <text:p text:style-name="P8"><text:span text:style-name="T4">— +4 racial bonus on Move Silently and Ride checks.</text:span></text:p>
      <text:p text:style-name="P8"><text:span text:style-name="T4">—Automatic Languages: Common, Goblin. Bonus Languages: Draconic, Elven, Giant, Gnoll, Orc.</text:span></text:p>
      <text:p text:style-name="P8"><text:span text:style-name="T4">—Favored Class: Rogue.</text:span></text:p>
      <text:p text:style-name="P8"><text:span text:style-name="T4">The goblin warrior presented here had the following ability scores before racial adjustments: Str 13, Dex 11, Con 12, Int 10, Wis 9, Cha 8.</text:span></text:p>
      <text:p text:style-name="P10"/>
      <text:p text:style-name="P8"><text:span text:style-name="T2">GOLEM</text:span></text:p>
      <text:p text:style-name="P8"><text:span text:style-name="T4">Golems are magically created automatons of great power. Constructing one involves the employment of mighty magic and elemental forces.</text:span></text:p>
      <text:p text:style-name="P8"><text:span text:style-name="T4">The animating force for a golem is a spirit from the Elemental Plane of Earth. The process of creating the golem binds the unwilling spirit to the artificial body and subjects it to the will of the golem’s creator.</text:span></text:p>
      <text:p text:style-name="P8"><text:span text:style-name="T1">COMBAT</text:span></text:p>
      <text:p text:style-name="P8"><text:span text:style-name="T4">Golems are tenacious in combat and prodigiously strong as well. Being mindless, they do nothing without orders from their creators. They follow instructions explicitly and are incapable of any strategy or tactics. They are emotionless in combat and cannot be provoked.</text:span></text:p>
      <text:p text:style-name="P8"><text:span text:style-name="T4">A golem’s creator can command it if the golem is within 60 feet and can see and hear its creator. If uncommanded, a golem usually follows its last instruction to the best of its ability, though if attacked it returns the attack. The creator can give the golem a simple command to govern its actions in his or her absence. The golem’s creator can order the golem to obey the commands of another person (who might in turn place the golem under someone else’s control, and so on), but the golem’s creator can always resume control over his creation by commanding the golem to obey him alone.</text:span></text:p>
      <text:p text:style-name="P8"><text:span text:style-name="T3">Immunity to Magic (Ex):</text:span><text:span text:style-name="T4"> Golems have immunity to most magical and supernatural effects, except when otherwise noted.</text:span></text:p>
      <text:p text:style-name="P8"><text:span text:style-name="T1">CONSTRUCTION</text:span></text:p>
      <text:p text:style-name="P8"><text:span text:style-name="T4">The cost to create given for each golem includes the cost of the physical body and all the materials and spell components that are consumed or become a permanent part of the golem. Creating a golem is essentially similar to creating any sort of magic item. However, a golem’s body includes costly material components that may require some extra preparation. The golem’s creator can assemble the body or hire someone else to do the job. The builder must have the appropriate skill, which varies with the golem variety.</text:span></text:p>
      <text:p text:style-name="P8"><text:span text:style-name="T4">Completing the golem’s creation drains the appropriate XP from the creator and requires casting any spells on the final day.</text:span></text:p>
      <text:p text:style-name="P8"><text:span text:style-name="T4">The creator must cast the spells personally, but they can come from outside sources, such as scrolls.</text:span></text:p>
      <text:p text:style-name="P8"><text:soft-page-break/><text:span text:style-name="T4">The characteristics of a golem that come from its nature as a magic item (caster level, prerequisite feats and spells, market price, cost to create) are given in summary form at the end of each golem’s description.</text:span></text:p>
      <text:p text:style-name="P8"><text:span text:style-name="T6">Note: </text:span><text:span text:style-name="T4">The market price of an advanced golem (a golem with more Hit Dice than the typical golem described in each entry) is increased by 5,000 gp for each additional Hit Die, and increased by an additional 50,000 gp if the golem’s size increases. The XP cost for creating an advanced golem is equal to 1/25 the advanced golem’s market price minus the cost of the special materials required.</text:span></text:p>
      <text:p text:style-name="P8"><text:span text:style-name="T1">CLAY GOLEM</text:span></text:p>
      <table:table table:name="Table18" table:style-name="Table18">
        <table:table-column table:style-name="Table18.A"/>
        <table:table-column table:style-name="Table18.B"/>
        <table:table-row table:style-name="Table18.1">
          <table:table-cell table:style-name="Table18.A1" office:value-type="string">
            <text:p text:style-name="P13"><text:span text:style-name="T3"><text:s/></text:span></text:p>
          </table:table-cell>
          <table:table-cell table:style-name="Table18.A1" office:value-type="string">
            <text:p text:style-name="P13"><text:span text:style-name="T4">Large Construct</text:span></text:p>
          </table:table-cell>
        </table:table-row>
        <table:table-row table:style-name="Table18.1">
          <table:table-cell table:style-name="Table18.A2" office:value-type="string">
            <text:p text:style-name="P13"><text:span text:style-name="T3">Hit Dice:</text:span></text:p>
          </table:table-cell>
          <table:table-cell table:style-name="Table18.A2" office:value-type="string">
            <text:p text:style-name="P13"><text:span text:style-name="T4">11d10+30 (90 hp)</text:span></text:p>
          </table:table-cell>
        </table:table-row>
        <table:table-row table:style-name="Table18.1">
          <table:table-cell table:style-name="Table18.A2" office:value-type="string">
            <text:p text:style-name="P8"><text:span text:style-name="T3">Initiative:</text:span></text:p>
          </table:table-cell>
          <table:table-cell table:style-name="Table18.A2" office:value-type="string">
            <text:p text:style-name="P8"><text:span text:style-name="T4">–1</text:span></text:p>
          </table:table-cell>
        </table:table-row>
        <table:table-row table:style-name="Table18.1">
          <table:table-cell table:style-name="Table18.A2" office:value-type="string">
            <text:p text:style-name="P8"><text:span text:style-name="T3">Speed:</text:span></text:p>
          </table:table-cell>
          <table:table-cell table:style-name="Table18.A2" office:value-type="string">
            <text:p text:style-name="P8"><text:span text:style-name="T4">20 ft. (4 squares)</text:span></text:p>
          </table:table-cell>
        </table:table-row>
        <table:table-row table:style-name="Table18.1">
          <table:table-cell table:style-name="Table18.A2" office:value-type="string">
            <text:p text:style-name="P8"><text:span text:style-name="T3">Armor Class:</text:span></text:p>
          </table:table-cell>
          <table:table-cell table:style-name="Table18.A2" office:value-type="string">
            <text:p text:style-name="P8"><text:span text:style-name="T4">22 (–1 size, –1 Dex, +14 natural), touch 8, flat-footed 22</text:span></text:p>
          </table:table-cell>
        </table:table-row>
        <table:table-row table:style-name="Table18.1">
          <table:table-cell table:style-name="Table18.A2" office:value-type="string">
            <text:p text:style-name="P8"><text:span text:style-name="T3">Base Attack/Grapple:</text:span></text:p>
          </table:table-cell>
          <table:table-cell table:style-name="Table18.A2" office:value-type="string">
            <text:p text:style-name="P8"><text:span text:style-name="T4">+8/+19</text:span></text:p>
          </table:table-cell>
        </table:table-row>
        <table:table-row table:style-name="Table18.1">
          <table:table-cell table:style-name="Table18.A2" office:value-type="string">
            <text:p text:style-name="P8"><text:span text:style-name="T3">Attack:</text:span></text:p>
          </table:table-cell>
          <table:table-cell table:style-name="Table18.A2" office:value-type="string">
            <text:p text:style-name="P8"><text:span text:style-name="T4">Slam +14 melee (2d10+7 plus cursed wound)</text:span></text:p>
          </table:table-cell>
        </table:table-row>
        <table:table-row table:style-name="Table18.1">
          <table:table-cell table:style-name="Table18.A2" office:value-type="string">
            <text:p text:style-name="P8"><text:span text:style-name="T3">Full Attack:</text:span></text:p>
          </table:table-cell>
          <table:table-cell table:style-name="Table18.A2" office:value-type="string">
            <text:p text:style-name="P8"><text:span text:style-name="T4">2 slams +14 melee (2d10+7 plus cursed wound)</text:span></text:p>
          </table:table-cell>
        </table:table-row>
        <table:table-row table:style-name="Table18.1">
          <table:table-cell table:style-name="Table18.A2" office:value-type="string">
            <text:p text:style-name="P8"><text:span text:style-name="T3">Space/Reach:</text:span></text:p>
          </table:table-cell>
          <table:table-cell table:style-name="Table18.A2" office:value-type="string">
            <text:p text:style-name="P8"><text:span text:style-name="T4">10 ft./10 ft.</text:span></text:p>
          </table:table-cell>
        </table:table-row>
        <table:table-row table:style-name="Table18.1">
          <table:table-cell table:style-name="Table18.A2" office:value-type="string">
            <text:p text:style-name="P8"><text:span text:style-name="T3">Special Attacks:</text:span></text:p>
          </table:table-cell>
          <table:table-cell table:style-name="Table18.A2" office:value-type="string">
            <text:p text:style-name="P8"><text:span text:style-name="T4">Berserk, cursed wound</text:span></text:p>
          </table:table-cell>
        </table:table-row>
        <table:table-row table:style-name="Table18.1">
          <table:table-cell table:style-name="Table18.A2" office:value-type="string">
            <text:p text:style-name="P8"><text:span text:style-name="T3">Special Qualities:</text:span></text:p>
          </table:table-cell>
          <table:table-cell table:style-name="Table18.A2" office:value-type="string">
            <text:p text:style-name="P8"><text:span text:style-name="T4">Construct traits, damage reduction 10/adamantine and bludgeoning, darkvision 60 ft., haste, immunity to magic, low-light vision</text:span></text:p>
          </table:table-cell>
        </table:table-row>
        <table:table-row table:style-name="Table18.1">
          <table:table-cell table:style-name="Table18.A2" office:value-type="string">
            <text:p text:style-name="P8"><text:span text:style-name="T3">Saves:</text:span></text:p>
          </table:table-cell>
          <table:table-cell table:style-name="Table18.A2" office:value-type="string">
            <text:p text:style-name="P8"><text:span text:style-name="T4">Fort +3, Ref +2, Will +3</text:span></text:p>
          </table:table-cell>
        </table:table-row>
        <table:table-row table:style-name="Table18.1">
          <table:table-cell table:style-name="Table18.A2" office:value-type="string">
            <text:p text:style-name="P8"><text:span text:style-name="T3">Abilities:</text:span></text:p>
          </table:table-cell>
          <table:table-cell table:style-name="Table18.A2" office:value-type="string">
            <text:p text:style-name="P8"><text:span text:style-name="T4">Str 25, Dex 9, Con —, Int —, Wis 11, Cha 1</text:span></text:p>
          </table:table-cell>
        </table:table-row>
        <table:table-row table:style-name="Table18.1">
          <table:table-cell table:style-name="Table18.A2" office:value-type="string">
            <text:p text:style-name="P8"><text:span text:style-name="T3">Skills:</text:span></text:p>
          </table:table-cell>
          <table:table-cell table:style-name="Table18.A2" office:value-type="string">
            <text:p text:style-name="P8"><text:span text:style-name="T4">—</text:span></text:p>
          </table:table-cell>
        </table:table-row>
        <table:table-row table:style-name="Table18.1">
          <table:table-cell table:style-name="Table18.A2" office:value-type="string">
            <text:p text:style-name="P8"><text:span text:style-name="T3">Feats:</text:span></text:p>
          </table:table-cell>
          <table:table-cell table:style-name="Table18.A2" office:value-type="string">
            <text:p text:style-name="P8"><text:span text:style-name="T4">—</text:span></text:p>
          </table:table-cell>
        </table:table-row>
        <table:table-row table:style-name="Table18.1">
          <table:table-cell table:style-name="Table18.A2" office:value-type="string">
            <text:p text:style-name="P8"><text:span text:style-name="T3">Environment:</text:span></text:p>
          </table:table-cell>
          <table:table-cell table:style-name="Table18.A2" office:value-type="string">
            <text:p text:style-name="P8"><text:span text:style-name="T4">Any</text:span></text:p>
          </table:table-cell>
        </table:table-row>
        <table:table-row table:style-name="Table18.1">
          <table:table-cell table:style-name="Table18.A2" office:value-type="string">
            <text:p text:style-name="P8"><text:span text:style-name="T3">Organization:</text:span></text:p>
          </table:table-cell>
          <table:table-cell table:style-name="Table18.A2" office:value-type="string">
            <text:p text:style-name="P8"><text:span text:style-name="T4">Solitary or gang (2–4)</text:span></text:p>
          </table:table-cell>
        </table:table-row>
        <table:table-row table:style-name="Table18.1">
          <table:table-cell table:style-name="Table18.A2" office:value-type="string">
            <text:p text:style-name="P8"><text:span text:style-name="T3">Challenge Rating:</text:span></text:p>
          </table:table-cell>
          <table:table-cell table:style-name="Table18.A2" office:value-type="string">
            <text:p text:style-name="P8"><text:span text:style-name="T4">10</text:span></text:p>
          </table:table-cell>
        </table:table-row>
        <table:table-row table:style-name="Table18.1">
          <table:table-cell table:style-name="Table18.A2" office:value-type="string">
            <text:p text:style-name="P8"><text:span text:style-name="T3">Treasure:</text:span></text:p>
          </table:table-cell>
          <table:table-cell table:style-name="Table18.A2" office:value-type="string">
            <text:p text:style-name="P8"><text:span text:style-name="T4">None</text:span></text:p>
          </table:table-cell>
        </table:table-row>
        <table:table-row table:style-name="Table18.1">
          <table:table-cell table:style-name="Table18.A2" office:value-type="string">
            <text:p text:style-name="P8"><text:span text:style-name="T3">Alignment:</text:span></text:p>
          </table:table-cell>
          <table:table-cell table:style-name="Table18.A2" office:value-type="string">
            <text:p text:style-name="P8"><text:span text:style-name="T4">Always neutral</text:span></text:p>
          </table:table-cell>
        </table:table-row>
        <table:table-row table:style-name="Table18.1">
          <table:table-cell table:style-name="Table18.A2" office:value-type="string">
            <text:p text:style-name="P8"><text:span text:style-name="T3">Advancement:</text:span></text:p>
          </table:table-cell>
          <table:table-cell table:style-name="Table18.A2" office:value-type="string">
            <text:p text:style-name="P8"><text:span text:style-name="T4">12–18 HD (Large); 19–33 HD (Huge)</text:span></text:p>
          </table:table-cell>
        </table:table-row>
        <table:table-row table:style-name="Table18.1">
          <table:table-cell table:style-name="Table18.A22" office:value-type="string">
            <text:p text:style-name="P13"><text:span text:style-name="T3">Level Adjustment:</text:span></text:p>
          </table:table-cell>
          <table:table-cell table:style-name="Table18.A22" office:value-type="string">
            <text:p text:style-name="P13"><text:span text:style-name="T4">—</text:span></text:p>
          </table:table-cell>
        </table:table-row>
      </table:table>
      <text:p text:style-name="P8"><text:span text:style-name="T4">This golem has a humanoid body made from clay. A clay golem wears no clothing except for a metal or stiff leather garment around its hips.</text:span></text:p>
      <text:p text:style-name="P8"><text:span text:style-name="T4">A clay golem golem cannot speak or make any vocal noise. It walks and moves with a slow, clumsy gait. It weighs around 600 pounds.</text:span></text:p>
      <text:p text:style-name="P8"><text:span text:style-name="T7">Combat</text:span></text:p>
      <text:p text:style-name="P8"><text:span text:style-name="T3">Berserk (Ex):</text:span><text:span text:style-name="T4"> When a clay golem enters combat, there is a cumulative 1% chance each round that its elemental spirit breaks free and the golem goes berserk. The uncontrolled golem goes on a rampage, attacking the nearest living creature or smashing some object smaller than itself if no creature is within reach, then moving on to spread more destruction. Once a clay golem goes berserk, no known method can reestablish control.</text:span></text:p>
      <text:p text:style-name="P8"><text:span text:style-name="T3">Cursed Wound (Ex): </text:span><text:span text:style-name="T4">The damage a clay golem deals doesn’t heal naturally and resists healing spells. A character attempting to cast a conjuration (healing) spell on a creature damaged by a clay golem must succeed on a DC 26 caster level check, or the spell has no effect on the injured character.</text:span></text:p>
      <text:p text:style-name="P8"><text:soft-page-break/><text:span text:style-name="T3">Immunity to Magic (Ex):</text:span><text:span text:style-name="T4"> A clay golem is immune to any spell or spell-like ability that allows spell resistance. In addition, certain spells and effects function differently against the creature, as noted below.</text:span></text:p>
      <text:p text:style-name="P8"><text:span text:style-name="T4">A </text:span><text:span text:style-name="T6">move earth </text:span><text:span text:style-name="T4">spell drives the golem back 120 feet and deals 3d12 points of damage to it.</text:span></text:p>
      <text:p text:style-name="P8"><text:span text:style-name="T4">A </text:span><text:span text:style-name="T6">disintegrate </text:span><text:span text:style-name="T4">spell slows the golem (as the </text:span><text:span text:style-name="T6">slow </text:span><text:span text:style-name="T4">spell) for 1d6 rounds and deals 1d12 points of damage.</text:span></text:p>
      <text:p text:style-name="P8"><text:span text:style-name="T4">An </text:span><text:span text:style-name="T6">earthquake </text:span><text:span text:style-name="T4">spell cast directly at a clay golem stops it from moving on its next turn and deals 5d10 points of damage. The golem gets no saving throw against any of these effects.</text:span></text:p>
      <text:p text:style-name="P8"><text:span text:style-name="T4">Any magical attack against a clay golem that deals acid damage heals 1 point of damage for every 3 points of damage it would otherwise deal. If the amount of healing would cause the golem to exceed its full normal hit points, it gains any excess as temporary hit points. For example, a clay golem hit by the breath weapon of a black dragon heals 7 points of damage if the attack would have dealt 22 points of damage. A clay golem golem gets no saving throw against magical attacks that deal acid damage.</text:span></text:p>
      <text:p text:style-name="P8"><text:span text:style-name="T3">Haste (Su):</text:span><text:span text:style-name="T4"> After it has engaged in at least 1 round of combat, a clay golem can haste itself once per day as a free action. The effect lasts 3 rounds and is otherwise the same as the spell. </text:span></text:p>
      <text:p text:style-name="P8"><text:span text:style-name="T7">Construction</text:span></text:p>
      <text:p text:style-name="P8"><text:span text:style-name="T4">A clay golem’s body must be sculpted from a single block of clay weighing at least 1,000 pounds, treated with rare oils and powders worth 1,500 gp. Creating the body requires a DC 15 Craft (sculpting) check or a DC 15 Craft (pottery) check. </text:span></text:p>
      <text:p text:style-name="P8"><text:span text:style-name="T4">CL 11th; Craft Construct, </text:span><text:span text:style-name="T6">animate objects, commune, resurrection</text:span><text:span text:style-name="T4">, caster must be at least 11th level</text:span><text:span text:style-name="T6">; </text:span><text:span text:style-name="T4">Price 40,000 gp; Cost 21,500 gp + 1,540 XP.</text:span></text:p>
      <text:p text:style-name="P9"/>
      <text:p text:style-name="P8"><text:span text:style-name="T1">FLESH GOLEM</text:span></text:p>
      <table:table table:name="Table19" table:style-name="Table19">
        <table:table-column table:style-name="Table19.A"/>
        <table:table-column table:style-name="Table19.B"/>
        <text:soft-page-break/>
        <table:table-row table:style-name="Table19.1">
          <table:table-cell table:style-name="Table19.A1" office:value-type="string">
            <text:p text:style-name="P13"><text:span text:style-name="T3"><text:s/></text:span></text:p>
          </table:table-cell>
          <table:table-cell table:style-name="Table19.A1" office:value-type="string">
            <text:p text:style-name="P13"><text:span text:style-name="T4">Large Construct</text:span></text:p>
          </table:table-cell>
        </table:table-row>
        <table:table-row table:style-name="Table19.1">
          <table:table-cell table:style-name="Table19.A2" office:value-type="string">
            <text:p text:style-name="P13"><text:span text:style-name="T3">Hit Dice:</text:span></text:p>
          </table:table-cell>
          <table:table-cell table:style-name="Table19.A2" office:value-type="string">
            <text:p text:style-name="P13"><text:span text:style-name="T4">9d10+30 (79 hp)</text:span></text:p>
          </table:table-cell>
        </table:table-row>
        <table:table-row table:style-name="Table19.1">
          <table:table-cell table:style-name="Table19.A2" office:value-type="string">
            <text:p text:style-name="P8"><text:span text:style-name="T3">Initiative:</text:span></text:p>
          </table:table-cell>
          <table:table-cell table:style-name="Table19.A2" office:value-type="string">
            <text:p text:style-name="P8"><text:span text:style-name="T4">–1</text:span></text:p>
          </table:table-cell>
        </table:table-row>
        <table:table-row table:style-name="Table19.1">
          <table:table-cell table:style-name="Table19.A2" office:value-type="string">
            <text:p text:style-name="P8"><text:span text:style-name="T3">Speed:</text:span></text:p>
          </table:table-cell>
          <table:table-cell table:style-name="Table19.A2" office:value-type="string">
            <text:p text:style-name="P8"><text:span text:style-name="T4">30 ft. (6 squares)</text:span></text:p>
          </table:table-cell>
        </table:table-row>
        <table:table-row table:style-name="Table19.1">
          <table:table-cell table:style-name="Table19.A2" office:value-type="string">
            <text:p text:style-name="P8"><text:span text:style-name="T3">Armor Class:</text:span></text:p>
          </table:table-cell>
          <table:table-cell table:style-name="Table19.A2" office:value-type="string">
            <text:p text:style-name="P8"><text:span text:style-name="T4">18 (–1 size, –1 Dex, +10 natural), touch 8, flat-footed 18</text:span></text:p>
          </table:table-cell>
        </table:table-row>
        <table:table-row table:style-name="Table19.1">
          <table:table-cell table:style-name="Table19.A2" office:value-type="string">
            <text:p text:style-name="P8"><text:span text:style-name="T3">Base Attack/Grapple:</text:span></text:p>
          </table:table-cell>
          <table:table-cell table:style-name="Table19.A2" office:value-type="string">
            <text:p text:style-name="P8"><text:span text:style-name="T4">+6/+15</text:span></text:p>
          </table:table-cell>
        </table:table-row>
        <table:table-row table:style-name="Table19.1">
          <table:table-cell table:style-name="Table19.A2" office:value-type="string">
            <text:p text:style-name="P8"><text:span text:style-name="T3">Attack:</text:span></text:p>
          </table:table-cell>
          <table:table-cell table:style-name="Table19.A2" office:value-type="string">
            <text:p text:style-name="P8"><text:span text:style-name="T4">Slam +10 melee (2d8+5)</text:span></text:p>
          </table:table-cell>
        </table:table-row>
        <table:table-row table:style-name="Table19.1">
          <table:table-cell table:style-name="Table19.A2" office:value-type="string">
            <text:p text:style-name="P8"><text:span text:style-name="T3">Full Attack:</text:span></text:p>
          </table:table-cell>
          <table:table-cell table:style-name="Table19.A2" office:value-type="string">
            <text:p text:style-name="P8"><text:span text:style-name="T4">2 slams +10 melee (2d8+5)</text:span></text:p>
          </table:table-cell>
        </table:table-row>
        <table:table-row table:style-name="Table19.1">
          <table:table-cell table:style-name="Table19.A2" office:value-type="string">
            <text:p text:style-name="P8"><text:span text:style-name="T3">Space/Reach:</text:span></text:p>
          </table:table-cell>
          <table:table-cell table:style-name="Table19.A2" office:value-type="string">
            <text:p text:style-name="P8"><text:span text:style-name="T4">10 ft./10 ft.</text:span></text:p>
          </table:table-cell>
        </table:table-row>
        <table:table-row table:style-name="Table19.1">
          <table:table-cell table:style-name="Table19.A2" office:value-type="string">
            <text:p text:style-name="P8"><text:span text:style-name="T3">Special Attacks:</text:span></text:p>
          </table:table-cell>
          <table:table-cell table:style-name="Table19.A2" office:value-type="string">
            <text:p text:style-name="P8"><text:span text:style-name="T4">Berserk</text:span></text:p>
          </table:table-cell>
        </table:table-row>
        <table:table-row table:style-name="Table19.1">
          <table:table-cell table:style-name="Table19.A2" office:value-type="string">
            <text:p text:style-name="P8"><text:span text:style-name="T3">Special Qualities:</text:span></text:p>
          </table:table-cell>
          <table:table-cell table:style-name="Table19.A2" office:value-type="string">
            <text:p text:style-name="P8"><text:span text:style-name="T4">Construct traits, damage reduction 5/adamantine, darkvision 60 ft., immunity to magic, low-light vision</text:span></text:p>
          </table:table-cell>
        </table:table-row>
        <table:table-row table:style-name="Table19.1">
          <table:table-cell table:style-name="Table19.A2" office:value-type="string">
            <text:p text:style-name="P8"><text:span text:style-name="T3">Saves:</text:span></text:p>
          </table:table-cell>
          <table:table-cell table:style-name="Table19.A2" office:value-type="string">
            <text:p text:style-name="P8"><text:span text:style-name="T4">Fort +3, Ref +2, Will +3</text:span></text:p>
          </table:table-cell>
        </table:table-row>
        <table:table-row table:style-name="Table19.1">
          <table:table-cell table:style-name="Table19.A2" office:value-type="string">
            <text:p text:style-name="P8"><text:span text:style-name="T3">Abilities:</text:span></text:p>
          </table:table-cell>
          <table:table-cell table:style-name="Table19.A2" office:value-type="string">
            <text:p text:style-name="P8"><text:span text:style-name="T4">Str 21, Dex 9, Con —, Int —, Wis 11, Cha 1</text:span></text:p>
          </table:table-cell>
        </table:table-row>
        <table:table-row table:style-name="Table19.1">
          <table:table-cell table:style-name="Table19.A2" office:value-type="string">
            <text:p text:style-name="P8"><text:span text:style-name="T3">Skills:</text:span></text:p>
          </table:table-cell>
          <table:table-cell table:style-name="Table19.A2" office:value-type="string">
            <text:p text:style-name="P8"><text:span text:style-name="T4">—</text:span></text:p>
          </table:table-cell>
        </table:table-row>
        <table:table-row table:style-name="Table19.1">
          <table:table-cell table:style-name="Table19.A2" office:value-type="string">
            <text:p text:style-name="P8"><text:span text:style-name="T3">Feats:</text:span></text:p>
          </table:table-cell>
          <table:table-cell table:style-name="Table19.A2" office:value-type="string">
            <text:p text:style-name="P8"><text:span text:style-name="T4">—</text:span></text:p>
          </table:table-cell>
        </table:table-row>
        <table:table-row table:style-name="Table19.1">
          <table:table-cell table:style-name="Table19.A2" office:value-type="string">
            <text:p text:style-name="P8"><text:span text:style-name="T3">Environment:</text:span></text:p>
          </table:table-cell>
          <table:table-cell table:style-name="Table19.A2" office:value-type="string">
            <text:p text:style-name="P8"><text:span text:style-name="T4">Any</text:span></text:p>
          </table:table-cell>
        </table:table-row>
        <table:table-row table:style-name="Table19.1">
          <table:table-cell table:style-name="Table19.A2" office:value-type="string">
            <text:p text:style-name="P8"><text:span text:style-name="T3">Organization:</text:span></text:p>
          </table:table-cell>
          <table:table-cell table:style-name="Table19.A2" office:value-type="string">
            <text:p text:style-name="P8"><text:span text:style-name="T4">Solitary or gang (2–4)</text:span></text:p>
          </table:table-cell>
        </table:table-row>
        <table:table-row table:style-name="Table19.1">
          <table:table-cell table:style-name="Table19.A2" office:value-type="string">
            <text:p text:style-name="P8"><text:span text:style-name="T3">Challenge Rating:</text:span></text:p>
          </table:table-cell>
          <table:table-cell table:style-name="Table19.A2" office:value-type="string">
            <text:p text:style-name="P8"><text:span text:style-name="T4">7</text:span></text:p>
          </table:table-cell>
        </table:table-row>
        <table:table-row table:style-name="Table19.1">
          <table:table-cell table:style-name="Table19.A2" office:value-type="string">
            <text:p text:style-name="P8"><text:span text:style-name="T3">Treasure:</text:span></text:p>
          </table:table-cell>
          <table:table-cell table:style-name="Table19.A2" office:value-type="string">
            <text:p text:style-name="P8"><text:span text:style-name="T4">None</text:span></text:p>
          </table:table-cell>
        </table:table-row>
        <table:table-row table:style-name="Table19.1">
          <table:table-cell table:style-name="Table19.A2" office:value-type="string">
            <text:p text:style-name="P8"><text:span text:style-name="T3">Alignment:</text:span></text:p>
          </table:table-cell>
          <table:table-cell table:style-name="Table19.A2" office:value-type="string">
            <text:p text:style-name="P8"><text:span text:style-name="T4">Always neutral</text:span></text:p>
          </table:table-cell>
        </table:table-row>
        <table:table-row table:style-name="Table19.1">
          <table:table-cell table:style-name="Table19.A2" office:value-type="string">
            <text:p text:style-name="P8"><text:span text:style-name="T3">Advancement:</text:span></text:p>
          </table:table-cell>
          <table:table-cell table:style-name="Table19.A2" office:value-type="string">
            <text:p text:style-name="P8"><text:span text:style-name="T4">10–18 HD (Large); 19–27 HD (Huge)</text:span></text:p>
          </table:table-cell>
        </table:table-row>
        <table:table-row table:style-name="Table19.1">
          <table:table-cell table:style-name="Table19.A22" office:value-type="string">
            <text:p text:style-name="P13"><text:span text:style-name="T3">Level Adjustment:</text:span></text:p>
          </table:table-cell>
          <table:table-cell table:style-name="Table19.A22" office:value-type="string">
            <text:p text:style-name="P13"><text:span text:style-name="T4">—</text:span></text:p>
          </table:table-cell>
        </table:table-row>
      </table:table>
      <text:p text:style-name="P8"><text:span text:style-name="T4">A flesh golem is a ghoulish collection of stolen humanoid body parts, stitched together into a single composite form. No natural animal willingly tracks a flesh golem. The golem wears whatever clothing its creator desires, usually just a ragged pair of trousers. It has no possessions and no weapons. It stands 8 feet tall and weighs almost 500 pounds.</text:span></text:p>
      <text:p text:style-name="P8"><text:span text:style-name="T4">A flesh golem golem cannot speak, although it can emit a hoarse roar of sorts. It walks and moves with a stiff-jointed gait, as if not in complete control of its body.</text:span></text:p>
      <text:p text:style-name="P8"><text:span text:style-name="T7">Combat</text:span></text:p>
      <text:p text:style-name="P8"><text:span text:style-name="T3">Berserk (Ex):</text:span><text:span text:style-name="T4"> When a flesh golem enters combat, there is a cumulative 1% chance each round that its elemental spirit breaks free and the golem goes berserk. The uncontrolled golem goes on a rampage, attacking the nearest living creature or smashing some object smaller than itself if no creature is within reach, then moving on to spread more destruction. The golem’s creator, if within 60 feet, can try to regain control by speaking firmly and persuasively to the golem, which requires a DC 19 Charisma check. It takes 1 minute of inactivity by the golem to reset the golem’s berserk chance to 0%.</text:span></text:p>
      <text:p text:style-name="P8"><text:span text:style-name="T3">Immunity to Magic (Ex):</text:span><text:span text:style-name="T4"> A flesh golem is immune to any spell or spell-like ability that allows spell resistance. In addition, certain spells and effects function differently against the creature, as noted below.</text:span></text:p>
      <text:p text:style-name="P8"><text:span text:style-name="T4">A magical attack that deals cold or fire damage slows a flesh golem (as the </text:span><text:span text:style-name="T6">slow </text:span><text:span text:style-name="T4">spell) for 2d6 rounds, with no saving throw.</text:span></text:p>
      <text:p text:style-name="P8"><text:span text:style-name="T4">A magical attack that deals electricity damage breaks any </text:span><text:span text:style-name="T6">slow </text:span><text:span text:style-name="T4">effect on the golem and heals 1 point of damage for every 3 points of damage the attack would otherwise deal. If the amount of healing would cause the golem to exceed its full normal hit points, it gains any excess as temporary hit points. For example, a flesh golem hit by a </text:span><text:span text:style-name="T6">lightning bolt </text:span><text:span text:style-name="T4">heals 3 points of damage if the attack would have dealt 11 points of damage. A flesh golem golem gets no saving throw against attacks that deal electricity damage.</text:span></text:p>
      <text:p text:style-name="P8"><text:span text:style-name="T7">Construction</text:span></text:p>
      <text:p text:style-name="P8"><text:span text:style-name="T4">The pieces of a flesh golem must come from normal human corpses that have not decayed significantly. Assembly requires a minimum of six different bodies—one for each limb, the torso (including head), and the brain. In some cases, more bodies may be necessary. Special unguents and bindings worth 500 gp are also required. Note that creating a flesh golem requires casting a spell with the evil descriptor.</text:span></text:p>
      <text:p text:style-name="P8"><text:span text:style-name="T4">Assembling the body requires a DC 13 Craft (leatherworking) check or a DC 13 Heal check. </text:span></text:p>
      <text:p text:style-name="P8"><text:span text:style-name="T4">CL 8th; Craft Construct, </text:span><text:span text:style-name="T6">animate dead, bull’s strength, geas/quest, limited wish</text:span><text:span text:style-name="T4">, caster must be at least 8th level</text:span><text:span text:style-name="T6">; </text:span><text:span text:style-name="T4">Price 20,000 gp; Cost 10,500 gp + 780 XP.</text:span></text:p>
      <text:p text:style-name="P9"/>
      <text:p text:style-name="P8"><text:span text:style-name="T1">IRON GOLEM</text:span></text:p>
      <table:table table:name="Table20" table:style-name="Table20">
        <table:table-column table:style-name="Table20.A"/>
        <table:table-column table:style-name="Table20.B"/>
        <text:soft-page-break/>
        <table:table-row table:style-name="Table20.1">
          <table:table-cell table:style-name="Table20.A1" office:value-type="string">
            <text:p text:style-name="P13"><text:span text:style-name="T3"><text:s/></text:span></text:p>
          </table:table-cell>
          <table:table-cell table:style-name="Table20.A1" office:value-type="string">
            <text:p text:style-name="P13"><text:span text:style-name="T4">Large Construct</text:span></text:p>
          </table:table-cell>
        </table:table-row>
        <table:table-row table:style-name="Table20.1">
          <table:table-cell table:style-name="Table20.A2" office:value-type="string">
            <text:p text:style-name="P13"><text:span text:style-name="T3">Hit Dice:</text:span></text:p>
          </table:table-cell>
          <table:table-cell table:style-name="Table20.A2" office:value-type="string">
            <text:p text:style-name="P13"><text:span text:style-name="T4">18d10+30 (129 hp)</text:span></text:p>
          </table:table-cell>
        </table:table-row>
        <table:table-row table:style-name="Table20.1">
          <table:table-cell table:style-name="Table20.A2" office:value-type="string">
            <text:p text:style-name="P8"><text:span text:style-name="T3">Initiative:</text:span></text:p>
          </table:table-cell>
          <table:table-cell table:style-name="Table20.A2" office:value-type="string">
            <text:p text:style-name="P8"><text:span text:style-name="T4">–1</text:span></text:p>
          </table:table-cell>
        </table:table-row>
        <table:table-row table:style-name="Table20.1">
          <table:table-cell table:style-name="Table20.A2" office:value-type="string">
            <text:p text:style-name="P8"><text:span text:style-name="T3">Speed:</text:span></text:p>
          </table:table-cell>
          <table:table-cell table:style-name="Table20.A2" office:value-type="string">
            <text:p text:style-name="P8"><text:span text:style-name="T4">20 ft. (4 squares)</text:span></text:p>
          </table:table-cell>
        </table:table-row>
        <table:table-row table:style-name="Table20.1">
          <table:table-cell table:style-name="Table20.A2" office:value-type="string">
            <text:p text:style-name="P8"><text:span text:style-name="T3">Armor Class:</text:span></text:p>
          </table:table-cell>
          <table:table-cell table:style-name="Table20.A2" office:value-type="string">
            <text:p text:style-name="P8"><text:span text:style-name="T4">30 (–1 size, –1 Dex, +22 natural) touch 8, flat-footed 30</text:span></text:p>
          </table:table-cell>
        </table:table-row>
        <table:table-row table:style-name="Table20.1">
          <table:table-cell table:style-name="Table20.A2" office:value-type="string">
            <text:p text:style-name="P8"><text:span text:style-name="T3">Base Attack/Grapple:</text:span></text:p>
          </table:table-cell>
          <table:table-cell table:style-name="Table20.A2" office:value-type="string">
            <text:p text:style-name="P8"><text:span text:style-name="T4">+12/+28</text:span></text:p>
          </table:table-cell>
        </table:table-row>
        <table:table-row table:style-name="Table20.1">
          <table:table-cell table:style-name="Table20.A2" office:value-type="string">
            <text:p text:style-name="P8"><text:span text:style-name="T3">Attack:</text:span></text:p>
          </table:table-cell>
          <table:table-cell table:style-name="Table20.A2" office:value-type="string">
            <text:p text:style-name="P8"><text:span text:style-name="T4">Slam +23 melee (2d10+11)</text:span></text:p>
          </table:table-cell>
        </table:table-row>
        <table:table-row table:style-name="Table20.1">
          <table:table-cell table:style-name="Table20.A2" office:value-type="string">
            <text:p text:style-name="P8"><text:span text:style-name="T3">Full Attack:</text:span></text:p>
          </table:table-cell>
          <table:table-cell table:style-name="Table20.A2" office:value-type="string">
            <text:p text:style-name="P8"><text:span text:style-name="T4">2 slams +23 melee (2d10+11)</text:span></text:p>
          </table:table-cell>
        </table:table-row>
        <table:table-row table:style-name="Table20.1">
          <table:table-cell table:style-name="Table20.A2" office:value-type="string">
            <text:p text:style-name="P8"><text:span text:style-name="T3">Space/Reach:</text:span></text:p>
          </table:table-cell>
          <table:table-cell table:style-name="Table20.A2" office:value-type="string">
            <text:p text:style-name="P8"><text:span text:style-name="T4">10 ft./10 ft.</text:span></text:p>
          </table:table-cell>
        </table:table-row>
        <table:table-row table:style-name="Table20.1">
          <table:table-cell table:style-name="Table20.A2" office:value-type="string">
            <text:p text:style-name="P8"><text:span text:style-name="T3">Special Attacks:</text:span></text:p>
          </table:table-cell>
          <table:table-cell table:style-name="Table20.A2" office:value-type="string">
            <text:p text:style-name="P8"><text:span text:style-name="T4">Breath weapon</text:span></text:p>
          </table:table-cell>
        </table:table-row>
        <table:table-row table:style-name="Table20.1">
          <table:table-cell table:style-name="Table20.A2" office:value-type="string">
            <text:p text:style-name="P8"><text:span text:style-name="T3">Special Qualities:</text:span></text:p>
          </table:table-cell>
          <table:table-cell table:style-name="Table20.A2" office:value-type="string">
            <text:p text:style-name="P8"><text:span text:style-name="T4">Construct traits, damage reduction 15/adamantine, darkvision 60 ft., immunity to magic, low-light vision</text:span></text:p>
          </table:table-cell>
        </table:table-row>
        <table:table-row table:style-name="Table20.1">
          <table:table-cell table:style-name="Table20.A2" office:value-type="string">
            <text:p text:style-name="P8"><text:span text:style-name="T3">Saves:</text:span></text:p>
          </table:table-cell>
          <table:table-cell table:style-name="Table20.A2" office:value-type="string">
            <text:p text:style-name="P8"><text:span text:style-name="T4">Fort +6, Ref +5, Will +6</text:span></text:p>
          </table:table-cell>
        </table:table-row>
        <table:table-row table:style-name="Table20.1">
          <table:table-cell table:style-name="Table20.A2" office:value-type="string">
            <text:p text:style-name="P8"><text:span text:style-name="T3">Abilities:</text:span></text:p>
          </table:table-cell>
          <table:table-cell table:style-name="Table20.A2" office:value-type="string">
            <text:p text:style-name="P8"><text:span text:style-name="T4">Str 33, Dex 9, Con —, Int —, Wis 11, Cha 1</text:span></text:p>
          </table:table-cell>
        </table:table-row>
        <table:table-row table:style-name="Table20.1">
          <table:table-cell table:style-name="Table20.A2" office:value-type="string">
            <text:p text:style-name="P8"><text:span text:style-name="T3">Skills:</text:span></text:p>
          </table:table-cell>
          <table:table-cell table:style-name="Table20.A2" office:value-type="string">
            <text:p text:style-name="P8"><text:span text:style-name="T4">—</text:span></text:p>
          </table:table-cell>
        </table:table-row>
        <table:table-row table:style-name="Table20.1">
          <table:table-cell table:style-name="Table20.A2" office:value-type="string">
            <text:p text:style-name="P8"><text:span text:style-name="T3">Feats:</text:span></text:p>
          </table:table-cell>
          <table:table-cell table:style-name="Table20.A2" office:value-type="string">
            <text:p text:style-name="P8"><text:span text:style-name="T4">—</text:span></text:p>
          </table:table-cell>
        </table:table-row>
        <table:table-row table:style-name="Table20.1">
          <table:table-cell table:style-name="Table20.A2" office:value-type="string">
            <text:p text:style-name="P8"><text:span text:style-name="T3">Environment:</text:span></text:p>
          </table:table-cell>
          <table:table-cell table:style-name="Table20.A2" office:value-type="string">
            <text:p text:style-name="P8"><text:span text:style-name="T4">Any</text:span></text:p>
          </table:table-cell>
        </table:table-row>
        <table:table-row table:style-name="Table20.1">
          <table:table-cell table:style-name="Table20.A2" office:value-type="string">
            <text:p text:style-name="P8"><text:span text:style-name="T3">Organization:</text:span></text:p>
          </table:table-cell>
          <table:table-cell table:style-name="Table20.A2" office:value-type="string">
            <text:p text:style-name="P8"><text:span text:style-name="T4">Solitary or gang (2–4)</text:span></text:p>
          </table:table-cell>
        </table:table-row>
        <table:table-row table:style-name="Table20.1">
          <table:table-cell table:style-name="Table20.A2" office:value-type="string">
            <text:p text:style-name="P8"><text:span text:style-name="T3">Challenge Rating:</text:span></text:p>
          </table:table-cell>
          <table:table-cell table:style-name="Table20.A2" office:value-type="string">
            <text:p text:style-name="P8"><text:span text:style-name="T4">13</text:span></text:p>
          </table:table-cell>
        </table:table-row>
        <table:table-row table:style-name="Table20.1">
          <table:table-cell table:style-name="Table20.A2" office:value-type="string">
            <text:p text:style-name="P8"><text:span text:style-name="T3">Treasure:</text:span></text:p>
          </table:table-cell>
          <table:table-cell table:style-name="Table20.A2" office:value-type="string">
            <text:p text:style-name="P8"><text:span text:style-name="T4">None</text:span></text:p>
          </table:table-cell>
        </table:table-row>
        <table:table-row table:style-name="Table20.1">
          <table:table-cell table:style-name="Table20.A2" office:value-type="string">
            <text:p text:style-name="P8"><text:span text:style-name="T3">Alignment:</text:span></text:p>
          </table:table-cell>
          <table:table-cell table:style-name="Table20.A2" office:value-type="string">
            <text:p text:style-name="P8"><text:span text:style-name="T4">Always neutral</text:span></text:p>
          </table:table-cell>
        </table:table-row>
        <table:table-row table:style-name="Table20.1">
          <table:table-cell table:style-name="Table20.A2" office:value-type="string">
            <text:p text:style-name="P8"><text:span text:style-name="T3">Advancement:</text:span></text:p>
          </table:table-cell>
          <table:table-cell table:style-name="Table20.A2" office:value-type="string">
            <text:p text:style-name="P8"><text:span text:style-name="T4">19–24 HD (Large); 25–54 HD (Huge)</text:span></text:p>
          </table:table-cell>
        </table:table-row>
        <table:table-row table:style-name="Table20.1">
          <table:table-cell table:style-name="Table20.A22" office:value-type="string">
            <text:p text:style-name="P13"><text:span text:style-name="T3">Level Adjustment:</text:span></text:p>
          </table:table-cell>
          <table:table-cell table:style-name="Table20.A22" office:value-type="string">
            <text:p text:style-name="P13"><text:span text:style-name="T4">—</text:span></text:p>
          </table:table-cell>
        </table:table-row>
      </table:table>
      <text:p text:style-name="P8"><text:span text:style-name="T4">This golem has a humanoid body made from iron. An iron golem can be fashioned in any manner, just like a stone golem (see below), although it almost always displays armor of some sort. Its features are much smoother than those of a stone golem. Iron golems sometimes carry a short sword in one hand. An iron golem is 12 feet tall and weighs about 5,000 pounds. An iron golem cannot speak or make any vocal noise, nor does it have any distinguishable odor. It moves with a ponderous but smooth gait. Each step causes the floor to tremble unless it is on a thick, solid foundation.</text:span></text:p>
      <text:p text:style-name="P8"><text:span text:style-name="T7">Combat</text:span></text:p>
      <text:p text:style-name="P8"><text:span text:style-name="T3">Breath Weapon (Su):</text:span><text:span text:style-name="T4"> 10-foot cube, cloud of poisonous gas lasting 1 round, free action once every 1d4+1 rounds; initial damage 1d4 Con, secondary damage 3d4 Con, Fortitude DC 19 negates. The save DC is Constitution-based. </text:span></text:p>
      <text:p text:style-name="P8"><text:span text:style-name="T3">Immunity to Magic (Ex):</text:span><text:span text:style-name="T4"> An iron golem is immune to any spell or spell-like ability that allows spell resistance. In addition, certain spells and effects function differently against the creature, as noted below.</text:span></text:p>
      <text:p text:style-name="P8"><text:span text:style-name="T4">A magical attack that deals electricity damage slows an iron golem (as the </text:span><text:span text:style-name="T6">slow </text:span><text:span text:style-name="T4">spell) for 3 rounds, with no saving throw.</text:span></text:p>
      <text:p text:style-name="P8"><text:span text:style-name="T4">A magical attack that deals fire damage breaks any </text:span><text:span text:style-name="T6">slow </text:span><text:span text:style-name="T4">effect on the golem and heals 1 point of damage for each 3 points of damage the attack would otherwise deal. If the amount of healing would cause the golem to exceed its full normal hit points, it gains any excess as temporary hit points. For example, an iron golem hit by a </text:span><text:span text:style-name="T6">fireball </text:span><text:span text:style-name="T4">gains back 6 hit points if the damage total is 18 points. An iron golem gets no saving throw against fire effects.</text:span></text:p>
      <text:p text:style-name="P8"><text:span text:style-name="T4">An iron golem is affected normally by rust attacks, such as that of a rust monster or a </text:span><text:span text:style-name="T6">rusting grasp </text:span><text:span text:style-name="T4">spell.</text:span></text:p>
      <text:p text:style-name="P8"><text:span text:style-name="T7">Construction</text:span></text:p>
      <text:p text:style-name="P8"><text:span text:style-name="T4">An iron golem’s body is sculpted from 5,000 pounds of pure iron, smelted with rare tinctures and admixtures costing at least 10,000 gp. Assembling the body requires a DC 20 Craft (armorsmithing) check or a DC 20 Craft (weaponsmithing) check.</text:span></text:p>
      <text:p text:style-name="P8"><text:span text:style-name="T4">CL 16th; Craft Construct, </text:span><text:span text:style-name="T6">cloudkill, geas/quest, limited wish, polymorph any object</text:span><text:span text:style-name="T4">, caster must be at least 16th level</text:span><text:span text:style-name="T6">; </text:span><text:span text:style-name="T4">Price 150,000 gp; Cost 80,000 gp + 5,600 XP.</text:span></text:p>
      <text:p text:style-name="P9"/>
      <text:p text:style-name="P8"><text:span text:style-name="T1">STONE GOLEM</text:span></text:p>
      <table:table table:name="Table21" table:style-name="Table21">
        <table:table-column table:style-name="Table21.A"/>
        <table:table-column table:style-name="Table21.B" table:number-columns-repeated="2"/>
        <text:soft-page-break/>
        <table:table-row table:style-name="Table21.1">
          <table:table-cell table:style-name="Table21.A1" office:value-type="string">
            <text:p text:style-name="P13"><text:span text:style-name="T3"><text:s/></text:span></text:p>
          </table:table-cell>
          <table:table-cell table:style-name="Table21.A1" office:value-type="string">
            <text:p text:style-name="P13"><text:span text:style-name="T3">Stone Golem</text:span></text:p>
          </table:table-cell>
          <table:table-cell table:style-name="Table21.A1" office:value-type="string">
            <text:p text:style-name="P16"><text:span text:style-name="T12">Greater Stone Golem</text:span></text:p>
          </table:table-cell>
        </table:table-row>
        <table:table-row table:style-name="Table21.1">
          <table:table-cell table:style-name="Table21.A2" office:value-type="string">
            <text:p text:style-name="P13"><text:span text:style-name="T3"><text:s/></text:span></text:p>
          </table:table-cell>
          <table:table-cell table:style-name="Table21.A2" office:value-type="string">
            <text:p text:style-name="P13"><text:span text:style-name="T4">Large Construct</text:span></text:p>
          </table:table-cell>
          <table:table-cell table:style-name="Table21.A2" office:value-type="string">
            <text:p text:style-name="P13"><text:span text:style-name="T13">Huge Construct</text:span></text:p>
          </table:table-cell>
        </table:table-row>
        <table:table-row table:style-name="Table21.1">
          <table:table-cell table:style-name="Table21.A2" office:value-type="string">
            <text:p text:style-name="P8"><text:span text:style-name="T3">Hit Dice:</text:span></text:p>
          </table:table-cell>
          <table:table-cell table:style-name="Table21.A2" office:value-type="string">
            <text:p text:style-name="P8"><text:span text:style-name="T4">14d10+30 (107 hp)</text:span></text:p>
          </table:table-cell>
          <table:table-cell table:style-name="Table21.A2" office:value-type="string">
            <text:p text:style-name="P8"><text:span text:style-name="T13">42d10+40 (271 hp)</text:span></text:p>
          </table:table-cell>
        </table:table-row>
        <table:table-row table:style-name="Table21.1">
          <table:table-cell table:style-name="Table21.A2" office:value-type="string">
            <text:p text:style-name="P8"><text:span text:style-name="T3">Initiative:</text:span></text:p>
          </table:table-cell>
          <table:table-cell table:style-name="Table21.A2" office:value-type="string">
            <text:p text:style-name="P8"><text:span text:style-name="T4">–1</text:span></text:p>
          </table:table-cell>
          <table:table-cell table:style-name="Table21.A2" office:value-type="string">
            <text:p text:style-name="P8"><text:span text:style-name="T13">–2</text:span></text:p>
          </table:table-cell>
        </table:table-row>
        <table:table-row table:style-name="Table21.1">
          <table:table-cell table:style-name="Table21.A2" office:value-type="string">
            <text:p text:style-name="P8"><text:span text:style-name="T3">Speed:</text:span></text:p>
          </table:table-cell>
          <table:table-cell table:style-name="Table21.A2" office:value-type="string">
            <text:p text:style-name="P8"><text:span text:style-name="T4">20 ft. (4 squares)</text:span></text:p>
          </table:table-cell>
          <table:table-cell table:style-name="Table21.A2" office:value-type="string">
            <text:p text:style-name="P8"><text:span text:style-name="T13">20 ft. (4 squares)</text:span></text:p>
          </table:table-cell>
        </table:table-row>
        <table:table-row table:style-name="Table21.1">
          <table:table-cell table:style-name="Table21.A2" office:value-type="string">
            <text:p text:style-name="P8"><text:span text:style-name="T3">Armor Class:</text:span></text:p>
          </table:table-cell>
          <table:table-cell table:style-name="Table21.A2" office:value-type="string">
            <text:p text:style-name="P8"><text:span text:style-name="T4">26 (–1 size, –1 Dex, +18 natural), touch 8, flat-footed 26</text:span></text:p>
          </table:table-cell>
          <table:table-cell table:style-name="Table21.A2" office:value-type="string">
            <text:p text:style-name="P8"><text:span text:style-name="T13">27 (–2 size, –2 Dex, +21 natural), touch 6, flat-footed 27</text:span></text:p>
          </table:table-cell>
        </table:table-row>
        <table:table-row table:style-name="Table21.1">
          <table:table-cell table:style-name="Table21.A2" office:value-type="string">
            <text:p text:style-name="P8"><text:span text:style-name="T3">Base Attack/Grapple:</text:span></text:p>
          </table:table-cell>
          <table:table-cell table:style-name="Table21.A2" office:value-type="string">
            <text:p text:style-name="P8"><text:span text:style-name="T4">+10/+23</text:span></text:p>
          </table:table-cell>
          <table:table-cell table:style-name="Table21.A2" office:value-type="string">
            <text:p text:style-name="P8"><text:span text:style-name="T13">+31/+52</text:span></text:p>
          </table:table-cell>
        </table:table-row>
        <table:table-row table:style-name="Table21.1">
          <table:table-cell table:style-name="Table21.A2" office:value-type="string">
            <text:p text:style-name="P8"><text:span text:style-name="T3">Attack:</text:span></text:p>
          </table:table-cell>
          <table:table-cell table:style-name="Table21.A2" office:value-type="string">
            <text:p text:style-name="P8"><text:span text:style-name="T4">Slam +18 melee (2d10+9)</text:span></text:p>
          </table:table-cell>
          <table:table-cell table:style-name="Table21.A2" office:value-type="string">
            <text:p text:style-name="P8"><text:span text:style-name="T13">Slam +42 melee (4d8+13)</text:span></text:p>
          </table:table-cell>
        </table:table-row>
        <table:table-row table:style-name="Table21.1">
          <table:table-cell table:style-name="Table21.A2" office:value-type="string">
            <text:p text:style-name="P8"><text:span text:style-name="T3">Full Attack:</text:span></text:p>
          </table:table-cell>
          <table:table-cell table:style-name="Table21.A2" office:value-type="string">
            <text:p text:style-name="P8"><text:span text:style-name="T4">2 slams +18 melee (2d10+9)</text:span></text:p>
          </table:table-cell>
          <table:table-cell table:style-name="Table21.A2" office:value-type="string">
            <text:p text:style-name="P8"><text:span text:style-name="T13">2 slams +42 melee (4d8+13)</text:span></text:p>
          </table:table-cell>
        </table:table-row>
        <table:table-row table:style-name="Table21.1">
          <table:table-cell table:style-name="Table21.A2" office:value-type="string">
            <text:p text:style-name="P8"><text:span text:style-name="T3">Space/Reach:</text:span></text:p>
          </table:table-cell>
          <table:table-cell table:style-name="Table21.A2" office:value-type="string">
            <text:p text:style-name="P8"><text:span text:style-name="T4">10 ft./10 ft.</text:span></text:p>
          </table:table-cell>
          <table:table-cell table:style-name="Table21.A2" office:value-type="string">
            <text:p text:style-name="P8"><text:span text:style-name="T13">15 ft./15 ft.</text:span></text:p>
          </table:table-cell>
        </table:table-row>
        <table:table-row table:style-name="Table21.1">
          <table:table-cell table:style-name="Table21.A2" office:value-type="string">
            <text:p text:style-name="P8"><text:span text:style-name="T3">Special Attacks:</text:span></text:p>
          </table:table-cell>
          <table:table-cell table:style-name="Table21.A2" office:value-type="string">
            <text:p text:style-name="P8"><text:span text:style-name="T4">Slow</text:span></text:p>
          </table:table-cell>
          <table:table-cell table:style-name="Table21.A2" office:value-type="string">
            <text:p text:style-name="P8"><text:span text:style-name="T13">Slow</text:span></text:p>
          </table:table-cell>
        </table:table-row>
        <table:table-row table:style-name="Table21.1">
          <table:table-cell table:style-name="Table21.A2" office:value-type="string">
            <text:p text:style-name="P8"><text:span text:style-name="T3">Special Qualities:</text:span></text:p>
          </table:table-cell>
          <table:table-cell table:style-name="Table21.A2" office:value-type="string">
            <text:p text:style-name="P8"><text:span text:style-name="T4">Construct traits, damage reduction 10/adamantine, darkvision 60 ft., immunity to magic, low-light vision</text:span></text:p>
          </table:table-cell>
          <table:table-cell table:style-name="Table21.A2" office:value-type="string">
            <text:p text:style-name="P8"><text:span text:style-name="T13">Construct traits, damage reduction 10/adamantine, darkvision 60 ft., immunity to magic, low-light vision</text:span></text:p>
          </table:table-cell>
        </table:table-row>
        <table:table-row table:style-name="Table21.1">
          <table:table-cell table:style-name="Table21.A2" office:value-type="string">
            <text:p text:style-name="P8"><text:span text:style-name="T3">Saves:</text:span></text:p>
          </table:table-cell>
          <table:table-cell table:style-name="Table21.A2" office:value-type="string">
            <text:p text:style-name="P8"><text:span text:style-name="T4">Fort +4, Ref +3, Will +4</text:span></text:p>
          </table:table-cell>
          <table:table-cell table:style-name="Table21.A2" office:value-type="string">
            <text:p text:style-name="P8"><text:span text:style-name="T13">Fort +14, Ref +12, Will +14</text:span></text:p>
          </table:table-cell>
        </table:table-row>
        <table:table-row table:style-name="Table21.1">
          <table:table-cell table:style-name="Table21.A2" office:value-type="string">
            <text:p text:style-name="P8"><text:span text:style-name="T3">Abilities:</text:span></text:p>
          </table:table-cell>
          <table:table-cell table:style-name="Table21.A2" office:value-type="string">
            <text:p text:style-name="P8"><text:span text:style-name="T4">Str 29, Dex 9, Con —, Int —, Wis 11, Cha 1</text:span></text:p>
          </table:table-cell>
          <table:table-cell table:style-name="Table21.A2" office:value-type="string">
            <text:p text:style-name="P8"><text:span text:style-name="T13">Str 37, Dex 7, Con —, Int —, Wis 11, Cha 1</text:span></text:p>
          </table:table-cell>
        </table:table-row>
        <table:table-row table:style-name="Table21.1">
          <table:table-cell table:style-name="Table21.A2" office:value-type="string">
            <text:p text:style-name="P8"><text:span text:style-name="T3">Skills:</text:span></text:p>
          </table:table-cell>
          <table:table-cell table:style-name="Table21.A2" office:value-type="string">
            <text:p text:style-name="P8"><text:span text:style-name="T4">—</text:span></text:p>
          </table:table-cell>
          <table:table-cell table:style-name="Table21.A2" office:value-type="string">
            <text:p text:style-name="P8"><text:span text:style-name="T13">—</text:span></text:p>
          </table:table-cell>
        </table:table-row>
        <table:table-row table:style-name="Table21.1">
          <table:table-cell table:style-name="Table21.A2" office:value-type="string">
            <text:p text:style-name="P8"><text:span text:style-name="T3">Feats:</text:span></text:p>
          </table:table-cell>
          <table:table-cell table:style-name="Table21.A2" office:value-type="string">
            <text:p text:style-name="P8"><text:span text:style-name="T4">—</text:span></text:p>
          </table:table-cell>
          <table:table-cell table:style-name="Table21.A2" office:value-type="string">
            <text:p text:style-name="P8"><text:span text:style-name="T13">—</text:span></text:p>
          </table:table-cell>
        </table:table-row>
        <table:table-row table:style-name="Table21.1">
          <table:table-cell table:style-name="Table21.A2" office:value-type="string">
            <text:p text:style-name="P8"><text:span text:style-name="T3">Environment:</text:span></text:p>
          </table:table-cell>
          <table:table-cell table:style-name="Table21.A2" office:value-type="string">
            <text:p text:style-name="P8"><text:span text:style-name="T4">Any</text:span></text:p>
          </table:table-cell>
          <table:table-cell table:style-name="Table21.A2" office:value-type="string">
            <text:p text:style-name="P8"><text:span text:style-name="T13">Any</text:span></text:p>
          </table:table-cell>
        </table:table-row>
        <table:table-row table:style-name="Table21.1">
          <table:table-cell table:style-name="Table21.A2" office:value-type="string">
            <text:p text:style-name="P8"><text:span text:style-name="T3">Organization:</text:span></text:p>
          </table:table-cell>
          <table:table-cell table:style-name="Table21.A2" office:value-type="string">
            <text:p text:style-name="P8"><text:span text:style-name="T4">Solitary or gang (2–4)</text:span></text:p>
          </table:table-cell>
          <table:table-cell table:style-name="Table21.A2" office:value-type="string">
            <text:p text:style-name="P8"><text:span text:style-name="T13">Solitary or gang (2–4)</text:span></text:p>
          </table:table-cell>
        </table:table-row>
        <table:table-row table:style-name="Table21.1">
          <table:table-cell table:style-name="Table21.A2" office:value-type="string">
            <text:p text:style-name="P8"><text:span text:style-name="T8">Challenge Rating:</text:span></text:p>
          </table:table-cell>
          <table:table-cell table:style-name="Table21.A2" office:value-type="string">
            <text:p text:style-name="P8"><text:span text:style-name="T9">11</text:span></text:p>
          </table:table-cell>
          <table:table-cell table:style-name="Table21.A2" office:value-type="string">
            <text:p text:style-name="P8"><text:span text:style-name="T13">16</text:span></text:p>
          </table:table-cell>
        </table:table-row>
        <table:table-row table:style-name="Table21.1">
          <table:table-cell table:style-name="Table21.A2" office:value-type="string">
            <text:p text:style-name="P8"><text:span text:style-name="T3">Treasure:</text:span></text:p>
          </table:table-cell>
          <table:table-cell table:style-name="Table21.A2" office:value-type="string">
            <text:p text:style-name="P8"><text:span text:style-name="T4">None</text:span></text:p>
          </table:table-cell>
          <table:table-cell table:style-name="Table21.A2" office:value-type="string">
            <text:p text:style-name="P8"><text:span text:style-name="T13">None</text:span></text:p>
          </table:table-cell>
        </table:table-row>
        <table:table-row table:style-name="Table21.1">
          <table:table-cell table:style-name="Table21.A2" office:value-type="string">
            <text:p text:style-name="P8"><text:span text:style-name="T3">Alignment:</text:span></text:p>
          </table:table-cell>
          <table:table-cell table:style-name="Table21.A2" office:value-type="string">
            <text:p text:style-name="P8"><text:span text:style-name="T4">Always neutral</text:span></text:p>
          </table:table-cell>
          <table:table-cell table:style-name="Table21.A2" office:value-type="string">
            <text:p text:style-name="P8"><text:span text:style-name="T13">Always neutral</text:span></text:p>
          </table:table-cell>
        </table:table-row>
        <table:table-row table:style-name="Table21.1">
          <table:table-cell table:style-name="Table21.A2" office:value-type="string">
            <text:p text:style-name="P8"><text:span text:style-name="T3">Advancement:</text:span></text:p>
          </table:table-cell>
          <table:table-cell table:style-name="Table21.A2" office:value-type="string">
            <text:p text:style-name="P8"><text:span text:style-name="T4">15–21 HD (Large); 22–42 (Huge)</text:span></text:p>
          </table:table-cell>
          <table:table-cell table:style-name="Table21.A2" office:value-type="string">
            <text:p text:style-name="P8"><text:span text:style-name="T13">—</text:span></text:p>
          </table:table-cell>
        </table:table-row>
        <table:table-row table:style-name="Table21.1">
          <table:table-cell table:style-name="Table21.A23" office:value-type="string">
            <text:p text:style-name="P13"><text:span text:style-name="T3">Level Adjustment:</text:span></text:p>
          </table:table-cell>
          <table:table-cell table:style-name="Table21.A23" office:value-type="string">
            <text:p text:style-name="P13"><text:span text:style-name="T4">—</text:span></text:p>
          </table:table-cell>
          <table:table-cell table:style-name="Table21.A23" office:value-type="string">
            <text:p text:style-name="P13"><text:span text:style-name="T13">—</text:span></text:p>
          </table:table-cell>
        </table:table-row>
      </table:table>
      <text:p text:style-name="P8"><text:span text:style-name="T4">This golem has a humanoid body made from stone. A stone golem is 9 feet tall and weighs around 2,000 pounds. Its body is frequently stylized to suit its creator. For example, it might look like it is wearing armor, with a particular symbol carved on the breastplate, or have designs worked into the stone of its limbs.</text:span></text:p>
      <text:p text:style-name="P8"><text:span text:style-name="T1">COMBAT</text:span></text:p>
      <text:p text:style-name="P8"><text:span text:style-name="T4">Stone golems are formidable opponents, being physically powerful and difficult to harm.</text:span></text:p>
      <text:p text:style-name="P8"><text:span text:style-name="T3">Slow (Su): </text:span><text:span text:style-name="T4">A stone golem can use a slow effect, as the spell, as a free action once every 2 rounds. The effect has a range of 10 feet and a duration of 7 rounds, requiring a DC 17 Will save to negate. The save DC is Constitution-based.</text:span></text:p>
      <text:p text:style-name="P8"><text:span text:style-name="T3">Immunity to Magic (Ex):</text:span><text:span text:style-name="T4"> A stone golem is immune to any spell or spell-like ability that allows spell resistance. In addition, certain spells and effects function differently against the creature, as noted below.</text:span></text:p>
      <text:p text:style-name="P8"><text:span text:style-name="T4">A </text:span><text:span text:style-name="T6">transmute rock to mud </text:span><text:span text:style-name="T4">spell slows a stone golem (as the </text:span><text:span text:style-name="T6">slow </text:span><text:span text:style-name="T4">spell) for 2d6 rounds, with no saving throw, while </text:span><text:span text:style-name="T6">transmute mud to rock </text:span><text:span text:style-name="T4">heals all of its lost hit points.</text:span></text:p>
      <text:p text:style-name="P8"><text:span text:style-name="T4">A </text:span><text:span text:style-name="T6">stone to flesh </text:span><text:span text:style-name="T4">spell does not actually change the golem’s structure but negates its damage reduction and immunity to magic for 1 full round.</text:span></text:p>
      <text:p text:style-name="P8"><text:span text:style-name="T1">CONSTRUCTION</text:span></text:p>
      <text:p text:style-name="P1"><text:span text:style-name="T4">A stone golem’s body is chiseled from a single block of hard stone, such as granite, weighing at least 3,000 pounds. The stone must be of exceptional quality, and costs 5,000 gp. Assembling the body requires a DC 17 Craft (sculpting) check or a DC 17 Craft (stonemasonry) check.</text:span></text:p>
      <text:p text:style-name="P8"><text:span text:style-name="T4">CL 14th; Craft Construct, </text:span><text:span text:style-name="T6">antimagic field, geas/quest, symbol of stunning</text:span><text:span text:style-name="T4">, caster must be at least 14th level</text:span><text:span text:style-name="T6">; </text:span><text:span text:style-name="T4">Price 90,000 gp; Cost 50,000 gp + 3,400 XP.</text:span></text:p>
      <text:p text:style-name="P12"/>
      <text:p text:style-name="P17"><text:span text:style-name="T10">GREATER STONE GOLEM</text:span></text:p>
      <text:p text:style-name="P15"><text:span text:style-name="T4">A greater stone golem is 18 feet tall and weighs around 32,000 pounds. It resembles a typical stone golem in all respects, except that the Will save DC is 31 against its slow ability. CL 14th; Craft Construct, </text:span><text:span text:style-name="T6">antimagic field, geas/quest, symbol of stunning</text:span><text:span text:style-name="T4">, caster must be at least 14th level</text:span><text:span text:style-name="T6">; </text:span><text:span text:style-name="T4">Price 196,000 gp; Cost 105,000 gp + 7,640 XP.</text:span></text:p>
      <text:p text:style-name="P10"/>
      <text:p text:style-name="P8"><text:span text:style-name="T2">GORGON</text:span></text:p>
      <table:table table:name="Table22" table:style-name="Table22">
        <table:table-column table:style-name="Table22.A"/>
        <table:table-column table:style-name="Table22.B"/>
        <text:soft-page-break/>
        <table:table-row table:style-name="Table22.1">
          <table:table-cell table:style-name="Table22.A1" office:value-type="string">
            <text:p text:style-name="P13"><text:span text:style-name="T3"><text:s/></text:span></text:p>
          </table:table-cell>
          <table:table-cell table:style-name="Table22.A1" office:value-type="string">
            <text:p text:style-name="P13"><text:span text:style-name="T4">Large Magical Beast</text:span></text:p>
          </table:table-cell>
        </table:table-row>
        <table:table-row table:style-name="Table22.1">
          <table:table-cell table:style-name="Table22.A2" office:value-type="string">
            <text:p text:style-name="P13"><text:span text:style-name="T3">Hit Dice:</text:span></text:p>
          </table:table-cell>
          <table:table-cell table:style-name="Table22.A2" office:value-type="string">
            <text:p text:style-name="P13"><text:span text:style-name="T4">8d10+40 (85 hp)</text:span></text:p>
          </table:table-cell>
        </table:table-row>
        <table:table-row table:style-name="Table22.1">
          <table:table-cell table:style-name="Table22.A2" office:value-type="string">
            <text:p text:style-name="P8"><text:span text:style-name="T3">Initiative:</text:span></text:p>
          </table:table-cell>
          <table:table-cell table:style-name="Table22.A2" office:value-type="string">
            <text:p text:style-name="P8"><text:span text:style-name="T4">+4</text:span></text:p>
          </table:table-cell>
        </table:table-row>
        <table:table-row table:style-name="Table22.1">
          <table:table-cell table:style-name="Table22.A2" office:value-type="string">
            <text:p text:style-name="P8"><text:span text:style-name="T3">Speed:</text:span></text:p>
          </table:table-cell>
          <table:table-cell table:style-name="Table22.A2" office:value-type="string">
            <text:p text:style-name="P8"><text:span text:style-name="T4">30 ft. (6 squares)</text:span></text:p>
          </table:table-cell>
        </table:table-row>
        <table:table-row table:style-name="Table22.1">
          <table:table-cell table:style-name="Table22.A2" office:value-type="string">
            <text:p text:style-name="P8"><text:span text:style-name="T3">Armor Class:</text:span></text:p>
          </table:table-cell>
          <table:table-cell table:style-name="Table22.A2" office:value-type="string">
            <text:p text:style-name="P8"><text:span text:style-name="T4">20 (–1 size, +11 natural), touch 9, flat-footed 20</text:span></text:p>
          </table:table-cell>
        </table:table-row>
        <table:table-row table:style-name="Table22.1">
          <table:table-cell table:style-name="Table22.A2" office:value-type="string">
            <text:p text:style-name="P8"><text:span text:style-name="T3">Base Attack/Grapple:</text:span></text:p>
          </table:table-cell>
          <table:table-cell table:style-name="Table22.A2" office:value-type="string">
            <text:p text:style-name="P8"><text:span text:style-name="T4">+8/+17</text:span></text:p>
          </table:table-cell>
        </table:table-row>
        <table:table-row table:style-name="Table22.1">
          <table:table-cell table:style-name="Table22.A2" office:value-type="string">
            <text:p text:style-name="P8"><text:span text:style-name="T3">Attack:</text:span></text:p>
          </table:table-cell>
          <table:table-cell table:style-name="Table22.A2" office:value-type="string">
            <text:p text:style-name="P8"><text:span text:style-name="T4">Gore +12 melee (1d8+7)</text:span></text:p>
          </table:table-cell>
        </table:table-row>
        <table:table-row table:style-name="Table22.1">
          <table:table-cell table:style-name="Table22.A2" office:value-type="string">
            <text:p text:style-name="P8"><text:span text:style-name="T3">Full Attack:</text:span></text:p>
          </table:table-cell>
          <table:table-cell table:style-name="Table22.A2" office:value-type="string">
            <text:p text:style-name="P8"><text:span text:style-name="T4">Gore +12 melee (1d8+7)</text:span></text:p>
          </table:table-cell>
        </table:table-row>
        <table:table-row table:style-name="Table22.1">
          <table:table-cell table:style-name="Table22.A2" office:value-type="string">
            <text:p text:style-name="P8"><text:span text:style-name="T3">Space/Reach:</text:span></text:p>
          </table:table-cell>
          <table:table-cell table:style-name="Table22.A2" office:value-type="string">
            <text:p text:style-name="P8"><text:span text:style-name="T4">10 ft./5 ft.</text:span></text:p>
          </table:table-cell>
        </table:table-row>
        <table:table-row table:style-name="Table22.1">
          <table:table-cell table:style-name="Table22.A2" office:value-type="string">
            <text:p text:style-name="P8"><text:span text:style-name="T3">Special Attacks:</text:span></text:p>
          </table:table-cell>
          <table:table-cell table:style-name="Table22.A2" office:value-type="string">
            <text:p text:style-name="P8"><text:span text:style-name="T4">Breath weapon, trample 1d8+7</text:span></text:p>
          </table:table-cell>
        </table:table-row>
        <table:table-row table:style-name="Table22.1">
          <table:table-cell table:style-name="Table22.A2" office:value-type="string">
            <text:p text:style-name="P8"><text:span text:style-name="T3">Special Qualities:</text:span></text:p>
          </table:table-cell>
          <table:table-cell table:style-name="Table22.A2" office:value-type="string">
            <text:p text:style-name="P8"><text:span text:style-name="T4">Darkvision 60 ft., lowlight vision, scent</text:span></text:p>
          </table:table-cell>
        </table:table-row>
        <table:table-row table:style-name="Table22.1">
          <table:table-cell table:style-name="Table22.A2" office:value-type="string">
            <text:p text:style-name="P8"><text:span text:style-name="T3">Saves:</text:span></text:p>
          </table:table-cell>
          <table:table-cell table:style-name="Table22.A2" office:value-type="string">
            <text:p text:style-name="P8"><text:span text:style-name="T4">Fort +11, Ref +6, Will +5</text:span></text:p>
          </table:table-cell>
        </table:table-row>
        <table:table-row table:style-name="Table22.1">
          <table:table-cell table:style-name="Table22.A2" office:value-type="string">
            <text:p text:style-name="P8"><text:span text:style-name="T3">Abilities:</text:span></text:p>
          </table:table-cell>
          <table:table-cell table:style-name="Table22.A2" office:value-type="string">
            <text:p text:style-name="P8"><text:span text:style-name="T4">Str 21, Dex 10, Con 21, Int 2, Wis 12, Cha 9</text:span></text:p>
          </table:table-cell>
        </table:table-row>
        <table:table-row table:style-name="Table22.1">
          <table:table-cell table:style-name="Table22.A2" office:value-type="string">
            <text:p text:style-name="P8"><text:span text:style-name="T3">Skills:</text:span></text:p>
          </table:table-cell>
          <table:table-cell table:style-name="Table22.A2" office:value-type="string">
            <text:p text:style-name="P8"><text:span text:style-name="T4">Listen +9, Spot +8</text:span></text:p>
          </table:table-cell>
        </table:table-row>
        <table:table-row table:style-name="Table22.1">
          <table:table-cell table:style-name="Table22.A2" office:value-type="string">
            <text:p text:style-name="P8"><text:span text:style-name="T3">Feats:</text:span></text:p>
          </table:table-cell>
          <table:table-cell table:style-name="Table22.A2" office:value-type="string">
            <text:p text:style-name="P8"><text:span text:style-name="T4">Alertness, Improved Initiative, Iron Will</text:span></text:p>
          </table:table-cell>
        </table:table-row>
        <table:table-row table:style-name="Table22.1">
          <table:table-cell table:style-name="Table22.A2" office:value-type="string">
            <text:p text:style-name="P8"><text:span text:style-name="T3">Environment:</text:span></text:p>
          </table:table-cell>
          <table:table-cell table:style-name="Table22.A2" office:value-type="string">
            <text:p text:style-name="P8"><text:span text:style-name="T4">Temperate plains</text:span></text:p>
          </table:table-cell>
        </table:table-row>
        <table:table-row table:style-name="Table22.1">
          <table:table-cell table:style-name="Table22.A2" office:value-type="string">
            <text:p text:style-name="P8"><text:span text:style-name="T3">Organization:</text:span></text:p>
          </table:table-cell>
          <table:table-cell table:style-name="Table22.A2" office:value-type="string">
            <text:p text:style-name="P8"><text:span text:style-name="T4">Solitary, pair, pack (3–4), or herd (5–13)</text:span></text:p>
          </table:table-cell>
        </table:table-row>
        <table:table-row table:style-name="Table22.1">
          <table:table-cell table:style-name="Table22.A2" office:value-type="string">
            <text:p text:style-name="P8"><text:span text:style-name="T3">Challenge Rating:</text:span></text:p>
          </table:table-cell>
          <table:table-cell table:style-name="Table22.A2" office:value-type="string">
            <text:p text:style-name="P8"><text:span text:style-name="T4">8</text:span></text:p>
          </table:table-cell>
        </table:table-row>
        <table:table-row table:style-name="Table22.1">
          <table:table-cell table:style-name="Table22.A2" office:value-type="string">
            <text:p text:style-name="P8"><text:span text:style-name="T3">Treasure:</text:span></text:p>
          </table:table-cell>
          <table:table-cell table:style-name="Table22.A2" office:value-type="string">
            <text:p text:style-name="P8"><text:span text:style-name="T4">None</text:span></text:p>
          </table:table-cell>
        </table:table-row>
        <table:table-row table:style-name="Table22.1">
          <table:table-cell table:style-name="Table22.A2" office:value-type="string">
            <text:p text:style-name="P8"><text:span text:style-name="T3">Alignment:</text:span></text:p>
          </table:table-cell>
          <table:table-cell table:style-name="Table22.A2" office:value-type="string">
            <text:p text:style-name="P8"><text:span text:style-name="T4">Always neutral</text:span></text:p>
          </table:table-cell>
        </table:table-row>
        <table:table-row table:style-name="Table22.1">
          <table:table-cell table:style-name="Table22.A2" office:value-type="string">
            <text:p text:style-name="P8"><text:span text:style-name="T3">Advancement:</text:span></text:p>
          </table:table-cell>
          <table:table-cell table:style-name="Table22.A2" office:value-type="string">
            <text:p text:style-name="P8"><text:span text:style-name="T4">9–15 HD (Large); 16–24 HD (Huge)</text:span></text:p>
          </table:table-cell>
        </table:table-row>
        <table:table-row table:style-name="Table22.1">
          <table:table-cell table:style-name="Table22.A22" office:value-type="string">
            <text:p text:style-name="P13"><text:span text:style-name="T3">Level Adjustment:</text:span></text:p>
          </table:table-cell>
          <table:table-cell table:style-name="Table22.A22" office:value-type="string">
            <text:p text:style-name="P13"><text:span text:style-name="T4">—</text:span></text:p>
          </table:table-cell>
        </table:table-row>
      </table:table>
      <text:p text:style-name="P8"><text:span text:style-name="T4">A typical gorgon stands over 6 feet tall at the shoulder and measures 8 feet from snout to tail. It weighs about 4,000 pounds.</text:span></text:p>
      <text:p text:style-name="P8"><text:span text:style-name="T4">Gorgons are nothing if not aggressive. They attack intruders on sight, attempting to trample, gore, or petrify them. There is no way to calm these furious creatures, and they are impossible to domesticate.</text:span></text:p>
      <text:p text:style-name="P8"><text:span text:style-name="T1">COMBAT</text:span></text:p>
      <text:p text:style-name="P8"><text:span text:style-name="T4">Whenever possible, a gorgon begins an encounter by charging at its opponents.</text:span></text:p>
      <text:p text:style-name="P8"><text:span text:style-name="T3">Breath Weapon (Su):</text:span><text:span text:style-name="T4"> 60-foot cone, once every 1d4 rounds (but no more than five times per day), turn to stone permanently, Fortitude DC 19 negates. The save DC is Constitution-based. </text:span></text:p>
      <text:p text:style-name="P8"><text:span text:style-name="T3">Trample (Ex):</text:span><text:span text:style-name="T4"> Reflex DC 19 half. The save DC is Strength-based.</text:span></text:p>
      <text:p text:style-name="P10"/>
      <text:p text:style-name="P8"><text:span text:style-name="T2">GRAY RENDER</text:span></text:p>
      <table:table table:name="Table23" table:style-name="Table23">
        <table:table-column table:style-name="Table23.A"/>
        <table:table-column table:style-name="Table23.B"/>
        <text:soft-page-break/>
        <table:table-row table:style-name="Table23.1">
          <table:table-cell table:style-name="Table23.A1" office:value-type="string">
            <text:p text:style-name="P13"><text:span text:style-name="T3"><text:s/></text:span></text:p>
          </table:table-cell>
          <table:table-cell table:style-name="Table23.A1" office:value-type="string">
            <text:p text:style-name="P13"><text:span text:style-name="T4">Large Magical Beast</text:span></text:p>
          </table:table-cell>
        </table:table-row>
        <table:table-row table:style-name="Table23.1">
          <table:table-cell table:style-name="Table23.A2" office:value-type="string">
            <text:p text:style-name="P13"><text:span text:style-name="T3">Hit Dice:</text:span></text:p>
          </table:table-cell>
          <table:table-cell table:style-name="Table23.A2" office:value-type="string">
            <text:p text:style-name="P13"><text:span text:style-name="T4">10d10+70 (125 hp)</text:span></text:p>
          </table:table-cell>
        </table:table-row>
        <table:table-row table:style-name="Table23.1">
          <table:table-cell table:style-name="Table23.A2" office:value-type="string">
            <text:p text:style-name="P8"><text:span text:style-name="T3">Initiative:</text:span></text:p>
          </table:table-cell>
          <table:table-cell table:style-name="Table23.A2" office:value-type="string">
            <text:p text:style-name="P8"><text:span text:style-name="T4">+0</text:span></text:p>
          </table:table-cell>
        </table:table-row>
        <table:table-row table:style-name="Table23.1">
          <table:table-cell table:style-name="Table23.A2" office:value-type="string">
            <text:p text:style-name="P8"><text:span text:style-name="T3">Speed:</text:span></text:p>
          </table:table-cell>
          <table:table-cell table:style-name="Table23.A2" office:value-type="string">
            <text:p text:style-name="P8"><text:span text:style-name="T4">30 ft. (6 squares)</text:span></text:p>
          </table:table-cell>
        </table:table-row>
        <table:table-row table:style-name="Table23.1">
          <table:table-cell table:style-name="Table23.A2" office:value-type="string">
            <text:p text:style-name="P8"><text:span text:style-name="T3">Armor Class:</text:span></text:p>
          </table:table-cell>
          <table:table-cell table:style-name="Table23.A2" office:value-type="string">
            <text:p text:style-name="P8"><text:span text:style-name="T4">19 (–1 size, +10 natural), touch 9, flat-footed 19</text:span></text:p>
          </table:table-cell>
        </table:table-row>
        <table:table-row table:style-name="Table23.1">
          <table:table-cell table:style-name="Table23.A2" office:value-type="string">
            <text:p text:style-name="P8"><text:span text:style-name="T3">Base Attack/Grapple:</text:span></text:p>
          </table:table-cell>
          <table:table-cell table:style-name="Table23.A2" office:value-type="string">
            <text:p text:style-name="P8"><text:span text:style-name="T4">+10/+20</text:span></text:p>
          </table:table-cell>
        </table:table-row>
        <table:table-row table:style-name="Table23.1">
          <table:table-cell table:style-name="Table23.A2" office:value-type="string">
            <text:p text:style-name="P8"><text:span text:style-name="T3">Attack:</text:span></text:p>
          </table:table-cell>
          <table:table-cell table:style-name="Table23.A2" office:value-type="string">
            <text:p text:style-name="P8"><text:span text:style-name="T4">Bite +15 melee (2d6+6)</text:span></text:p>
          </table:table-cell>
        </table:table-row>
        <table:table-row table:style-name="Table23.1">
          <table:table-cell table:style-name="Table23.A2" office:value-type="string">
            <text:p text:style-name="P8"><text:span text:style-name="T3">Full Attack:</text:span></text:p>
          </table:table-cell>
          <table:table-cell table:style-name="Table23.A2" office:value-type="string">
            <text:p text:style-name="P8"><text:span text:style-name="T4">Bite +15 melee (2d6+6); 2 claws +10 melee (1d6+3)</text:span></text:p>
          </table:table-cell>
        </table:table-row>
        <table:table-row table:style-name="Table23.1">
          <table:table-cell table:style-name="Table23.A2" office:value-type="string">
            <text:p text:style-name="P8"><text:span text:style-name="T3">Space/Reach:</text:span></text:p>
          </table:table-cell>
          <table:table-cell table:style-name="Table23.A2" office:value-type="string">
            <text:p text:style-name="P8"><text:span text:style-name="T4">10 ft./10 ft.</text:span></text:p>
          </table:table-cell>
        </table:table-row>
        <table:table-row table:style-name="Table23.1">
          <table:table-cell table:style-name="Table23.A2" office:value-type="string">
            <text:p text:style-name="P8"><text:span text:style-name="T3">Special Attacks:</text:span></text:p>
          </table:table-cell>
          <table:table-cell table:style-name="Table23.A2" office:value-type="string">
            <text:p text:style-name="P8"><text:span text:style-name="T4">Improved grab, rend 2d6+9</text:span></text:p>
          </table:table-cell>
        </table:table-row>
        <table:table-row table:style-name="Table23.1">
          <table:table-cell table:style-name="Table23.A2" office:value-type="string">
            <text:p text:style-name="P8"><text:span text:style-name="T3">Special Qualities:</text:span></text:p>
          </table:table-cell>
          <table:table-cell table:style-name="Table23.A2" office:value-type="string">
            <text:p text:style-name="P8"><text:span text:style-name="T4">Darkvision 60 ft., low-light vision, scent</text:span></text:p>
          </table:table-cell>
        </table:table-row>
        <table:table-row table:style-name="Table23.1">
          <table:table-cell table:style-name="Table23.A2" office:value-type="string">
            <text:p text:style-name="P8"><text:span text:style-name="T3">Saves:</text:span></text:p>
          </table:table-cell>
          <table:table-cell table:style-name="Table23.A2" office:value-type="string">
            <text:p text:style-name="P8"><text:span text:style-name="T4">Fort +14, Ref +7, Will +4</text:span></text:p>
          </table:table-cell>
        </table:table-row>
        <table:table-row table:style-name="Table23.1">
          <table:table-cell table:style-name="Table23.A2" office:value-type="string">
            <text:p text:style-name="P8"><text:span text:style-name="T3">Abilities:</text:span></text:p>
          </table:table-cell>
          <table:table-cell table:style-name="Table23.A2" office:value-type="string">
            <text:p text:style-name="P8"><text:span text:style-name="T4">Str 23, Dex 10, Con 24, Int 3, Wis 12, Cha 8</text:span></text:p>
          </table:table-cell>
        </table:table-row>
        <table:table-row table:style-name="Table23.1">
          <table:table-cell table:style-name="Table23.A2" office:value-type="string">
            <text:p text:style-name="P8"><text:span text:style-name="T3">Skills:</text:span></text:p>
          </table:table-cell>
          <table:table-cell table:style-name="Table23.A2" office:value-type="string">
            <text:p text:style-name="P8"><text:span text:style-name="T4">Hide +2, Spot +10, Survival +3</text:span></text:p>
          </table:table-cell>
        </table:table-row>
        <table:table-row table:style-name="Table23.1">
          <table:table-cell table:style-name="Table23.A2" office:value-type="string">
            <text:p text:style-name="P8"><text:span text:style-name="T3">Feats:</text:span></text:p>
          </table:table-cell>
          <table:table-cell table:style-name="Table23.A2" office:value-type="string">
            <text:p text:style-name="P8"><text:span text:style-name="T4">Cleave, Power Attack, Improved Bull Rush, Track</text:span></text:p>
          </table:table-cell>
        </table:table-row>
        <table:table-row table:style-name="Table23.1">
          <table:table-cell table:style-name="Table23.A2" office:value-type="string">
            <text:p text:style-name="P8"><text:span text:style-name="T3">Environment:</text:span></text:p>
          </table:table-cell>
          <table:table-cell table:style-name="Table23.A2" office:value-type="string">
            <text:p text:style-name="P8"><text:span text:style-name="T4">Temperate marshes</text:span></text:p>
          </table:table-cell>
        </table:table-row>
        <table:table-row table:style-name="Table23.1">
          <table:table-cell table:style-name="Table23.A2" office:value-type="string">
            <text:p text:style-name="P8"><text:span text:style-name="T3">Organization:</text:span></text:p>
          </table:table-cell>
          <table:table-cell table:style-name="Table23.A2" office:value-type="string">
            <text:p text:style-name="P8"><text:span text:style-name="T4">Solitary</text:span></text:p>
          </table:table-cell>
        </table:table-row>
        <table:table-row table:style-name="Table23.1">
          <table:table-cell table:style-name="Table23.A2" office:value-type="string">
            <text:p text:style-name="P8"><text:span text:style-name="T3">Challenge Rating:</text:span></text:p>
          </table:table-cell>
          <table:table-cell table:style-name="Table23.A2" office:value-type="string">
            <text:p text:style-name="P8"><text:span text:style-name="T4">8</text:span></text:p>
          </table:table-cell>
        </table:table-row>
        <table:table-row table:style-name="Table23.1">
          <table:table-cell table:style-name="Table23.A2" office:value-type="string">
            <text:p text:style-name="P8"><text:span text:style-name="T3">Treasure:</text:span></text:p>
          </table:table-cell>
          <table:table-cell table:style-name="Table23.A2" office:value-type="string">
            <text:p text:style-name="P8"><text:span text:style-name="T4">None</text:span></text:p>
          </table:table-cell>
        </table:table-row>
        <table:table-row table:style-name="Table23.1">
          <table:table-cell table:style-name="Table23.A2" office:value-type="string">
            <text:p text:style-name="P8"><text:span text:style-name="T3">Alignment:</text:span></text:p>
          </table:table-cell>
          <table:table-cell table:style-name="Table23.A2" office:value-type="string">
            <text:p text:style-name="P8"><text:span text:style-name="T4">Usually neutral</text:span></text:p>
          </table:table-cell>
        </table:table-row>
        <table:table-row table:style-name="Table23.1">
          <table:table-cell table:style-name="Table23.A2" office:value-type="string">
            <text:p text:style-name="P8"><text:span text:style-name="T3">Advancement:</text:span></text:p>
          </table:table-cell>
          <table:table-cell table:style-name="Table23.A2" office:value-type="string">
            <text:p text:style-name="P8"><text:span text:style-name="T4">11–15 HD (Large); 16–30 HD (Huge)</text:span></text:p>
          </table:table-cell>
        </table:table-row>
        <table:table-row table:style-name="Table23.1">
          <table:table-cell table:style-name="Table23.A22" office:value-type="string">
            <text:p text:style-name="P13"><text:span text:style-name="T3">Level Adjustment:</text:span></text:p>
          </table:table-cell>
          <table:table-cell table:style-name="Table23.A22" office:value-type="string">
            <text:p text:style-name="P13"><text:span text:style-name="T4">+5 (cohort)</text:span></text:p>
          </table:table-cell>
        </table:table-row>
      </table:table>
      <text:p text:style-name="P8"><text:span text:style-name="T4">A gray render stands about 9 feet tall in spite of its hunched posture and is about 4 feet wide. It weighs about 4,000 pounds. </text:span></text:p>
      <text:p text:style-name="P8"><text:span text:style-name="T4">Gray renders are never found in groups. Each of these asexual creatures produces one offspring and carries it for a time in a pouch, but thereafter the young render must fend for itself.</text:span></text:p>
      <text:p text:style-name="P8"><text:span text:style-name="T4">A unique quality of the gray render is its tendency to bond with, protect, and provide for another creature (or group of creatures) native to its surroundings. Whether accepted or not, the render always attempts to remain fairly close, watching over its adopted charge(s) and daily bringing an offering of meat. It never willingly harms adopted creatures and retreats if they attack it.</text:span></text:p>
      <text:p text:style-name="P8"><text:span text:style-name="T1">COMBAT</text:span></text:p>
      <text:p text:style-name="P8"><text:span text:style-name="T4">A gray render attacks to kill, whether to bring down prey or to protect itself or those it has adopted. When hunting, it sometimes attempts to hide and wait for prey to wander close.</text:span></text:p>
      <text:p text:style-name="P8"><text:span text:style-name="T3">Improved Grab (Ex): </text:span><text:span text:style-name="T4">To use this ability, a gray render must hit with its bite attack. It can then attempt to start a grapple as a free action without provoking an attack of opportunity.</text:span></text:p>
      <text:p text:style-name="P8"><text:span text:style-name="T3">Rend (Ex):</text:span><text:span text:style-name="T4"> A gray render that wins a grapple check after a successful bite attack establishes a hold, latching onto the opponent’s body and tearing the flesh. This attack automatically deals 2d6+9 points of damage.</text:span></text:p>
      <text:p text:style-name="P8"><text:span text:style-name="T3">Skills:</text:span><text:span text:style-name="T4"> Gray renders have a +4 racial bonus on Spot checks due to their six keen eyes.</text:span></text:p>
      <text:p text:style-name="P10"/>
      <text:p text:style-name="P8"><text:span text:style-name="T2">GRICK</text:span></text:p>
      <table:table table:name="Table24" table:style-name="Table24">
        <table:table-column table:style-name="Table24.A"/>
        <table:table-column table:style-name="Table24.B"/>
        <text:soft-page-break/>
        <table:table-row table:style-name="Table24.1">
          <table:table-cell table:style-name="Table24.A1" office:value-type="string">
            <text:p text:style-name="P13"><text:span text:style-name="T3"><text:s/></text:span></text:p>
          </table:table-cell>
          <table:table-cell table:style-name="Table24.A1" office:value-type="string">
            <text:p text:style-name="P13"><text:span text:style-name="T4">Medium Aberration</text:span></text:p>
          </table:table-cell>
        </table:table-row>
        <table:table-row table:style-name="Table24.1">
          <table:table-cell table:style-name="Table24.A2" office:value-type="string">
            <text:p text:style-name="P13"><text:span text:style-name="T3">Hit Dice:</text:span></text:p>
          </table:table-cell>
          <table:table-cell table:style-name="Table24.A2" office:value-type="string">
            <text:p text:style-name="P13"><text:span text:style-name="T4">2d8 (9 hp)</text:span></text:p>
          </table:table-cell>
        </table:table-row>
        <table:table-row table:style-name="Table24.1">
          <table:table-cell table:style-name="Table24.A2" office:value-type="string">
            <text:p text:style-name="P8"><text:span text:style-name="T3">Initiative:</text:span></text:p>
          </table:table-cell>
          <table:table-cell table:style-name="Table24.A2" office:value-type="string">
            <text:p text:style-name="P8"><text:span text:style-name="T4">+2</text:span></text:p>
          </table:table-cell>
        </table:table-row>
        <table:table-row table:style-name="Table24.1">
          <table:table-cell table:style-name="Table24.A2" office:value-type="string">
            <text:p text:style-name="P8"><text:span text:style-name="T3">Speed:</text:span></text:p>
          </table:table-cell>
          <table:table-cell table:style-name="Table24.A2" office:value-type="string">
            <text:p text:style-name="P8"><text:span text:style-name="T4">30 ft. (6 squares), climb 20 ft.</text:span></text:p>
          </table:table-cell>
        </table:table-row>
        <table:table-row table:style-name="Table24.1">
          <table:table-cell table:style-name="Table24.A2" office:value-type="string">
            <text:p text:style-name="P8"><text:span text:style-name="T3">Armor Class:</text:span></text:p>
          </table:table-cell>
          <table:table-cell table:style-name="Table24.A2" office:value-type="string">
            <text:p text:style-name="P8"><text:span text:style-name="T4">16 (+2 Dex, +4 natural), touch 12, flat-footed 14</text:span></text:p>
          </table:table-cell>
        </table:table-row>
        <table:table-row table:style-name="Table24.1">
          <table:table-cell table:style-name="Table24.A2" office:value-type="string">
            <text:p text:style-name="P8"><text:span text:style-name="T3">Base Attack/Grapple:</text:span></text:p>
          </table:table-cell>
          <table:table-cell table:style-name="Table24.A2" office:value-type="string">
            <text:p text:style-name="P8"><text:span text:style-name="T4">+1/+3</text:span></text:p>
          </table:table-cell>
        </table:table-row>
        <table:table-row table:style-name="Table24.1">
          <table:table-cell table:style-name="Table24.A2" office:value-type="string">
            <text:p text:style-name="P8"><text:span text:style-name="T3">Attack:</text:span></text:p>
          </table:table-cell>
          <table:table-cell table:style-name="Table24.A2" office:value-type="string">
            <text:p text:style-name="P8"><text:span text:style-name="T4">Tentacle +3 melee (1d4+2)</text:span></text:p>
          </table:table-cell>
        </table:table-row>
        <table:table-row table:style-name="Table24.1">
          <table:table-cell table:style-name="Table24.A2" office:value-type="string">
            <text:p text:style-name="P8"><text:span text:style-name="T3">Full Attack:</text:span></text:p>
          </table:table-cell>
          <table:table-cell table:style-name="Table24.A2" office:value-type="string">
            <text:p text:style-name="P8"><text:span text:style-name="T4">4 tentacles +3 melee (1d4+2); bite –2 melee (1d3+1)</text:span></text:p>
          </table:table-cell>
        </table:table-row>
        <table:table-row table:style-name="Table24.1">
          <table:table-cell table:style-name="Table24.A2" office:value-type="string">
            <text:p text:style-name="P8"><text:span text:style-name="T3">Space/Reach:</text:span></text:p>
          </table:table-cell>
          <table:table-cell table:style-name="Table24.A2" office:value-type="string">
            <text:p text:style-name="P8"><text:span text:style-name="T4">5 ft./5 ft.</text:span></text:p>
          </table:table-cell>
        </table:table-row>
        <table:table-row table:style-name="Table24.1">
          <table:table-cell table:style-name="Table24.A2" office:value-type="string">
            <text:p text:style-name="P8"><text:span text:style-name="T3">Special Attacks:</text:span></text:p>
          </table:table-cell>
          <table:table-cell table:style-name="Table24.A2" office:value-type="string">
            <text:p text:style-name="P8"><text:span text:style-name="T4">—</text:span></text:p>
          </table:table-cell>
        </table:table-row>
        <table:table-row table:style-name="Table24.1">
          <table:table-cell table:style-name="Table24.A2" office:value-type="string">
            <text:p text:style-name="P8"><text:span text:style-name="T3">Special Qualities:</text:span></text:p>
          </table:table-cell>
          <table:table-cell table:style-name="Table24.A2" office:value-type="string">
            <text:p text:style-name="P8"><text:span text:style-name="T4">Damage reduction 10/magic, darkvision 60 ft., scent</text:span></text:p>
          </table:table-cell>
        </table:table-row>
        <table:table-row table:style-name="Table24.1">
          <table:table-cell table:style-name="Table24.A2" office:value-type="string">
            <text:p text:style-name="P8"><text:span text:style-name="T3">Saves:</text:span></text:p>
          </table:table-cell>
          <table:table-cell table:style-name="Table24.A2" office:value-type="string">
            <text:p text:style-name="P8"><text:span text:style-name="T4">Fort +0, Ref +2, Will +5</text:span></text:p>
          </table:table-cell>
        </table:table-row>
        <table:table-row table:style-name="Table24.1">
          <table:table-cell table:style-name="Table24.A2" office:value-type="string">
            <text:p text:style-name="P8"><text:span text:style-name="T3">Abilities:</text:span></text:p>
          </table:table-cell>
          <table:table-cell table:style-name="Table24.A2" office:value-type="string">
            <text:p text:style-name="P8"><text:span text:style-name="T4">Str 14, Dex 14, Con 11, Int 3, Wis 14, Cha 5</text:span></text:p>
          </table:table-cell>
        </table:table-row>
        <table:table-row table:style-name="Table24.1">
          <table:table-cell table:style-name="Table24.A2" office:value-type="string">
            <text:p text:style-name="P8"><text:span text:style-name="T3">Skills:</text:span></text:p>
          </table:table-cell>
          <table:table-cell table:style-name="Table24.A2" office:value-type="string">
            <text:p text:style-name="P8"><text:span text:style-name="T4">Climb +10, Hide +3*, Listen +6, Spot +6</text:span></text:p>
          </table:table-cell>
        </table:table-row>
        <table:table-row table:style-name="Table24.1">
          <table:table-cell table:style-name="Table24.A2" office:value-type="string">
            <text:p text:style-name="P8"><text:span text:style-name="T3">Feats:</text:span></text:p>
          </table:table-cell>
          <table:table-cell table:style-name="Table24.A2" office:value-type="string">
            <text:p text:style-name="P8"><text:span text:style-name="T4">Alertness, Track</text:span><text:span text:style-name="T11">B</text:span></text:p>
          </table:table-cell>
        </table:table-row>
        <table:table-row table:style-name="Table24.1">
          <table:table-cell table:style-name="Table24.A2" office:value-type="string">
            <text:p text:style-name="P8"><text:span text:style-name="T3">Environment:</text:span></text:p>
          </table:table-cell>
          <table:table-cell table:style-name="Table24.A2" office:value-type="string">
            <text:p text:style-name="P8"><text:span text:style-name="T4">Underground</text:span></text:p>
          </table:table-cell>
        </table:table-row>
        <table:table-row table:style-name="Table24.1">
          <table:table-cell table:style-name="Table24.A2" office:value-type="string">
            <text:p text:style-name="P8"><text:span text:style-name="T3">Organization:</text:span></text:p>
          </table:table-cell>
          <table:table-cell table:style-name="Table24.A2" office:value-type="string">
            <text:p text:style-name="P8"><text:span text:style-name="T4">Solitary or cluster (2–4)</text:span></text:p>
          </table:table-cell>
        </table:table-row>
        <table:table-row table:style-name="Table24.1">
          <table:table-cell table:style-name="Table24.A2" office:value-type="string">
            <text:p text:style-name="P8"><text:span text:style-name="T3">Challenge Rating:</text:span></text:p>
          </table:table-cell>
          <table:table-cell table:style-name="Table24.A2" office:value-type="string">
            <text:p text:style-name="P8"><text:span text:style-name="T4">3</text:span></text:p>
          </table:table-cell>
        </table:table-row>
        <table:table-row table:style-name="Table24.1">
          <table:table-cell table:style-name="Table24.A2" office:value-type="string">
            <text:p text:style-name="P8"><text:span text:style-name="T3">Treasure:</text:span></text:p>
          </table:table-cell>
          <table:table-cell table:style-name="Table24.A2" office:value-type="string">
            <text:p text:style-name="P8"><text:span text:style-name="T4">1/10 coins; 50% goods; 50% items</text:span></text:p>
          </table:table-cell>
        </table:table-row>
        <table:table-row table:style-name="Table24.1">
          <table:table-cell table:style-name="Table24.A2" office:value-type="string">
            <text:p text:style-name="P8"><text:span text:style-name="T3">Alignment:</text:span></text:p>
          </table:table-cell>
          <table:table-cell table:style-name="Table24.A2" office:value-type="string">
            <text:p text:style-name="P8"><text:span text:style-name="T4">Usually neutral</text:span></text:p>
          </table:table-cell>
        </table:table-row>
        <table:table-row table:style-name="Table24.1">
          <table:table-cell table:style-name="Table24.A2" office:value-type="string">
            <text:p text:style-name="P8"><text:span text:style-name="T3">Advancement:</text:span></text:p>
          </table:table-cell>
          <table:table-cell table:style-name="Table24.A2" office:value-type="string">
            <text:p text:style-name="P8"><text:span text:style-name="T4">3–4 HD (Medium); 5–6 HD (Large)</text:span></text:p>
          </table:table-cell>
        </table:table-row>
        <table:table-row table:style-name="Table24.1">
          <table:table-cell table:style-name="Table24.A22" office:value-type="string">
            <text:p text:style-name="P13"><text:span text:style-name="T3">Level Adjustment:</text:span></text:p>
          </table:table-cell>
          <table:table-cell table:style-name="Table24.A22" office:value-type="string">
            <text:p text:style-name="P13"><text:span text:style-name="T4">—</text:span></text:p>
          </table:table-cell>
        </table:table-row>
      </table:table>
      <text:p text:style-name="P8"><text:span text:style-name="T4">An adult grick is about 8 feet long from the tips of its tentacles to the end of its body and weighs some 200 pounds. Its body coloration is uniformly dark, with a pale underbelly.</text:span></text:p>
      <text:p text:style-name="P8"><text:span text:style-name="T1">COMBAT</text:span></text:p>
      <text:p text:style-name="P8"><text:span text:style-name="T4">Gricks attack when hungry or threatened. They hunt by holing up near high-traffic areas, using their natural coloration to blend into convenient shadows. When prey (virtually anything that moves) ventures near, they lash out with their tentacles. A grick’s rubbery body seems to shed blows of any kind. Its jaws are relatively small and weak compared to its body mass, so rather than consume its kill immediately, a grick normally drags its victim back to its lair to be eaten at its leisure.</text:span></text:p>
      <text:p text:style-name="P8"><text:span text:style-name="T4">A grick’s natural weapons are treated as magic weapons for the purpose of overcoming damage reduction.</text:span></text:p>
      <text:p text:style-name="P8"><text:span text:style-name="T4">Multiple gricks do not fight in concert. Each attacks the prey closest to it, and breaks off the fight as soon as it can drag dead or unconscious prey away.</text:span></text:p>
      <text:p text:style-name="P8"><text:span text:style-name="T3">Skills:</text:span><text:span text:style-name="T4"> A grick has a +8 racial bonus on Climb checks and can always choose to take 10 on a Climb check, even if rushed or threatened.</text:span></text:p>
      <text:p text:style-name="P8"><text:span text:style-name="T4">*Their coloration affords gricks a +8 racial bonus on Hide checks when in natural rocky areas.</text:span></text:p>
      <text:p text:style-name="P10"/>
      <text:p text:style-name="P8"><text:span text:style-name="T2">GRIFFON</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13"><text:span text:style-name="T3"><text:s/></text:span></text:p>
          </table:table-cell>
          <table:table-cell table:style-name="Table25.A1" office:value-type="string">
            <text:p text:style-name="P13"><text:span text:style-name="T4">Large Magical Beast</text:span></text:p>
          </table:table-cell>
        </table:table-row>
        <table:table-row table:style-name="Table25.1">
          <table:table-cell table:style-name="Table25.A2" office:value-type="string">
            <text:p text:style-name="P13"><text:span text:style-name="T3">Hit Dice:</text:span></text:p>
          </table:table-cell>
          <table:table-cell table:style-name="Table25.A2" office:value-type="string">
            <text:p text:style-name="P13"><text:span text:style-name="T4">7d10+21 (59 hp)</text:span></text:p>
          </table:table-cell>
        </table:table-row>
        <table:table-row table:style-name="Table25.1">
          <table:table-cell table:style-name="Table25.A2" office:value-type="string">
            <text:p text:style-name="P8"><text:span text:style-name="T3">Initiative:</text:span></text:p>
          </table:table-cell>
          <table:table-cell table:style-name="Table25.A2" office:value-type="string">
            <text:p text:style-name="P8"><text:span text:style-name="T4">+2</text:span></text:p>
          </table:table-cell>
        </table:table-row>
        <table:table-row table:style-name="Table25.1">
          <table:table-cell table:style-name="Table25.A2" office:value-type="string">
            <text:p text:style-name="P8"><text:span text:style-name="T3">Speed:</text:span></text:p>
          </table:table-cell>
          <table:table-cell table:style-name="Table25.A2" office:value-type="string">
            <text:p text:style-name="P8"><text:span text:style-name="T4">30 ft. (6 squares), fly 80 ft. (average)</text:span></text:p>
          </table:table-cell>
        </table:table-row>
        <table:table-row table:style-name="Table25.1">
          <table:table-cell table:style-name="Table25.A2" office:value-type="string">
            <text:p text:style-name="P8"><text:span text:style-name="T3">Armor Class:</text:span></text:p>
          </table:table-cell>
          <table:table-cell table:style-name="Table25.A2" office:value-type="string">
            <text:p text:style-name="P8"><text:span text:style-name="T4">17 (–1 size, +2 Dex, +6 natural), touch 11, flat-footed 15</text:span></text:p>
          </table:table-cell>
        </table:table-row>
        <table:table-row table:style-name="Table25.1">
          <table:table-cell table:style-name="Table25.A2" office:value-type="string">
            <text:p text:style-name="P8"><text:span text:style-name="T3">Base Attack/Grapple:</text:span></text:p>
          </table:table-cell>
          <table:table-cell table:style-name="Table25.A2" office:value-type="string">
            <text:p text:style-name="P8"><text:span text:style-name="T4">+7/+15</text:span></text:p>
          </table:table-cell>
        </table:table-row>
        <table:table-row table:style-name="Table25.1">
          <table:table-cell table:style-name="Table25.A2" office:value-type="string">
            <text:p text:style-name="P8"><text:span text:style-name="T3">Attack:</text:span></text:p>
          </table:table-cell>
          <table:table-cell table:style-name="Table25.A2" office:value-type="string">
            <text:p text:style-name="P8"><text:span text:style-name="T4">Bite +11 melee (2d6+4)</text:span></text:p>
          </table:table-cell>
        </table:table-row>
        <table:table-row table:style-name="Table25.1">
          <table:table-cell table:style-name="Table25.A2" office:value-type="string">
            <text:p text:style-name="P8"><text:span text:style-name="T3">Full Attack:</text:span></text:p>
          </table:table-cell>
          <table:table-cell table:style-name="Table25.A2" office:value-type="string">
            <text:p text:style-name="P8"><text:span text:style-name="T4">Bite +11 melee (2d6+4) and 2 claws +8 melee (1d4+2)</text:span></text:p>
          </table:table-cell>
        </table:table-row>
        <table:table-row table:style-name="Table25.1">
          <table:table-cell table:style-name="Table25.A2" office:value-type="string">
            <text:p text:style-name="P8"><text:span text:style-name="T3">Space/Reach:</text:span></text:p>
          </table:table-cell>
          <table:table-cell table:style-name="Table25.A2" office:value-type="string">
            <text:p text:style-name="P8"><text:span text:style-name="T4">10 ft./5 ft.</text:span></text:p>
          </table:table-cell>
        </table:table-row>
        <table:table-row table:style-name="Table25.1">
          <table:table-cell table:style-name="Table25.A2" office:value-type="string">
            <text:p text:style-name="P8"><text:span text:style-name="T3">Special Attacks:</text:span></text:p>
          </table:table-cell>
          <table:table-cell table:style-name="Table25.A2" office:value-type="string">
            <text:p text:style-name="P8"><text:span text:style-name="T4">Pounce, rake 1d6+2</text:span></text:p>
          </table:table-cell>
        </table:table-row>
        <table:table-row table:style-name="Table25.1">
          <table:table-cell table:style-name="Table25.A2" office:value-type="string">
            <text:p text:style-name="P8"><text:span text:style-name="T3">Special Qualities:</text:span></text:p>
          </table:table-cell>
          <table:table-cell table:style-name="Table25.A2" office:value-type="string">
            <text:p text:style-name="P8"><text:span text:style-name="T4">Darkvision 60 ft., low-light vision, scent</text:span></text:p>
          </table:table-cell>
        </table:table-row>
        <table:table-row table:style-name="Table25.1">
          <table:table-cell table:style-name="Table25.A2" office:value-type="string">
            <text:p text:style-name="P8"><text:span text:style-name="T3">Saves:</text:span></text:p>
          </table:table-cell>
          <table:table-cell table:style-name="Table25.A2" office:value-type="string">
            <text:p text:style-name="P8"><text:span text:style-name="T4">Fort +8, Ref +7, Will +5</text:span></text:p>
          </table:table-cell>
        </table:table-row>
        <table:table-row table:style-name="Table25.1">
          <table:table-cell table:style-name="Table25.A2" office:value-type="string">
            <text:p text:style-name="P8"><text:span text:style-name="T3">Abilities:</text:span></text:p>
          </table:table-cell>
          <table:table-cell table:style-name="Table25.A2" office:value-type="string">
            <text:p text:style-name="P8"><text:span text:style-name="T4">Str 18, Dex 15, Con 16, Int 5, Wis 13, Cha 8</text:span></text:p>
          </table:table-cell>
        </table:table-row>
        <table:table-row table:style-name="Table25.1">
          <table:table-cell table:style-name="Table25.A2" office:value-type="string">
            <text:p text:style-name="P8"><text:span text:style-name="T3">Skills:</text:span></text:p>
          </table:table-cell>
          <table:table-cell table:style-name="Table25.A2" office:value-type="string">
            <text:p text:style-name="P8"><text:span text:style-name="T4">Jump +8, Listen +6, Spot +10</text:span></text:p>
          </table:table-cell>
        </table:table-row>
        <table:table-row table:style-name="Table25.1">
          <table:table-cell table:style-name="Table25.A2" office:value-type="string">
            <text:p text:style-name="P8"><text:span text:style-name="T3">Feats:</text:span></text:p>
          </table:table-cell>
          <table:table-cell table:style-name="Table25.A2" office:value-type="string">
            <text:p text:style-name="P8"><text:span text:style-name="T4">Iron Will, Multiattack, Weapon Focus (bite)</text:span></text:p>
          </table:table-cell>
        </table:table-row>
        <table:table-row table:style-name="Table25.1">
          <table:table-cell table:style-name="Table25.A2" office:value-type="string">
            <text:p text:style-name="P8"><text:span text:style-name="T3">Environment:</text:span></text:p>
          </table:table-cell>
          <table:table-cell table:style-name="Table25.A2" office:value-type="string">
            <text:p text:style-name="P8"><text:span text:style-name="T4">Temperate hills</text:span></text:p>
          </table:table-cell>
        </table:table-row>
        <table:table-row table:style-name="Table25.1">
          <table:table-cell table:style-name="Table25.A2" office:value-type="string">
            <text:p text:style-name="P8"><text:span text:style-name="T3">Organization:</text:span></text:p>
          </table:table-cell>
          <table:table-cell table:style-name="Table25.A2" office:value-type="string">
            <text:p text:style-name="P8"><text:span text:style-name="T4">Solitary, pair, or pride (6–10)</text:span></text:p>
          </table:table-cell>
        </table:table-row>
        <table:table-row table:style-name="Table25.1">
          <table:table-cell table:style-name="Table25.A2" office:value-type="string">
            <text:p text:style-name="P8"><text:span text:style-name="T3">Challenge Rating:</text:span></text:p>
          </table:table-cell>
          <table:table-cell table:style-name="Table25.A2" office:value-type="string">
            <text:p text:style-name="P8"><text:span text:style-name="T4">4</text:span></text:p>
          </table:table-cell>
        </table:table-row>
        <table:table-row table:style-name="Table25.1">
          <table:table-cell table:style-name="Table25.A2" office:value-type="string">
            <text:p text:style-name="P8"><text:span text:style-name="T3">Treasure:</text:span></text:p>
          </table:table-cell>
          <table:table-cell table:style-name="Table25.A2" office:value-type="string">
            <text:p text:style-name="P8"><text:span text:style-name="T4">None</text:span></text:p>
          </table:table-cell>
        </table:table-row>
        <table:table-row table:style-name="Table25.1">
          <table:table-cell table:style-name="Table25.A2" office:value-type="string">
            <text:p text:style-name="P8"><text:span text:style-name="T3">Alignment:</text:span></text:p>
          </table:table-cell>
          <table:table-cell table:style-name="Table25.A2" office:value-type="string">
            <text:p text:style-name="P8"><text:span text:style-name="T4">Always neutral</text:span></text:p>
          </table:table-cell>
        </table:table-row>
        <table:table-row table:style-name="Table25.1">
          <table:table-cell table:style-name="Table25.A2" office:value-type="string">
            <text:p text:style-name="P8"><text:span text:style-name="T3">Advancement:</text:span></text:p>
          </table:table-cell>
          <table:table-cell table:style-name="Table25.A2" office:value-type="string">
            <text:p text:style-name="P8"><text:span text:style-name="T4">8–10 HD (Large); 11–21 HD (Huge)</text:span></text:p>
          </table:table-cell>
        </table:table-row>
        <table:table-row table:style-name="Table25.1">
          <table:table-cell table:style-name="Table25.A22" office:value-type="string">
            <text:p text:style-name="P13"><text:span text:style-name="T3">Level Adjustment:</text:span></text:p>
          </table:table-cell>
          <table:table-cell table:style-name="Table25.A22" office:value-type="string">
            <text:p text:style-name="P13"><text:span text:style-name="T4">+3 (cohort)</text:span></text:p>
          </table:table-cell>
        </table:table-row>
      </table:table>
      <text:p text:style-name="P8"><text:span text:style-name="T4">Griffons are powerful, majestic creatures with the characteristics of both lions and eagles. From nose to tail, an adult griffon can measure as much as 8 feet. Neither males nor females are endowed with a mane. A pair of broad, golden wings emerge from the creature’s back and span 25 feet or more. A griffon weighs about 500 pounds.</text:span></text:p>
      <text:p text:style-name="P8"><text:span text:style-name="T4">A griffon cannot speak, but understands Common.</text:span></text:p>
      <text:p text:style-name="P8"><text:span text:style-name="T1">COMBAT</text:span></text:p>
      <text:p text:style-name="P8"><text:span text:style-name="T4">Griffons prefer to pounce on their prey, either diving to the attack or leaping from above.</text:span></text:p>
      <text:p text:style-name="P8"><text:span text:style-name="T3">Pounce (Ex):</text:span><text:span text:style-name="T4"> If a griffon dives upon or charges a foe, it can make a full attack, including two rake attacks.</text:span></text:p>
      <text:p text:style-name="P8"><text:span text:style-name="T3">Rake (Ex): </text:span><text:span text:style-name="T4">Attack bonus +8 melee, damage 1d6+2. </text:span></text:p>
      <text:p text:style-name="P8"><text:span text:style-name="T3">Skills: </text:span><text:span text:style-name="T4">Griffons have a +4 racial bonus on Jump and Spot checks.</text:span></text:p>
      <text:p text:style-name="P8"><text:span text:style-name="T1">TRAINING A GRIFFON</text:span></text:p>
      <text:p text:style-name="P8"><text:span text:style-name="T4">Although intelligent, a griffon requires training before it can bear a rider in combat. To be trained, a griffon must have a friendly attitude toward the trainer (this can be achieved through a successful Diplomacy check). Training a friendly griffon requires six weeks of work and a DC 25 Handle Animal check. Riding a griffon requires an exotic saddle. A griffon can fight while carrying a rider, but the rider cannot also attack unless he or she succeeds on a Ride check.</text:span></text:p>
      <text:p text:style-name="P8"><text:span text:style-name="T4">Griffon eggs are worth 3,500 gp apiece on the open market, while young are worth 7,000 gp each. Professional trainers charge 1,500 gp to rear or train a griffon.</text:span></text:p>
      <text:p text:style-name="P8"><text:span text:style-name="T4">Carrying Capacity: A light load for a griffon is up to 300 pounds; a medium load, 301–600 pounds; and a heavy load, 601–900 pounds.</text:span></text:p>
      <text:p text:style-name="P10"/>
      <text:p text:style-name="P8"><text:span text:style-name="T2">GRIMLOCK</text:span></text:p>
      <table:table table:name="Table26" table:style-name="Table26">
        <table:table-column table:style-name="Table26.A"/>
        <table:table-column table:style-name="Table26.B"/>
        <text:soft-page-break/>
        <table:table-row table:style-name="Table26.1">
          <table:table-cell table:style-name="Table26.A1" office:value-type="string">
            <text:p text:style-name="P13"><text:span text:style-name="T3"><text:s/></text:span></text:p>
          </table:table-cell>
          <table:table-cell table:style-name="Table26.A1" office:value-type="string">
            <text:p text:style-name="P13"><text:span text:style-name="T4">Medium Monstrous Humanoid</text:span></text:p>
          </table:table-cell>
        </table:table-row>
        <table:table-row table:style-name="Table26.1">
          <table:table-cell table:style-name="Table26.A2" office:value-type="string">
            <text:p text:style-name="P13"><text:span text:style-name="T3">Hit Dice:</text:span></text:p>
          </table:table-cell>
          <table:table-cell table:style-name="Table26.A2" office:value-type="string">
            <text:p text:style-name="P13"><text:span text:style-name="T4">2d8+2 (11 hp)</text:span></text:p>
          </table:table-cell>
        </table:table-row>
        <table:table-row table:style-name="Table26.1">
          <table:table-cell table:style-name="Table26.A2" office:value-type="string">
            <text:p text:style-name="P8"><text:span text:style-name="T3">Initiative:</text:span></text:p>
          </table:table-cell>
          <table:table-cell table:style-name="Table26.A2" office:value-type="string">
            <text:p text:style-name="P8"><text:span text:style-name="T4">+1</text:span></text:p>
          </table:table-cell>
        </table:table-row>
        <table:table-row table:style-name="Table26.1">
          <table:table-cell table:style-name="Table26.A2" office:value-type="string">
            <text:p text:style-name="P8"><text:span text:style-name="T3">Speed:</text:span></text:p>
          </table:table-cell>
          <table:table-cell table:style-name="Table26.A2" office:value-type="string">
            <text:p text:style-name="P8"><text:span text:style-name="T4">30 ft. (6 squares)</text:span></text:p>
          </table:table-cell>
        </table:table-row>
        <table:table-row table:style-name="Table26.1">
          <table:table-cell table:style-name="Table26.A2" office:value-type="string">
            <text:p text:style-name="P8"><text:span text:style-name="T3">Armor Class:</text:span></text:p>
          </table:table-cell>
          <table:table-cell table:style-name="Table26.A2" office:value-type="string">
            <text:p text:style-name="P8"><text:span text:style-name="T4">15 (+1 Dex, +4 natural), touch 11, flat-footed 14</text:span></text:p>
          </table:table-cell>
        </table:table-row>
        <table:table-row table:style-name="Table26.1">
          <table:table-cell table:style-name="Table26.A2" office:value-type="string">
            <text:p text:style-name="P8"><text:span text:style-name="T3">Base Attack/Grapple:</text:span></text:p>
          </table:table-cell>
          <table:table-cell table:style-name="Table26.A2" office:value-type="string">
            <text:p text:style-name="P8"><text:span text:style-name="T4">+2/+4</text:span></text:p>
          </table:table-cell>
        </table:table-row>
        <table:table-row table:style-name="Table26.1">
          <table:table-cell table:style-name="Table26.A2" office:value-type="string">
            <text:p text:style-name="P8"><text:span text:style-name="T3">Attack:</text:span></text:p>
          </table:table-cell>
          <table:table-cell table:style-name="Table26.A2" office:value-type="string">
            <text:p text:style-name="P8"><text:span text:style-name="T4">Battleaxe +4 melee (1d8+3/3)</text:span></text:p>
          </table:table-cell>
        </table:table-row>
        <table:table-row table:style-name="Table26.1">
          <table:table-cell table:style-name="Table26.A2" office:value-type="string">
            <text:p text:style-name="P8"><text:span text:style-name="T3">Full Attack:</text:span></text:p>
          </table:table-cell>
          <table:table-cell table:style-name="Table26.A2" office:value-type="string">
            <text:p text:style-name="P8"><text:span text:style-name="T4">Battleaxe +4 melee (1d8+3/3)</text:span></text:p>
          </table:table-cell>
        </table:table-row>
        <table:table-row table:style-name="Table26.1">
          <table:table-cell table:style-name="Table26.A2" office:value-type="string">
            <text:p text:style-name="P8"><text:span text:style-name="T3">Space/Reach:</text:span></text:p>
          </table:table-cell>
          <table:table-cell table:style-name="Table26.A2" office:value-type="string">
            <text:p text:style-name="P8"><text:span text:style-name="T4">5 ft./5 ft.</text:span></text:p>
          </table:table-cell>
        </table:table-row>
        <table:table-row table:style-name="Table26.1">
          <table:table-cell table:style-name="Table26.A2" office:value-type="string">
            <text:p text:style-name="P8"><text:span text:style-name="T3">Special Attacks:</text:span></text:p>
          </table:table-cell>
          <table:table-cell table:style-name="Table26.A2" office:value-type="string">
            <text:p text:style-name="P8"><text:span text:style-name="T4">—</text:span></text:p>
          </table:table-cell>
        </table:table-row>
        <table:table-row table:style-name="Table26.1">
          <table:table-cell table:style-name="Table26.A2" office:value-type="string">
            <text:p text:style-name="P8"><text:span text:style-name="T3">Special Qualities:</text:span></text:p>
          </table:table-cell>
          <table:table-cell table:style-name="Table26.A2" office:value-type="string">
            <text:p text:style-name="P8"><text:span text:style-name="T4">Blindsight 40 ft., immunities, scent</text:span></text:p>
          </table:table-cell>
        </table:table-row>
        <table:table-row table:style-name="Table26.1">
          <table:table-cell table:style-name="Table26.A2" office:value-type="string">
            <text:p text:style-name="P8"><text:span text:style-name="T3">Saves:</text:span></text:p>
          </table:table-cell>
          <table:table-cell table:style-name="Table26.A2" office:value-type="string">
            <text:p text:style-name="P8"><text:span text:style-name="T4">Fort +1, Ref +4, Will +2</text:span></text:p>
          </table:table-cell>
        </table:table-row>
        <table:table-row table:style-name="Table26.1">
          <table:table-cell table:style-name="Table26.A2" office:value-type="string">
            <text:p text:style-name="P8"><text:span text:style-name="T3">Abilities:</text:span></text:p>
          </table:table-cell>
          <table:table-cell table:style-name="Table26.A2" office:value-type="string">
            <text:p text:style-name="P8"><text:span text:style-name="T4">Str 15, Dex 13, Con 13, Int 10, Wis 8, Cha 6</text:span></text:p>
          </table:table-cell>
        </table:table-row>
        <table:table-row table:style-name="Table26.1">
          <table:table-cell table:style-name="Table26.A2" office:value-type="string">
            <text:p text:style-name="P8"><text:span text:style-name="T3">Skills:</text:span></text:p>
          </table:table-cell>
          <table:table-cell table:style-name="Table26.A2" office:value-type="string">
            <text:p text:style-name="P8"><text:span text:style-name="T4">Climb +4, Hide +3*, Listen +5, Spot +3</text:span></text:p>
          </table:table-cell>
        </table:table-row>
        <table:table-row table:style-name="Table26.1">
          <table:table-cell table:style-name="Table26.A2" office:value-type="string">
            <text:p text:style-name="P8"><text:span text:style-name="T3">Feats:</text:span></text:p>
          </table:table-cell>
          <table:table-cell table:style-name="Table26.A2" office:value-type="string">
            <text:p text:style-name="P8"><text:span text:style-name="T4">Alertness, Track</text:span><text:span text:style-name="T11">B</text:span></text:p>
          </table:table-cell>
        </table:table-row>
        <table:table-row table:style-name="Table26.1">
          <table:table-cell table:style-name="Table26.A2" office:value-type="string">
            <text:p text:style-name="P8"><text:span text:style-name="T3">Environment:</text:span></text:p>
          </table:table-cell>
          <table:table-cell table:style-name="Table26.A2" office:value-type="string">
            <text:p text:style-name="P8"><text:span text:style-name="T4">Underground</text:span></text:p>
          </table:table-cell>
        </table:table-row>
        <table:table-row table:style-name="Table26.1">
          <table:table-cell table:style-name="Table26.A2" office:value-type="string">
            <text:p text:style-name="P8"><text:span text:style-name="T3">Organization:</text:span></text:p>
          </table:table-cell>
          <table:table-cell table:style-name="Table26.A2" office:value-type="string">
            <text:p text:style-name="P8"><text:span text:style-name="T13">Gang (2–4), pack (10–20), tribe (10–60 plus 1 leader of 3rd–5th level per 10 adults).</text:span></text:p>
          </table:table-cell>
        </table:table-row>
        <table:table-row table:style-name="Table26.1">
          <table:table-cell table:style-name="Table26.A2" office:value-type="string">
            <text:p text:style-name="P8"><text:span text:style-name="T3">Challenge Rating:</text:span></text:p>
          </table:table-cell>
          <table:table-cell table:style-name="Table26.A2" office:value-type="string">
            <text:p text:style-name="P8"><text:span text:style-name="T4">1</text:span></text:p>
          </table:table-cell>
        </table:table-row>
        <table:table-row table:style-name="Table26.1">
          <table:table-cell table:style-name="Table26.A2" office:value-type="string">
            <text:p text:style-name="P8"><text:span text:style-name="T3">Treasure:</text:span></text:p>
          </table:table-cell>
          <table:table-cell table:style-name="Table26.A2" office:value-type="string">
            <text:p text:style-name="P8"><text:span text:style-name="T4">Standard coins; standard goods (gems only); standard items</text:span></text:p>
          </table:table-cell>
        </table:table-row>
        <table:table-row table:style-name="Table26.1">
          <table:table-cell table:style-name="Table26.A2" office:value-type="string">
            <text:p text:style-name="P8"><text:span text:style-name="T3">Alignment:</text:span></text:p>
          </table:table-cell>
          <table:table-cell table:style-name="Table26.A2" office:value-type="string">
            <text:p text:style-name="P8"><text:span text:style-name="T4">Often neutral evil</text:span></text:p>
          </table:table-cell>
        </table:table-row>
        <table:table-row table:style-name="Table26.1">
          <table:table-cell table:style-name="Table26.A2" office:value-type="string">
            <text:p text:style-name="P8"><text:span text:style-name="T3">Advancement:</text:span></text:p>
          </table:table-cell>
          <table:table-cell table:style-name="Table26.A2" office:value-type="string">
            <text:p text:style-name="P8"><text:span text:style-name="T4">By character class</text:span></text:p>
          </table:table-cell>
        </table:table-row>
        <table:table-row table:style-name="Table26.1">
          <table:table-cell table:style-name="Table26.A22" office:value-type="string">
            <text:p text:style-name="P13"><text:span text:style-name="T3">Level Adjustment:</text:span></text:p>
          </table:table-cell>
          <table:table-cell table:style-name="Table26.A22" office:value-type="string">
            <text:p text:style-name="P13"><text:span text:style-name="T4">+2</text:span></text:p>
          </table:table-cell>
        </table:table-row>
      </table:table>
      <text:p text:style-name="P8"><text:span text:style-name="T1">COMBAT</text:span></text:p>
      <text:p text:style-name="P8"><text:span text:style-name="T4">Grimlocks are blind, but their exceptional senses of smell and hearing allow them to notice foes nearby. As a result, they usually shun ranged weapons and rush to the attack, brandishing their stone battleaxes.</text:span></text:p>
      <text:p text:style-name="P8"><text:span text:style-name="T3">Blindsight (Ex):</text:span><text:span text:style-name="T4"> Grimlocks can sense all foes within 40 feet as a sighted creature would. Beyond that range, they treat all targets as having total concealment. </text:span></text:p>
      <text:p text:style-name="P8"><text:span text:style-name="T4">Grimlocks are susceptible to sound- and scent-based attacks, however, and are affected normally by loud noises and sonic spells (such as </text:span><text:span text:style-name="T6">ghost sound </text:span><text:span text:style-name="T4">or </text:span><text:span text:style-name="T6">silence</text:span><text:span text:style-name="T4">) and overpowering odors (such as </text:span><text:span text:style-name="T6">stinking cloud </text:span><text:span text:style-name="T4">or incense-heavy air). Negating a grimlock’s sense of smell or hearing reduces this ability to normal Blind-Fight (as the feat). If both these senses are negated, a grimlock is effectively blinded. </text:span></text:p>
      <text:p text:style-name="P8"><text:span text:style-name="T3">Immunities: </text:span><text:span text:style-name="T4">Grimlocks are immune to gaze attacks, visual effects, illusions, and other attack forms that rely on sight.</text:span></text:p>
      <text:p text:style-name="P8"><text:span text:style-name="T3">Skills:</text:span><text:span text:style-name="T4"> *A grimlock’s dull gray skin helps it hide in its native terrain, conferring a +10 racial bonus on Hide checks when in mountains or underground.</text:span></text:p>
      <text:p text:style-name="P8"><text:span text:style-name="T1">GRIMLOCKS AS CHARACTERS</text:span></text:p>
      <text:p text:style-name="P4"><text:span text:style-name="T13">Grimlock characters possess the following racial traits.</text:span></text:p>
      <text:p text:style-name="P8"><text:span text:style-name="T4">— +4 Strength, +2 Dexterity, +2 Constitution, –2 Wisdom, –4 Charisma.</text:span></text:p>
      <text:p text:style-name="P8"><text:span text:style-name="T4">—Medium size.</text:span></text:p>
      <text:p text:style-name="P8"><text:span text:style-name="T4">—A grimlock’s base land speed is 30 feet.</text:span></text:p>
      <text:p text:style-name="P8"><text:span text:style-name="T4">—Racial Hit Dice: A grimlock begins with two levels of monstrous humanoid, which provide 2d8 Hit Dice, a base attack bonus of +2, and base saving throw bonuses of Fort +0, Ref +3, and Will +3.</text:span></text:p>
      <text:p text:style-name="P8"><text:span text:style-name="T4">—Racial Skills: A grimlock’s monstrous humanoid levels give it skill points equal to 5 x (2 + Int modifier, minimum 1). Its class skills are Climb, Hide, Listen, and Spot. Grimlocks gain a +10 racial bonus on Hide checks in mountain or underground settings.</text:span></text:p>
      <text:p text:style-name="P8"><text:span text:style-name="T4">—Racial Feats: A grimlock’s monstrous humanoid levels give it one feat.</text:span></text:p>
      <text:p text:style-name="P8"><text:span text:style-name="T4">—Weapon Proficiency: A grimlock is automatically proficient with the battleaxe.</text:span></text:p>
      <text:p text:style-name="P8"><text:span text:style-name="T4">— +4 natural armor bonus.</text:span></text:p>
      <text:p text:style-name="P8"><text:span text:style-name="T4">—Special Qualities (see above): Blindsight 40 ft., immunities, scent.</text:span></text:p>
      <text:p text:style-name="P8"><text:span text:style-name="T4">—Automatic Languages: Common, Grimlock. Bonus Languages: Draconic, Dwarven, Gnome, Terran, Undercommon.</text:span></text:p>
      <text:p text:style-name="P8"><text:span text:style-name="T4">—Favored Class: Barbarian.</text:span></text:p>
      <text:p text:style-name="P8"><text:span text:style-name="T4">—Level adjustment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1"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start" style:justify-single-word="false" fo:orphans="2" fo:widows="2" fo:keep-with-next="always" style:vertical-align="auto"/>
      <style:text-properties fo:font-size="10.5pt" fo:language="en" fo:country="US" fo:font-weight="bold" style:font-size-asian="10.5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2" fo:widows="2" fo:keep-with-next="always" style:vertical-align="auto"/>
      <style:text-properties fo:font-size="18.5pt" fo:language="en" fo:country="US" style:font-size-asian="18.5pt" style:language-asian="en" style:country-asian="US"/>
    </style:style>
    <style:style style:name="Heading_20_3" style:display-name="Heading 3" style:family="paragraph" style:parent-style-name="Standard" style:default-outline-level="3" style:list-style-name="" style:class="text">
      <style:paragraph-properties fo:text-align="start" style:justify-single-word="false" fo:orphans="2" fo:widows="2" fo:keep-with-next="always" style:vertical-align="auto"/>
      <style:text-properties fo:font-size="8.5pt" fo:language="en" fo:country="US" fo:font-style="italic" style:font-size-asian="8.5pt" style:language-asian="en" style:country-asian="US" style:font-style-asian="italic"/>
    </style:style>
    <style:style style:name="Heading_20_4" style:display-name="Heading 4" style:family="paragraph" style:parent-style-name="Standard" style:default-outline-level="4" style:list-style-name="" style:class="text">
      <style:paragraph-properties fo:text-align="start" style:justify-single-word="false" fo:orphans="2" fo:widows="2" fo:keep-with-next="always" style:vertical-align="auto"/>
      <style:text-properties fo:font-size="9.5pt" fo:language="en" fo:country="US" fo:font-weight="bold" style:font-size-asian="9.5pt" style:language-asian="en" style:country-asian="US" style:font-weight-asian="bold"/>
    </style:style>
    <style:style style:name="Heading_20_5" style:display-name="Heading 5" style:family="paragraph" style:parent-style-name="Standard" style:default-outline-level="5" style:list-style-name="" style:class="text">
      <style:paragraph-properties fo:text-align="start" style:justify-single-word="false" fo:orphans="2" fo:widows="2" fo:keep-with-next="always" style:vertical-align="auto"/>
      <style:text-properties fo:font-size="9pt" fo:language="en" fo:country="US" fo:font-weight="bold" style:font-size-asian="9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2" fo:widows="2" fo:keep-with-next="always" style:vertical-align="auto"/>
      <style:text-properties fo:font-size="8pt" fo:language="en" fo:country="US" fo:font-weight="bold" style:font-size-asian="8pt" style:language-asian="en" style:country-asian="US" style:font-weight-asian="bold"/>
    </style:style>
    <style:style style:name="Heading_20_7" style:display-name="Heading 7" style:family="paragraph" style:parent-style-name="Standard" style:default-outline-level="7" style:list-style-name="" style:class="text">
      <style:paragraph-properties fo:text-align="start" style:justify-single-word="false" fo:orphans="0" fo:widows="0" fo:keep-with-next="always" style:vertical-align="auto"/>
      <style:text-properties fo:color="#000000" fo:font-size="10.5pt" fo:language="en" fo:country="US" fo:font-weight="bold" style:font-size-asian="10.5pt" style:language-asian="en" style:country-asian="US" style:font-weight-asian="bold"/>
    </style:style>
    <style:style style:name="Heading_20_8" style:display-name="Heading 8" style:family="paragraph" style:parent-style-name="Standard" style:default-outline-level="8" style:list-style-name="" style:class="text">
      <style:paragraph-properties fo:text-align="start" style:justify-single-word="false" fo:orphans="0" fo:widows="0" fo:keep-with-next="always" style:vertical-align="auto"/>
      <style:text-properties fo:color="#000000"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text-align="center" style:justify-single-word="false" fo:orphans="0" fo:widows="0" fo:keep-with-next="always" style:vertical-align="auto"/>
      <style:text-properties fo:color="#000000" fo:font-size="8pt" fo:language="en" fo:country="US" fo:font-weight="bold" style:font-size-asian="8pt" style:language-asian="en" style:country-asian="US" style:font-weight-asian="bold"/>
    </style:style>
    <style:style style:name="Normal_20__28_Web_29_" style:display-name="Normal (Web)" style:family="paragraph" style:parent-style-name="Standard" style:default-outline-level="">
      <style:paragraph-properties fo:margin-top="0.0693in" fo:margin-bottom="0.0693in" loext:contextual-spacing="false" fo:text-align="start" style:justify-single-word="false" fo:orphans="2" fo:widows="2" style:vertical-align="auto"/>
      <style:text-properties style:font-name="Arial Unicode MS" fo:font-family="'Arial Unicode MS'" style:font-family-generic="roman" style:font-pitch="variable" fo:font-size="12pt" fo:language="en" fo:country="US" style:font-name-asian="Arial Unicode MS1" style:font-family-asian="'Arial Unicode MS'" style:font-family-generic-asian="system" style:font-pitch-asian="variable" style:font-size-asian="12pt" style:language-asian="en" style:country-asian="US" style:font-name-complex="Arial Unicode MS1" style:font-family-complex="'Arial Unicode MS'" style:font-family-generic-complex="system" style:font-pitch-complex="variable"/>
    </style:style>
    <style:style style:name="HTML_20_Top_20_of_20_Form" style:display-name="HTML Top of Form" style:family="paragraph" style:parent-style-name="Standard" style:default-outline-level="">
      <style:paragraph-properties fo:text-align="center" style:justify-single-word="false" fo:orphans="2" fo:widows="2" fo:padding-left="0in" fo:padding-right="0in" fo:padding-top="0in" fo:padding-bottom="0.0138in" fo:border-left="none" fo:border-right="none" fo:border-top="none" fo:border-bottom="0.74pt solid #000000"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HTML_20_Bottom_20_of_20_Form" style:display-name="HTML Bottom of Form" style:family="paragraph" style:parent-style-name="Standard" style:default-outline-level="">
      <style:paragraph-properties fo:text-align="center" style:justify-single-word="false" fo:orphans="2" fo:widows="2" fo:padding-left="0in" fo:padding-right="0in" fo:padding-top="0.0138in" fo:padding-bottom="0in" fo:border-left="none" fo:border-right="none" fo:border-top="0.74pt solid #000000" fo:border-bottom="none" style:vertical-align="auto"/>
      <style:text-properties style:font-name="Arial" fo:font-family="Arial" style:font-family-generic="roman" style:font-pitch="variable" fo:font-size="8pt" fo:language="en" fo:country="US" style:font-name-asian="Arial Unicode MS1" style:font-family-asian="'Arial Unicode MS'" style:font-family-generic-asian="system" style:font-pitch-asian="variable" style:font-size-asian="8pt" style:language-asian="en" style:country-asian="US" style:font-name-complex="Arial1" style:font-family-complex="Arial" style:font-family-generic-complex="system" style:font-pitch-complex="variable" text:display="none"/>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9.5pt" fo:language="en" fo:country="US" style:font-size-asian="9.5pt" style:language-asian="en" style:country-asian="US"/>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ARGOYLE</dc:title>
    <meta:initial-creator>AKSmith</meta:initial-creator>
    <meta:creation-date>2003-07-01T11:06:00</meta:creation-date>
    <dc:date>2004-04-09T10:42:00</dc:date>
    <meta:editing-cycles>14</meta:editing-cycles>
    <meta:editing-duration>PT24S</meta:editing-duration>
    <meta:document-statistic meta:table-count="26" meta:image-count="0" meta:object-count="0" meta:page-count="43" meta:paragraph-count="1748" meta:word-count="16998" meta:character-count="99811" meta:non-whitespace-character-count="84614"/>
    <meta:generator>LibreOffice/6.1.5.2$Linux_X86_64 LibreOffice_project/10$Build-2</meta:generator>
    <meta:user-defined meta:name="Company">Wizards of the Coast</meta:user-defined>
    <meta:user-defined meta:name="Operator">asmith</meta:user-defined>
  </office:meta>
</office:document-meta>
</file>